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Sans Serif" svg:font-family="'MS Sans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57.49pt"/>
    </style:style>
    <style:style style:name="co2" style:family="table-column">
      <style:table-column-properties fo:break-before="auto" style:column-width="253.45pt"/>
    </style:style>
    <style:style style:name="co3" style:family="table-column">
      <style:table-column-properties fo:break-before="auto" style:column-width="264.25pt"/>
    </style:style>
    <style:style style:name="co4" style:family="table-column">
      <style:table-column-properties fo:break-before="auto" style:column-width="227.1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633.66pt"/>
    </style:style>
    <style:style style:name="co7" style:family="table-column">
      <style:table-column-properties fo:break-before="auto" style:column-width="13.35pt"/>
    </style:style>
    <style:style style:name="co8" style:family="table-column">
      <style:table-column-properties fo:break-before="auto" style:column-width="632.1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14.66pt" fo:break-before="auto" style:use-optimal-row-height="true"/>
    </style:style>
    <style:style style:name="ta1" style:family="table" style:master-page-name="PageStyle_5f_CITA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padding="2.01pt"/>
    </style:style>
  </office:automatic-styles>
  <office:body>
    <office:spreadsheet>
      <table:calculation-settings table:case-sensitive="false" table:use-regular-expressions="false"/>
      <table:table table:name="CITA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CITA1</text:p>
          </table:table-cell>
          <table:table-cell table:style-name="ce1" office:value-type="string" calcext:value-type="string">
            <text:p>CITA2</text:p>
          </table:table-cell>
          <table:table-cell table:style-name="ce1" office:value-type="string" calcext:value-type="string">
            <text:p>CITA3</text:p>
          </table:table-cell>
          <table:table-cell table:style-name="ce1" office:value-type="string" calcext:value-type="string">
            <text:p>RESPON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a excelencia es una aspiración humana,</text:p>
          </table:table-cell>
          <table:table-cell table:style-name="ce1" office:value-type="string" calcext:value-type="string">
            <text:p>la perfección es asunto de Dios.</text:p>
          </table:table-cell>
          <table:table-cell/>
          <table:table-cell table:style-name="ce1" office:value-type="string" calcext:value-type="string">
            <text:p>SUP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l dinero no da la felicidad,</text:p>
          </table:table-cell>
          <table:table-cell table:style-name="ce1" office:value-type="string" calcext:value-type="string">
            <text:p>pero si calma los nervios.</text:p>
          </table:table-cell>
          <table:table-cell/>
          <table:table-cell table:style-name="ce1" office:value-type="string" calcext:value-type="string">
            <text:p>SUP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n buen padre lo es por su corazón y</text:p>
          </table:table-cell>
          <table:table-cell table:style-name="ce1" office:value-type="string" calcext:value-type="string">
            <text:p>sus entrañas, no por su cerebro.</text:p>
          </table:table-cell>
          <table:table-cell/>
          <table:table-cell table:style-name="ce1" office:value-type="string" calcext:value-type="string">
            <text:p>SUP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a felicidad se obtiene dando felicidad.</text:p>
          </table:table-cell>
          <table:table-cell table:number-columns-repeated="2"/>
          <table:table-cell table:style-name="ce1" office:value-type="string" calcext:value-type="string">
            <text:p>SUP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l dinero no es bueno ni malo,</text:p>
          </table:table-cell>
          <table:table-cell table:style-name="ce1" office:value-type="string" calcext:value-type="string">
            <text:p>su valor depende de quién lo gana</text:p>
          </table:table-cell>
          <table:table-cell table:style-name="ce1" office:value-type="string" calcext:value-type="string">
            <text:p>y quien lo gasta.</text:p>
          </table:table-cell>
          <table:table-cell table:style-name="ce1" office:value-type="string" calcext:value-type="string">
            <text:p>SUP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a ambición sin conocimientos, es</text:p>
          </table:table-cell>
          <table:table-cell table:style-name="ce1" office:value-type="string" calcext:value-type="string">
            <text:p>como un barco fuera del agua.</text:p>
          </table:table-cell>
          <table:table-cell/>
          <table:table-cell table:style-name="ce1" office:value-type="string" calcext:value-type="string">
            <text:p>SUP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i dices la verdad, no tendrás que</text:p>
          </table:table-cell>
          <table:table-cell table:style-name="ce1" office:value-type="string" calcext:value-type="string">
            <text:p>acordarte de nada.</text:p>
          </table:table-cell>
          <table:table-cell/>
          <table:table-cell table:style-name="ce1" office:value-type="string" calcext:value-type="string">
            <text:p>SUP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l remordimiento es el primer paso</text:p>
          </table:table-cell>
          <table:table-cell table:style-name="ce1" office:value-type="string" calcext:value-type="string">
            <text:p>para cambiar de conducta.</text:p>
          </table:table-cell>
          <table:table-cell/>
          <table:table-cell table:style-name="ce1" office:value-type="string" calcext:value-type="string">
            <text:p>SUP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n cuanto uno tiene hijos,</text:p>
          </table:table-cell>
          <table:table-cell table:style-name="ce1" office:value-type="string" calcext:value-type="string">
            <text:p>perdonamos a nuestros padres.</text:p>
          </table:table-cell>
          <table:table-cell/>
          <table:table-cell table:style-name="ce1" office:value-type="string" calcext:value-type="string">
            <text:p>SUP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os hijos nos impiden lamentarnos del</text:p>
          </table:table-cell>
          <table:table-cell table:style-name="ce1" office:value-type="string" calcext:value-type="string">
            <text:p>pasado, porque son nuestros mejores</text:p>
          </table:table-cell>
          <table:table-cell table:style-name="ce1" office:value-type="string" calcext:value-type="string">
            <text:p>frutos.</text:p>
          </table:table-cell>
          <table:table-cell table:style-name="ce1" office:value-type="string" calcext:value-type="string">
            <text:p>SUP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n buen hogar se construye,</text:p>
          </table:table-cell>
          <table:table-cell table:style-name="ce1" office:value-type="string" calcext:value-type="string">
            <text:p>no se compra.</text:p>
          </table:table-cell>
          <table:table-cell/>
          <table:table-cell table:style-name="ce1" office:value-type="string" calcext:value-type="string">
            <text:p>SUP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os sueños son sumamente importantes,</text:p>
          </table:table-cell>
          <table:table-cell table:style-name="ce1" office:value-type="string" calcext:value-type="string">
            <text:p>nada se hace sin que antes se imagine.</text:p>
          </table:table-cell>
          <table:table-cell/>
          <table:table-cell table:style-name="ce1" office:value-type="string" calcext:value-type="string">
            <text:p>SUP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os más grandes no vencen a los más</text:p>
          </table:table-cell>
          <table:table-cell table:style-name="ce1" office:value-type="string" calcext:value-type="string">
            <text:p>pequeños, pero los mas veloces si</text:p>
          </table:table-cell>
          <table:table-cell table:style-name="ce1" office:value-type="string" calcext:value-type="string">
            <text:p>vencen a los más lentos .</text:p>
          </table:table-cell>
          <table:table-cell table:style-name="ce1" office:value-type="string" calcext:value-type="string">
            <text:p>SUP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a verdad tiene que caer en suelo fértil</text:p>
          </table:table-cell>
          <table:table-cell table:number-columns-repeated="2"/>
          <table:table-cell table:style-name="ce1" office:value-type="string" calcext:value-type="string">
            <text:p>SUP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ada uno de nosotros debemos descubrir</text:p>
          </table:table-cell>
          <table:table-cell table:style-name="ce1" office:value-type="string" calcext:value-type="string">
            <text:p>nuestro propio camino, y jamás seremos</text:p>
          </table:table-cell>
          <table:table-cell table:style-name="ce1" office:value-type="string" calcext:value-type="string">
            <text:p>felices si seguimos el de otro.</text:p>
          </table:table-cell>
          <table:table-cell table:style-name="ce1" office:value-type="string" calcext:value-type="string">
            <text:p>SUP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o nos preocupemos de que nuestros hijos</text:p>
          </table:table-cell>
          <table:table-cell table:style-name="ce1" office:value-type="string" calcext:value-type="string">
            <text:p>no nos escuchen, preocupémonos porque</text:p>
          </table:table-cell>
          <table:table-cell table:style-name="ce1" office:value-type="string" calcext:value-type="string">
            <text:p>siempre nos están observando.</text:p>
          </table:table-cell>
          <table:table-cell table:style-name="ce1" office:value-type="string" calcext:value-type="string">
            <text:p>SUP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uchísimas personas sobreestiman lo que</text:p>
          </table:table-cell>
          <table:table-cell table:style-name="ce1" office:value-type="string" calcext:value-type="string">
            <text:p>no son y subestiman lo que son</text:p>
          </table:table-cell>
          <table:table-cell/>
          <table:table-cell table:style-name="ce1" office:value-type="string" calcext:value-type="string">
            <text:p>SUP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uando se nos despide, la naturaleza nos</text:p>
          </table:table-cell>
          <table:table-cell table:style-name="ce1" office:value-type="string" calcext:value-type="string">
            <text:p>está diciendo que no teníamos el empleo</text:p>
          </table:table-cell>
          <table:table-cell table:style-name="ce1" office:value-type="string" calcext:value-type="string">
            <text:p>que en verdad deseábamos.</text:p>
          </table:table-cell>
          <table:table-cell table:style-name="ce1" office:value-type="string" calcext:value-type="string">
            <text:p>SUP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l dinero es algo muy singular:</text:p>
          </table:table-cell>
          <table:table-cell table:style-name="ce1" office:value-type="string" calcext:value-type="string">
            <text:p>Le dá al ser humano tanta alegría como</text:p>
          </table:table-cell>
          <table:table-cell table:style-name="ce1" office:value-type="string" calcext:value-type="string">
            <text:p>el amor y tanta angustia como la muerte.</text:p>
          </table:table-cell>
          <table:table-cell table:style-name="ce1" office:value-type="string" calcext:value-type="string">
            <text:p>SUP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uando no se tiene dinero siempre se</text:p>
          </table:table-cell>
          <table:table-cell table:style-name="ce1" office:value-type="string" calcext:value-type="string">
            <text:p>piensa en él. Cuando se tiene dinero</text:p>
          </table:table-cell>
          <table:table-cell table:style-name="ce1" office:value-type="string" calcext:value-type="string">
            <text:p>sólo se piensa en él.</text:p>
          </table:table-cell>
          <table:table-cell table:style-name="ce1" office:value-type="string" calcext:value-type="string">
            <text:p>SUP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os errores son justificables si se</text:p>
          </table:table-cell>
          <table:table-cell table:style-name="ce1" office:value-type="string" calcext:value-type="string">
            <text:p>cometen buscando la felicidad</text:p>
          </table:table-cell>
          <table:table-cell/>
          <table:table-cell table:style-name="ce1" office:value-type="string" calcext:value-type="string">
            <text:p>SUP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oporta el dolor de hoy. No lo acumules</text:p>
          </table:table-cell>
          <table:table-cell table:style-name="ce1" office:value-type="string" calcext:value-type="string">
            <text:p>al de ayer, ni quieras cargar ya con el</text:p>
          </table:table-cell>
          <table:table-cell table:style-name="ce1" office:value-type="string" calcext:value-type="string">
            <text:p>de mañana.</text:p>
          </table:table-cell>
          <table:table-cell table:style-name="ce1" office:value-type="string" calcext:value-type="string">
            <text:p>SUP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isfruta el presente.</text:p>
          </table:table-cell>
          <table:table-cell table:style-name="ce1" office:value-type="string" calcext:value-type="string">
            <text:p>Aprende del pasado.</text:p>
          </table:table-cell>
          <table:table-cell table:style-name="ce1" office:value-type="string" calcext:value-type="string">
            <text:p>Sueña con el futuro.</text:p>
          </table:table-cell>
          <table:table-cell table:style-name="ce1" office:value-type="string" calcext:value-type="string">
            <text:p>SUP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lgunos no tienen de su riqueza, más</text:p>
          </table:table-cell>
          <table:table-cell table:style-name="ce1" office:value-type="string" calcext:value-type="string">
            <text:p>que el miedo a perderla.</text:p>
          </table:table-cell>
          <table:table-cell/>
          <table:table-cell table:style-name="ce1" office:value-type="string" calcext:value-type="string">
            <text:p>SUP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oy es el día más bello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quivocarse, es la cosa más fácil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l miedo, es el obstáculo más grande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bandonarse, es el error mayor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l egoísmo, es la raíz de todos los</text:p>
          </table:table-cell>
          <table:table-cell table:style-name="ce1" office:value-type="string" calcext:value-type="string">
            <text:p>males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 trabajo, es la distracción más bella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os niños, son los mejores profesores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municarse, es la primera necesidad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er útil a los demás, es lo que más hace</text:p>
          </table:table-cell>
          <table:table-cell table:style-name="ce1" office:value-type="string" calcext:value-type="string">
            <text:p>feliz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 muerte, es el misterio más grande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l mal humor, es el peor defecto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 mentirosa, es la persona más</text:p>
          </table:table-cell>
          <table:table-cell table:style-name="ce1" office:value-type="string" calcext:value-type="string">
            <text:p>peligrosa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 rencor, es el sentimiento más ruín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l perdón, es el regalo más bello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l hogar, es lo más imprescindible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l camino correcto, es la ruta más</text:p>
          </table:table-cell>
          <table:table-cell table:style-name="ce1" office:value-type="string" calcext:value-type="string">
            <text:p>rápida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 paz interior, es la sensación más</text:p>
          </table:table-cell>
          <table:table-cell table:style-name="ce1" office:value-type="string" calcext:value-type="string">
            <text:p>grata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 sonrisa, es el resguardo más eficaz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l optimismo, es el mejor remedio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l deber cumplido, es la mayor</text:p>
          </table:table-cell>
          <table:table-cell table:style-name="ce1" office:value-type="string" calcext:value-type="string">
            <text:p>satisfacción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 Fé, es la fuerza más potente del</text:p>
          </table:table-cell>
          <table:table-cell table:style-name="ce1" office:value-type="string" calcext:value-type="string">
            <text:p>mundo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s padres, son las personas más</text:p>
          </table:table-cell>
          <table:table-cell table:style-name="ce1" office:value-type="string" calcext:value-type="string">
            <text:p>necesarias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 amor, es la cosa más bella de todas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o hay viento favorable para el que no</text:p>
          </table:table-cell>
          <table:table-cell table:style-name="ce1" office:value-type="string" calcext:value-type="string">
            <text:p>sabe a donde ir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y que ser diferentes.</text:p>
          </table:table-cell>
          <table:table-cell table:style-name="ce1" office:value-type="string" calcext:value-type="string">
            <text:p>Si somos iguales, para que habrìan de</text:p>
          </table:table-cell>
          <table:table-cell table:style-name="ce1" office:value-type="string" calcext:value-type="string">
            <text:p>necesitarnos.</text:p>
          </table:table-cell>
          <table:table-cell table:style-name="ce1" office:value-type="string" calcext:value-type="string">
            <text:p>YLB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i supiéramos comprender,</text:p>
          </table:table-cell>
          <table:table-cell table:style-name="ce1" office:value-type="string" calcext:value-type="string">
            <text:p>no haría falta perdona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 hombre se complace en enumerar sus</text:p>
          </table:table-cell>
          <table:table-cell table:style-name="ce1" office:value-type="string" calcext:value-type="string">
            <text:p>pesares, pero no enumera sus alegrías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n ser original es difícil de encontrar</text:p>
          </table:table-cell>
          <table:table-cell table:style-name="ce1" office:value-type="string" calcext:value-type="string">
            <text:p>pero fácil de reconocer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 bueno de los ególatras,</text:p>
          </table:table-cell>
          <table:table-cell table:style-name="ce1" office:value-type="string" calcext:value-type="string">
            <text:p>es que no hablan de los demás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sigue un empleo que te guste y no</text:p>
          </table:table-cell>
          <table:table-cell table:style-name="ce1" office:value-type="string" calcext:value-type="string">
            <text:p>tendrás que trabajar ni un día de tu</text:p>
          </table:table-cell>
          <table:table-cell table:style-name="ce1" office:value-type="string" calcext:value-type="string">
            <text:p>vid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na verdad a medias es una mentira</text:p>
          </table:table-cell>
          <table:table-cell table:style-name="ce1" office:value-type="string" calcext:value-type="string">
            <text:p>complet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 mejor regalo que podemos darle a otra</text:p>
          </table:table-cell>
          <table:table-cell table:style-name="ce1" office:value-type="string" calcext:value-type="string">
            <text:p>persona, es nuestra atención íntegra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ando se te presente una ventana de</text:p>
          </table:table-cell>
          <table:table-cell table:style-name="ce1" office:value-type="string" calcext:value-type="string">
            <text:p>oportunidad, no bajes las cortinillas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na cosa es aprender del pasado, y otra,</text:p>
          </table:table-cell>
          <table:table-cell table:style-name="ce1" office:value-type="string" calcext:value-type="string">
            <text:p>revolcarse en él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 diferencia entre una mano que ayuda y</text:p>
          </table:table-cell>
          <table:table-cell table:style-name="ce1" office:value-type="string" calcext:value-type="string">
            <text:p>una mano que pide, es un movimiento de</text:p>
          </table:table-cell>
          <table:table-cell table:style-name="ce1" office:value-type="string" calcext:value-type="string">
            <text:p>muñeca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n gran hombre es el que no pierde su</text:p>
          </table:table-cell>
          <table:table-cell table:style-name="ce1" office:value-type="string" calcext:value-type="string">
            <text:p>corazón de niño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s cosas grandes no son por fuerza,</text:p>
          </table:table-cell>
          <table:table-cell table:style-name="ce1" office:value-type="string" calcext:value-type="string">
            <text:p>mejores que las pequeñas...Los girasoles</text:p>
          </table:table-cell>
          <table:table-cell table:style-name="ce1" office:value-type="string" calcext:value-type="string">
            <text:p>no son mejores que las violetas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 hombre es una criatura de esperanza y</text:p>
          </table:table-cell>
          <table:table-cell table:style-name="ce1" office:value-type="string" calcext:value-type="string">
            <text:p>de inventiva, lo que desmiente la idea</text:p>
          </table:table-cell>
          <table:table-cell table:style-name="ce1" office:value-type="string" calcext:value-type="string">
            <text:p>de que no es posible cambiar las cosas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ensar a solas es pensar a medias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l matrimonio es algo así, como armar un</text:p>
          </table:table-cell>
          <table:table-cell table:style-name="ce1" office:value-type="string" calcext:value-type="string">
            <text:p>edificio de juguete sin instructivo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 que no puede sobrellevar lo malo, no</text:p>
          </table:table-cell>
          <table:table-cell table:style-name="ce1" office:value-type="string" calcext:value-type="string">
            <text:p>vive para ver lo bueno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r amable es más importante que ser</text:p>
          </table:table-cell>
          <table:table-cell table:style-name="ce1" office:value-type="string" calcext:value-type="string">
            <text:p>sabio, y entender que esto es el</text:p>
          </table:table-cell>
          <table:table-cell table:style-name="ce1" office:value-type="string" calcext:value-type="string">
            <text:p>principio de la sabiduría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o más grande que un hombre puede hacer</text:p>
          </table:table-cell>
          <table:table-cell table:style-name="ce1" office:value-type="string" calcext:value-type="string">
            <text:p>por sus hijos, es amar a la madre de sus</text:p>
          </table:table-cell>
          <table:table-cell table:style-name="ce1" office:value-type="string" calcext:value-type="string">
            <text:p>hijos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i no tienes sentido del humor, estás a</text:p>
          </table:table-cell>
          <table:table-cell table:style-name="ce1" office:value-type="string" calcext:value-type="string">
            <text:p>merced de los demás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 elegancia de la honestidad no</text:p>
          </table:table-cell>
          <table:table-cell table:style-name="ce1" office:value-type="string" calcext:value-type="string">
            <text:p>necesita adornos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empre me he inclinado a pensar bien de</text:p>
          </table:table-cell>
          <table:table-cell table:style-name="ce1" office:value-type="string" calcext:value-type="string">
            <text:p>todo el mundo; evita muchos problemas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s bibliotecas son templos del aprendi-</text:p>
          </table:table-cell>
          <table:table-cell table:style-name="ce1" office:value-type="string" calcext:value-type="string">
            <text:p>zaje,ha liberado a mas seres humanos que</text:p>
          </table:table-cell>
          <table:table-cell table:style-name="ce1" office:value-type="string" calcext:value-type="string">
            <text:p>todas las guerras de la historia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i un hombre posee alguna grandeza, esta</text:p>
          </table:table-cell>
          <table:table-cell table:style-name="ce1" office:value-type="string" calcext:value-type="string">
            <text:p>sale a la luz en el libro de su trabajo</text:p>
          </table:table-cell>
          <table:table-cell table:style-name="ce1" office:value-type="string" calcext:value-type="string">
            <text:p>cotidiano, no por lucimiento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s palabras son la pluma del corazón;</text:p>
          </table:table-cell>
          <table:table-cell table:style-name="ce1" office:value-type="string" calcext:value-type="string">
            <text:p>la música, la pluma del alma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no de los secretos de una vida feliz</text:p>
          </table:table-cell>
          <table:table-cell table:style-name="ce1" office:value-type="string" calcext:value-type="string">
            <text:p>está en darse constantemente pequeños</text:p>
          </table:table-cell>
          <table:table-cell table:style-name="ce1" office:value-type="string" calcext:value-type="string">
            <text:p>gustos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 ha alcanzado la excelencia como líder</text:p>
          </table:table-cell>
          <table:table-cell table:style-name="ce1" office:value-type="string" calcext:value-type="string">
            <text:p>cuando la gente lo sigue a uno a todas</text:p>
          </table:table-cell>
          <table:table-cell table:style-name="ce1" office:value-type="string" calcext:value-type="string">
            <text:p>partes, aunque sólo sea por curiosidad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 honestidad, por más que se practique,</text:p>
          </table:table-cell>
          <table:table-cell table:style-name="ce1" office:value-type="string" calcext:value-type="string">
            <text:p>no se gasta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uestra alma está escrita en nuestros</text:p>
          </table:table-cell>
          <table:table-cell table:style-name="ce1" office:value-type="string" calcext:value-type="string">
            <text:p>ojos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ra que el sueño, la riqueza y la salud</text:p>
          </table:table-cell>
          <table:table-cell table:style-name="ce1" office:value-type="string" calcext:value-type="string">
            <text:p>se disfruten de verdad, es necesario</text:p>
          </table:table-cell>
          <table:table-cell table:style-name="ce1" office:value-type="string" calcext:value-type="string">
            <text:p>interrumpirlos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ás vale que nos conozcan seis personas</text:p>
          </table:table-cell>
          <table:table-cell table:style-name="ce1" office:value-type="string" calcext:value-type="string">
            <text:p>por algo de lo que estamos orgullosos,</text:p>
          </table:table-cell>
          <table:table-cell table:style-name="ce1" office:value-type="string" calcext:value-type="string">
            <text:p>que 60 millones por algo que no estamos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uele ser más fácil recuperarse de un</text:p>
          </table:table-cell>
          <table:table-cell table:style-name="ce1" office:value-type="string" calcext:value-type="string">
            <text:p>fracaso, que formarse a partir del éxit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ingún pesimista penetró jamás los</text:p>
          </table:table-cell>
          <table:table-cell table:style-name="ce1" office:value-type="string" calcext:value-type="string">
            <text:p>secretos de las estrellas, ni abrió un</text:p>
          </table:table-cell>
          <table:table-cell table:style-name="ce1" office:value-type="string" calcext:value-type="string">
            <text:p>nuevo cielo al espíritu humano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 extraño sería el mundo si todos</text:p>
          </table:table-cell>
          <table:table-cell table:style-name="ce1" office:value-type="string" calcext:value-type="string">
            <text:p>tuviéramos el mismo sentido del humor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s buenos modales, son algo así como</text:p>
          </table:table-cell>
          <table:table-cell table:style-name="ce1" office:value-type="string" calcext:value-type="string">
            <text:p>las leyes de tránsito de la sociedad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o hay poder en la Tierra capaz de</text:p>
          </table:table-cell>
          <table:table-cell table:style-name="ce1" office:value-type="string" calcext:value-type="string">
            <text:p>neutralizar la influencia de una vida</text:p>
          </table:table-cell>
          <table:table-cell table:style-name="ce1" office:value-type="string" calcext:value-type="string">
            <text:p>noble, sencilla y útil..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r ambiguo y dejar todo para después,</text:p>
          </table:table-cell>
          <table:table-cell table:style-name="ce1" office:value-type="string" calcext:value-type="string">
            <text:p>son los recursos de los débiles de</text:p>
          </table:table-cell>
          <table:table-cell table:style-name="ce1" office:value-type="string" calcext:value-type="string">
            <text:p>espíritu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o maravilloso de aprender algo es que</text:p>
          </table:table-cell>
          <table:table-cell table:style-name="ce1" office:value-type="string" calcext:value-type="string">
            <text:p>nadie puede arrebatárnoslo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 uno es demasiado cuidadoso, estará</text:p>
          </table:table-cell>
          <table:table-cell table:style-name="ce1" office:value-type="string" calcext:value-type="string">
            <text:p>tan ocupado en serlo, que seguramente</text:p>
          </table:table-cell>
          <table:table-cell table:style-name="ce1" office:value-type="string" calcext:value-type="string">
            <text:p>tropesará con algo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 verdadero poder consiste en saber que</text:p>
          </table:table-cell>
          <table:table-cell table:style-name="ce1" office:value-type="string" calcext:value-type="string">
            <text:p>sí se puede, pero no se quiere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o hay mayor peso para un ser humano que</text:p>
          </table:table-cell>
          <table:table-cell table:style-name="ce1" office:value-type="string" calcext:value-type="string">
            <text:p>un gran potencial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n acto de justicia permite cerrar el</text:p>
          </table:table-cell>
          <table:table-cell table:style-name="ce1" office:value-type="string" calcext:value-type="string">
            <text:p>capítulo; un acto de venganza escribe un</text:p>
          </table:table-cell>
          <table:table-cell table:style-name="ce1" office:value-type="string" calcext:value-type="string">
            <text:p>capítulo nuevo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do cínico es, en el fondo un</text:p>
          </table:table-cell>
          <table:table-cell table:style-name="ce1" office:value-type="string" calcext:value-type="string">
            <text:p>sentimental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 historia es cuestión de supervivencia</text:p>
          </table:table-cell>
          <table:table-cell table:style-name="ce1" office:value-type="string" calcext:value-type="string">
            <text:p>Si no tuviéramos pasado, estaríamos des-</text:p>
          </table:table-cell>
          <table:table-cell table:style-name="ce1" office:value-type="string" calcext:value-type="string">
            <text:p>provistos de la impresión de nuestro se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n hombre de genio no se equivoca. Sus</text:p>
          </table:table-cell>
          <table:table-cell table:style-name="ce1" office:value-type="string" calcext:value-type="string">
            <text:p>errores son los umbrales del</text:p>
          </table:table-cell>
          <table:table-cell table:style-name="ce1" office:value-type="string" calcext:value-type="string">
            <text:p>descubriemiento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 ritmo al que una persona madura es</text:p>
          </table:table-cell>
          <table:table-cell table:style-name="ce1" office:value-type="string" calcext:value-type="string">
            <text:p>directamente proporcional al grado de</text:p>
          </table:table-cell>
          <table:table-cell table:style-name="ce1" office:value-type="string" calcext:value-type="string">
            <text:p>vergüenza que es capaz de tolera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al vez los libros sean la única magia</text:p>
          </table:table-cell>
          <table:table-cell table:style-name="ce1" office:value-type="string" calcext:value-type="string">
            <text:p>verdadera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 verdad que optamos por la risa en</text:p>
          </table:table-cell>
          <table:table-cell table:style-name="ce1" office:value-type="string" calcext:value-type="string">
            <text:p>casi todas la situaciones, con excepción</text:p>
          </table:table-cell>
          <table:table-cell table:style-name="ce1" office:value-type="string" calcext:value-type="string">
            <text:p>de una que otra visita al dentista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i tu éxito al mundo le parece bien;</text:p>
          </table:table-cell>
          <table:table-cell table:style-name="ce1" office:value-type="string" calcext:value-type="string">
            <text:p>pero no resulta como querías y no te</text:p>
          </table:table-cell>
          <table:table-cell table:style-name="ce1" office:value-type="string" calcext:value-type="string">
            <text:p>alegra el corazón, entonces no es éxito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 silencio es oro cuando no se nos</text:p>
          </table:table-cell>
          <table:table-cell table:style-name="ce1" office:value-type="string" calcext:value-type="string">
            <text:p>ocurre una buena respuesta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 falta de una buena máquina del tiempo,</text:p>
          </table:table-cell>
          <table:table-cell table:style-name="ce1" office:value-type="string" calcext:value-type="string">
            <text:p>la ficción sigue siendo el mejor</text:p>
          </table:table-cell>
          <table:table-cell table:style-name="ce1" office:value-type="string" calcext:value-type="string">
            <text:p>vehículo para transportar a otras época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 que construye puentes, puede</text:p>
          </table:table-cell>
          <table:table-cell table:style-name="ce1" office:value-type="string" calcext:value-type="string">
            <text:p>cruzarlos una y otra vez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 que cuenta no es la cantidad de horas</text:p>
          </table:table-cell>
          <table:table-cell table:style-name="ce1" office:value-type="string" calcext:value-type="string">
            <text:p>que dedicamos al trabajo, sino la canti-</text:p>
          </table:table-cell>
          <table:table-cell table:style-name="ce1" office:value-type="string" calcext:value-type="string">
            <text:p>dad de trabajo que realizamos por hor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¡NO PODEMOS TENERLO TODO!</text:p>
          </table:table-cell>
          <table:table-cell table:style-name="ce1" office:value-type="string" calcext:value-type="string">
            <text:p>¿Dónde lo guardaríamos?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 malo ser tonto y tonto ser malo.</text:p>
          </table:table-cell>
          <table:table-cell table:style-name="ce1" office:value-type="string" calcext:value-type="string">
            <text:p>Sólo es sabio el hombre que cultiva en</text:p>
          </table:table-cell>
          <table:table-cell table:style-name="ce1" office:value-type="string" calcext:value-type="string">
            <text:p>sus sentimientos la bondad para todos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bemos estar dispuestos a renunciar a</text:p>
          </table:table-cell>
          <table:table-cell table:style-name="ce1" office:value-type="string" calcext:value-type="string">
            <text:p>la vida que teníamos pensada, para poder</text:p>
          </table:table-cell>
          <table:table-cell table:style-name="ce1" office:value-type="string" calcext:value-type="string">
            <text:p>vivir la vida que el destino nos depar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 tiempo y las amigas son el mejor</text:p>
          </table:table-cell>
          <table:table-cell table:style-name="ce1" office:value-type="string" calcext:value-type="string">
            <text:p>remedio para un corazón herido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 suerte se da en el ambito de la</text:p>
          </table:table-cell>
          <table:table-cell table:style-name="ce1" office:value-type="string" calcext:value-type="string">
            <text:p>eficiencia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 que madruga...</text:p>
          </table:table-cell>
          <table:table-cell table:style-name="ce1" office:value-type="string" calcext:value-type="string">
            <text:p>encuentra todo cerrado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tras de todo hombre que triunfa...</text:p>
          </table:table-cell>
          <table:table-cell table:style-name="ce1" office:value-type="string" calcext:value-type="string">
            <text:p>hay una mujer sorprendida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ando un millonario pasa a mejor vida..</text:p>
          </table:table-cell>
          <table:table-cell table:style-name="ce1" office:value-type="string" calcext:value-type="string">
            <text:p>sus herederos tambien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 trabajo en equipo es esencial...</text:p>
          </table:table-cell>
          <table:table-cell table:style-name="ce1" office:value-type="string" calcext:value-type="string">
            <text:p>te permite echarle la culpa a otro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 que rie al ultimo...</text:p>
          </table:table-cell>
          <table:table-cell table:style-name="ce1" office:value-type="string" calcext:value-type="string">
            <text:p>no entendio el chiste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ballo regalado...</text:p>
          </table:table-cell>
          <table:table-cell table:style-name="ce1" office:value-type="string" calcext:value-type="string">
            <text:p>lo mas probable, que sea robado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 amor es ciego...</text:p>
          </table:table-cell>
          <table:table-cell table:style-name="ce1" office:value-type="string" calcext:value-type="string">
            <text:p>solo el matrimonio le devuelve la vista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 bueno reconocer nuestros errores,</text:p>
          </table:table-cell>
          <table:table-cell table:style-name="ce1" office:value-type="string" calcext:value-type="string">
            <text:p>pero es mejor pedir perdón y perdonar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 libertad de manifestar lo mejor de</text:p>
          </table:table-cell>
          <table:table-cell table:style-name="ce1" office:value-type="string" calcext:value-type="string">
            <text:p>uno no significa nada a menos que uno</text:p>
          </table:table-cell>
          <table:table-cell table:style-name="ce1" office:value-type="string" calcext:value-type="string">
            <text:p>tenga la disposicion de hacerlo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o todas las sustancias quimicas son</text:p>
          </table:table-cell>
          <table:table-cell table:style-name="ce1" office:value-type="string" calcext:value-type="string">
            <text:p>malas. Sin hidrogeno ni oxigeno, no</text:p>
          </table:table-cell>
          <table:table-cell table:style-name="ce1" office:value-type="string" calcext:value-type="string">
            <text:p>habria agua, necesaria para la cerveza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i uno no sabe historia, no sabe nada:</text:p>
          </table:table-cell>
          <table:table-cell table:style-name="ce1" office:value-type="string" calcext:value-type="string">
            <text:p>es como ser una hoja y no saber que</text:p>
          </table:table-cell>
          <table:table-cell table:style-name="ce1" office:value-type="string" calcext:value-type="string">
            <text:p>forma parte del arbol..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r hombre es hacer las cosas; no buscar</text:p>
          </table:table-cell>
          <table:table-cell table:style-name="ce1" office:value-type="string" calcext:value-type="string">
            <text:p>pretextos para no hacerlas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 que uno cuenta de su pasado, le va</text:p>
          </table:table-cell>
          <table:table-cell table:style-name="ce1" office:value-type="string" calcext:value-type="string">
            <text:p>dando forma a su futuro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 Fe, si uno duda de nuestra mente,</text:p>
          </table:table-cell>
          <table:table-cell table:style-name="ce1" office:value-type="string" calcext:value-type="string">
            <text:p>a veces DIOS le habla al oido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ar niños es en parte una labor gozosa</text:p>
          </table:table-cell>
          <table:table-cell table:style-name="ce1" office:value-type="string" calcext:value-type="string">
            <text:p>y en parte una guerra de guerrillas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 verdadera comunicacion se da, cuando</text:p>
          </table:table-cell>
          <table:table-cell table:style-name="ce1" office:value-type="string" calcext:value-type="string">
            <text:p>las partes no tienen miedo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 oportunidad se deja alcanzar solo por</text:p>
          </table:table-cell>
          <table:table-cell table:style-name="ce1" office:value-type="string" calcext:value-type="string">
            <text:p>quienes la persiguen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 que mas gusta de las ciudades, es lo</text:p>
          </table:table-cell>
          <table:table-cell table:style-name="ce1" office:value-type="string" calcext:value-type="string">
            <text:p>hay fuera de ellas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y estudiantes que no aprenden a</text:p>
          </table:table-cell>
          <table:table-cell table:style-name="ce1" office:value-type="string" calcext:value-type="string">
            <text:p>distinguir lo que es mas importante sino</text:p>
          </table:table-cell>
          <table:table-cell table:style-name="ce1" office:value-type="string" calcext:value-type="string">
            <text:p>hasta mucho despues de dejar la escuela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os errores son inevitables. Lo que</text:p>
          </table:table-cell>
          <table:table-cell table:style-name="ce1" office:value-type="string" calcext:value-type="string">
            <text:p>cuenta es como responder a ellos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 unica manera de presentar siempre una</text:p>
          </table:table-cell>
          <table:table-cell table:style-name="ce1" office:value-type="string" calcext:value-type="string">
            <text:p>imagen positiva es siendo honesto todo</text:p>
          </table:table-cell>
          <table:table-cell table:style-name="ce1" office:value-type="string" calcext:value-type="string">
            <text:p>el tiempo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os grandes sucesos, dependen de</text:p>
          </table:table-cell>
          <table:table-cell table:style-name="ce1" office:value-type="string" calcext:value-type="string">
            <text:p>incidentes pequeños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 que uno descubre solo, fascina mas</text:p>
          </table:table-cell>
          <table:table-cell table:style-name="ce1" office:value-type="string" calcext:value-type="string">
            <text:p>que lo que se descubre a traves de otro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 risa y el llanto son expresiones que</text:p>
          </table:table-cell>
          <table:table-cell table:style-name="ce1" office:value-type="string" calcext:value-type="string">
            <text:p>cansan. Yo prefiero reir, porque despues</text:p>
          </table:table-cell>
          <table:table-cell table:style-name="ce1" office:value-type="string" calcext:value-type="string">
            <text:p>hay menos que limpiar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o que los sabios hacen al principio,</text:p>
          </table:table-cell>
          <table:table-cell table:style-name="ce1" office:value-type="string" calcext:value-type="string">
            <text:p>los necios lo hacen al final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 ventaja de decir la verdad consiste</text:p>
          </table:table-cell>
          <table:table-cell table:style-name="ce1" office:value-type="string" calcext:value-type="string">
            <text:p>en que es mucho mas probable sonar</text:p>
          </table:table-cell>
          <table:table-cell table:style-name="ce1" office:value-type="string" calcext:value-type="string">
            <text:p>convincente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o es lo mismo ser heroe, que ser</text:p>
          </table:table-cell>
          <table:table-cell table:style-name="ce1" office:value-type="string" calcext:value-type="string">
            <text:p>triunfador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s modales, con los demas, no son mas</text:p>
          </table:table-cell>
          <table:table-cell table:style-name="ce1" office:value-type="string" calcext:value-type="string">
            <text:p>que el trato formal que nos damos a</text:p>
          </table:table-cell>
          <table:table-cell table:style-name="ce1" office:value-type="string" calcext:value-type="string">
            <text:p>nosotros mismos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o es divertido vivir como un avaro,</text:p>
          </table:table-cell>
          <table:table-cell table:style-name="ce1" office:value-type="string" calcext:value-type="string">
            <text:p>pero tenerlo como antepasado, es</text:p>
          </table:table-cell>
          <table:table-cell table:style-name="ce1" office:value-type="string" calcext:value-type="string">
            <text:p>magnifico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olo el corazon puede cambiar al coraz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idero mi cuerpo como un instrumento</text:p>
          </table:table-cell>
          <table:table-cell table:style-name="ce1" office:value-type="string" calcext:value-type="string">
            <text:p>y no como un ornato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o hay grandeza, donde falta la</text:p>
          </table:table-cell>
          <table:table-cell table:style-name="ce1" office:value-type="string" calcext:value-type="string">
            <text:p>sencillez, la bondad y la verdad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petir es doloroso, pero da buenos</text:p>
          </table:table-cell>
          <table:table-cell table:style-name="ce1" office:value-type="string" calcext:value-type="string">
            <text:p>resultados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 ira nos empequeñece, mientras que el</text:p>
          </table:table-cell>
          <table:table-cell table:style-name="ce1" office:value-type="string" calcext:value-type="string">
            <text:p>perdon nos obliga a crecer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 que hecha a perder a los hijos no es</text:p>
          </table:table-cell>
          <table:table-cell table:style-name="ce1" office:value-type="string" calcext:value-type="string">
            <text:p>darles mas, sino darles mas, para evitar</text:p>
          </table:table-cell>
          <table:table-cell table:style-name="ce1" office:value-type="string" calcext:value-type="string">
            <text:p>berrinches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os unicos bienes intangibles son los</text:p>
          </table:table-cell>
          <table:table-cell table:style-name="ce1" office:value-type="string" calcext:value-type="string">
            <text:p>que acumulamos en el cerebro y corazon;</text:p>
          </table:table-cell>
          <table:table-cell table:style-name="ce1" office:value-type="string" calcext:value-type="string">
            <text:p>cuando ellos faltan nada los sustituye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ener un titulo universitario no indica</text:p>
          </table:table-cell>
          <table:table-cell table:style-name="ce1" office:value-type="string" calcext:value-type="string">
            <text:p>que ya terminamos, sino tan solo que se</text:p>
          </table:table-cell>
          <table:table-cell table:style-name="ce1" office:value-type="string" calcext:value-type="string">
            <text:p>esta preparado para la vida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I TIENES TRISTEZA, ¡ALEGRATE!</text:p>
          </table:table-cell>
          <table:table-cell table:style-name="ce1" office:value-type="string" calcext:value-type="string">
            <text:p>LA VIDA ES GOZ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 TIENES ENEMIGOS, ¡RECONCILIATE!</text:p>
          </table:table-cell>
          <table:table-cell table:style-name="ce1" office:value-type="string" calcext:value-type="string">
            <text:p>LA VIDA ES PAZ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 TIENES ENEMIGOS, ¡RECONCILIATE!</text:p>
          </table:table-cell>
          <table:table-cell table:style-name="ce1" office:value-type="string" calcext:value-type="string">
            <text:p>LA VIDA ES PAZ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 TIENES AMIGOS, ¡BUSCALOS!</text:p>
          </table:table-cell>
          <table:table-cell table:style-name="ce1" office:value-type="string" calcext:value-type="string">
            <text:p>LA VIDA ES ENCUENTR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 TIENES SOBERBIA, ¡SEPULTALA!</text:p>
          </table:table-cell>
          <table:table-cell table:style-name="ce1" office:value-type="string" calcext:value-type="string">
            <text:p>LA VIDA ES HUMILDA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 TIENES DEUDAS, ¡PAGALAS!</text:p>
          </table:table-cell>
          <table:table-cell table:style-name="ce1" office:value-type="string" calcext:value-type="string">
            <text:p>LA VIDA ES JUSTICI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 TIENES DEUDAS, ¡PAGALAS!</text:p>
          </table:table-cell>
          <table:table-cell table:style-name="ce1" office:value-type="string" calcext:value-type="string">
            <text:p>LA VIDA ES JUSTICI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 TIENES PECADOS, ¡ARREPIENTETE!</text:p>
          </table:table-cell>
          <table:table-cell table:style-name="ce1" office:value-type="string" calcext:value-type="string">
            <text:p>LA VIDA ES GRACI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 TIENES ERRORES, ¡CORRIGELOS!</text:p>
          </table:table-cell>
          <table:table-cell table:style-name="ce1" office:value-type="string" calcext:value-type="string">
            <text:p>LA VIDA ES VERDA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 TIENES ODIO, ¡ALVIDALO!</text:p>
          </table:table-cell>
          <table:table-cell table:style-name="ce1" office:value-type="string" calcext:value-type="string">
            <text:p>LA VIDA ES AMO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MA Y PERDONA Y SERAS FELIZ!!!</text:p>
          </table:table-cell>
          <table:table-cell table:style-name="ce1" office:value-type="string" calcext:value-type="string">
            <text:p>SAN AGUSTIN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POSITOS NO IDENTIFICADOS</text:p>
          </table:table-cell>
          <table:table-cell table:style-name="ce1" office:value-type="string" calcext:value-type="string">
            <text:p>3,399.2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 mas facil desintegrar un atomo</text:p>
          </table:table-cell>
          <table:table-cell table:style-name="ce1" office:value-type="string" calcext:value-type="string">
            <text:p>que un prejuicio.</text:p>
          </table:table-cell>
          <table:table-cell/>
          <table:table-cell table:style-name="ce1" office:value-type="string" calcext:value-type="string">
            <text:p>A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a felicidad es una recompensa</text:p>
          </table:table-cell>
          <table:table-cell table:style-name="ce1" office:value-type="string" calcext:value-type="string">
            <text:p>no un logro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 principal funcion del tiempo es</text:p>
          </table:table-cell>
          <table:table-cell table:style-name="ce1" office:value-type="string" calcext:value-type="string">
            <text:p>consumirse: arde sin dejar cenizas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chas personas ven lo que aparentas ser</text:p>
          </table:table-cell>
          <table:table-cell table:style-name="ce1" office:value-type="string" calcext:value-type="string">
            <text:p>Pero, pocas advierten lo que realmente</text:p>
          </table:table-cell>
          <table:table-cell table:style-name="ce1" office:value-type="string" calcext:value-type="string">
            <text:p>eres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 dinero puede comprar una casa,</text:p>
          </table:table-cell>
          <table:table-cell table:style-name="ce1" office:value-type="string" calcext:value-type="string">
            <text:p>pero no un hogar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 dinero puede comprar un reloj,</text:p>
          </table:table-cell>
          <table:table-cell table:style-name="ce1" office:value-type="string" calcext:value-type="string">
            <text:p>pero no el tiempo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 dinero puede comprar una cama,</text:p>
          </table:table-cell>
          <table:table-cell table:style-name="ce1" office:value-type="string" calcext:value-type="string">
            <text:p>pero no el sueño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 dinero puede comprar un libro,</text:p>
          </table:table-cell>
          <table:table-cell table:style-name="ce1" office:value-type="string" calcext:value-type="string">
            <text:p>pero no el conocimiento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 dinero puede pagar un medico,</text:p>
          </table:table-cell>
          <table:table-cell table:style-name="ce1" office:value-type="string" calcext:value-type="string">
            <text:p>pero no la salud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 dinero puede comprar una posición,</text:p>
          </table:table-cell>
          <table:table-cell table:style-name="ce1" office:value-type="string" calcext:value-type="string">
            <text:p>pero no el respeto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 dinero puede comprar sangre,</text:p>
          </table:table-cell>
          <table:table-cell table:style-name="ce1" office:value-type="string" calcext:value-type="string">
            <text:p>pero no la vida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 practica no nos vuelve perfectos ni</text:p>
          </table:table-cell>
          <table:table-cell table:style-name="ce1" office:value-type="string" calcext:value-type="string">
            <text:p>tiene por que; su finalidad es darnos</text:p>
          </table:table-cell>
          <table:table-cell table:style-name="ce1" office:value-type="string" calcext:value-type="string">
            <text:p>mas medios para enmendar los errores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¡Ojala que a todos nos antecediera una</text:p>
          </table:table-cell>
          <table:table-cell table:style-name="ce1" office:value-type="string" calcext:value-type="string">
            <text:p>historia de amor!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y dos clases de hombres; quienes hacen</text:p>
          </table:table-cell>
          <table:table-cell table:style-name="ce1" office:value-type="string" calcext:value-type="string">
            <text:p>la historia y quienes la padecen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 educacion es la vacuna contra la</text:p>
          </table:table-cell>
          <table:table-cell table:style-name="ce1" office:value-type="string" calcext:value-type="string">
            <text:p>violencia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 silencio oportuno es la mas</text:p>
          </table:table-cell>
          <table:table-cell table:style-name="ce1" office:value-type="string" calcext:value-type="string">
            <text:p>convincente de las expresiones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¡Que raro y maravilloso es ese fugaz</text:p>
          </table:table-cell>
          <table:table-cell table:style-name="ce1" office:value-type="string" calcext:value-type="string">
            <text:p>instante en el que nos damos cuenta de</text:p>
          </table:table-cell>
          <table:table-cell table:style-name="ce1" office:value-type="string" calcext:value-type="string">
            <text:p>que hemos descubierto a un amigo!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ay que tener aspiraciones elevadas,</text:p>
          </table:table-cell>
          <table:table-cell table:style-name="ce1" office:value-type="string" calcext:value-type="string">
            <text:p>expectativas moderadas y necesidades</text:p>
          </table:table-cell>
          <table:table-cell table:style-name="ce1" office:value-type="string" calcext:value-type="string">
            <text:p>pequeñas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ando la busqueda de la verdad, se</text:p>
          </table:table-cell>
          <table:table-cell table:style-name="ce1" office:value-type="string" calcext:value-type="string">
            <text:p>confunde con la promocion politica, el</text:p>
          </table:table-cell>
          <table:table-cell table:style-name="ce1" office:value-type="string" calcext:value-type="string">
            <text:p>anhelo de conocimiento se reduce a pode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 humildad se alcanza cuando se acepta</text:p>
          </table:table-cell>
          <table:table-cell table:style-name="ce1" office:value-type="string" calcext:value-type="string">
            <text:p>que los obstaculos que se tienen</text:p>
          </table:table-cell>
          <table:table-cell table:style-name="ce1" office:value-type="string" calcext:value-type="string">
            <text:p>enfrente no van a desaparecer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 disciplina sin libertad es tirania,</text:p>
          </table:table-cell>
          <table:table-cell table:style-name="ce1" office:value-type="string" calcext:value-type="string">
            <text:p>la libertad sin disciplina es caos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 la pista de baile, como en la vida,</text:p>
          </table:table-cell>
          <table:table-cell table:style-name="ce1" office:value-type="string" calcext:value-type="string">
            <text:p>uno es tan bueno como su pareja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 cooperacion no es ausencia de</text:p>
          </table:table-cell>
          <table:table-cell table:style-name="ce1" office:value-type="string" calcext:value-type="string">
            <text:p>conflictos, sino el medio para</text:p>
          </table:table-cell>
          <table:table-cell table:style-name="ce1" office:value-type="string" calcext:value-type="string">
            <text:p>resolverlos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mprar acciones es lo mismo que ir al</text:p>
          </table:table-cell>
          <table:table-cell table:style-name="ce1" office:value-type="string" calcext:value-type="string">
            <text:p>casino, pero sin el servicio de bar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s sueños pueden ser realidades.</text:p>
          </table:table-cell>
          <table:table-cell table:style-name="ce1" office:value-type="string" calcext:value-type="string">
            <text:p>Son lo que nos guia por la vida hacia</text:p>
          </table:table-cell>
          <table:table-cell table:style-name="ce1" office:value-type="string" calcext:value-type="string">
            <text:p>una gran felicidad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os errores suelen ser el puente que</text:p>
          </table:table-cell>
          <table:table-cell table:style-name="ce1" office:value-type="string" calcext:value-type="string">
            <text:p>media entre la inexperiencia y la</text:p>
          </table:table-cell>
          <table:table-cell table:style-name="ce1" office:value-type="string" calcext:value-type="string">
            <text:p>sabiduria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unca creas que lo evidente, es la</text:p>
          </table:table-cell>
          <table:table-cell table:style-name="ce1" office:value-type="string" calcext:value-type="string">
            <text:p>verdad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y que recordar que a veces el</text:p>
          </table:table-cell>
          <table:table-cell table:style-name="ce1" office:value-type="string" calcext:value-type="string">
            <text:p>agradecimiento es una virtud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na ilusion fracasada es una experiencia</text:p>
          </table:table-cell>
          <table:table-cell table:style-name="ce1" office:value-type="string" calcext:value-type="string">
            <text:p>dolorosa; pero una vida sin ilusiones es</text:p>
          </table:table-cell>
          <table:table-cell table:style-name="ce1" office:value-type="string" calcext:value-type="string">
            <text:p>una vida dolorosa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cir lo que pensamos ofrece un tema de</text:p>
          </table:table-cell>
          <table:table-cell table:style-name="ce1" office:value-type="string" calcext:value-type="string">
            <text:p>conversacion mas amplio que recitar lo</text:p>
          </table:table-cell>
          <table:table-cell table:style-name="ce1" office:value-type="string" calcext:value-type="string">
            <text:p>que sabemos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 mayoria prefiere pagar por</text:p>
          </table:table-cell>
          <table:table-cell table:style-name="ce1" office:value-type="string" calcext:value-type="string">
            <text:p>entretenerse que por instruirse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n musica, la vida es un viaje por el</text:p>
          </table:table-cell>
          <table:table-cell table:style-name="ce1" office:value-type="string" calcext:value-type="string">
            <text:p>desierto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nado se comprende que la condicion hu-</text:p>
          </table:table-cell>
          <table:table-cell table:style-name="ce1" office:value-type="string" calcext:value-type="string">
            <text:p>mana es la imperfeccion del entendimien-</text:p>
          </table:table-cell>
          <table:table-cell table:style-name="ce1" office:value-type="string" calcext:value-type="string">
            <text:p>to, es vergonzoso persistir en el error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tro defecto de la naturaleza humana es</text:p>
          </table:table-cell>
          <table:table-cell table:style-name="ce1" office:value-type="string" calcext:value-type="string">
            <text:p>que todos quieren construir, pero nadie</text:p>
          </table:table-cell>
          <table:table-cell table:style-name="ce1" office:value-type="string" calcext:value-type="string">
            <text:p>quiere encargarse del mantenimiento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 hombre que presume, al primero que</text:p>
          </table:table-cell>
          <table:table-cell table:style-name="ce1" office:value-type="string" calcext:value-type="string">
            <text:p>quiere convencer de su valor, es a si</text:p>
          </table:table-cell>
          <table:table-cell table:style-name="ce1" office:value-type="string" calcext:value-type="string">
            <text:p>mismo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os adultos, son niños obsoletos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 habilidad es lo que permite hacer</text:p>
          </table:table-cell>
          <table:table-cell table:style-name="ce1" office:value-type="string" calcext:value-type="string">
            <text:p>ciertas cosas. La motivacion es la que</text:p>
          </table:table-cell>
          <table:table-cell table:style-name="ce1" office:value-type="string" calcext:value-type="string">
            <text:p>lo hace, La actitud cuan bien se hace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or comprar barato, la gente esta</text:p>
          </table:table-cell>
          <table:table-cell table:style-name="ce1" office:value-type="string" calcext:value-type="string">
            <text:p>dispuesta a pagar cualquier precio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 tiempo crea heroes y destruye</text:p>
          </table:table-cell>
          <table:table-cell table:style-name="ce1" office:value-type="string" calcext:value-type="string">
            <text:p>celebridades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 venganza es tan eficaz para deshacer</text:p>
          </table:table-cell>
          <table:table-cell table:style-name="ce1" office:value-type="string" calcext:value-type="string">
            <text:p>una ofensa, como el agua del mar para</text:p>
          </table:table-cell>
          <table:table-cell table:style-name="ce1" office:value-type="string" calcext:value-type="string">
            <text:p>apagar la sed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i el hombre se encuentra a si mismo,</text:p>
          </table:table-cell>
          <table:table-cell table:style-name="ce1" office:value-type="string" calcext:value-type="string">
            <text:p>posee una mansion donde morara con</text:p>
          </table:table-cell>
          <table:table-cell table:style-name="ce1" office:value-type="string" calcext:value-type="string">
            <text:p>dignidad todos los dias de su vida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un segundo, el sol libera mas energia</text:p>
          </table:table-cell>
          <table:table-cell table:style-name="ce1" office:value-type="string" calcext:value-type="string">
            <text:p>que la que ha consumido la humanidad en</text:p>
          </table:table-cell>
          <table:table-cell table:style-name="ce1" office:value-type="string" calcext:value-type="string">
            <text:p>toda su existencia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os carnívoros tienen los ojos al frente</text:p>
          </table:table-cell>
          <table:table-cell table:style-name="ce1" office:value-type="string" calcext:value-type="string">
            <text:p>los herbivoros tienen los ojos en los</text:p>
          </table:table-cell>
          <table:table-cell table:style-name="ce1" office:value-type="string" calcext:value-type="string">
            <text:p>costados de la cabeza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os relampagos matan a mas gente que las</text:p>
          </table:table-cell>
          <table:table-cell table:style-name="ce1" office:value-type="string" calcext:value-type="string">
            <text:p>erupciones de los volcanes y los</text:p>
          </table:table-cell>
          <table:table-cell table:style-name="ce1" office:value-type="string" calcext:value-type="string">
            <text:p>terremoto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 tela de la araña es el material mas</text:p>
          </table:table-cell>
          <table:table-cell table:style-name="ce1" office:value-type="string" calcext:value-type="string">
            <text:p>resistente creado por la naturaliza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cribir una carta, sobre nuestra vida,</text:p>
          </table:table-cell>
          <table:table-cell table:style-name="ce1" office:value-type="string" calcext:value-type="string">
            <text:p>a un ser querido, es un legado.</text:p>
          </table:table-cell>
          <table:table-cell table:style-name="ce1" office:value-type="string" calcext:value-type="string">
            <text:p>"Que somos sino nuestra propia histori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ando nos vemos acozados por la vida,</text:p>
          </table:table-cell>
          <table:table-cell table:style-name="ce1" office:value-type="string" calcext:value-type="string">
            <text:p>siempres es bueno rezar:</text:p>
          </table:table-cell>
          <table:table-cell table:style-name="ce1" office:value-type="string" calcext:value-type="string">
            <text:p>"Padre nuestro..perfona nuestras ofensa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ando dos personas se aman con tanta</text:p>
          </table:table-cell>
          <table:table-cell table:style-name="ce1" office:value-type="string" calcext:value-type="string">
            <text:p>vehemencia, son capaces de destruirse a</text:p>
          </table:table-cell>
          <table:table-cell table:style-name="ce1" office:value-type="string" calcext:value-type="string">
            <text:p>si mismos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o temas dejar a tus hijos cuando ya</text:p>
          </table:table-cell>
          <table:table-cell table:style-name="ce1" office:value-type="string" calcext:value-type="string">
            <text:p>saben volar, al fin y al cabo ellos se</text:p>
          </table:table-cell>
          <table:table-cell table:style-name="ce1" office:value-type="string" calcext:value-type="string">
            <text:p>iran. Es la ley de la vida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tre cada frase de una oracion, hay una</text:p>
          </table:table-cell>
          <table:table-cell table:style-name="ce1" office:value-type="string" calcext:value-type="string">
            <text:p>vida de por medio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s peor del complejo de inferioridad es</text:p>
          </table:table-cell>
          <table:table-cell table:style-name="ce1" office:value-type="string" calcext:value-type="string">
            <text:p>que lo tienen las persona equivocada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 secreto de una buena vejez no es otra</text:p>
          </table:table-cell>
          <table:table-cell table:style-name="ce1" office:value-type="string" calcext:value-type="string">
            <text:p>cosa que un pacto honrado con la soleda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 menudo el comerse las palabras, se</text:p>
          </table:table-cell>
          <table:table-cell table:style-name="ce1" office:value-type="string" calcext:value-type="string">
            <text:p>convierte en una dieta equilibrad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no de los graves riesgos de la vida, es</text:p>
          </table:table-cell>
          <table:table-cell table:style-name="ce1" office:value-type="string" calcext:value-type="string">
            <text:p>nunca atreverse a arriesga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¿Quien dijo?</text:p>
          </table:table-cell>
          <table:table-cell table:style-name="ce1" office:value-type="string" calcext:value-type="string">
            <text:p>"Es mejor dar que recibir"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¿Quien dijo?</text:p>
          </table:table-cell>
          <table:table-cell table:style-name="ce1" office:value-type="string" calcext:value-type="string">
            <text:p>"Mi esposa tiene un gran fisico"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¿Quien dijo?</text:p>
          </table:table-cell>
          <table:table-cell table:style-name="ce1" office:value-type="string" calcext:value-type="string">
            <text:p>"Yo empece comiendome las uñas"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¿Quien dijo?</text:p>
          </table:table-cell>
          <table:table-cell table:style-name="ce1" office:value-type="string" calcext:value-type="string">
            <text:p>"NO, a la donacion de organos"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¿Quien dijo?</text:p>
          </table:table-cell>
          <table:table-cell table:style-name="ce1" office:value-type="string" calcext:value-type="string">
            <text:p>"La vida esta en constante movimiento"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 los INFANTES disfrutan de su INFANCIA</text:p>
          </table:table-cell>
          <table:table-cell table:style-name="ce1" office:value-type="string" calcext:value-type="string">
            <text:p>¿Los ADULTOS disfrutan de su ADULTERIO?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e el AMOR por el prójimo sea nuestra</text:p>
          </table:table-cell>
          <table:table-cell table:style-name="ce1" office:value-type="string" calcext:value-type="string">
            <text:p>meta absolut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e todo lo que soñamos se transforme en</text:p>
          </table:table-cell>
          <table:table-cell table:style-name="ce1" office:value-type="string" calcext:value-type="string">
            <text:p>realida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e este nuestro pequeño MUNDO virtual</text:p>
          </table:table-cell>
          <table:table-cell table:style-name="ce1" office:value-type="string" calcext:value-type="string">
            <text:p>sea cada vez mas human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e el PERDON y la comprensión superen</text:p>
          </table:table-cell>
          <table:table-cell table:style-name="ce1" office:value-type="string" calcext:value-type="string">
            <text:p>las amarguras y las desavenencia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e la VERDAD siempre esté por encima</text:p>
          </table:table-cell>
          <table:table-cell table:style-name="ce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e aquel que necesite ayuda encuentre</text:p>
          </table:table-cell>
          <table:table-cell table:style-name="ce1" office:value-type="string" calcext:value-type="string">
            <text:p>en nosotros la reconfortante palabra del</text:p>
          </table:table-cell>
          <table:table-cell table:style-name="ce1" office:value-type="string" calcext:value-type="string">
            <text:p>amig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 las cosas pequeñas como la envidia</text:p>
          </table:table-cell>
          <table:table-cell table:style-name="ce1" office:value-type="string" calcext:value-type="string">
            <text:p>o el desamor sean sacadas de nuestra</text:p>
          </table:table-cell>
          <table:table-cell table:style-name="ce1" office:value-type="string" calcext:value-type="string">
            <text:p>vid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 DIOS esté siempre con su mano</text:p>
          </table:table-cell>
          <table:table-cell table:style-name="ce1" office:value-type="string" calcext:value-type="string">
            <text:p>extendida apuntando el camino correct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e los CORAZONES estén siempre</text:p>
          </table:table-cell>
          <table:table-cell table:style-name="ce1" office:value-type="string" calcext:value-type="string">
            <text:p>abiertos para nuevas amistades, nuevos</text:p>
          </table:table-cell>
          <table:table-cell table:style-name="ce1" office:value-type="string" calcext:value-type="string">
            <text:p>amores y nuevas conquista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 el CARIÑO esté presente en un simple</text:p>
          </table:table-cell>
          <table:table-cell table:style-name="ce1" office:value-type="string" calcext:value-type="string">
            <text:p>hola,o en cualquier otra frase, o</text:p>
          </table:table-cell>
          <table:table-cell table:style-name="ce1" office:value-type="string" calcext:value-type="string">
            <text:p>digitada rápidament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 las alegrías estén siempre presentes</text:p>
          </table:table-cell>
          <table:table-cell table:style-name="ce1" office:value-type="string" calcext:value-type="string">
            <text:p>y sean festejadas por todo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e las lágrimas sean pocas, y</text:p>
          </table:table-cell>
          <table:table-cell table:style-name="ce1" office:value-type="string" calcext:value-type="string">
            <text:p>compartida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e las VERDADERAS AMISTADES</text:p>
          </table:table-cell>
          <table:table-cell table:style-name="ce1" office:value-type="string" calcext:value-type="string">
            <text:p>continúen eternas y tengan siempre un</text:p>
          </table:table-cell>
          <table:table-cell table:style-name="ce1" office:value-type="string" calcext:value-type="string">
            <text:p>lugar especial en nuestros corazone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aría todo lo que sé, por la mitad de lo</text:p>
          </table:table-cell>
          <table:table-cell table:style-name="ce1" office:value-type="string" calcext:value-type="string">
            <text:p><text:s/>que ignoro.</text:p>
          </table:table-cell>
          <table:table-cell table:style-name="ce1" office:value-type="string" calcext:value-type="string">
            <text:p>Descarte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ando uno vive como piensa, acaba</text:p>
          </table:table-cell>
          <table:table-cell table:style-name="ce1" office:value-type="string" calcext:value-type="string">
            <text:p>pensando como vive.</text:p>
          </table:table-cell>
          <table:table-cell table:style-name="ce1" office:value-type="string" calcext:value-type="string">
            <text:p>Gabriel Marce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ando veas a un hombre bueno, trata de</text:p>
          </table:table-cell>
          <table:table-cell table:style-name="ce1" office:value-type="string" calcext:value-type="string">
            <text:p>imitarlo; cuando veas a un hombre malo,</text:p>
          </table:table-cell>
          <table:table-cell table:style-name="ce1" office:value-type="string" calcext:value-type="string">
            <text:p>examínate a tí mismo. "Confusio"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ando veas a un gigante, examina antes</text:p>
          </table:table-cell>
          <table:table-cell table:style-name="ce1" office:value-type="string" calcext:value-type="string">
            <text:p>la posición del sol, no vaya a ser la</text:p>
          </table:table-cell>
          <table:table-cell table:style-name="ce1" office:value-type="string" calcext:value-type="string">
            <text:p>sombra de un pigmeo. "Von Hardemberg"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anto más pequeño es el corazón, más</text:p>
          </table:table-cell>
          <table:table-cell table:style-name="ce1" office:value-type="string" calcext:value-type="string">
            <text:p>odio alberga.</text:p>
          </table:table-cell>
          <table:table-cell table:style-name="ce1" office:value-type="string" calcext:value-type="string">
            <text:p>Victor Hug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el puño cerrado no se puede</text:p>
          </table:table-cell>
          <table:table-cell table:style-name="ce1" office:value-type="string" calcext:value-type="string">
            <text:p>intercambiar un apretón de manos</text:p>
          </table:table-cell>
          <table:table-cell table:style-name="ce1" office:value-type="string" calcext:value-type="string">
            <text:p>Indira Gandhi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ando la vida te presente razones para</text:p>
          </table:table-cell>
          <table:table-cell table:style-name="ce1" office:value-type="string" calcext:value-type="string">
            <text:p>llorar, demuéstrale que tienes mil y una</text:p>
          </table:table-cell>
          <table:table-cell table:style-name="ce1" office:value-type="string" calcext:value-type="string">
            <text:p>razones para reir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s grandes almas tienen voluntades, las</text:p>
          </table:table-cell>
          <table:table-cell table:style-name="ce1" office:value-type="string" calcext:value-type="string">
            <text:p>débiles tan solo deseos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 verdadera sabiduría es reconocer la</text:p>
          </table:table-cell>
          <table:table-cell table:style-name="ce1" office:value-type="string" calcext:value-type="string">
            <text:p>propia ignorancia</text:p>
          </table:table-cell>
          <table:table-cell table:style-name="ce1" office:value-type="string" calcext:value-type="string">
            <text:p>Sócrate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ien no comprende una mirada, tampoco</text:p>
          </table:table-cell>
          <table:table-cell table:style-name="ce1" office:value-type="string" calcext:value-type="string">
            <text:p>comprenderá una larga explicació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 vida es aquello que te va sucediendo</text:p>
          </table:table-cell>
          <table:table-cell table:style-name="ce1" office:value-type="string" calcext:value-type="string">
            <text:p>mientras te empeñas en hacer otros</text:p>
          </table:table-cell>
          <table:table-cell table:style-name="ce1" office:value-type="string" calcext:value-type="string">
            <text:p>planes.(John Lennon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aría todo lo que sé, por la mitad de lo</text:p>
          </table:table-cell>
          <table:table-cell table:style-name="ce1" office:value-type="string" calcext:value-type="string">
            <text:p><text:s/>que ignoro</text:p>
          </table:table-cell>
          <table:table-cell table:style-name="ce1" office:value-type="string" calcext:value-type="string">
            <text:p>Descarte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ando uno vive como piensa, acaba</text:p>
          </table:table-cell>
          <table:table-cell table:style-name="ce1" office:value-type="string" calcext:value-type="string">
            <text:p>pensando como vive</text:p>
          </table:table-cell>
          <table:table-cell table:style-name="ce1" office:value-type="string" calcext:value-type="string">
            <text:p>Gabriel Marce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ando veas a un hombre bueno, trata de</text:p>
          </table:table-cell>
          <table:table-cell table:style-name="ce1" office:value-type="string" calcext:value-type="string">
            <text:p>imitarlo; cuando veas a un hombre malo,</text:p>
          </table:table-cell>
          <table:table-cell table:style-name="ce1" office:value-type="string" calcext:value-type="string">
            <text:p>examínate a ti mismo. "Confusio"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ando veas un gigante, examina antes la</text:p>
          </table:table-cell>
          <table:table-cell table:style-name="ce1" office:value-type="string" calcext:value-type="string">
            <text:p>posición del sol, no vaya a ser la</text:p>
          </table:table-cell>
          <table:table-cell table:style-name="ce1" office:value-type="string" calcext:value-type="string">
            <text:p>sombra de un pigmeo. "Von Hardenmberg"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anto más pequeño es el corazón, más</text:p>
          </table:table-cell>
          <table:table-cell table:style-name="ce1" office:value-type="string" calcext:value-type="string">
            <text:p>odio alberga.</text:p>
          </table:table-cell>
          <table:table-cell table:style-name="ce1" office:value-type="string" calcext:value-type="string">
            <text:p>Victor Hug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el puño cerrado no se puede</text:p>
          </table:table-cell>
          <table:table-cell table:style-name="ce1" office:value-type="string" calcext:value-type="string">
            <text:p>intercambiar un apretón de manos.</text:p>
          </table:table-cell>
          <table:table-cell table:style-name="ce1" office:value-type="string" calcext:value-type="string">
            <text:p>Indira Ghandi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ando la vida te presente razones para</text:p>
          </table:table-cell>
          <table:table-cell table:style-name="ce1" office:value-type="string" calcext:value-type="string">
            <text:p>llorar, demuéstrale que tienes mil y un</text:p>
          </table:table-cell>
          <table:table-cell table:style-name="ce1" office:value-type="string" calcext:value-type="string">
            <text:p>razones para reír. "Anónimo"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s grandes almas tienen voluntades,</text:p>
          </table:table-cell>
          <table:table-cell table:style-name="ce1" office:value-type="string" calcext:value-type="string">
            <text:p>las débiles tan sólo deseos.</text:p>
          </table:table-cell>
          <table:table-cell table:style-name="ce1" office:value-type="string" calcext:value-type="string">
            <text:p>Proverbio Chin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 verdadera sabiduría está en reconocer</text:p>
          </table:table-cell>
          <table:table-cell table:style-name="ce1" office:value-type="string" calcext:value-type="string">
            <text:p>la propia ignorancia.</text:p>
          </table:table-cell>
          <table:table-cell table:style-name="ce1" office:value-type="string" calcext:value-type="string">
            <text:p>Sócrate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ien no comprende una mirada, tampoco</text:p>
          </table:table-cell>
          <table:table-cell table:style-name="ce1" office:value-type="string" calcext:value-type="string">
            <text:p>comprenderá una larga explicación.</text:p>
          </table:table-cell>
          <table:table-cell table:style-name="ce1" office:value-type="string" calcext:value-type="string">
            <text:p>Proverbio Arab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os grandes hombres no son grandes a</text:p>
          </table:table-cell>
          <table:table-cell table:style-name="ce1" office:value-type="string" calcext:value-type="string">
            <text:p>todas horas ni en todas las cosas.</text:p>
          </table:table-cell>
          <table:table-cell table:style-name="ce1" office:value-type="string" calcext:value-type="string">
            <text:p>Federico II, Emperador de Prusia</text:p>
          </table:table-cell>
          <table:table-cell table:style-name="ce1" office:value-type="string" calcext:value-type="string">
            <text:p>LR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a verdad cae por su propio peso</text:p>
          </table:table-cell>
          <table:table-cell table:number-columns-repeated="2"/>
          <table:table-cell table:style-name="ce1" office:value-type="string" calcext:value-type="string">
            <text:p>LLB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l camino más seguro, es el que acaban</text:p>
          </table:table-cell>
          <table:table-cell table:style-name="ce1" office:value-type="string" calcext:value-type="string">
            <text:p>de asaltar</text:p>
          </table:table-cell>
          <table:table-cell/>
          <table:table-cell table:style-name="ce1" office:value-type="string" calcext:value-type="string">
            <text:p>llb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l ingenio puede superar al conocimiento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l que no hace nada</text:p>
          </table:table-cell>
          <table:table-cell table:style-name="ce1" office:value-type="string" calcext:value-type="string">
            <text:p>No comete errore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os arroja un rayo cosmico que cambia</text:p>
          </table:table-cell>
          <table:table-cell table:style-name="ce1" office:value-type="string" calcext:value-type="string">
            <text:p>las vias de nuestras vida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 esperanza se aferra a cualquier</text:p>
          </table:table-cell>
          <table:table-cell table:style-name="ce1" office:value-type="string" calcext:value-type="string">
            <text:p>objeto de flota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o hay nadie mas pobre que aquel que no</text:p>
          </table:table-cell>
          <table:table-cell table:style-name="ce1" office:value-type="string" calcext:value-type="string">
            <text:p>reconoce las riquezas en su vida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os mueve el cielo entero en aquello</text:p>
          </table:table-cell>
          <table:table-cell table:style-name="ce1" office:value-type="string" calcext:value-type="string">
            <text:p>que nosotros somos incapaces de hace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os no mueve una paja en aquello que</text:p>
          </table:table-cell>
          <table:table-cell table:style-name="ce1" office:value-type="string" calcext:value-type="string">
            <text:p>nosotros podemos resolve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 gente que vibra, sabe lo que hay que</text:p>
          </table:table-cell>
          <table:table-cell table:style-name="ce1" office:value-type="string" calcext:value-type="string">
            <text:p>hacer y lo hace, sin esperar a que le</text:p>
          </table:table-cell>
          <table:table-cell table:style-name="ce1" office:value-type="string" calcext:value-type="string">
            <text:p>digan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 gente justa sabe que todos somos</text:p>
          </table:table-cell>
          <table:table-cell table:style-name="ce1" office:value-type="string" calcext:value-type="string">
            <text:p>humanos y que nos podemos equivocar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rrar es humano.</text:p>
          </table:table-cell>
          <table:table-cell table:style-name="ce1" office:value-type="string" calcext:value-type="string">
            <text:p>Colocar la culpa en otro es</text:p>
          </table:table-cell>
          <table:table-cell table:style-name="ce1" office:value-type="string" calcext:value-type="string">
            <text:p>estratégico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u creas tu propio universo durante el</text:p>
          </table:table-cell>
          <table:table-cell table:style-name="ce1" office:value-type="string" calcext:value-type="string">
            <text:p>camin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 tu primer paso con FE, no es</text:p>
          </table:table-cell>
          <table:table-cell table:style-name="ce1" office:value-type="string" calcext:value-type="string">
            <text:p>necesario que veas la escalera completa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do lo que somos es el resultado de</text:p>
          </table:table-cell>
          <table:table-cell table:style-name="ce1" office:value-type="string" calcext:value-type="string">
            <text:p>nuestros pensamientos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o sabrÍa decir que es este poder, todo</text:p>
          </table:table-cell>
          <table:table-cell table:style-name="ce1" office:value-type="string" calcext:value-type="string">
            <text:p>lo que se es que este poder existe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 imaginaciÓn lo es todo, es una visiÓn</text:p>
          </table:table-cell>
          <table:table-cell table:style-name="ce1" office:value-type="string" calcext:value-type="string">
            <text:p>anticipada de las atracciones de vida</text:p>
          </table:table-cell>
          <table:table-cell table:style-name="ce1" office:value-type="string" calcext:value-type="string">
            <text:p>que vendrán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alquier cosa que la mente del hombre</text:p>
          </table:table-cell>
          <table:table-cell table:style-name="ce1" office:value-type="string" calcext:value-type="string">
            <text:p>pueda concebir, tambien la puede</text:p>
          </table:table-cell>
          <table:table-cell table:style-name="ce1" office:value-type="string" calcext:value-type="string">
            <text:p>alcanzar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 violencia, es el miedo a los ideales</text:p>
          </table:table-cell>
          <table:table-cell table:style-name="ce1" office:value-type="string" calcext:value-type="string">
            <text:p>de los demás</text:p>
          </table:table-cell>
          <table:table-cell table:style-name="ce1" office:value-type="string" calcext:value-type="string">
            <text:p>Mahatma Gandhi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unca vayas a ver un médico que</text:p>
          </table:table-cell>
          <table:table-cell table:style-name="ce1" office:value-type="string" calcext:value-type="string">
            <text:p>tenga plantas secas en su consultori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ingún pueblo cree en su gobierno.</text:p>
          </table:table-cell>
          <table:table-cell table:style-name="ce1" office:value-type="string" calcext:value-type="string">
            <text:p>siempre están resignados</text:p>
          </table:table-cell>
          <table:table-cell table:style-name="ce1" office:value-type="string" calcext:value-type="string">
            <text:p>Octavio Paz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cen que el futuro está en tus sueños.</text:p>
          </table:table-cell>
          <table:table-cell table:style-name="ce1" office:value-type="string" calcext:value-type="string">
            <text:p>Así que, vete a dormir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o se muestra el camino señalando con un</text:p>
          </table:table-cell>
          <table:table-cell table:style-name="ce1" office:value-type="string" calcext:value-type="string">
            <text:p>dedo, asi que, camina siempre adelant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s niños adivinan qué personas los aman</text:p>
          </table:table-cell>
          <table:table-cell table:style-name="ce1" office:value-type="string" calcext:value-type="string">
            <text:p>es un don natural que con el tiempo se</text:p>
          </table:table-cell>
          <table:table-cell table:style-name="ce1" office:value-type="string" calcext:value-type="string">
            <text:p>pierde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é valiente, esfuérzate, da lo mejor de</text:p>
          </table:table-cell>
          <table:table-cell table:style-name="ce1" office:value-type="string" calcext:value-type="string">
            <text:p>ti mismo y aparecerá en el LIBRO de tu</text:p>
          </table:table-cell>
          <table:table-cell table:style-name="ce1" office:value-type="string" calcext:value-type="string">
            <text:p>vida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u capacidad de servir a los demás, está</text:p>
          </table:table-cell>
          <table:table-cell table:style-name="ce1" office:value-type="string" calcext:value-type="string">
            <text:p>en proporción a la grandeza de tu</text:p>
          </table:table-cell>
          <table:table-cell table:style-name="ce1" office:value-type="string" calcext:value-type="string">
            <text:p>corazón y la nobleza de tus sentimiento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 muy difícil determinar donde fijar el</text:p>
          </table:table-cell>
          <table:table-cell table:style-name="ce1" office:value-type="string" calcext:value-type="string">
            <text:p>límite entre no herir los sentimientos</text:p>
          </table:table-cell>
          <table:table-cell table:style-name="ce1" office:value-type="string" calcext:value-type="string">
            <text:p>de los demás y defender lo que creo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o puedo compararme con lo mejor que</text:p>
          </table:table-cell>
          <table:table-cell table:style-name="ce1" office:value-type="string" calcext:value-type="string">
            <text:p>hacen los demás, sino con lo mejor que</text:p>
          </table:table-cell>
          <table:table-cell table:style-name="ce1" office:value-type="string" calcext:value-type="string">
            <text:p>hago yo mismo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o puede hacer que alguien me ame, sino</text:p>
          </table:table-cell>
          <table:table-cell table:style-name="ce1" office:value-type="string" calcext:value-type="string">
            <text:p>convertirme en alguien que debe amar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 pueden requerir años para construir</text:p>
          </table:table-cell>
          <table:table-cell table:style-name="ce1" office:value-type="string" calcext:value-type="string">
            <text:p>la confianza y únicamente segundos para</text:p>
          </table:table-cell>
          <table:table-cell table:style-name="ce1" office:value-type="string" calcext:value-type="string">
            <text:p>destruirla. Por eso debo cuidarla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os le da comida a todas las aves,</text:p>
          </table:table-cell>
          <table:table-cell table:style-name="ce1" office:value-type="string" calcext:value-type="string">
            <text:p>pero no se la pone en los nidos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 esta vida todos hemos sido ganadres,</text:p>
          </table:table-cell>
          <table:table-cell table:style-name="ce1" office:value-type="string" calcext:value-type="string">
            <text:p>contra millones de competidore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dos se quejan de no tener lo que se</text:p>
          </table:table-cell>
          <table:table-cell table:style-name="ce1" office:value-type="string" calcext:value-type="string">
            <text:p>merecen, pero, Nadie se queja de tener</text:p>
          </table:table-cell>
          <table:table-cell table:style-name="ce1" office:value-type="string" calcext:value-type="string">
            <text:p>lo que no se merec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das las cosas ya fueron dichas, pero</text:p>
          </table:table-cell>
          <table:table-cell table:style-name="ce1" office:value-type="string" calcext:value-type="string">
            <text:p>como nadie escucha es preciso repetirla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bías que la Luna Llena se presenta c/</text:p>
          </table:table-cell>
          <table:table-cell table:style-name="ce1" office:value-type="string" calcext:value-type="string">
            <text:p>29 días, 12 horas, 44 minutos y 2.8 seg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a amable con el medio ambiente, no</text:p>
          </table:table-cell>
          <table:table-cell table:style-name="ce1" office:value-type="string" calcext:value-type="string">
            <text:p>imprima los correos, a menos que sea</text:p>
          </table:table-cell>
          <table:table-cell table:style-name="ce1" office:value-type="string" calcext:value-type="string">
            <text:p>completamente necesario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ograma para ho: espirar, inspirar,</text:p>
          </table:table-cell>
          <table:table-cell table:style-name="ce1" office:value-type="string" calcext:value-type="string">
            <text:p>espirar</text:p>
          </table:table-cell>
          <table:table-cell table:style-name="ce1" office:value-type="string" calcext:value-type="string">
            <text:p>Bud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 actividad vence al frio.</text:p>
          </table:table-cell>
          <table:table-cell table:style-name="ce1" office:value-type="string" calcext:value-type="string">
            <text:p>La quietud vence al calor.</text:p>
          </table:table-cell>
          <table:table-cell table:style-name="ce1" office:value-type="string" calcext:value-type="string">
            <text:p>Lao Tse (siglo VI a.C.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dos estamos de visita en este mundo.</text:p>
          </table:table-cell>
          <table:table-cell table:style-name="ce1" office:value-type="string" calcext:value-type="string">
            <text:p>Hemos venido a observar, aprender,</text:p>
          </table:table-cell>
          <table:table-cell table:style-name="ce1" office:value-type="string" calcext:value-type="string">
            <text:p>crecer, amar y volver a casa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 auténtico conservacionista es quien</text:p>
          </table:table-cell>
          <table:table-cell table:style-name="ce1" office:value-type="string" calcext:value-type="string">
            <text:p>sabe que el mundo no es una herencia de</text:p>
          </table:table-cell>
          <table:table-cell table:style-name="ce1" office:value-type="string" calcext:value-type="string">
            <text:p>sus padres,sino un préstamo de sus hijo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i con millones de oro se puede recobrar</text:p>
          </table:table-cell>
          <table:table-cell table:style-name="ce1" office:value-type="string" calcext:value-type="string">
            <text:p>un solo instante de la vida.</text:p>
          </table:table-cell>
          <table:table-cell table:style-name="ce1" office:value-type="string" calcext:value-type="string">
            <text:p>No desperdicies tiempo infructuasament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 belleza, cuando está más adornada es</text:p>
          </table:table-cell>
          <table:table-cell table:style-name="ce1" office:value-type="string" calcext:value-type="string">
            <text:p>cuando no lo está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mero son pequeños, luego se fortalece</text:p>
          </table:table-cell>
          <table:table-cell table:style-name="ce1" office:value-type="string" calcext:value-type="string">
            <text:p>y una vez que empiezan ya no tienen</text:p>
          </table:table-cell>
          <table:table-cell table:style-name="ce1" office:value-type="string" calcext:value-type="string">
            <text:p>vuelta. Así son los ríos, años y amista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 mundo no te debe nada.</text:p>
          </table:table-cell>
          <table:table-cell table:style-name="ce1" office:value-type="string" calcext:value-type="string">
            <text:p>Estaba antes que tu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 secreto de la salud mental y corporal</text:p>
          </table:table-cell>
          <table:table-cell table:style-name="ce1" office:value-type="string" calcext:value-type="string">
            <text:p>no es arrepentirse del pasado, preocupar</text:p>
          </table:table-cell>
          <table:table-cell table:style-name="ce1" office:value-type="string" calcext:value-type="string">
            <text:p>por el futuro, sino vivir el presente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os pájaros también tienen la capacidad</text:p>
          </table:table-cell>
          <table:table-cell table:style-name="ce1" office:value-type="string" calcext:value-type="string">
            <text:p>de construir, pero dejan el paisaje como</text:p>
          </table:table-cell>
          <table:table-cell table:style-name="ce1" office:value-type="string" calcext:value-type="string">
            <text:p>estaba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 belleza no es un atributo de las</text:p>
          </table:table-cell>
          <table:table-cell table:style-name="ce1" office:value-type="string" calcext:value-type="string">
            <text:p>cosas en si. <text:s/>Solo existe en la mente</text:p>
          </table:table-cell>
          <table:table-cell table:style-name="ce1" office:value-type="string" calcext:value-type="string">
            <text:p>que las contempla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os que sueñan de dia tienen mas</text:p>
          </table:table-cell>
          <table:table-cell table:style-name="ce1" office:value-type="string" calcext:value-type="string">
            <text:p>conocimiento de las cosas, que los que</text:p>
          </table:table-cell>
          <table:table-cell table:style-name="ce1" office:value-type="string" calcext:value-type="string">
            <text:p>sueñan de noche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na de las grandes enfermedades, es no</text:p>
          </table:table-cell>
          <table:table-cell table:style-name="ce1" office:value-type="string" calcext:value-type="string">
            <text:p>ser nadie para nadie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o temas arriesgarte cuando un barco</text:p>
          </table:table-cell>
          <table:table-cell table:style-name="ce1" office:value-type="string" calcext:value-type="string">
            <text:p>avanza, puede balancearse y cambiar de</text:p>
          </table:table-cell>
          <table:table-cell table:style-name="ce1" office:value-type="string" calcext:value-type="string">
            <text:p>rumbo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 experiencia es un peine que te llega</text:p>
          </table:table-cell>
          <table:table-cell table:style-name="ce1" office:value-type="string" calcext:value-type="string">
            <text:p>cuando te quedas calv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 libertad es como la vida, solo la</text:p>
          </table:table-cell>
          <table:table-cell table:style-name="ce1" office:value-type="string" calcext:value-type="string">
            <text:p>merece quien sabe conquistarla todos los</text:p>
          </table:table-cell>
          <table:table-cell table:style-name="ce1" office:value-type="string" calcext:value-type="string">
            <text:p>dia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o dificil no es llegar a la cima,</text:p>
          </table:table-cell>
          <table:table-cell table:style-name="ce1" office:value-type="string" calcext:value-type="string">
            <text:p>sino, jamas dejar de subir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ando no puedas trotar, camina.</text:p>
          </table:table-cell>
          <table:table-cell table:style-name="ce1" office:value-type="string" calcext:value-type="string">
            <text:p>Cuando no puedas caminar, usa el baston,</text:p>
          </table:table-cell>
          <table:table-cell table:style-name="ce1" office:value-type="string" calcext:value-type="string">
            <text:p>pero nunca te detengas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bo ser fuerte, sin ser rudo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bo ser amable, sin ser debil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bo aprender a ser gentil, sin ser</text:p>
          </table:table-cell>
          <table:table-cell table:style-name="ce1" office:value-type="string" calcext:value-type="string">
            <text:p>suave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bo aprender con orgullo, sin</text:p>
          </table:table-cell>
          <table:table-cell table:style-name="ce1" office:value-type="string" calcext:value-type="string">
            <text:p>arrogancia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bo ser humilde, sin ser timido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bo ser valioso, sin ser agresivo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bo ser agradecido, sin ser servil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bo meditar, sin ser flojo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eñor, dame grandeza para entender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eñor, dame capacidad para retener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eñor, dame metodo y facultad para</text:p>
          </table:table-cell>
          <table:table-cell table:style-name="ce1" office:value-type="string" calcext:value-type="string">
            <text:p>aprender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ñor, dame sutileza para interpretar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eñor, dame gracia y abundancia para</text:p>
          </table:table-cell>
          <table:table-cell table:style-name="ce1" office:value-type="string" calcext:value-type="string">
            <text:p>hablar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ñor, dame acierto al empezar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eñor, dame direccion al progresar y</text:p>
          </table:table-cell>
          <table:table-cell table:style-name="ce1" office:value-type="string" calcext:value-type="string">
            <text:p>perfección al acabar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s puertas estan siempre abiertas solo</text:p>
          </table:table-cell>
          <table:table-cell table:style-name="ce1" office:value-type="string" calcext:value-type="string">
            <text:p>para aquellos que creen en si mismos y</text:p>
          </table:table-cell>
          <table:table-cell table:style-name="ce1" office:value-type="string" calcext:value-type="string">
            <text:p>el Poder de su Volunta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 bueno tener amigos, malos o inconse-</text:p>
          </table:table-cell>
          <table:table-cell table:style-name="ce1" office:value-type="string" calcext:value-type="string">
            <text:p>cuentes, pero valientes y fieles, debe</text:p>
          </table:table-cell>
          <table:table-cell table:style-name="ce1" office:value-type="string" calcext:value-type="string">
            <text:p>haber uno en quien confiar sin dudar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 bueno tener enemigos para que algunas</text:p>
          </table:table-cell>
          <table:table-cell table:style-name="ce1" office:value-type="string" calcext:value-type="string">
            <text:p>veces te cuestiones tus propias certezas</text:p>
          </table:table-cell>
          <table:table-cell table:style-name="ce1" office:value-type="string" calcext:value-type="string">
            <text:p>habra alguno que te haga reflexionar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 bueno ser util mas no insustituible,</text:p>
          </table:table-cell>
          <table:table-cell table:style-name="ce1" office:value-type="string" calcext:value-type="string">
            <text:p>y cuando no quede mas nada, esa utilidad</text:p>
          </table:table-cell>
          <table:table-cell table:style-name="ce1" office:value-type="string" calcext:value-type="string">
            <text:p>sea suficiente para mantenerte en pie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 bueno ser tolerante, sobre todo con</text:p>
          </table:table-cell>
          <table:table-cell table:style-name="ce1" office:value-type="string" calcext:value-type="string">
            <text:p>los que se equivocan mucho, para que esa</text:p>
          </table:table-cell>
          <table:table-cell table:style-name="ce1" office:value-type="string" calcext:value-type="string">
            <text:p>tolerancia sirva de ejemplo a otros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o madures de prisa, y que ya maduro no</text:p>
          </table:table-cell>
          <table:table-cell table:style-name="ce1" office:value-type="string" calcext:value-type="string">
            <text:p>insistas en refuvenecer, y siendo viejo</text:p>
          </table:table-cell>
          <table:table-cell table:style-name="ce1" office:value-type="string" calcext:value-type="string">
            <text:p>no te desesperes. Cada edad tiene place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 bueno estar triste, pero solo un dia</text:p>
          </table:table-cell>
          <table:table-cell table:style-name="ce1" office:value-type="string" calcext:value-type="string">
            <text:p>al año, para que descubras que la risa</text:p>
          </table:table-cell>
          <table:table-cell table:style-name="ce1" office:value-type="string" calcext:value-type="string">
            <text:p>constante es malsana. Sonrie a tristeza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xisten seres oprimidos tratados con</text:p>
          </table:table-cell>
          <table:table-cell table:style-name="ce1" office:value-type="string" calcext:value-type="string">
            <text:p>injusticia y seres infelices que no han</text:p>
          </table:table-cell>
          <table:table-cell table:style-name="ce1" office:value-type="string" calcext:value-type="string">
            <text:p>descubierto la mision de la vida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ando acarices un perro, alimentes un</text:p>
          </table:table-cell>
          <table:table-cell table:style-name="ce1" office:value-type="string" calcext:value-type="string">
            <text:p>pajaro y oigas el canto de un jilquero,</text:p>
          </table:table-cell>
          <table:table-cell table:style-name="ce1" office:value-type="string" calcext:value-type="string">
            <text:p>sentiras bien por nada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lanta una semilla, por pequeña que sea,</text:p>
          </table:table-cell>
          <table:table-cell table:style-name="ce1" office:value-type="string" calcext:value-type="string">
            <text:p>y acompañala en su crecimiento y sabras</text:p>
          </table:table-cell>
          <table:table-cell table:style-name="ce1" office:value-type="string" calcext:value-type="string">
            <text:p>de cuantas vidas esta hecho un arbol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i alguno de tus afectos muere, es bueno</text:p>
          </table:table-cell>
          <table:table-cell table:style-name="ce1" office:value-type="string" calcext:value-type="string">
            <text:p>llorar sin lamentarte, y sufrir sin</text:p>
          </table:table-cell>
          <table:table-cell table:style-name="ce1" office:value-type="string" calcext:value-type="string">
            <text:p>sentirte culpable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 bueno tener una buena pareja, y que</text:p>
          </table:table-cell>
          <table:table-cell table:style-name="ce1" office:value-type="string" calcext:value-type="string">
            <text:p>cuando esten exhaustos y sonrientes</text:p>
          </table:table-cell>
          <table:table-cell table:style-name="ce1" office:value-type="string" calcext:value-type="string">
            <text:p>hablen sobre amor para recomenzar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 persona mas rica no es la que tiene</text:p>
          </table:table-cell>
          <table:table-cell table:style-name="ce1" office:value-type="string" calcext:value-type="string">
            <text:p>mas sino la que necesita menos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 que no vive para servir,</text:p>
          </table:table-cell>
          <table:table-cell table:style-name="ce1" office:value-type="string" calcext:value-type="string">
            <text:p>no sirve para vivir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r flexible no significa ser debil,</text:p>
          </table:table-cell>
          <table:table-cell table:style-name="ce1" office:value-type="string" calcext:value-type="string">
            <text:p>pues no importa cuan delicada sea una</text:p>
          </table:table-cell>
          <table:table-cell table:style-name="ce1" office:value-type="string" calcext:value-type="string">
            <text:p>situacion, siempre existens dos lados.</text:p>
          </table:table-cell>
          <table:table-cell table:style-name="ce1" office:value-type="string" calcext:value-type="string">
            <text:p>PM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CTUAR SIN PENSAR ES COMO DISPARAR SIN</text:p>
          </table:table-cell>
          <table:table-cell table:style-name="ce1" office:value-type="string" calcext:value-type="string">
            <text:p>APUNTAR</text:p>
          </table:table-cell>
          <table:table-cell/>
          <table:table-cell table:style-name="ce1" office:value-type="string" calcext:value-type="string">
            <text:p>SR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UANDO HAY UN DIALOGO VERDADERO, AMBOS</text:p>
          </table:table-cell>
          <table:table-cell table:style-name="ce1" office:value-type="string" calcext:value-type="string">
            <text:p>LADOS ESTAN DISPUESTOS A CAMBIAR</text:p>
          </table:table-cell>
          <table:table-cell/>
          <table:table-cell table:style-name="ce1" office:value-type="string" calcext:value-type="string">
            <text:p>SR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N ACTO DE JUSTICIA PERMITE CERRAR UN</text:p>
          </table:table-cell>
          <table:table-cell table:style-name="ce1" office:value-type="string" calcext:value-type="string">
            <text:p>CAPITULO; UN ACTO DE VENGANZA ESCRIBE</text:p>
          </table:table-cell>
          <table:table-cell table:style-name="ce1" office:value-type="string" calcext:value-type="string">
            <text:p>UNO NUEVO</text:p>
          </table:table-cell>
          <table:table-cell table:style-name="ce1" office:value-type="string" calcext:value-type="string">
            <text:p>SR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O HAY MALAS HIERBAS NI HOMBRES MALOS;</text:p>
          </table:table-cell>
          <table:table-cell table:style-name="ce1" office:value-type="string" calcext:value-type="string">
            <text:p>SOLO HAY MALOS CULTIVADORES</text:p>
          </table:table-cell>
          <table:table-cell/>
          <table:table-cell table:style-name="ce1" office:value-type="string" calcext:value-type="string">
            <text:p>SR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L QUE NO VIVE PARA SERVIR,</text:p>
          </table:table-cell>
          <table:table-cell table:style-name="ce1" office:value-type="string" calcext:value-type="string">
            <text:p>NO SIRVE PARA VIVIR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ÑOR: Ayudame a ver la otra cara de la</text:p>
          </table:table-cell>
          <table:table-cell table:style-name="ce1" office:value-type="string" calcext:value-type="string">
            <text:p>medalla, no me dejes inculpar de tracion</text:p>
          </table:table-cell>
          <table:table-cell table:style-name="ce1" office:value-type="string" calcext:value-type="string">
            <text:p>a los demas por no pensar igual que yo</text:p>
          </table:table-cell>
          <table:table-cell table:style-name="ce1" office:value-type="string" calcext:value-type="string">
            <text:p>GAN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a cooperacion no es ausencia de</text:p>
          </table:table-cell>
          <table:table-cell table:style-name="ce1" office:value-type="string" calcext:value-type="string">
            <text:p>conflictos, sino el medio para</text:p>
          </table:table-cell>
          <table:table-cell table:style-name="ce1" office:value-type="string" calcext:value-type="string">
            <text:p>resolverlos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 pobreza esta mas cerca del amor;</text:p>
          </table:table-cell>
          <table:table-cell table:style-name="ce1" office:value-type="string" calcext:value-type="string">
            <text:p>porque el dinero nos distrae con muchas</text:p>
          </table:table-cell>
          <table:table-cell table:style-name="ce1" office:value-type="string" calcext:value-type="string">
            <text:p>cosas y nos aleja; nos hace desconfiado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ay tantas cosas por gozar y nuestro</text:p>
          </table:table-cell>
          <table:table-cell table:style-name="ce1" office:value-type="string" calcext:value-type="string">
            <text:p>paso por la tierra es tan corto, que</text:p>
          </table:table-cell>
          <table:table-cell table:style-name="ce1" office:value-type="string" calcext:value-type="string">
            <text:p>sufrir o reñir es una perdida de tiempo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 bosque seria muy triste si solo</text:p>
          </table:table-cell>
          <table:table-cell table:style-name="ce1" office:value-type="string" calcext:value-type="string">
            <text:p>cantasen los pajaros que mejor lo hac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 los politicos y a los pañales hay que</text:p>
          </table:table-cell>
          <table:table-cell table:style-name="ce1" office:value-type="string" calcext:value-type="string">
            <text:p>cambiarlos seguido.........</text:p>
          </table:table-cell>
          <table:table-cell table:style-name="ce1" office:value-type="string" calcext:value-type="string">
            <text:p>y por las mismas razones</text:p>
          </table:table-cell>
          <table:table-cell table:style-name="ce1" office:value-type="string" calcext:value-type="string">
            <text:p>GB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or corto que sea el camino....</text:p>
          </table:table-cell>
          <table:table-cell table:style-name="ce1" office:value-type="string" calcext:value-type="string">
            <text:p>Quien pisa fuerte deja huell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 que convierte la vida en bendicion</text:p>
          </table:table-cell>
          <table:table-cell table:style-name="ce1" office:value-type="string" calcext:value-type="string">
            <text:p>no es hacer lo que nos gusta...</text:p>
          </table:table-cell>
          <table:table-cell table:style-name="ce1" office:value-type="string" calcext:value-type="string">
            <text:p>sino que nos guste lo que hacemos.Goeth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 FIN DE QUE SEAS MEJOR, PURIFICATE</text:p>
          </table:table-cell>
          <table:table-cell table:style-name="ce1" office:value-type="string" calcext:value-type="string">
            <text:p>TODOS LOS DIAS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 LAS FLORES LES PEDIMOS QUE TENGAN</text:p>
          </table:table-cell>
          <table:table-cell table:style-name="ce1" office:value-type="string" calcext:value-type="string">
            <text:p>PERFUME, A LOS HOMBRES EDUCACION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 NADIE LE DUELE LA CABEZA CUANDO</text:p>
          </table:table-cell>
          <table:table-cell table:style-name="ce1" office:value-type="string" calcext:value-type="string">
            <text:p>CONSUELA A OTRO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 vida no es justa, pero aun asi es</text:p>
          </table:table-cell>
          <table:table-cell table:style-name="ce1" office:value-type="string" calcext:value-type="string">
            <text:p>buena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ando tengas duda, solo toma el</text:p>
          </table:table-cell>
          <table:table-cell table:style-name="ce1" office:value-type="string" calcext:value-type="string">
            <text:p>siguiente paso pequeñ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 vida es demasiado corta para perder</text:p>
          </table:table-cell>
          <table:table-cell table:style-name="ce1" office:value-type="string" calcext:value-type="string">
            <text:p>el tiempo odiando a alguien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 trabajo no te cuidara cuando estes</text:p>
          </table:table-cell>
          <table:table-cell table:style-name="ce1" office:value-type="string" calcext:value-type="string">
            <text:p>enfermo. Tus amigos y familia SI.</text:p>
          </table:table-cell>
          <table:table-cell table:style-name="ce1" office:value-type="string" calcext:value-type="string">
            <text:p>Mantente en contacto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iquida tus tarjetas de credito cada me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o tienes que ganar cada discucion.</text:p>
          </table:table-cell>
          <table:table-cell table:style-name="ce1" office:value-type="string" calcext:value-type="string">
            <text:p>Debes estar de acuerdo en no estar de</text:p>
          </table:table-cell>
          <table:table-cell table:style-name="ce1" office:value-type="string" calcext:value-type="string">
            <text:p>acuerdo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lora con alguien. Alivia mas que llorar</text:p>
          </table:table-cell>
          <table:table-cell table:style-name="ce1" office:value-type="string" calcext:value-type="string">
            <text:p>solo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ta bien si te enojas con Dios.</text:p>
          </table:table-cell>
          <table:table-cell table:style-name="ce1" office:value-type="string" calcext:value-type="string">
            <text:p>El lo puede soportar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horra para el retiro comenzando con tu</text:p>
          </table:table-cell>
          <table:table-cell table:style-name="ce1" office:value-type="string" calcext:value-type="string">
            <text:p>primer cheque de nomina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ra alcanzar algo que nunca has tenido,</text:p>
          </table:table-cell>
          <table:table-cell table:style-name="ce1" office:value-type="string" calcext:value-type="string">
            <text:p>tendras que hacer algo que nunca</text:p>
          </table:table-cell>
          <table:table-cell table:style-name="ce1" office:value-type="string" calcext:value-type="string">
            <text:p>hiciste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ando Dios te quita aquello que tenias</text:p>
          </table:table-cell>
          <table:table-cell table:style-name="ce1" office:value-type="string" calcext:value-type="string">
            <text:p>agarrado, El no esta castigandote, sino</text:p>
          </table:table-cell>
          <table:table-cell table:style-name="ce1" office:value-type="string" calcext:value-type="string">
            <text:p>simplemente te prepara para algo mejor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antas puertas dejamos de abrir por el</text:p>
          </table:table-cell>
          <table:table-cell table:style-name="ce1" office:value-type="string" calcext:value-type="string">
            <text:p>miedo de arriesga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 amigo necesita ser: Honrado cuendo</text:p>
          </table:table-cell>
          <table:table-cell table:style-name="ce1" office:value-type="string" calcext:value-type="string">
            <text:p>esta, valorarlo cuando no esta;</text:p>
          </table:table-cell>
          <table:table-cell table:style-name="ce1" office:value-type="string" calcext:value-type="string">
            <text:p>y asistirlo cuando lo necesite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ener la conciencia limpia….</text:p>
          </table:table-cell>
          <table:table-cell table:style-name="ce1" office:value-type="string" calcext:value-type="string">
            <text:p>Es signo de mala memori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 dinero no hace la felicidad…</text:p>
          </table:table-cell>
          <table:table-cell table:style-name="ce1" office:value-type="string" calcext:value-type="string">
            <text:p>la compra ya hecha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 amor eterno dura tres meses….</text:p>
          </table:table-cell>
          <table:table-cell table:style-name="ce1" office:value-type="string" calcext:value-type="string">
            <text:p>o cuatro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y gente tan pobre que solamente</text:p>
          </table:table-cell>
          <table:table-cell table:style-name="ce1" office:value-type="string" calcext:value-type="string">
            <text:p>tiene diner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n hombre sabio siempre piensa lo que</text:p>
          </table:table-cell>
          <table:table-cell table:style-name="ce1" office:value-type="string" calcext:value-type="string">
            <text:p>dice y nunca dice lo que piensa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y un mundo mejor…</text:p>
          </table:table-cell>
          <table:table-cell table:style-name="ce1" office:value-type="string" calcext:value-type="string">
            <text:p>pero es carisismo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 verdadera felicidad esta en las</text:p>
          </table:table-cell>
          <table:table-cell table:style-name="ce1" office:value-type="string" calcext:value-type="string">
            <text:p>pequeñas cosas: Una pequeña mansion</text:p>
          </table:table-cell>
          <table:table-cell table:style-name="ce1" office:value-type="string" calcext:value-type="string">
            <text:p>Un pequeño yate, una pequeña fortuna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i buscas una mano dispuesta a ayudarte.</text:p>
          </table:table-cell>
          <table:table-cell table:style-name="ce1" office:value-type="string" calcext:value-type="string">
            <text:p>La encontraras al final de tu brazo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 inteligencia me persigue, pero yo soy</text:p>
          </table:table-cell>
          <table:table-cell table:style-name="ce1" office:value-type="string" calcext:value-type="string">
            <text:p>mas rapido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o te tomes la vida en serio, al fin y</text:p>
          </table:table-cell>
          <table:table-cell table:style-name="ce1" office:value-type="string" calcext:value-type="string">
            <text:p>al cabo, no saldras vivo de ella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 triste no es ir al cementerio, sino</text:p>
          </table:table-cell>
          <table:table-cell table:style-name="ce1" office:value-type="string" calcext:value-type="string">
            <text:p>quedarse en el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 que nace pobre y feo, tiene grandes</text:p>
          </table:table-cell>
          <table:table-cell table:style-name="ce1" office:value-type="string" calcext:value-type="string">
            <text:p>posibilidades de que se le desarrollen</text:p>
          </table:table-cell>
          <table:table-cell table:style-name="ce1" office:value-type="string" calcext:value-type="string">
            <text:p>ambas condiciones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uye de las tentaciones, despacio, para</text:p>
          </table:table-cell>
          <table:table-cell table:style-name="ce1" office:value-type="string" calcext:value-type="string">
            <text:p>que puedan alcanzarte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o dejes que te afecten las palabras</text:p>
          </table:table-cell>
          <table:table-cell table:style-name="ce1" office:value-type="string" calcext:value-type="string">
            <text:p>necias ni los prejuicios. No te compares</text:p>
          </table:table-cell>
          <table:table-cell table:style-name="ce1" office:value-type="string" calcext:value-type="string">
            <text:p>con los demás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mar no es solamente querer,</text:p>
          </table:table-cell>
          <table:table-cell table:style-name="ce1" office:value-type="string" calcext:value-type="string">
            <text:p>es, sobretodo, comprender.</text:p>
          </table:table-cell>
          <table:table-cell table:style-name="ce1" office:value-type="string" calcext:value-type="string">
            <text:p>Françoise Saga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o hay grandeza donde falta la sencillez</text:p>
          </table:table-cell>
          <table:table-cell table:style-name="ce1" office:value-type="string" calcext:value-type="string">
            <text:p>la bondad y la verdad</text:p>
          </table:table-cell>
          <table:table-cell table:style-name="ce1" office:value-type="string" calcext:value-type="string">
            <text:p>León Tolstoi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ive tu vida de tal manera, que cuando</text:p>
          </table:table-cell>
          <table:table-cell table:style-name="ce1" office:value-type="string" calcext:value-type="string">
            <text:p>salgas de la cama, el diablo diag:</text:p>
          </table:table-cell>
          <table:table-cell table:style-name="ce1" office:value-type="string" calcext:value-type="string">
            <text:p>¡En la madre…! ya se levantó…!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ay que vivir ligero porque el tiempo</text:p>
          </table:table-cell>
          <table:table-cell table:style-name="ce1" office:value-type="string" calcext:value-type="string">
            <text:p>de morir está fijado.</text:p>
          </table:table-cell>
          <table:table-cell table:style-name="ce1" office:value-type="string" calcext:value-type="string">
            <text:p>Ernest Hemingwa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ay que budar caminos que no hayan sido</text:p>
          </table:table-cell>
          <table:table-cell table:style-name="ce1" office:value-type="string" calcext:value-type="string">
            <text:p>transitados antes.</text:p>
          </table:table-cell>
          <table:table-cell table:style-name="ce1" office:value-type="string" calcext:value-type="string">
            <text:p>Eduardo Chillid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e gusta la gente que vibra, que no</text:p>
          </table:table-cell>
          <table:table-cell table:style-name="ce1" office:value-type="string" calcext:value-type="string">
            <text:p>necesita que le digan que hacer, sino</text:p>
          </table:table-cell>
          <table:table-cell table:style-name="ce1" office:value-type="string" calcext:value-type="string">
            <text:p>que sabe que tiene que hacer, y lo hac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ando un médico se equivoca,</text:p>
          </table:table-cell>
          <table:table-cell table:style-name="ce1" office:value-type="string" calcext:value-type="string">
            <text:p>la solución es echarle tierra al asunt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 música japonesa es</text:p>
          </table:table-cell>
          <table:table-cell table:style-name="ce1" office:value-type="string" calcext:value-type="string">
            <text:p>una tortura chin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 eco siempre dice la última palabr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n los aviones se pasa el tiempo volando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os mosquitos mueren entre aplauso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e vende la farmacia cuando ya no hay</text:p>
          </table:table-cell>
          <table:table-cell table:style-name="ce1" office:value-type="string" calcext:value-type="string">
            <text:p>más remedi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s japoneses quieren abrirle los ojos</text:p>
          </table:table-cell>
          <table:table-cell table:style-name="ce1" office:value-type="string" calcext:value-type="string">
            <text:p>al mund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reglar los problémas económicos es</text:p>
          </table:table-cell>
          <table:table-cell table:style-name="ce1" office:value-type="string" calcext:value-type="string">
            <text:p>facil, lo único que se necesita es</text:p>
          </table:table-cell>
          <table:table-cell table:style-name="ce1" office:value-type="string" calcext:value-type="string">
            <text:p>dine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tes de poner en duda el buen juicio de</text:p>
          </table:table-cell>
          <table:table-cell table:style-name="ce1" office:value-type="string" calcext:value-type="string">
            <text:p>tu mujer, fíjate con quien se ha casado</text:p>
          </table:table-cell>
          <table:table-cell table:style-name="ce1" office:value-type="string" calcext:value-type="string">
            <text:p>ella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no está enamorado cuando se da cuenta</text:p>
          </table:table-cell>
          <table:table-cell table:style-name="ce1" office:value-type="string" calcext:value-type="string">
            <text:p>de que la otra persona es única.</text:p>
          </table:table-cell>
          <table:table-cell table:style-name="ce1" office:value-type="string" calcext:value-type="string">
            <text:p>Jorge Luis Borge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o te compares con los demás, porque</text:p>
          </table:table-cell>
          <table:table-cell table:style-name="ce1" office:value-type="string" calcext:value-type="string">
            <text:p>siempre habrá alguien mas grande o</text:p>
          </table:table-cell>
          <table:table-cell table:style-name="ce1" office:value-type="string" calcext:value-type="string">
            <text:p>más pequeño que tú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ie con fuerza, ama con sinceridad y</text:p>
          </table:table-cell>
          <table:table-cell table:style-name="ce1" office:value-type="string" calcext:value-type="string">
            <text:p>perdona rápidamente, ¡¡Quien sabe si</text:p>
          </table:table-cell>
          <table:table-cell table:style-name="ce1" office:value-type="string" calcext:value-type="string">
            <text:p>tendrás otra oportunidad.!!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ive mientras estés vivo, perdona ahora,</text:p>
          </table:table-cell>
          <table:table-cell table:style-name="ce1" office:value-type="string" calcext:value-type="string">
            <text:p>a aquellos que te hacen llorar, ¡Quien</text:p>
          </table:table-cell>
          <table:table-cell table:style-name="ce1" office:value-type="string" calcext:value-type="string">
            <text:p>sabe si tendrás otra oportunidad!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 vida es muy corta para hacer dramas</text:p>
          </table:table-cell>
          <table:table-cell table:style-name="ce1" office:value-type="string" calcext:value-type="string">
            <text:p>por cosas sin importancia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y tantas cosas para gozar y nuestro</text:p>
          </table:table-cell>
          <table:table-cell table:style-name="ce1" office:value-type="string" calcext:value-type="string">
            <text:p>paso por la Tierra es tan corto, que</text:p>
          </table:table-cell>
          <table:table-cell table:style-name="ce1" office:value-type="string" calcext:value-type="string">
            <text:p>sufrir es una pérdida de tiempo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s palabras que no van seguidas de</text:p>
          </table:table-cell>
          <table:table-cell table:style-name="ce1" office:value-type="string" calcext:value-type="string">
            <text:p>hechos, no valen nada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 perfección es una pulida colección de</text:p>
          </table:table-cell>
          <table:table-cell table:style-name="ce1" office:value-type="string" calcext:value-type="string">
            <text:p>errore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s ventajas del nudismo</text:p>
          </table:table-cell>
          <table:table-cell table:style-name="ce1" office:value-type="string" calcext:value-type="string">
            <text:p>saltan a la vist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lo quien ha comido ajo</text:p>
          </table:table-cell>
          <table:table-cell table:style-name="ce1" office:value-type="string" calcext:value-type="string">
            <text:p>puede darnos una palabra de alient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rir es como dormir</text:p>
          </table:table-cell>
          <table:table-cell table:style-name="ce1" office:value-type="string" calcext:value-type="string">
            <text:p>pero sin levantarse a orina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 inactividad sexual es peligrosa,</text:p>
          </table:table-cell>
          <table:table-cell table:style-name="ce1" office:value-type="string" calcext:value-type="string">
            <text:p>produce cuerno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y en día la fidelidad solo se ve</text:p>
          </table:table-cell>
          <table:table-cell table:style-name="ce1" office:value-type="string" calcext:value-type="string">
            <text:p>en los equipos de sonid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y estudiantes que les apena ir al</text:p>
          </table:table-cell>
          <table:table-cell table:style-name="ce1" office:value-type="string" calcext:value-type="string">
            <text:p>hipódromo y ver que hasta los caballos</text:p>
          </table:table-cell>
          <table:table-cell table:style-name="ce1" office:value-type="string" calcext:value-type="string">
            <text:p>logran terminar su carrer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 negocio mas expuesto a la quiebra</text:p>
          </table:table-cell>
          <table:table-cell table:style-name="ce1" office:value-type="string" calcext:value-type="string">
            <text:p>es la cristalerí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 matrimonio es como las libretas de</text:p>
          </table:table-cell>
          <table:table-cell table:style-name="ce1" office:value-type="string" calcext:value-type="string">
            <text:p>ahorro: De tanto meter y sacar se pierde</text:p>
          </table:table-cell>
          <table:table-cell table:style-name="ce1" office:value-type="string" calcext:value-type="string">
            <text:p>el interés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 diabético no puede ir de</text:p>
          </table:table-cell>
          <table:table-cell table:style-name="ce1" office:value-type="string" calcext:value-type="string">
            <text:p>Luna de Miel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ando todo sube, lo único que baja es</text:p>
          </table:table-cell>
          <table:table-cell table:style-name="ce1" office:value-type="string" calcext:value-type="string">
            <text:p>la ropa interio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y que trabajar ocho horas y</text:p>
          </table:table-cell>
          <table:table-cell table:style-name="ce1" office:value-type="string" calcext:value-type="string">
            <text:p>dormir ocho, pero no las misma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s japoneses no miran,</text:p>
          </table:table-cell>
          <table:table-cell table:style-name="ce1" office:value-type="string" calcext:value-type="string">
            <text:p>sospecha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¿Cuá es el animal que después de muerto</text:p>
          </table:table-cell>
          <table:table-cell table:style-name="ce1" office:value-type="string" calcext:value-type="string">
            <text:p>dá muchas vueltas?</text:p>
          </table:table-cell>
          <table:table-cell table:style-name="ce1" office:value-type="string" calcext:value-type="string">
            <text:p>El pollo rostizado</text:p>
          </table:table-cell>
          <table:table-cell table:number-columns-repeated="1021"/>
        </table:table-row>
        <table:table-row table:style-name="ro1" table:number-rows-repeated="10481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mpieza" table:style-name="ta2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CITA1</text:p>
          </table:table-cell>
          <table:table-cell table:style-name="ce1" office:value-type="string" calcext:value-type="string">
            <text:p>CITA2</text:p>
          </table:table-cell>
          <table:table-cell table:style-name="ce1" office:value-type="string" calcext:value-type="string">
            <text:p>CITA3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La excelencia es una aspiración humana,</text:p>
          </table:table-cell>
          <table:table-cell table:style-name="ce1" office:value-type="string" calcext:value-type="string">
            <text:p>la perfección es asunto de Dios.</text:p>
          </table:table-cell>
          <table:table-cell/>
          <table:table-cell table:style-name="ce1"/>
          <table:table-cell table:number-columns-repeated="2"/>
          <table:table-cell table:formula="of:=[.A2]&amp;&quot; &quot;&amp;[.B2]&amp;&quot; &quot;&amp;[.C2]" office:value-type="string" office:string-value="La excelencia es una aspiración humana, la perfección es asunto de Dios. " calcext:value-type="string">
            <text:p>La excelencia es una aspiración humana, la perfección es asunto de Dios. </text:p>
          </table:table-cell>
        </table:table-row>
        <table:table-row table:style-name="ro1">
          <table:table-cell table:style-name="ce1" office:value-type="string" calcext:value-type="string">
            <text:p>El dinero no da la felicidad,</text:p>
          </table:table-cell>
          <table:table-cell table:style-name="ce1" office:value-type="string" calcext:value-type="string">
            <text:p>pero si calma los nervios.</text:p>
          </table:table-cell>
          <table:table-cell/>
          <table:table-cell table:style-name="ce1"/>
          <table:table-cell table:number-columns-repeated="2"/>
          <table:table-cell table:formula="of:=[.A3]&amp;&quot; &quot;&amp;[.B3]&amp;&quot; &quot;&amp;[.C3]" office:value-type="string" office:string-value="El dinero no da la felicidad, pero si calma los nervios. " calcext:value-type="string">
            <text:p>El dinero no da la felicidad, pero si calma los nervios. </text:p>
          </table:table-cell>
        </table:table-row>
        <table:table-row table:style-name="ro1">
          <table:table-cell table:style-name="ce1" office:value-type="string" calcext:value-type="string">
            <text:p>Un buen padre lo es por su corazón y</text:p>
          </table:table-cell>
          <table:table-cell table:style-name="ce1" office:value-type="string" calcext:value-type="string">
            <text:p>sus entrañas, no por su cerebro.</text:p>
          </table:table-cell>
          <table:table-cell/>
          <table:table-cell table:style-name="ce1"/>
          <table:table-cell table:number-columns-repeated="2"/>
          <table:table-cell table:formula="of:=[.A4]&amp;&quot; &quot;&amp;[.B4]&amp;&quot; &quot;&amp;[.C4]" office:value-type="string" office:string-value="Un buen padre lo es por su corazón y sus entrañas, no por su cerebro. " calcext:value-type="string">
            <text:p>Un buen padre lo es por su corazón y sus entrañas, no por su cerebro. </text:p>
          </table:table-cell>
        </table:table-row>
        <table:table-row table:style-name="ro1">
          <table:table-cell table:style-name="ce1" office:value-type="string" calcext:value-type="string">
            <text:p>La felicidad se obtiene dando felicidad.</text:p>
          </table:table-cell>
          <table:table-cell table:number-columns-repeated="2"/>
          <table:table-cell table:style-name="ce1"/>
          <table:table-cell table:number-columns-repeated="2"/>
          <table:table-cell table:formula="of:=[.A5]&amp;&quot; &quot;&amp;[.B5]&amp;&quot; &quot;&amp;[.C5]" office:value-type="string" office:string-value="La felicidad se obtiene dando felicidad.  " calcext:value-type="string">
            <text:p>La felicidad se obtiene dando felicidad. <text:s/></text:p>
          </table:table-cell>
        </table:table-row>
        <table:table-row table:style-name="ro1">
          <table:table-cell table:style-name="ce1" office:value-type="string" calcext:value-type="string">
            <text:p>El dinero no es bueno ni malo,</text:p>
          </table:table-cell>
          <table:table-cell table:style-name="ce1" office:value-type="string" calcext:value-type="string">
            <text:p>su valor depende de quién lo gana</text:p>
          </table:table-cell>
          <table:table-cell table:style-name="ce1" office:value-type="string" calcext:value-type="string">
            <text:p>y quien lo gasta.</text:p>
          </table:table-cell>
          <table:table-cell table:style-name="ce1"/>
          <table:table-cell table:number-columns-repeated="2"/>
          <table:table-cell table:formula="of:=[.A6]&amp;&quot; &quot;&amp;[.B6]&amp;&quot; &quot;&amp;[.C6]" office:value-type="string" office:string-value="El dinero no es bueno ni malo, su valor depende de quién lo gana y quien lo gasta." calcext:value-type="string">
            <text:p>El dinero no es bueno ni malo, su valor depende de quién lo gana y quien lo gasta.</text:p>
          </table:table-cell>
        </table:table-row>
        <table:table-row table:style-name="ro1">
          <table:table-cell table:style-name="ce1" office:value-type="string" calcext:value-type="string">
            <text:p>La ambición sin conocimientos, es</text:p>
          </table:table-cell>
          <table:table-cell table:style-name="ce1" office:value-type="string" calcext:value-type="string">
            <text:p>como un barco fuera del agua.</text:p>
          </table:table-cell>
          <table:table-cell/>
          <table:table-cell table:style-name="ce1"/>
          <table:table-cell table:number-columns-repeated="2"/>
          <table:table-cell table:formula="of:=[.A7]&amp;&quot; &quot;&amp;[.B7]&amp;&quot; &quot;&amp;[.C7]" office:value-type="string" office:string-value="La ambición sin conocimientos, es como un barco fuera del agua. " calcext:value-type="string">
            <text:p>La ambición sin conocimientos, es como un barco fuera del agua. </text:p>
          </table:table-cell>
        </table:table-row>
        <table:table-row table:style-name="ro1">
          <table:table-cell table:style-name="ce1" office:value-type="string" calcext:value-type="string">
            <text:p>Si dices la verdad, no tendrás que</text:p>
          </table:table-cell>
          <table:table-cell table:style-name="ce1" office:value-type="string" calcext:value-type="string">
            <text:p>acordarte de nada.</text:p>
          </table:table-cell>
          <table:table-cell/>
          <table:table-cell table:style-name="ce1"/>
          <table:table-cell table:number-columns-repeated="2"/>
          <table:table-cell table:formula="of:=[.A8]&amp;&quot; &quot;&amp;[.B8]&amp;&quot; &quot;&amp;[.C8]" office:value-type="string" office:string-value="Si dices la verdad, no tendrás que acordarte de nada. " calcext:value-type="string">
            <text:p>Si dices la verdad, no tendrás que acordarte de nada. </text:p>
          </table:table-cell>
        </table:table-row>
        <table:table-row table:style-name="ro1">
          <table:table-cell table:style-name="ce1" office:value-type="string" calcext:value-type="string">
            <text:p>El remordimiento es el primer paso</text:p>
          </table:table-cell>
          <table:table-cell table:style-name="ce1" office:value-type="string" calcext:value-type="string">
            <text:p>para cambiar de conducta.</text:p>
          </table:table-cell>
          <table:table-cell/>
          <table:table-cell table:style-name="ce1"/>
          <table:table-cell table:number-columns-repeated="2"/>
          <table:table-cell table:formula="of:=[.A9]&amp;&quot; &quot;&amp;[.B9]&amp;&quot; &quot;&amp;[.C9]" office:value-type="string" office:string-value="El remordimiento es el primer paso para cambiar de conducta. " calcext:value-type="string">
            <text:p>El remordimiento es el primer paso para cambiar de conducta. </text:p>
          </table:table-cell>
        </table:table-row>
        <table:table-row table:style-name="ro1">
          <table:table-cell table:style-name="ce1" office:value-type="string" calcext:value-type="string">
            <text:p>En cuanto uno tiene hijos,</text:p>
          </table:table-cell>
          <table:table-cell table:style-name="ce1" office:value-type="string" calcext:value-type="string">
            <text:p>perdonamos a nuestros padres.</text:p>
          </table:table-cell>
          <table:table-cell/>
          <table:table-cell table:style-name="ce1"/>
          <table:table-cell table:number-columns-repeated="2"/>
          <table:table-cell table:formula="of:=[.A10]&amp;&quot; &quot;&amp;[.B10]&amp;&quot; &quot;&amp;[.C10]" office:value-type="string" office:string-value="En cuanto uno tiene hijos, perdonamos a nuestros padres. " calcext:value-type="string">
            <text:p>En cuanto uno tiene hijos, perdonamos a nuestros padres. </text:p>
          </table:table-cell>
        </table:table-row>
        <table:table-row table:style-name="ro1">
          <table:table-cell table:style-name="ce1" office:value-type="string" calcext:value-type="string">
            <text:p>Los hijos nos impiden lamentarnos del</text:p>
          </table:table-cell>
          <table:table-cell table:style-name="ce1" office:value-type="string" calcext:value-type="string">
            <text:p>pasado, porque son nuestros mejores</text:p>
          </table:table-cell>
          <table:table-cell table:style-name="ce1" office:value-type="string" calcext:value-type="string">
            <text:p>frutos.</text:p>
          </table:table-cell>
          <table:table-cell table:style-name="ce1"/>
          <table:table-cell table:number-columns-repeated="2"/>
          <table:table-cell table:formula="of:=[.A11]&amp;&quot; &quot;&amp;[.B11]&amp;&quot; &quot;&amp;[.C11]" office:value-type="string" office:string-value="Los hijos nos impiden lamentarnos del pasado, porque son nuestros mejores frutos." calcext:value-type="string">
            <text:p>Los hijos nos impiden lamentarnos del pasado, porque son nuestros mejores frutos.</text:p>
          </table:table-cell>
        </table:table-row>
        <table:table-row table:style-name="ro1">
          <table:table-cell table:style-name="ce1" office:value-type="string" calcext:value-type="string">
            <text:p>Un buen hogar se construye,</text:p>
          </table:table-cell>
          <table:table-cell table:style-name="ce1" office:value-type="string" calcext:value-type="string">
            <text:p>no se compra.</text:p>
          </table:table-cell>
          <table:table-cell/>
          <table:table-cell table:style-name="ce1"/>
          <table:table-cell table:number-columns-repeated="2"/>
          <table:table-cell table:formula="of:=[.A12]&amp;&quot; &quot;&amp;[.B12]&amp;&quot; &quot;&amp;[.C12]" office:value-type="string" office:string-value="Un buen hogar se construye, no se compra. " calcext:value-type="string">
            <text:p>Un buen hogar se construye, no se compra. </text:p>
          </table:table-cell>
        </table:table-row>
        <table:table-row table:style-name="ro1">
          <table:table-cell table:style-name="ce1" office:value-type="string" calcext:value-type="string">
            <text:p>Los sueños son sumamente importantes,</text:p>
          </table:table-cell>
          <table:table-cell table:style-name="ce1" office:value-type="string" calcext:value-type="string">
            <text:p>nada se hace sin que antes se imagine.</text:p>
          </table:table-cell>
          <table:table-cell/>
          <table:table-cell table:style-name="ce1"/>
          <table:table-cell table:number-columns-repeated="2"/>
          <table:table-cell table:formula="of:=[.A13]&amp;&quot; &quot;&amp;[.B13]&amp;&quot; &quot;&amp;[.C13]" office:value-type="string" office:string-value="Los sueños son sumamente importantes, nada se hace sin que antes se imagine. " calcext:value-type="string">
            <text:p>Los sueños son sumamente importantes, nada se hace sin que antes se imagine. </text:p>
          </table:table-cell>
        </table:table-row>
        <table:table-row table:style-name="ro1">
          <table:table-cell table:style-name="ce1" office:value-type="string" calcext:value-type="string">
            <text:p>Los más grandes no vencen a los más</text:p>
          </table:table-cell>
          <table:table-cell table:style-name="ce1" office:value-type="string" calcext:value-type="string">
            <text:p>pequeños, pero los mas veloces si</text:p>
          </table:table-cell>
          <table:table-cell table:style-name="ce1" office:value-type="string" calcext:value-type="string">
            <text:p>vencen a los más lentos .</text:p>
          </table:table-cell>
          <table:table-cell table:style-name="ce1"/>
          <table:table-cell table:number-columns-repeated="2"/>
          <table:table-cell table:formula="of:=[.A14]&amp;&quot; &quot;&amp;[.B14]&amp;&quot; &quot;&amp;[.C14]" office:value-type="string" office:string-value="Los más grandes no vencen a los más pequeños, pero los mas veloces si vencen a los más lentos ." calcext:value-type="string">
            <text:p>Los más grandes no vencen a los más pequeños, pero los mas veloces si vencen a los más lentos .</text:p>
          </table:table-cell>
        </table:table-row>
        <table:table-row table:style-name="ro1">
          <table:table-cell table:style-name="ce1" office:value-type="string" calcext:value-type="string">
            <text:p>La verdad tiene que caer en suelo fértil</text:p>
          </table:table-cell>
          <table:table-cell table:number-columns-repeated="2"/>
          <table:table-cell table:style-name="ce1"/>
          <table:table-cell table:number-columns-repeated="2"/>
          <table:table-cell table:formula="of:=[.A15]&amp;&quot; &quot;&amp;[.B15]&amp;&quot; &quot;&amp;[.C15]" office:value-type="string" office:string-value="La verdad tiene que caer en suelo fértil  " calcext:value-type="string">
            <text:p>La verdad tiene que caer en suelo fértil <text:s/></text:p>
          </table:table-cell>
        </table:table-row>
        <table:table-row table:style-name="ro1">
          <table:table-cell table:style-name="ce1" office:value-type="string" calcext:value-type="string">
            <text:p>Cada uno de nosotros debemos descubrir</text:p>
          </table:table-cell>
          <table:table-cell table:style-name="ce1" office:value-type="string" calcext:value-type="string">
            <text:p>nuestro propio camino, y jamás seremos</text:p>
          </table:table-cell>
          <table:table-cell table:style-name="ce1" office:value-type="string" calcext:value-type="string">
            <text:p>felices si seguimos el de otro.</text:p>
          </table:table-cell>
          <table:table-cell table:style-name="ce1"/>
          <table:table-cell table:number-columns-repeated="2"/>
          <table:table-cell table:formula="of:=[.A16]&amp;&quot; &quot;&amp;[.B16]&amp;&quot; &quot;&amp;[.C16]" office:value-type="string" office:string-value="Cada uno de nosotros debemos descubrir nuestro propio camino, y jamás seremos felices si seguimos el de otro." calcext:value-type="string">
            <text:p>Cada uno de nosotros debemos descubrir nuestro propio camino, y jamás seremos felices si seguimos el de otro.</text:p>
          </table:table-cell>
        </table:table-row>
        <table:table-row table:style-name="ro1">
          <table:table-cell table:style-name="ce1" office:value-type="string" calcext:value-type="string">
            <text:p>No nos preocupemos de que nuestros hijos</text:p>
          </table:table-cell>
          <table:table-cell table:style-name="ce1" office:value-type="string" calcext:value-type="string">
            <text:p>no nos escuchen, preocupémonos porque</text:p>
          </table:table-cell>
          <table:table-cell table:style-name="ce1" office:value-type="string" calcext:value-type="string">
            <text:p>siempre nos están observando.</text:p>
          </table:table-cell>
          <table:table-cell table:style-name="ce1"/>
          <table:table-cell table:number-columns-repeated="2"/>
          <table:table-cell table:formula="of:=[.A17]&amp;&quot; &quot;&amp;[.B17]&amp;&quot; &quot;&amp;[.C17]" office:value-type="string" office:string-value="No nos preocupemos de que nuestros hijos no nos escuchen, preocupémonos porque siempre nos están observando." calcext:value-type="string">
            <text:p>No nos preocupemos de que nuestros hijos no nos escuchen, preocupémonos porque siempre nos están observando.</text:p>
          </table:table-cell>
        </table:table-row>
        <table:table-row table:style-name="ro1">
          <table:table-cell table:style-name="ce1" office:value-type="string" calcext:value-type="string">
            <text:p>Muchísimas personas sobreestiman lo que</text:p>
          </table:table-cell>
          <table:table-cell table:style-name="ce1" office:value-type="string" calcext:value-type="string">
            <text:p>no son y subestiman lo que son</text:p>
          </table:table-cell>
          <table:table-cell/>
          <table:table-cell table:style-name="ce1"/>
          <table:table-cell table:number-columns-repeated="2"/>
          <table:table-cell table:formula="of:=[.A18]&amp;&quot; &quot;&amp;[.B18]&amp;&quot; &quot;&amp;[.C18]" office:value-type="string" office:string-value="Muchísimas personas sobreestiman lo que no son y subestiman lo que son " calcext:value-type="string">
            <text:p>Muchísimas personas sobreestiman lo que no son y subestiman lo que son </text:p>
          </table:table-cell>
        </table:table-row>
        <table:table-row table:style-name="ro1">
          <table:table-cell table:style-name="ce1" office:value-type="string" calcext:value-type="string">
            <text:p>Cuando se nos despide, la naturaleza nos</text:p>
          </table:table-cell>
          <table:table-cell table:style-name="ce1" office:value-type="string" calcext:value-type="string">
            <text:p>está diciendo que no teníamos el empleo</text:p>
          </table:table-cell>
          <table:table-cell table:style-name="ce1" office:value-type="string" calcext:value-type="string">
            <text:p>que en verdad deseábamos.</text:p>
          </table:table-cell>
          <table:table-cell table:style-name="ce1"/>
          <table:table-cell table:number-columns-repeated="2"/>
          <table:table-cell table:formula="of:=[.A19]&amp;&quot; &quot;&amp;[.B19]&amp;&quot; &quot;&amp;[.C19]" office:value-type="string" office:string-value="Cuando se nos despide, la naturaleza nos está diciendo que no teníamos el empleo que en verdad deseábamos." calcext:value-type="string">
            <text:p>Cuando se nos despide, la naturaleza nos está diciendo que no teníamos el empleo que en verdad deseábamos.</text:p>
          </table:table-cell>
        </table:table-row>
        <table:table-row table:style-name="ro1">
          <table:table-cell table:style-name="ce1" office:value-type="string" calcext:value-type="string">
            <text:p>El dinero es algo muy singular:</text:p>
          </table:table-cell>
          <table:table-cell table:style-name="ce1" office:value-type="string" calcext:value-type="string">
            <text:p>Le dá al ser humano tanta alegría como</text:p>
          </table:table-cell>
          <table:table-cell table:style-name="ce1" office:value-type="string" calcext:value-type="string">
            <text:p>el amor y tanta angustia como la muerte.</text:p>
          </table:table-cell>
          <table:table-cell table:style-name="ce1"/>
          <table:table-cell table:number-columns-repeated="2"/>
          <table:table-cell table:formula="of:=[.A20]&amp;&quot; &quot;&amp;[.B20]&amp;&quot; &quot;&amp;[.C20]" office:value-type="string" office:string-value="El dinero es algo muy singular: Le dá al ser humano tanta alegría como el amor y tanta angustia como la muerte." calcext:value-type="string">
            <text:p>El dinero es algo muy singular: Le dá al ser humano tanta alegría como el amor y tanta angustia como la muerte.</text:p>
          </table:table-cell>
        </table:table-row>
        <table:table-row table:style-name="ro1">
          <table:table-cell table:style-name="ce1" office:value-type="string" calcext:value-type="string">
            <text:p>Cuando no se tiene dinero siempre se</text:p>
          </table:table-cell>
          <table:table-cell table:style-name="ce1" office:value-type="string" calcext:value-type="string">
            <text:p>piensa en él. Cuando se tiene dinero</text:p>
          </table:table-cell>
          <table:table-cell table:style-name="ce1" office:value-type="string" calcext:value-type="string">
            <text:p>sólo se piensa en él.</text:p>
          </table:table-cell>
          <table:table-cell table:style-name="ce1"/>
          <table:table-cell table:number-columns-repeated="2"/>
          <table:table-cell table:formula="of:=[.A21]&amp;&quot; &quot;&amp;[.B21]&amp;&quot; &quot;&amp;[.C21]" office:value-type="string" office:string-value="Cuando no se tiene dinero siempre se piensa en él. Cuando se tiene dinero sólo se piensa en él." calcext:value-type="string">
            <text:p>Cuando no se tiene dinero siempre se piensa en él. Cuando se tiene dinero sólo se piensa en él.</text:p>
          </table:table-cell>
        </table:table-row>
        <table:table-row table:style-name="ro1">
          <table:table-cell table:style-name="ce1" office:value-type="string" calcext:value-type="string">
            <text:p>Los errores son justificables si se</text:p>
          </table:table-cell>
          <table:table-cell table:style-name="ce1" office:value-type="string" calcext:value-type="string">
            <text:p>cometen buscando la felicidad</text:p>
          </table:table-cell>
          <table:table-cell/>
          <table:table-cell table:style-name="ce1"/>
          <table:table-cell table:number-columns-repeated="2"/>
          <table:table-cell table:formula="of:=[.A22]&amp;&quot; &quot;&amp;[.B22]&amp;&quot; &quot;&amp;[.C22]" office:value-type="string" office:string-value="Los errores son justificables si se cometen buscando la felicidad " calcext:value-type="string">
            <text:p>Los errores son justificables si se cometen buscando la felicidad </text:p>
          </table:table-cell>
        </table:table-row>
        <table:table-row table:style-name="ro1">
          <table:table-cell table:style-name="ce1" office:value-type="string" calcext:value-type="string">
            <text:p>Soporta el dolor de hoy. No lo acumules</text:p>
          </table:table-cell>
          <table:table-cell table:style-name="ce1" office:value-type="string" calcext:value-type="string">
            <text:p>al de ayer, ni quieras cargar ya con el</text:p>
          </table:table-cell>
          <table:table-cell table:style-name="ce1" office:value-type="string" calcext:value-type="string">
            <text:p>de mañana.</text:p>
          </table:table-cell>
          <table:table-cell table:style-name="ce1"/>
          <table:table-cell table:number-columns-repeated="2"/>
          <table:table-cell table:formula="of:=[.A23]&amp;&quot; &quot;&amp;[.B23]&amp;&quot; &quot;&amp;[.C23]" office:value-type="string" office:string-value="Soporta el dolor de hoy. No lo acumules al de ayer, ni quieras cargar ya con el de mañana." calcext:value-type="string">
            <text:p>Soporta el dolor de hoy. No lo acumules al de ayer, ni quieras cargar ya con el de mañana.</text:p>
          </table:table-cell>
        </table:table-row>
        <table:table-row table:style-name="ro1">
          <table:table-cell table:style-name="ce1" office:value-type="string" calcext:value-type="string">
            <text:p>Disfruta el presente.</text:p>
          </table:table-cell>
          <table:table-cell table:style-name="ce1" office:value-type="string" calcext:value-type="string">
            <text:p>Aprende del pasado.</text:p>
          </table:table-cell>
          <table:table-cell table:style-name="ce1" office:value-type="string" calcext:value-type="string">
            <text:p>Sueña con el futuro.</text:p>
          </table:table-cell>
          <table:table-cell table:style-name="ce1"/>
          <table:table-cell table:number-columns-repeated="2"/>
          <table:table-cell table:formula="of:=[.A24]&amp;&quot; &quot;&amp;[.B24]&amp;&quot; &quot;&amp;[.C24]" office:value-type="string" office:string-value="Disfruta el presente. Aprende del pasado. Sueña con el futuro." calcext:value-type="string">
            <text:p>Disfruta el presente. Aprende del pasado. Sueña con el futuro.</text:p>
          </table:table-cell>
        </table:table-row>
        <table:table-row table:style-name="ro1">
          <table:table-cell table:style-name="ce1" office:value-type="string" calcext:value-type="string">
            <text:p>Algunos no tienen de su riqueza, más</text:p>
          </table:table-cell>
          <table:table-cell table:style-name="ce1" office:value-type="string" calcext:value-type="string">
            <text:p>que el miedo a perderla.</text:p>
          </table:table-cell>
          <table:table-cell/>
          <table:table-cell table:style-name="ce1"/>
          <table:table-cell table:number-columns-repeated="2"/>
          <table:table-cell table:formula="of:=[.A25]&amp;&quot; &quot;&amp;[.B25]&amp;&quot; &quot;&amp;[.C25]" office:value-type="string" office:string-value="Algunos no tienen de su riqueza, más que el miedo a perderla. " calcext:value-type="string">
            <text:p>Algunos no tienen de su riqueza, más que el miedo a perderla. </text:p>
          </table:table-cell>
        </table:table-row>
        <table:table-row table:style-name="ro1">
          <table:table-cell table:style-name="ce1" office:value-type="string" calcext:value-type="string">
            <text:p>Hoy es el día más bello.</text:p>
          </table:table-cell>
          <table:table-cell table:number-columns-repeated="5"/>
          <table:table-cell table:formula="of:=[.A26]&amp;&quot; &quot;&amp;[.B26]&amp;&quot; &quot;&amp;[.C26]" office:value-type="string" office:string-value="Hoy es el día más bello.  " calcext:value-type="string">
            <text:p>Hoy es el día más bello. <text:s/></text:p>
          </table:table-cell>
        </table:table-row>
        <table:table-row table:style-name="ro1">
          <table:table-cell table:style-name="ce1" office:value-type="string" calcext:value-type="string">
            <text:p>Equivocarse, es la cosa más fácil.</text:p>
          </table:table-cell>
          <table:table-cell table:number-columns-repeated="5"/>
          <table:table-cell table:formula="of:=[.A27]&amp;&quot; &quot;&amp;[.B27]&amp;&quot; &quot;&amp;[.C27]" office:value-type="string" office:string-value="Equivocarse, es la cosa más fácil.  " calcext:value-type="string">
            <text:p>Equivocarse, es la cosa más fácil. <text:s/></text:p>
          </table:table-cell>
        </table:table-row>
        <table:table-row table:style-name="ro1">
          <table:table-cell table:style-name="ce1" office:value-type="string" calcext:value-type="string">
            <text:p>El miedo, es el obstáculo más grande.</text:p>
          </table:table-cell>
          <table:table-cell table:number-columns-repeated="5"/>
          <table:table-cell table:formula="of:=[.A28]&amp;&quot; &quot;&amp;[.B28]&amp;&quot; &quot;&amp;[.C28]" office:value-type="string" office:string-value="El miedo, es el obstáculo más grande.  " calcext:value-type="string">
            <text:p>El miedo, es el obstáculo más grande. <text:s/></text:p>
          </table:table-cell>
        </table:table-row>
        <table:table-row table:style-name="ro1">
          <table:table-cell table:style-name="ce1" office:value-type="string" calcext:value-type="string">
            <text:p>Abandonarse, es el error mayor.</text:p>
          </table:table-cell>
          <table:table-cell table:number-columns-repeated="5"/>
          <table:table-cell table:formula="of:=[.A29]&amp;&quot; &quot;&amp;[.B29]&amp;&quot; &quot;&amp;[.C29]" office:value-type="string" office:string-value="Abandonarse, es el error mayor.  " calcext:value-type="string">
            <text:p>Abandonarse, es el error mayor. <text:s/></text:p>
          </table:table-cell>
        </table:table-row>
        <table:table-row table:style-name="ro1">
          <table:table-cell table:style-name="ce1" office:value-type="string" calcext:value-type="string">
            <text:p>El egoísmo, es la raíz de todos los</text:p>
          </table:table-cell>
          <table:table-cell table:style-name="ce1" office:value-type="string" calcext:value-type="string">
            <text:p>males.</text:p>
          </table:table-cell>
          <table:table-cell table:number-columns-repeated="4"/>
          <table:table-cell table:formula="of:=[.A30]&amp;&quot; &quot;&amp;[.B30]&amp;&quot; &quot;&amp;[.C30]" office:value-type="string" office:string-value="El egoísmo, es la raíz de todos los males. " calcext:value-type="string">
            <text:p>El egoísmo, es la raíz de todos los males. </text:p>
          </table:table-cell>
        </table:table-row>
        <table:table-row table:style-name="ro1">
          <table:table-cell table:style-name="ce1" office:value-type="string" calcext:value-type="string">
            <text:p>El trabajo, es la distracción más bella.</text:p>
          </table:table-cell>
          <table:table-cell table:number-columns-repeated="5"/>
          <table:table-cell table:formula="of:=[.A31]&amp;&quot; &quot;&amp;[.B31]&amp;&quot; &quot;&amp;[.C31]" office:value-type="string" office:string-value="El trabajo, es la distracción más bella.  " calcext:value-type="string">
            <text:p>El trabajo, es la distracción más bella. <text:s/></text:p>
          </table:table-cell>
        </table:table-row>
        <table:table-row table:style-name="ro1">
          <table:table-cell table:style-name="ce1" office:value-type="string" calcext:value-type="string">
            <text:p>Los niños, son los mejores profesores.</text:p>
          </table:table-cell>
          <table:table-cell table:number-columns-repeated="5"/>
          <table:table-cell table:formula="of:=[.A32]&amp;&quot; &quot;&amp;[.B32]&amp;&quot; &quot;&amp;[.C32]" office:value-type="string" office:string-value="Los niños, son los mejores profesores.  " calcext:value-type="string">
            <text:p>Los niños, son los mejores profesores. <text:s/></text:p>
          </table:table-cell>
        </table:table-row>
        <table:table-row table:style-name="ro1">
          <table:table-cell table:style-name="ce1" office:value-type="string" calcext:value-type="string">
            <text:p>Comunicarse, es la primera necesidad.</text:p>
          </table:table-cell>
          <table:table-cell table:number-columns-repeated="5"/>
          <table:table-cell table:formula="of:=[.A33]&amp;&quot; &quot;&amp;[.B33]&amp;&quot; &quot;&amp;[.C33]" office:value-type="string" office:string-value="Comunicarse, es la primera necesidad.  " calcext:value-type="string">
            <text:p>Comunicarse, es la primera necesidad. <text:s/></text:p>
          </table:table-cell>
        </table:table-row>
        <table:table-row table:style-name="ro1">
          <table:table-cell table:style-name="ce1" office:value-type="string" calcext:value-type="string">
            <text:p>Ser útil a los demás, es lo que más hace</text:p>
          </table:table-cell>
          <table:table-cell table:style-name="ce1" office:value-type="string" calcext:value-type="string">
            <text:p>feliz.</text:p>
          </table:table-cell>
          <table:table-cell table:number-columns-repeated="4"/>
          <table:table-cell table:formula="of:=[.A34]&amp;&quot; &quot;&amp;[.B34]&amp;&quot; &quot;&amp;[.C34]" office:value-type="string" office:string-value="Ser útil a los demás, es lo que más hace feliz. " calcext:value-type="string">
            <text:p>Ser útil a los demás, es lo que más hace feliz. </text:p>
          </table:table-cell>
        </table:table-row>
        <table:table-row table:style-name="ro1">
          <table:table-cell table:style-name="ce1" office:value-type="string" calcext:value-type="string">
            <text:p>La muerte, es el misterio más grande.</text:p>
          </table:table-cell>
          <table:table-cell table:number-columns-repeated="5"/>
          <table:table-cell table:formula="of:=[.A35]&amp;&quot; &quot;&amp;[.B35]&amp;&quot; &quot;&amp;[.C35]" office:value-type="string" office:string-value="La muerte, es el misterio más grande.  " calcext:value-type="string">
            <text:p>La muerte, es el misterio más grande. <text:s/></text:p>
          </table:table-cell>
        </table:table-row>
        <table:table-row table:style-name="ro1">
          <table:table-cell table:style-name="ce1" office:value-type="string" calcext:value-type="string">
            <text:p>El mal humor, es el peor defecto.</text:p>
          </table:table-cell>
          <table:table-cell table:number-columns-repeated="5"/>
          <table:table-cell table:formula="of:=[.A36]&amp;&quot; &quot;&amp;[.B36]&amp;&quot; &quot;&amp;[.C36]" office:value-type="string" office:string-value="El mal humor, es el peor defecto.  " calcext:value-type="string">
            <text:p>El mal humor, es el peor defecto. <text:s/></text:p>
          </table:table-cell>
        </table:table-row>
        <table:table-row table:style-name="ro1">
          <table:table-cell table:style-name="ce1" office:value-type="string" calcext:value-type="string">
            <text:p>La mentirosa, es la persona más</text:p>
          </table:table-cell>
          <table:table-cell table:style-name="ce1" office:value-type="string" calcext:value-type="string">
            <text:p>peligrosa.</text:p>
          </table:table-cell>
          <table:table-cell table:number-columns-repeated="4"/>
          <table:table-cell table:formula="of:=[.A37]&amp;&quot; &quot;&amp;[.B37]&amp;&quot; &quot;&amp;[.C37]" office:value-type="string" office:string-value="La mentirosa, es la persona más peligrosa. " calcext:value-type="string">
            <text:p>La mentirosa, es la persona más peligrosa. </text:p>
          </table:table-cell>
        </table:table-row>
        <table:table-row table:style-name="ro1">
          <table:table-cell table:style-name="ce1" office:value-type="string" calcext:value-type="string">
            <text:p>El rencor, es el sentimiento más ruín.</text:p>
          </table:table-cell>
          <table:table-cell table:number-columns-repeated="5"/>
          <table:table-cell table:formula="of:=[.A38]&amp;&quot; &quot;&amp;[.B38]&amp;&quot; &quot;&amp;[.C38]" office:value-type="string" office:string-value="El rencor, es el sentimiento más ruín.  " calcext:value-type="string">
            <text:p>El rencor, es el sentimiento más ruín. <text:s/></text:p>
          </table:table-cell>
        </table:table-row>
        <table:table-row table:style-name="ro1">
          <table:table-cell table:style-name="ce1" office:value-type="string" calcext:value-type="string">
            <text:p>El perdón, es el regalo más bello.</text:p>
          </table:table-cell>
          <table:table-cell table:number-columns-repeated="5"/>
          <table:table-cell table:formula="of:=[.A39]&amp;&quot; &quot;&amp;[.B39]&amp;&quot; &quot;&amp;[.C39]" office:value-type="string" office:string-value="El perdón, es el regalo más bello.  " calcext:value-type="string">
            <text:p>El perdón, es el regalo más bello. <text:s/></text:p>
          </table:table-cell>
        </table:table-row>
        <table:table-row table:style-name="ro1">
          <table:table-cell table:style-name="ce1" office:value-type="string" calcext:value-type="string">
            <text:p>El hogar, es lo más imprescindible.</text:p>
          </table:table-cell>
          <table:table-cell table:number-columns-repeated="5"/>
          <table:table-cell table:formula="of:=[.A40]&amp;&quot; &quot;&amp;[.B40]&amp;&quot; &quot;&amp;[.C40]" office:value-type="string" office:string-value="El hogar, es lo más imprescindible.  " calcext:value-type="string">
            <text:p>El hogar, es lo más imprescindible. <text:s/></text:p>
          </table:table-cell>
        </table:table-row>
        <table:table-row table:style-name="ro1">
          <table:table-cell table:style-name="ce1" office:value-type="string" calcext:value-type="string">
            <text:p>El camino correcto, es la ruta más</text:p>
          </table:table-cell>
          <table:table-cell table:style-name="ce1" office:value-type="string" calcext:value-type="string">
            <text:p>rápida.</text:p>
          </table:table-cell>
          <table:table-cell table:number-columns-repeated="4"/>
          <table:table-cell table:formula="of:=[.A41]&amp;&quot; &quot;&amp;[.B41]&amp;&quot; &quot;&amp;[.C41]" office:value-type="string" office:string-value="El camino correcto, es la ruta más rápida. " calcext:value-type="string">
            <text:p>El camino correcto, es la ruta más rápida. </text:p>
          </table:table-cell>
        </table:table-row>
        <table:table-row table:style-name="ro1">
          <table:table-cell table:style-name="ce1" office:value-type="string" calcext:value-type="string">
            <text:p>La paz interior, es la sensación más</text:p>
          </table:table-cell>
          <table:table-cell table:style-name="ce1" office:value-type="string" calcext:value-type="string">
            <text:p>grata.</text:p>
          </table:table-cell>
          <table:table-cell table:number-columns-repeated="4"/>
          <table:table-cell table:formula="of:=[.A42]&amp;&quot; &quot;&amp;[.B42]&amp;&quot; &quot;&amp;[.C42]" office:value-type="string" office:string-value="La paz interior, es la sensación más grata. " calcext:value-type="string">
            <text:p>La paz interior, es la sensación más grata. </text:p>
          </table:table-cell>
        </table:table-row>
        <table:table-row table:style-name="ro1">
          <table:table-cell table:style-name="ce1" office:value-type="string" calcext:value-type="string">
            <text:p>La sonrisa, es el resguardo más eficaz.</text:p>
          </table:table-cell>
          <table:table-cell table:number-columns-repeated="5"/>
          <table:table-cell table:formula="of:=[.A43]&amp;&quot; &quot;&amp;[.B43]&amp;&quot; &quot;&amp;[.C43]" office:value-type="string" office:string-value="La sonrisa, es el resguardo más eficaz.  " calcext:value-type="string">
            <text:p>La sonrisa, es el resguardo más eficaz. <text:s/></text:p>
          </table:table-cell>
        </table:table-row>
        <table:table-row table:style-name="ro1">
          <table:table-cell table:style-name="ce1" office:value-type="string" calcext:value-type="string">
            <text:p>El optimismo, es el mejor remedio.</text:p>
          </table:table-cell>
          <table:table-cell table:number-columns-repeated="5"/>
          <table:table-cell table:formula="of:=[.A44]&amp;&quot; &quot;&amp;[.B44]&amp;&quot; &quot;&amp;[.C44]" office:value-type="string" office:string-value="El optimismo, es el mejor remedio.  " calcext:value-type="string">
            <text:p>El optimismo, es el mejor remedio. <text:s/></text:p>
          </table:table-cell>
        </table:table-row>
        <table:table-row table:style-name="ro1">
          <table:table-cell table:style-name="ce1" office:value-type="string" calcext:value-type="string">
            <text:p>El deber cumplido, es la mayor</text:p>
          </table:table-cell>
          <table:table-cell table:style-name="ce1" office:value-type="string" calcext:value-type="string">
            <text:p>satisfacción.</text:p>
          </table:table-cell>
          <table:table-cell table:number-columns-repeated="4"/>
          <table:table-cell table:formula="of:=[.A45]&amp;&quot; &quot;&amp;[.B45]&amp;&quot; &quot;&amp;[.C45]" office:value-type="string" office:string-value="El deber cumplido, es la mayor satisfacción. " calcext:value-type="string">
            <text:p>El deber cumplido, es la mayor satisfacción. </text:p>
          </table:table-cell>
        </table:table-row>
        <table:table-row table:style-name="ro1">
          <table:table-cell table:style-name="ce1" office:value-type="string" calcext:value-type="string">
            <text:p>La Fé, es la fuerza más potente del</text:p>
          </table:table-cell>
          <table:table-cell table:style-name="ce1" office:value-type="string" calcext:value-type="string">
            <text:p>mundo.</text:p>
          </table:table-cell>
          <table:table-cell table:number-columns-repeated="4"/>
          <table:table-cell table:formula="of:=[.A46]&amp;&quot; &quot;&amp;[.B46]&amp;&quot; &quot;&amp;[.C46]" office:value-type="string" office:string-value="La Fé, es la fuerza más potente del mundo. " calcext:value-type="string">
            <text:p>La Fé, es la fuerza más potente del mundo. </text:p>
          </table:table-cell>
        </table:table-row>
        <table:table-row table:style-name="ro1">
          <table:table-cell table:style-name="ce1" office:value-type="string" calcext:value-type="string">
            <text:p>Los padres, son las personas más</text:p>
          </table:table-cell>
          <table:table-cell table:style-name="ce1" office:value-type="string" calcext:value-type="string">
            <text:p>necesarias.</text:p>
          </table:table-cell>
          <table:table-cell table:number-columns-repeated="4"/>
          <table:table-cell table:formula="of:=[.A47]&amp;&quot; &quot;&amp;[.B47]&amp;&quot; &quot;&amp;[.C47]" office:value-type="string" office:string-value="Los padres, son las personas más necesarias. " calcext:value-type="string">
            <text:p>Los padres, son las personas más necesarias. </text:p>
          </table:table-cell>
        </table:table-row>
        <table:table-row table:style-name="ro1">
          <table:table-cell table:style-name="ce1" office:value-type="string" calcext:value-type="string">
            <text:p>El amor, es la cosa más bella de todas.</text:p>
          </table:table-cell>
          <table:table-cell table:number-columns-repeated="5"/>
          <table:table-cell table:formula="of:=[.A48]&amp;&quot; &quot;&amp;[.B48]&amp;&quot; &quot;&amp;[.C48]" office:value-type="string" office:string-value="El amor, es la cosa más bella de todas.  " calcext:value-type="string">
            <text:p>El amor, es la cosa más bella de todas. <text:s/></text:p>
          </table:table-cell>
        </table:table-row>
        <table:table-row table:style-name="ro1">
          <table:table-cell table:style-name="ce1" office:value-type="string" calcext:value-type="string">
            <text:p>No hay viento favorable para el que no</text:p>
          </table:table-cell>
          <table:table-cell table:style-name="ce1" office:value-type="string" calcext:value-type="string">
            <text:p>sabe a donde ir.</text:p>
          </table:table-cell>
          <table:table-cell table:number-columns-repeated="4"/>
          <table:table-cell table:formula="of:=[.A49]&amp;&quot; &quot;&amp;[.B49]&amp;&quot; &quot;&amp;[.C49]" office:value-type="string" office:string-value="No hay viento favorable para el que no sabe a donde ir. " calcext:value-type="string">
            <text:p>No hay viento favorable para el que no sabe a donde ir. </text:p>
          </table:table-cell>
        </table:table-row>
        <table:table-row table:style-name="ro1">
          <table:table-cell table:style-name="ce1" office:value-type="string" calcext:value-type="string">
            <text:p>Hay que ser diferentes.</text:p>
          </table:table-cell>
          <table:table-cell table:style-name="ce1" office:value-type="string" calcext:value-type="string">
            <text:p>Si somos iguales, para que habrìan de</text:p>
          </table:table-cell>
          <table:table-cell table:style-name="ce1" office:value-type="string" calcext:value-type="string">
            <text:p>necesitarnos.</text:p>
          </table:table-cell>
          <table:table-cell table:style-name="ce1"/>
          <table:table-cell table:number-columns-repeated="2"/>
          <table:table-cell table:formula="of:=[.A50]&amp;&quot; &quot;&amp;[.B50]&amp;&quot; &quot;&amp;[.C50]" office:value-type="string" office:string-value="Hay que ser diferentes. Si somos iguales, para que habrìan de necesitarnos." calcext:value-type="string">
            <text:p>Hay que ser diferentes. Si somos iguales, para que habrìan de necesitarnos.</text:p>
          </table:table-cell>
        </table:table-row>
        <table:table-row table:style-name="ro1">
          <table:table-cell table:style-name="ce1" office:value-type="string" calcext:value-type="string">
            <text:p>Si supiéramos comprender,</text:p>
          </table:table-cell>
          <table:table-cell table:style-name="ce1" office:value-type="string" calcext:value-type="string">
            <text:p>no haría falta perdonar</text:p>
          </table:table-cell>
          <table:table-cell table:number-columns-repeated="4"/>
          <table:table-cell table:formula="of:=[.A51]&amp;&quot; &quot;&amp;[.B51]&amp;&quot; &quot;&amp;[.C51]" office:value-type="string" office:string-value="Si supiéramos comprender, no haría falta perdonar " calcext:value-type="string">
            <text:p>Si supiéramos comprender, no haría falta perdonar </text:p>
          </table:table-cell>
        </table:table-row>
        <table:table-row table:style-name="ro1">
          <table:table-cell table:style-name="ce1" office:value-type="string" calcext:value-type="string">
            <text:p>El hombre se complace en enumerar sus</text:p>
          </table:table-cell>
          <table:table-cell table:style-name="ce1" office:value-type="string" calcext:value-type="string">
            <text:p>pesares, pero no enumera sus alegrías.</text:p>
          </table:table-cell>
          <table:table-cell table:number-columns-repeated="4"/>
          <table:table-cell table:formula="of:=[.A52]&amp;&quot; &quot;&amp;[.B52]&amp;&quot; &quot;&amp;[.C52]" office:value-type="string" office:string-value="El hombre se complace en enumerar sus pesares, pero no enumera sus alegrías. " calcext:value-type="string">
            <text:p>El hombre se complace en enumerar sus pesares, pero no enumera sus alegrías. </text:p>
          </table:table-cell>
        </table:table-row>
        <table:table-row table:style-name="ro1">
          <table:table-cell table:style-name="ce1" office:value-type="string" calcext:value-type="string">
            <text:p>Un ser original es difícil de encontrar</text:p>
          </table:table-cell>
          <table:table-cell table:style-name="ce1" office:value-type="string" calcext:value-type="string">
            <text:p>pero fácil de reconocer.</text:p>
          </table:table-cell>
          <table:table-cell table:number-columns-repeated="4"/>
          <table:table-cell table:formula="of:=[.A53]&amp;&quot; &quot;&amp;[.B53]&amp;&quot; &quot;&amp;[.C53]" office:value-type="string" office:string-value="Un ser original es difícil de encontrar pero fácil de reconocer. " calcext:value-type="string">
            <text:p>Un ser original es difícil de encontrar pero fácil de reconocer. </text:p>
          </table:table-cell>
        </table:table-row>
        <table:table-row table:style-name="ro1">
          <table:table-cell table:style-name="ce1" office:value-type="string" calcext:value-type="string">
            <text:p>Lo bueno de los ególatras,</text:p>
          </table:table-cell>
          <table:table-cell table:style-name="ce1" office:value-type="string" calcext:value-type="string">
            <text:p>es que no hablan de los demás.</text:p>
          </table:table-cell>
          <table:table-cell table:number-columns-repeated="4"/>
          <table:table-cell table:formula="of:=[.A54]&amp;&quot; &quot;&amp;[.B54]&amp;&quot; &quot;&amp;[.C54]" office:value-type="string" office:string-value="Lo bueno de los ególatras, es que no hablan de los demás. " calcext:value-type="string">
            <text:p>Lo bueno de los ególatras, es que no hablan de los demás. </text:p>
          </table:table-cell>
        </table:table-row>
        <table:table-row table:style-name="ro1">
          <table:table-cell table:style-name="ce1" office:value-type="string" calcext:value-type="string">
            <text:p>Consigue un empleo que te guste y no</text:p>
          </table:table-cell>
          <table:table-cell table:style-name="ce1" office:value-type="string" calcext:value-type="string">
            <text:p>tendrás que trabajar ni un día de tu</text:p>
          </table:table-cell>
          <table:table-cell table:style-name="ce1" office:value-type="string" calcext:value-type="string">
            <text:p>vida</text:p>
          </table:table-cell>
          <table:table-cell table:number-columns-repeated="3"/>
          <table:table-cell table:formula="of:=[.A55]&amp;&quot; &quot;&amp;[.B55]&amp;&quot; &quot;&amp;[.C55]" office:value-type="string" office:string-value="Consigue un empleo que te guste y no tendrás que trabajar ni un día de tu vida" calcext:value-type="string">
            <text:p>Consigue un empleo que te guste y no tendrás que trabajar ni un día de tu vida</text:p>
          </table:table-cell>
        </table:table-row>
        <table:table-row table:style-name="ro1">
          <table:table-cell table:style-name="ce1" office:value-type="string" calcext:value-type="string">
            <text:p>Una verdad a medias es una mentira</text:p>
          </table:table-cell>
          <table:table-cell table:style-name="ce1" office:value-type="string" calcext:value-type="string">
            <text:p>completa</text:p>
          </table:table-cell>
          <table:table-cell table:number-columns-repeated="4"/>
          <table:table-cell table:formula="of:=[.A56]&amp;&quot; &quot;&amp;[.B56]&amp;&quot; &quot;&amp;[.C56]" office:value-type="string" office:string-value="Una verdad a medias es una mentira completa " calcext:value-type="string">
            <text:p>Una verdad a medias es una mentira completa </text:p>
          </table:table-cell>
        </table:table-row>
        <table:table-row table:style-name="ro1">
          <table:table-cell table:style-name="ce1" office:value-type="string" calcext:value-type="string">
            <text:p>El mejor regalo que podemos darle a otra</text:p>
          </table:table-cell>
          <table:table-cell table:style-name="ce1" office:value-type="string" calcext:value-type="string">
            <text:p>persona, es nuestra atención íntegra.</text:p>
          </table:table-cell>
          <table:table-cell table:number-columns-repeated="4"/>
          <table:table-cell table:formula="of:=[.A57]&amp;&quot; &quot;&amp;[.B57]&amp;&quot; &quot;&amp;[.C57]" office:value-type="string" office:string-value="El mejor regalo que podemos darle a otra persona, es nuestra atención íntegra. " calcext:value-type="string">
            <text:p>El mejor regalo que podemos darle a otra persona, es nuestra atención íntegra. </text:p>
          </table:table-cell>
        </table:table-row>
        <table:table-row table:style-name="ro1">
          <table:table-cell table:style-name="ce1" office:value-type="string" calcext:value-type="string">
            <text:p>Cuando se te presente una ventana de</text:p>
          </table:table-cell>
          <table:table-cell table:style-name="ce1" office:value-type="string" calcext:value-type="string">
            <text:p>oportunidad, no bajes las cortinillas.</text:p>
          </table:table-cell>
          <table:table-cell table:number-columns-repeated="4"/>
          <table:table-cell table:formula="of:=[.A58]&amp;&quot; &quot;&amp;[.B58]&amp;&quot; &quot;&amp;[.C58]" office:value-type="string" office:string-value="Cuando se te presente una ventana de oportunidad, no bajes las cortinillas. " calcext:value-type="string">
            <text:p>Cuando se te presente una ventana de oportunidad, no bajes las cortinillas. </text:p>
          </table:table-cell>
        </table:table-row>
        <table:table-row table:style-name="ro1">
          <table:table-cell table:style-name="ce1" office:value-type="string" calcext:value-type="string">
            <text:p>Una cosa es aprender del pasado, y otra,</text:p>
          </table:table-cell>
          <table:table-cell table:style-name="ce1" office:value-type="string" calcext:value-type="string">
            <text:p>revolcarse en él.</text:p>
          </table:table-cell>
          <table:table-cell table:number-columns-repeated="4"/>
          <table:table-cell table:formula="of:=[.A59]&amp;&quot; &quot;&amp;[.B59]&amp;&quot; &quot;&amp;[.C59]" office:value-type="string" office:string-value="Una cosa es aprender del pasado, y otra, revolcarse en él. " calcext:value-type="string">
            <text:p>Una cosa es aprender del pasado, y otra, revolcarse en él. </text:p>
          </table:table-cell>
        </table:table-row>
        <table:table-row table:style-name="ro1">
          <table:table-cell table:style-name="ce1" office:value-type="string" calcext:value-type="string">
            <text:p>La diferencia entre una mano que ayuda y</text:p>
          </table:table-cell>
          <table:table-cell table:style-name="ce1" office:value-type="string" calcext:value-type="string">
            <text:p>una mano que pide, es un movimiento de</text:p>
          </table:table-cell>
          <table:table-cell table:style-name="ce1" office:value-type="string" calcext:value-type="string">
            <text:p>muñeca.</text:p>
          </table:table-cell>
          <table:table-cell table:number-columns-repeated="3"/>
          <table:table-cell table:formula="of:=[.A60]&amp;&quot; &quot;&amp;[.B60]&amp;&quot; &quot;&amp;[.C60]" office:value-type="string" office:string-value="La diferencia entre una mano que ayuda y una mano que pide, es un movimiento de muñeca." calcext:value-type="string">
            <text:p>La diferencia entre una mano que ayuda y una mano que pide, es un movimiento de muñeca.</text:p>
          </table:table-cell>
        </table:table-row>
        <table:table-row table:style-name="ro1">
          <table:table-cell table:style-name="ce1" office:value-type="string" calcext:value-type="string">
            <text:p>Un gran hombre es el que no pierde su</text:p>
          </table:table-cell>
          <table:table-cell table:style-name="ce1" office:value-type="string" calcext:value-type="string">
            <text:p>corazón de niño.</text:p>
          </table:table-cell>
          <table:table-cell table:number-columns-repeated="4"/>
          <table:table-cell table:formula="of:=[.A61]&amp;&quot; &quot;&amp;[.B61]&amp;&quot; &quot;&amp;[.C61]" office:value-type="string" office:string-value="Un gran hombre es el que no pierde su corazón de niño. " calcext:value-type="string">
            <text:p>Un gran hombre es el que no pierde su corazón de niño. </text:p>
          </table:table-cell>
        </table:table-row>
        <table:table-row table:style-name="ro1">
          <table:table-cell table:style-name="ce1" office:value-type="string" calcext:value-type="string">
            <text:p>Las cosas grandes no son por fuerza,</text:p>
          </table:table-cell>
          <table:table-cell table:style-name="ce1" office:value-type="string" calcext:value-type="string">
            <text:p>mejores que las pequeñas...Los girasoles</text:p>
          </table:table-cell>
          <table:table-cell table:style-name="ce1" office:value-type="string" calcext:value-type="string">
            <text:p>no son mejores que las violetas.</text:p>
          </table:table-cell>
          <table:table-cell table:number-columns-repeated="3"/>
          <table:table-cell table:formula="of:=[.A62]&amp;&quot; &quot;&amp;[.B62]&amp;&quot; &quot;&amp;[.C62]" office:value-type="string" office:string-value="Las cosas grandes no son por fuerza, mejores que las pequeñas...Los girasoles no son mejores que las violetas." calcext:value-type="string">
            <text:p>Las cosas grandes no son por fuerza, mejores que las pequeñas...Los girasoles no son mejores que las violetas.</text:p>
          </table:table-cell>
        </table:table-row>
        <table:table-row table:style-name="ro1">
          <table:table-cell table:style-name="ce1" office:value-type="string" calcext:value-type="string">
            <text:p>El hombre es una criatura de esperanza y</text:p>
          </table:table-cell>
          <table:table-cell table:style-name="ce1" office:value-type="string" calcext:value-type="string">
            <text:p>de inventiva, lo que desmiente la idea</text:p>
          </table:table-cell>
          <table:table-cell table:style-name="ce1" office:value-type="string" calcext:value-type="string">
            <text:p>de que no es posible cambiar las cosas.</text:p>
          </table:table-cell>
          <table:table-cell table:number-columns-repeated="3"/>
          <table:table-cell table:formula="of:=[.A63]&amp;&quot; &quot;&amp;[.B63]&amp;&quot; &quot;&amp;[.C63]" office:value-type="string" office:string-value="El hombre es una criatura de esperanza y de inventiva, lo que desmiente la idea de que no es posible cambiar las cosas." calcext:value-type="string">
            <text:p>El hombre es una criatura de esperanza y de inventiva, lo que desmiente la idea de que no es posible cambiar las cosas.</text:p>
          </table:table-cell>
        </table:table-row>
        <table:table-row table:style-name="ro1">
          <table:table-cell table:style-name="ce1" office:value-type="string" calcext:value-type="string">
            <text:p>Pensar a solas es pensar a medias.</text:p>
          </table:table-cell>
          <table:table-cell table:number-columns-repeated="5"/>
          <table:table-cell table:formula="of:=[.A64]&amp;&quot; &quot;&amp;[.B64]&amp;&quot; &quot;&amp;[.C64]" office:value-type="string" office:string-value="Pensar a solas es pensar a medias.  " calcext:value-type="string">
            <text:p>Pensar a solas es pensar a medias. <text:s/></text:p>
          </table:table-cell>
        </table:table-row>
        <table:table-row table:style-name="ro1">
          <table:table-cell table:style-name="ce1" office:value-type="string" calcext:value-type="string">
            <text:p>El matrimonio es algo así, como armar un</text:p>
          </table:table-cell>
          <table:table-cell table:style-name="ce1" office:value-type="string" calcext:value-type="string">
            <text:p>edificio de juguete sin instructivo.</text:p>
          </table:table-cell>
          <table:table-cell table:number-columns-repeated="4"/>
          <table:table-cell table:formula="of:=[.A65]&amp;&quot; &quot;&amp;[.B65]&amp;&quot; &quot;&amp;[.C65]" office:value-type="string" office:string-value="El matrimonio es algo así, como armar un edificio de juguete sin instructivo. " calcext:value-type="string">
            <text:p>El matrimonio es algo así, como armar un edificio de juguete sin instructivo. </text:p>
          </table:table-cell>
        </table:table-row>
        <table:table-row table:style-name="ro1">
          <table:table-cell table:style-name="ce1" office:value-type="string" calcext:value-type="string">
            <text:p>El que no puede sobrellevar lo malo, no</text:p>
          </table:table-cell>
          <table:table-cell table:style-name="ce1" office:value-type="string" calcext:value-type="string">
            <text:p>vive para ver lo bueno.</text:p>
          </table:table-cell>
          <table:table-cell table:number-columns-repeated="4"/>
          <table:table-cell table:formula="of:=[.A66]&amp;&quot; &quot;&amp;[.B66]&amp;&quot; &quot;&amp;[.C66]" office:value-type="string" office:string-value="El que no puede sobrellevar lo malo, no vive para ver lo bueno. " calcext:value-type="string">
            <text:p>El que no puede sobrellevar lo malo, no vive para ver lo bueno. </text:p>
          </table:table-cell>
        </table:table-row>
        <table:table-row table:style-name="ro1">
          <table:table-cell table:style-name="ce1" office:value-type="string" calcext:value-type="string">
            <text:p>Ser amable es más importante que ser</text:p>
          </table:table-cell>
          <table:table-cell table:style-name="ce1" office:value-type="string" calcext:value-type="string">
            <text:p>sabio, y entender que esto es el</text:p>
          </table:table-cell>
          <table:table-cell table:style-name="ce1" office:value-type="string" calcext:value-type="string">
            <text:p>principio de la sabiduría.</text:p>
          </table:table-cell>
          <table:table-cell table:number-columns-repeated="3"/>
          <table:table-cell table:formula="of:=[.A67]&amp;&quot; &quot;&amp;[.B67]&amp;&quot; &quot;&amp;[.C67]" office:value-type="string" office:string-value="Ser amable es más importante que ser sabio, y entender que esto es el principio de la sabiduría." calcext:value-type="string">
            <text:p>Ser amable es más importante que ser sabio, y entender que esto es el principio de la sabiduría.</text:p>
          </table:table-cell>
        </table:table-row>
        <table:table-row table:style-name="ro1">
          <table:table-cell table:style-name="ce1" office:value-type="string" calcext:value-type="string">
            <text:p>Lo más grande que un hombre puede hacer</text:p>
          </table:table-cell>
          <table:table-cell table:style-name="ce1" office:value-type="string" calcext:value-type="string">
            <text:p>por sus hijos, es amar a la madre de sus</text:p>
          </table:table-cell>
          <table:table-cell table:style-name="ce1" office:value-type="string" calcext:value-type="string">
            <text:p>hijos.</text:p>
          </table:table-cell>
          <table:table-cell table:number-columns-repeated="3"/>
          <table:table-cell table:formula="of:=[.A68]&amp;&quot; &quot;&amp;[.B68]&amp;&quot; &quot;&amp;[.C68]" office:value-type="string" office:string-value="Lo más grande que un hombre puede hacer por sus hijos, es amar a la madre de sus hijos." calcext:value-type="string">
            <text:p>Lo más grande que un hombre puede hacer por sus hijos, es amar a la madre de sus hijos.</text:p>
          </table:table-cell>
        </table:table-row>
        <table:table-row table:style-name="ro1">
          <table:table-cell table:style-name="ce1" office:value-type="string" calcext:value-type="string">
            <text:p>Si no tienes sentido del humor, estás a</text:p>
          </table:table-cell>
          <table:table-cell table:style-name="ce1" office:value-type="string" calcext:value-type="string">
            <text:p>merced de los demás.</text:p>
          </table:table-cell>
          <table:table-cell table:number-columns-repeated="4"/>
          <table:table-cell table:formula="of:=[.A69]&amp;&quot; &quot;&amp;[.B69]&amp;&quot; &quot;&amp;[.C69]" office:value-type="string" office:string-value="Si no tienes sentido del humor, estás a merced de los demás. " calcext:value-type="string">
            <text:p>Si no tienes sentido del humor, estás a merced de los demás. </text:p>
          </table:table-cell>
        </table:table-row>
        <table:table-row table:style-name="ro1">
          <table:table-cell table:style-name="ce1" office:value-type="string" calcext:value-type="string">
            <text:p>La elegancia de la honestidad no</text:p>
          </table:table-cell>
          <table:table-cell table:style-name="ce1" office:value-type="string" calcext:value-type="string">
            <text:p>necesita adornos.</text:p>
          </table:table-cell>
          <table:table-cell table:number-columns-repeated="4"/>
          <table:table-cell table:formula="of:=[.A70]&amp;&quot; &quot;&amp;[.B70]&amp;&quot; &quot;&amp;[.C70]" office:value-type="string" office:string-value="La elegancia de la honestidad no necesita adornos. " calcext:value-type="string">
            <text:p>La elegancia de la honestidad no necesita adornos. </text:p>
          </table:table-cell>
        </table:table-row>
        <table:table-row table:style-name="ro1">
          <table:table-cell table:style-name="ce1" office:value-type="string" calcext:value-type="string">
            <text:p>Siempre me he inclinado a pensar bien de</text:p>
          </table:table-cell>
          <table:table-cell table:style-name="ce1" office:value-type="string" calcext:value-type="string">
            <text:p>todo el mundo; evita muchos problemas.</text:p>
          </table:table-cell>
          <table:table-cell table:number-columns-repeated="4"/>
          <table:table-cell table:formula="of:=[.A71]&amp;&quot; &quot;&amp;[.B71]&amp;&quot; &quot;&amp;[.C71]" office:value-type="string" office:string-value="Siempre me he inclinado a pensar bien de todo el mundo; evita muchos problemas. " calcext:value-type="string">
            <text:p>Siempre me he inclinado a pensar bien de todo el mundo; evita muchos problemas. </text:p>
          </table:table-cell>
        </table:table-row>
        <table:table-row table:style-name="ro1">
          <table:table-cell table:style-name="ce1" office:value-type="string" calcext:value-type="string">
            <text:p>Las bibliotecas son templos del aprendizaje,</text:p>
          </table:table-cell>
          <table:table-cell table:style-name="ce1" office:value-type="string" calcext:value-type="string">
            <text:p>ha liberado a mas seres humanos que</text:p>
          </table:table-cell>
          <table:table-cell table:style-name="ce1" office:value-type="string" calcext:value-type="string">
            <text:p>todas las guerras de la historia.</text:p>
          </table:table-cell>
          <table:table-cell table:number-columns-repeated="3"/>
          <table:table-cell table:formula="of:=[.A72]&amp;&quot; &quot;&amp;[.B72]&amp;&quot; &quot;&amp;[.C72]" office:value-type="string" office:string-value="Las bibliotecas son templos del aprendizaje, ha liberado a mas seres humanos que todas las guerras de la historia." calcext:value-type="string">
            <text:p>Las bibliotecas son templos del aprendizaje, ha liberado a mas seres humanos que todas las guerras de la historia.</text:p>
          </table:table-cell>
        </table:table-row>
        <table:table-row table:style-name="ro1">
          <table:table-cell table:style-name="ce1" office:value-type="string" calcext:value-type="string">
            <text:p>Si un hombre posee alguna grandeza, esta</text:p>
          </table:table-cell>
          <table:table-cell table:style-name="ce1" office:value-type="string" calcext:value-type="string">
            <text:p>sale a la luz en el libro de su trabajo</text:p>
          </table:table-cell>
          <table:table-cell table:style-name="ce1" office:value-type="string" calcext:value-type="string">
            <text:p>cotidiano, no por lucimiento.</text:p>
          </table:table-cell>
          <table:table-cell table:number-columns-repeated="3"/>
          <table:table-cell table:formula="of:=[.A73]&amp;&quot; &quot;&amp;[.B73]&amp;&quot; &quot;&amp;[.C73]" office:value-type="string" office:string-value="Si un hombre posee alguna grandeza, esta sale a la luz en el libro de su trabajo cotidiano, no por lucimiento." calcext:value-type="string">
            <text:p>Si un hombre posee alguna grandeza, esta sale a la luz en el libro de su trabajo cotidiano, no por lucimiento.</text:p>
          </table:table-cell>
        </table:table-row>
        <table:table-row table:style-name="ro1">
          <table:table-cell table:style-name="ce1" office:value-type="string" calcext:value-type="string">
            <text:p>Las palabras son la pluma del corazón;</text:p>
          </table:table-cell>
          <table:table-cell table:style-name="ce1" office:value-type="string" calcext:value-type="string">
            <text:p>la música, la pluma del alma.</text:p>
          </table:table-cell>
          <table:table-cell table:number-columns-repeated="4"/>
          <table:table-cell table:formula="of:=[.A74]&amp;&quot; &quot;&amp;[.B74]&amp;&quot; &quot;&amp;[.C74]" office:value-type="string" office:string-value="Las palabras son la pluma del corazón; la música, la pluma del alma. " calcext:value-type="string">
            <text:p>Las palabras son la pluma del corazón; la música, la pluma del alma. </text:p>
          </table:table-cell>
        </table:table-row>
        <table:table-row table:style-name="ro1">
          <table:table-cell table:style-name="ce1" office:value-type="string" calcext:value-type="string">
            <text:p>Uno de los secretos de una vida feliz</text:p>
          </table:table-cell>
          <table:table-cell table:style-name="ce1" office:value-type="string" calcext:value-type="string">
            <text:p>está en darse constantemente pequeños</text:p>
          </table:table-cell>
          <table:table-cell table:style-name="ce1" office:value-type="string" calcext:value-type="string">
            <text:p>gustos.</text:p>
          </table:table-cell>
          <table:table-cell table:number-columns-repeated="3"/>
          <table:table-cell table:formula="of:=[.A75]&amp;&quot; &quot;&amp;[.B75]&amp;&quot; &quot;&amp;[.C75]" office:value-type="string" office:string-value="Uno de los secretos de una vida feliz está en darse constantemente pequeños gustos." calcext:value-type="string">
            <text:p>Uno de los secretos de una vida feliz está en darse constantemente pequeños gustos.</text:p>
          </table:table-cell>
        </table:table-row>
        <table:table-row table:style-name="ro1">
          <table:table-cell table:style-name="ce1" office:value-type="string" calcext:value-type="string">
            <text:p>Se ha alcanzado la excelencia como líder</text:p>
          </table:table-cell>
          <table:table-cell table:style-name="ce1" office:value-type="string" calcext:value-type="string">
            <text:p>cuando la gente lo sigue a uno a todas</text:p>
          </table:table-cell>
          <table:table-cell table:style-name="ce1" office:value-type="string" calcext:value-type="string">
            <text:p>partes, aunque sólo sea por curiosidad.</text:p>
          </table:table-cell>
          <table:table-cell table:number-columns-repeated="3"/>
          <table:table-cell table:formula="of:=[.A76]&amp;&quot; &quot;&amp;[.B76]&amp;&quot; &quot;&amp;[.C76]" office:value-type="string" office:string-value="Se ha alcanzado la excelencia como líder cuando la gente lo sigue a uno a todas partes, aunque sólo sea por curiosidad." calcext:value-type="string">
            <text:p>Se ha alcanzado la excelencia como líder cuando la gente lo sigue a uno a todas partes, aunque sólo sea por curiosidad.</text:p>
          </table:table-cell>
        </table:table-row>
        <table:table-row table:style-name="ro1">
          <table:table-cell table:style-name="ce1" office:value-type="string" calcext:value-type="string">
            <text:p>La honestidad, por más que se practique,</text:p>
          </table:table-cell>
          <table:table-cell table:style-name="ce1" office:value-type="string" calcext:value-type="string">
            <text:p>no se gasta.</text:p>
          </table:table-cell>
          <table:table-cell table:number-columns-repeated="4"/>
          <table:table-cell table:formula="of:=[.A77]&amp;&quot; &quot;&amp;[.B77]&amp;&quot; &quot;&amp;[.C77]" office:value-type="string" office:string-value="La honestidad, por más que se practique, no se gasta. " calcext:value-type="string">
            <text:p>La honestidad, por más que se practique, no se gasta. </text:p>
          </table:table-cell>
        </table:table-row>
        <table:table-row table:style-name="ro1">
          <table:table-cell table:style-name="ce1" office:value-type="string" calcext:value-type="string">
            <text:p>Nuestra alma está escrita en nuestros</text:p>
          </table:table-cell>
          <table:table-cell table:style-name="ce1" office:value-type="string" calcext:value-type="string">
            <text:p>ojos.</text:p>
          </table:table-cell>
          <table:table-cell table:number-columns-repeated="4"/>
          <table:table-cell table:formula="of:=[.A78]&amp;&quot; &quot;&amp;[.B78]&amp;&quot; &quot;&amp;[.C78]" office:value-type="string" office:string-value="Nuestra alma está escrita en nuestros ojos. " calcext:value-type="string">
            <text:p>Nuestra alma está escrita en nuestros ojos. </text:p>
          </table:table-cell>
        </table:table-row>
        <table:table-row table:style-name="ro1">
          <table:table-cell table:style-name="ce1" office:value-type="string" calcext:value-type="string">
            <text:p>Para que el sueño, la riqueza y la salud</text:p>
          </table:table-cell>
          <table:table-cell table:style-name="ce1" office:value-type="string" calcext:value-type="string">
            <text:p>se disfruten de verdad, es necesario</text:p>
          </table:table-cell>
          <table:table-cell table:style-name="ce1" office:value-type="string" calcext:value-type="string">
            <text:p>interrumpirlos.</text:p>
          </table:table-cell>
          <table:table-cell table:number-columns-repeated="3"/>
          <table:table-cell table:formula="of:=[.A79]&amp;&quot; &quot;&amp;[.B79]&amp;&quot; &quot;&amp;[.C79]" office:value-type="string" office:string-value="Para que el sueño, la riqueza y la salud se disfruten de verdad, es necesario interrumpirlos." calcext:value-type="string">
            <text:p>Para que el sueño, la riqueza y la salud se disfruten de verdad, es necesario interrumpirlos.</text:p>
          </table:table-cell>
        </table:table-row>
        <table:table-row table:style-name="ro1">
          <table:table-cell table:style-name="ce1" office:value-type="string" calcext:value-type="string">
            <text:p>Más vale que nos conozcan seis personas</text:p>
          </table:table-cell>
          <table:table-cell table:style-name="ce1" office:value-type="string" calcext:value-type="string">
            <text:p>por algo de lo que estamos orgullosos,</text:p>
          </table:table-cell>
          <table:table-cell table:style-name="ce1" office:value-type="string" calcext:value-type="string">
            <text:p>que 60 millones por algo que no estamos.</text:p>
          </table:table-cell>
          <table:table-cell table:number-columns-repeated="3"/>
          <table:table-cell table:formula="of:=[.A80]&amp;&quot; &quot;&amp;[.B80]&amp;&quot; &quot;&amp;[.C80]" office:value-type="string" office:string-value="Más vale que nos conozcan seis personas por algo de lo que estamos orgullosos, que 60 millones por algo que no estamos." calcext:value-type="string">
            <text:p>Más vale que nos conozcan seis personas por algo de lo que estamos orgullosos, que 60 millones por algo que no estamos.</text:p>
          </table:table-cell>
        </table:table-row>
        <table:table-row table:style-name="ro1">
          <table:table-cell table:style-name="ce1" office:value-type="string" calcext:value-type="string">
            <text:p>Suele ser más fácil recuperarse de un</text:p>
          </table:table-cell>
          <table:table-cell table:style-name="ce1" office:value-type="string" calcext:value-type="string">
            <text:p>fracaso, que formarse a partir del éxito</text:p>
          </table:table-cell>
          <table:table-cell table:number-columns-repeated="4"/>
          <table:table-cell table:formula="of:=[.A81]&amp;&quot; &quot;&amp;[.B81]&amp;&quot; &quot;&amp;[.C81]" office:value-type="string" office:string-value="Suele ser más fácil recuperarse de un fracaso, que formarse a partir del éxito " calcext:value-type="string">
            <text:p>Suele ser más fácil recuperarse de un fracaso, que formarse a partir del éxito </text:p>
          </table:table-cell>
        </table:table-row>
        <table:table-row table:style-name="ro1">
          <table:table-cell table:style-name="ce1" office:value-type="string" calcext:value-type="string">
            <text:p>Ningún pesimista penetró jamás los</text:p>
          </table:table-cell>
          <table:table-cell table:style-name="ce1" office:value-type="string" calcext:value-type="string">
            <text:p>secretos de las estrellas, ni abrió un</text:p>
          </table:table-cell>
          <table:table-cell table:style-name="ce1" office:value-type="string" calcext:value-type="string">
            <text:p>nuevo cielo al espíritu humano.</text:p>
          </table:table-cell>
          <table:table-cell table:number-columns-repeated="3"/>
          <table:table-cell table:formula="of:=[.A82]&amp;&quot; &quot;&amp;[.B82]&amp;&quot; &quot;&amp;[.C82]" office:value-type="string" office:string-value="Ningún pesimista penetró jamás los secretos de las estrellas, ni abrió un nuevo cielo al espíritu humano." calcext:value-type="string">
            <text:p>Ningún pesimista penetró jamás los secretos de las estrellas, ni abrió un nuevo cielo al espíritu humano.</text:p>
          </table:table-cell>
        </table:table-row>
        <table:table-row table:style-name="ro1">
          <table:table-cell table:style-name="ce1" office:value-type="string" calcext:value-type="string">
            <text:p>Que extraño sería el mundo si todos</text:p>
          </table:table-cell>
          <table:table-cell table:style-name="ce1" office:value-type="string" calcext:value-type="string">
            <text:p>tuviéramos el mismo sentido del humor.</text:p>
          </table:table-cell>
          <table:table-cell table:number-columns-repeated="4"/>
          <table:table-cell table:formula="of:=[.A83]&amp;&quot; &quot;&amp;[.B83]&amp;&quot; &quot;&amp;[.C83]" office:value-type="string" office:string-value="Que extraño sería el mundo si todos tuviéramos el mismo sentido del humor. " calcext:value-type="string">
            <text:p>Que extraño sería el mundo si todos tuviéramos el mismo sentido del humor. </text:p>
          </table:table-cell>
        </table:table-row>
        <table:table-row table:style-name="ro1">
          <table:table-cell table:style-name="ce1" office:value-type="string" calcext:value-type="string">
            <text:p>Los buenos modales, son algo así como</text:p>
          </table:table-cell>
          <table:table-cell table:style-name="ce1" office:value-type="string" calcext:value-type="string">
            <text:p>las leyes de tránsito de la sociedad.</text:p>
          </table:table-cell>
          <table:table-cell table:number-columns-repeated="4"/>
          <table:table-cell table:formula="of:=[.A84]&amp;&quot; &quot;&amp;[.B84]&amp;&quot; &quot;&amp;[.C84]" office:value-type="string" office:string-value="Los buenos modales, son algo así como las leyes de tránsito de la sociedad. " calcext:value-type="string">
            <text:p>Los buenos modales, son algo así como las leyes de tránsito de la sociedad. </text:p>
          </table:table-cell>
        </table:table-row>
        <table:table-row table:style-name="ro1">
          <table:table-cell table:style-name="ce1" office:value-type="string" calcext:value-type="string">
            <text:p>No hay poder en la Tierra capaz de</text:p>
          </table:table-cell>
          <table:table-cell table:style-name="ce1" office:value-type="string" calcext:value-type="string">
            <text:p>neutralizar la influencia de una vida</text:p>
          </table:table-cell>
          <table:table-cell table:style-name="ce1" office:value-type="string" calcext:value-type="string">
            <text:p>noble, sencilla y útil...</text:p>
          </table:table-cell>
          <table:table-cell table:number-columns-repeated="3"/>
          <table:table-cell table:formula="of:=[.A85]&amp;&quot; &quot;&amp;[.B85]&amp;&quot; &quot;&amp;[.C85]" office:value-type="string" office:string-value="No hay poder en la Tierra capaz de neutralizar la influencia de una vida noble, sencilla y útil..." calcext:value-type="string">
            <text:p>No hay poder en la Tierra capaz de neutralizar la influencia de una vida noble, sencilla y útil...</text:p>
          </table:table-cell>
        </table:table-row>
        <table:table-row table:style-name="ro1">
          <table:table-cell table:style-name="ce1" office:value-type="string" calcext:value-type="string">
            <text:p>Ser ambiguo y dejar todo para después,</text:p>
          </table:table-cell>
          <table:table-cell table:style-name="ce1" office:value-type="string" calcext:value-type="string">
            <text:p>son los recursos de los débiles de</text:p>
          </table:table-cell>
          <table:table-cell table:style-name="ce1" office:value-type="string" calcext:value-type="string">
            <text:p>espíritu.</text:p>
          </table:table-cell>
          <table:table-cell table:number-columns-repeated="3"/>
          <table:table-cell table:formula="of:=[.A86]&amp;&quot; &quot;&amp;[.B86]&amp;&quot; &quot;&amp;[.C86]" office:value-type="string" office:string-value="Ser ambiguo y dejar todo para después, son los recursos de los débiles de espíritu." calcext:value-type="string">
            <text:p>Ser ambiguo y dejar todo para después, son los recursos de los débiles de espíritu.</text:p>
          </table:table-cell>
        </table:table-row>
        <table:table-row table:style-name="ro1">
          <table:table-cell table:style-name="ce1" office:value-type="string" calcext:value-type="string">
            <text:p>Lo maravilloso de aprender algo es que</text:p>
          </table:table-cell>
          <table:table-cell table:style-name="ce1" office:value-type="string" calcext:value-type="string">
            <text:p>nadie puede arrebatárnoslo.</text:p>
          </table:table-cell>
          <table:table-cell table:number-columns-repeated="4"/>
          <table:table-cell table:formula="of:=[.A87]&amp;&quot; &quot;&amp;[.B87]&amp;&quot; &quot;&amp;[.C87]" office:value-type="string" office:string-value="Lo maravilloso de aprender algo es que nadie puede arrebatárnoslo. " calcext:value-type="string">
            <text:p>Lo maravilloso de aprender algo es que nadie puede arrebatárnoslo. </text:p>
          </table:table-cell>
        </table:table-row>
        <table:table-row table:style-name="ro1">
          <table:table-cell table:style-name="ce1" office:value-type="string" calcext:value-type="string">
            <text:p>Si uno es demasiado cuidadoso, estará</text:p>
          </table:table-cell>
          <table:table-cell table:style-name="ce1" office:value-type="string" calcext:value-type="string">
            <text:p>tan ocupado en serlo, que seguramente</text:p>
          </table:table-cell>
          <table:table-cell table:style-name="ce1" office:value-type="string" calcext:value-type="string">
            <text:p>tropezará con algo.</text:p>
          </table:table-cell>
          <table:table-cell table:number-columns-repeated="3"/>
          <table:table-cell table:formula="of:=[.A88]&amp;&quot; &quot;&amp;[.B88]&amp;&quot; &quot;&amp;[.C88]" office:value-type="string" office:string-value="Si uno es demasiado cuidadoso, estará tan ocupado en serlo, que seguramente tropezará con algo." calcext:value-type="string">
            <text:p>Si uno es demasiado cuidadoso, estará tan ocupado en serlo, que seguramente tropezará con algo.</text:p>
          </table:table-cell>
        </table:table-row>
        <table:table-row table:style-name="ro1">
          <table:table-cell table:style-name="ce1" office:value-type="string" calcext:value-type="string">
            <text:p>El verdadero poder consiste en saber que</text:p>
          </table:table-cell>
          <table:table-cell table:style-name="ce1" office:value-type="string" calcext:value-type="string">
            <text:p>sí se puede, pero no se quiere.</text:p>
          </table:table-cell>
          <table:table-cell table:number-columns-repeated="4"/>
          <table:table-cell table:formula="of:=[.A89]&amp;&quot; &quot;&amp;[.B89]&amp;&quot; &quot;&amp;[.C89]" office:value-type="string" office:string-value="El verdadero poder consiste en saber que sí se puede, pero no se quiere. " calcext:value-type="string">
            <text:p>El verdadero poder consiste en saber que sí se puede, pero no se quiere. </text:p>
          </table:table-cell>
        </table:table-row>
        <table:table-row table:style-name="ro1">
          <table:table-cell table:style-name="ce1" office:value-type="string" calcext:value-type="string">
            <text:p>No hay mayor peso para un ser humano que</text:p>
          </table:table-cell>
          <table:table-cell table:style-name="ce1" office:value-type="string" calcext:value-type="string">
            <text:p>un gran potencial.</text:p>
          </table:table-cell>
          <table:table-cell table:number-columns-repeated="4"/>
          <table:table-cell table:formula="of:=[.A90]&amp;&quot; &quot;&amp;[.B90]&amp;&quot; &quot;&amp;[.C90]" office:value-type="string" office:string-value="No hay mayor peso para un ser humano que un gran potencial. " calcext:value-type="string">
            <text:p>No hay mayor peso para un ser humano que un gran potencial. </text:p>
          </table:table-cell>
        </table:table-row>
        <table:table-row table:style-name="ro1">
          <table:table-cell table:style-name="ce1" office:value-type="string" calcext:value-type="string">
            <text:p>Un acto de justicia permite cerrar el</text:p>
          </table:table-cell>
          <table:table-cell table:style-name="ce1" office:value-type="string" calcext:value-type="string">
            <text:p>capítulo; un acto de venganza escribe un</text:p>
          </table:table-cell>
          <table:table-cell table:style-name="ce1" office:value-type="string" calcext:value-type="string">
            <text:p>capítulo nuevo.</text:p>
          </table:table-cell>
          <table:table-cell table:number-columns-repeated="3"/>
          <table:table-cell table:formula="of:=[.A91]&amp;&quot; &quot;&amp;[.B91]&amp;&quot; &quot;&amp;[.C91]" office:value-type="string" office:string-value="Un acto de justicia permite cerrar el capítulo; un acto de venganza escribe un capítulo nuevo." calcext:value-type="string">
            <text:p>Un acto de justicia permite cerrar el capítulo; un acto de venganza escribe un capítulo nuevo.</text:p>
          </table:table-cell>
        </table:table-row>
        <table:table-row table:style-name="ro1">
          <table:table-cell table:style-name="ce1" office:value-type="string" calcext:value-type="string">
            <text:p>Todo cínico es, en el fondo un</text:p>
          </table:table-cell>
          <table:table-cell table:style-name="ce1" office:value-type="string" calcext:value-type="string">
            <text:p>sentimental.</text:p>
          </table:table-cell>
          <table:table-cell table:number-columns-repeated="4"/>
          <table:table-cell table:formula="of:=[.A92]&amp;&quot; &quot;&amp;[.B92]&amp;&quot; &quot;&amp;[.C92]" office:value-type="string" office:string-value="Todo cínico es, en el fondo un sentimental. " calcext:value-type="string">
            <text:p>Todo cínico es, en el fondo un sentimental. </text:p>
          </table:table-cell>
        </table:table-row>
        <table:table-row table:style-name="ro1">
          <table:table-cell table:style-name="ce1" office:value-type="string" calcext:value-type="string">
            <text:p>La historia es cuestión de supervivencia</text:p>
          </table:table-cell>
          <table:table-cell table:style-name="ce1" office:value-type="string" calcext:value-type="string">
            <text:p>Si no tuviéramos pasado, estaríamos desprovistos</text:p>
          </table:table-cell>
          <table:table-cell table:style-name="ce1" office:value-type="string" calcext:value-type="string">
            <text:p>de la impresión de nuestro ser</text:p>
          </table:table-cell>
          <table:table-cell table:number-columns-repeated="3"/>
          <table:table-cell table:formula="of:=[.A93]&amp;&quot; &quot;&amp;[.B93]&amp;&quot; &quot;&amp;[.C93]" office:value-type="string" office:string-value="La historia es cuestión de supervivencia Si no tuviéramos pasado, estaríamos desprovistos de la impresión de nuestro ser" calcext:value-type="string">
            <text:p>La historia es cuestión de supervivencia Si no tuviéramos pasado, estaríamos desprovistos de la impresión de nuestro ser</text:p>
          </table:table-cell>
        </table:table-row>
        <table:table-row table:style-name="ro1">
          <table:table-cell table:style-name="ce1" office:value-type="string" calcext:value-type="string">
            <text:p>Un hombre de genio no se equivoca. Sus</text:p>
          </table:table-cell>
          <table:table-cell table:style-name="ce1" office:value-type="string" calcext:value-type="string">
            <text:p>errores son los umbrales del</text:p>
          </table:table-cell>
          <table:table-cell table:style-name="ce1" office:value-type="string" calcext:value-type="string">
            <text:p>descubrimiento.</text:p>
          </table:table-cell>
          <table:table-cell table:number-columns-repeated="3"/>
          <table:table-cell table:formula="of:=[.A94]&amp;&quot; &quot;&amp;[.B94]&amp;&quot; &quot;&amp;[.C94]" office:value-type="string" office:string-value="Un hombre de genio no se equivoca. Sus errores son los umbrales del descubrimiento." calcext:value-type="string">
            <text:p>Un hombre de genio no se equivoca. Sus errores son los umbrales del descubrimiento.</text:p>
          </table:table-cell>
        </table:table-row>
        <table:table-row table:style-name="ro1">
          <table:table-cell table:style-name="ce1" office:value-type="string" calcext:value-type="string">
            <text:p>El ritmo al que una persona madura es</text:p>
          </table:table-cell>
          <table:table-cell table:style-name="ce1" office:value-type="string" calcext:value-type="string">
            <text:p>directamente proporcional al grado de</text:p>
          </table:table-cell>
          <table:table-cell table:style-name="ce1" office:value-type="string" calcext:value-type="string">
            <text:p>vergüenza que es capaz de tolerar</text:p>
          </table:table-cell>
          <table:table-cell table:number-columns-repeated="3"/>
          <table:table-cell table:formula="of:=[.A95]&amp;&quot; &quot;&amp;[.B95]&amp;&quot; &quot;&amp;[.C95]" office:value-type="string" office:string-value="El ritmo al que una persona madura es directamente proporcional al grado de vergüenza que es capaz de tolerar" calcext:value-type="string">
            <text:p>El ritmo al que una persona madura es directamente proporcional al grado de vergüenza que es capaz de tolerar</text:p>
          </table:table-cell>
        </table:table-row>
        <table:table-row table:style-name="ro1">
          <table:table-cell table:style-name="ce1" office:value-type="string" calcext:value-type="string">
            <text:p>Tal vez los libros sean la única magia</text:p>
          </table:table-cell>
          <table:table-cell table:style-name="ce1" office:value-type="string" calcext:value-type="string">
            <text:p>verdadera.</text:p>
          </table:table-cell>
          <table:table-cell table:number-columns-repeated="4"/>
          <table:table-cell table:formula="of:=[.A96]&amp;&quot; &quot;&amp;[.B96]&amp;&quot; &quot;&amp;[.C96]" office:value-type="string" office:string-value="Tal vez los libros sean la única magia verdadera. " calcext:value-type="string">
            <text:p>Tal vez los libros sean la única magia verdadera. </text:p>
          </table:table-cell>
        </table:table-row>
        <table:table-row table:style-name="ro1">
          <table:table-cell table:style-name="ce1" office:value-type="string" calcext:value-type="string">
            <text:p>Es verdad que optamos por la risa en</text:p>
          </table:table-cell>
          <table:table-cell table:style-name="ce1" office:value-type="string" calcext:value-type="string">
            <text:p>casi todas la situaciones, con excepción</text:p>
          </table:table-cell>
          <table:table-cell table:style-name="ce1" office:value-type="string" calcext:value-type="string">
            <text:p>de una que otra visita al dentista.</text:p>
          </table:table-cell>
          <table:table-cell table:number-columns-repeated="3"/>
          <table:table-cell table:formula="of:=[.A97]&amp;&quot; &quot;&amp;[.B97]&amp;&quot; &quot;&amp;[.C97]" office:value-type="string" office:string-value="Es verdad que optamos por la risa en casi todas la situaciones, con excepción de una que otra visita al dentista." calcext:value-type="string">
            <text:p>Es verdad que optamos por la risa en casi todas la situaciones, con excepción de una que otra visita al dentista.</text:p>
          </table:table-cell>
        </table:table-row>
        <table:table-row table:style-name="ro1">
          <table:table-cell table:style-name="ce1" office:value-type="string" calcext:value-type="string">
            <text:p>Si tu éxito al mundo le parece bien;</text:p>
          </table:table-cell>
          <table:table-cell table:style-name="ce1" office:value-type="string" calcext:value-type="string">
            <text:p>pero no resulta como querías y no te</text:p>
          </table:table-cell>
          <table:table-cell table:style-name="ce1" office:value-type="string" calcext:value-type="string">
            <text:p>alegra el corazón, entonces no es éxito.</text:p>
          </table:table-cell>
          <table:table-cell table:number-columns-repeated="3"/>
          <table:table-cell table:formula="of:=[.A98]&amp;&quot; &quot;&amp;[.B98]&amp;&quot; &quot;&amp;[.C98]" office:value-type="string" office:string-value="Si tu éxito al mundo le parece bien; pero no resulta como querías y no te alegra el corazón, entonces no es éxito." calcext:value-type="string">
            <text:p>Si tu éxito al mundo le parece bien; pero no resulta como querías y no te alegra el corazón, entonces no es éxito.</text:p>
          </table:table-cell>
        </table:table-row>
        <table:table-row table:style-name="ro1">
          <table:table-cell table:style-name="ce1" office:value-type="string" calcext:value-type="string">
            <text:p>El silencio es oro cuando no se nos</text:p>
          </table:table-cell>
          <table:table-cell table:style-name="ce1" office:value-type="string" calcext:value-type="string">
            <text:p>ocurre una buena respuesta.</text:p>
          </table:table-cell>
          <table:table-cell table:number-columns-repeated="4"/>
          <table:table-cell table:formula="of:=[.A99]&amp;&quot; &quot;&amp;[.B99]&amp;&quot; &quot;&amp;[.C99]" office:value-type="string" office:string-value="El silencio es oro cuando no se nos ocurre una buena respuesta. " calcext:value-type="string">
            <text:p>El silencio es oro cuando no se nos ocurre una buena respuesta. </text:p>
          </table:table-cell>
        </table:table-row>
        <table:table-row table:style-name="ro1">
          <table:table-cell table:style-name="ce1" office:value-type="string" calcext:value-type="string">
            <text:p>A falta de una buena máquina del tiempo,</text:p>
          </table:table-cell>
          <table:table-cell table:style-name="ce1" office:value-type="string" calcext:value-type="string">
            <text:p>la ficción sigue siendo el mejor</text:p>
          </table:table-cell>
          <table:table-cell table:style-name="ce1" office:value-type="string" calcext:value-type="string">
            <text:p>vehículo para transportar a otras épocas</text:p>
          </table:table-cell>
          <table:table-cell table:number-columns-repeated="3"/>
          <table:table-cell table:formula="of:=[.A100]&amp;&quot; &quot;&amp;[.B100]&amp;&quot; &quot;&amp;[.C100]" office:value-type="string" office:string-value="A falta de una buena máquina del tiempo, la ficción sigue siendo el mejor vehículo para transportar a otras épocas" calcext:value-type="string">
            <text:p>A falta de una buena máquina del tiempo, la ficción sigue siendo el mejor vehículo para transportar a otras épocas</text:p>
          </table:table-cell>
        </table:table-row>
        <table:table-row table:style-name="ro1">
          <table:table-cell table:style-name="ce1" office:value-type="string" calcext:value-type="string">
            <text:p>El que construye puentes, puede</text:p>
          </table:table-cell>
          <table:table-cell table:style-name="ce1" office:value-type="string" calcext:value-type="string">
            <text:p>cruzarlos una y otra vez.</text:p>
          </table:table-cell>
          <table:table-cell table:number-columns-repeated="4"/>
          <table:table-cell table:formula="of:=[.A101]&amp;&quot; &quot;&amp;[.B101]&amp;&quot; &quot;&amp;[.C101]" office:value-type="string" office:string-value="El que construye puentes, puede cruzarlos una y otra vez. " calcext:value-type="string">
            <text:p>El que construye puentes, puede cruzarlos una y otra vez. </text:p>
          </table:table-cell>
        </table:table-row>
        <table:table-row table:style-name="ro1">
          <table:table-cell table:style-name="ce1" office:value-type="string" calcext:value-type="string">
            <text:p>Lo que cuenta no es la cantidad de horas</text:p>
          </table:table-cell>
          <table:table-cell table:style-name="ce1" office:value-type="string" calcext:value-type="string">
            <text:p>que dedicamos al trabajo, sino la cantidad</text:p>
          </table:table-cell>
          <table:table-cell table:style-name="ce1" office:value-type="string" calcext:value-type="string">
            <text:p>de trabajo que realizamos por hora</text:p>
          </table:table-cell>
          <table:table-cell table:number-columns-repeated="3"/>
          <table:table-cell table:formula="of:=[.A102]&amp;&quot; &quot;&amp;[.B102]&amp;&quot; &quot;&amp;[.C102]" office:value-type="string" office:string-value="Lo que cuenta no es la cantidad de horas que dedicamos al trabajo, sino la cantidad de trabajo que realizamos por hora" calcext:value-type="string">
            <text:p>Lo que cuenta no es la cantidad de horas que dedicamos al trabajo, sino la cantidad de trabajo que realizamos por hora</text:p>
          </table:table-cell>
        </table:table-row>
        <table:table-row table:style-name="ro1">
          <table:table-cell table:style-name="ce1" office:value-type="string" calcext:value-type="string">
            <text:p>¡NO PODEMOS TENERLO TODO!</text:p>
          </table:table-cell>
          <table:table-cell table:style-name="ce1" office:value-type="string" calcext:value-type="string">
            <text:p>¿Dónde lo guardaríamos?</text:p>
          </table:table-cell>
          <table:table-cell table:number-columns-repeated="4"/>
          <table:table-cell table:formula="of:=[.A103]&amp;&quot; &quot;&amp;[.B103]&amp;&quot; &quot;&amp;[.C103]" office:value-type="string" office:string-value="¡NO PODEMOS TENERLO TODO! ¿Dónde lo guardaríamos? " calcext:value-type="string">
            <text:p>¡NO PODEMOS TENERLO TODO! ¿Dónde lo guardaríamos? </text:p>
          </table:table-cell>
        </table:table-row>
        <table:table-row table:style-name="ro1">
          <table:table-cell table:style-name="ce1" office:value-type="string" calcext:value-type="string">
            <text:p>Es malo ser tonto y tonto ser malo.</text:p>
          </table:table-cell>
          <table:table-cell table:style-name="ce1" office:value-type="string" calcext:value-type="string">
            <text:p>Sólo es sabio el hombre que cultiva en</text:p>
          </table:table-cell>
          <table:table-cell table:style-name="ce1" office:value-type="string" calcext:value-type="string">
            <text:p>sus sentimientos la bondad para todos.</text:p>
          </table:table-cell>
          <table:table-cell table:number-columns-repeated="3"/>
          <table:table-cell table:formula="of:=[.A104]&amp;&quot; &quot;&amp;[.B104]&amp;&quot; &quot;&amp;[.C104]" office:value-type="string" office:string-value="Es malo ser tonto y tonto ser malo. Sólo es sabio el hombre que cultiva en sus sentimientos la bondad para todos." calcext:value-type="string">
            <text:p>Es malo ser tonto y tonto ser malo. Sólo es sabio el hombre que cultiva en sus sentimientos la bondad para todos.</text:p>
          </table:table-cell>
        </table:table-row>
        <table:table-row table:style-name="ro1">
          <table:table-cell table:style-name="ce1" office:value-type="string" calcext:value-type="string">
            <text:p>Debemos estar dispuestos a renunciar a</text:p>
          </table:table-cell>
          <table:table-cell table:style-name="ce1" office:value-type="string" calcext:value-type="string">
            <text:p>la vida que teníamos pensada, para poder</text:p>
          </table:table-cell>
          <table:table-cell table:style-name="ce1" office:value-type="string" calcext:value-type="string">
            <text:p>vivir la vida que el destino nos depara</text:p>
          </table:table-cell>
          <table:table-cell table:number-columns-repeated="3"/>
          <table:table-cell table:formula="of:=[.A105]&amp;&quot; &quot;&amp;[.B105]&amp;&quot; &quot;&amp;[.C105]" office:value-type="string" office:string-value="Debemos estar dispuestos a renunciar a la vida que teníamos pensada, para poder vivir la vida que el destino nos depara" calcext:value-type="string">
            <text:p>Debemos estar dispuestos a renunciar a la vida que teníamos pensada, para poder vivir la vida que el destino nos depara</text:p>
          </table:table-cell>
        </table:table-row>
        <table:table-row table:style-name="ro1">
          <table:table-cell table:style-name="ce1" office:value-type="string" calcext:value-type="string">
            <text:p>El tiempo y los amigos son el mejor</text:p>
          </table:table-cell>
          <table:table-cell table:style-name="ce1" office:value-type="string" calcext:value-type="string">
            <text:p>remedio para un corazón herido.</text:p>
          </table:table-cell>
          <table:table-cell table:number-columns-repeated="4"/>
          <table:table-cell table:formula="of:=[.A106]&amp;&quot; &quot;&amp;[.B106]&amp;&quot; &quot;&amp;[.C106]" office:value-type="string" office:string-value="El tiempo y los amigos son el mejor remedio para un corazón herido. " calcext:value-type="string">
            <text:p>El tiempo y los amigos son el mejor remedio para un corazón herido. </text:p>
          </table:table-cell>
        </table:table-row>
        <table:table-row table:style-name="ro1">
          <table:table-cell table:style-name="ce1" office:value-type="string" calcext:value-type="string">
            <text:p>La suerte se da en el ambito de la</text:p>
          </table:table-cell>
          <table:table-cell table:style-name="ce1" office:value-type="string" calcext:value-type="string">
            <text:p>eficiencia.</text:p>
          </table:table-cell>
          <table:table-cell table:number-columns-repeated="4"/>
          <table:table-cell table:formula="of:=[.A107]&amp;&quot; &quot;&amp;[.B107]&amp;&quot; &quot;&amp;[.C107]" office:value-type="string" office:string-value="La suerte se da en el ambito de la eficiencia. " calcext:value-type="string">
            <text:p>La suerte se da en el ambito de la eficiencia. </text:p>
          </table:table-cell>
        </table:table-row>
        <table:table-row table:style-name="ro1">
          <table:table-cell table:style-name="ce1" office:value-type="string" calcext:value-type="string">
            <text:p>El que madruga...</text:p>
          </table:table-cell>
          <table:table-cell table:style-name="ce1" office:value-type="string" calcext:value-type="string">
            <text:p>encuentra todo cerrado.</text:p>
          </table:table-cell>
          <table:table-cell table:number-columns-repeated="4"/>
          <table:table-cell table:formula="of:=[.A108]&amp;&quot; &quot;&amp;[.B108]&amp;&quot; &quot;&amp;[.C108]" office:value-type="string" office:string-value="El que madruga... encuentra todo cerrado. " calcext:value-type="string">
            <text:p>El que madruga... encuentra todo cerrado. </text:p>
          </table:table-cell>
        </table:table-row>
        <table:table-row table:style-name="ro1">
          <table:table-cell table:style-name="ce1" office:value-type="string" calcext:value-type="string">
            <text:p>Detras de todo hombre que triunfa...</text:p>
          </table:table-cell>
          <table:table-cell table:style-name="ce1" office:value-type="string" calcext:value-type="string">
            <text:p>hay una mujer sorprendida.</text:p>
          </table:table-cell>
          <table:table-cell table:number-columns-repeated="4"/>
          <table:table-cell table:formula="of:=[.A109]&amp;&quot; &quot;&amp;[.B109]&amp;&quot; &quot;&amp;[.C109]" office:value-type="string" office:string-value="Detras de todo hombre que triunfa... hay una mujer sorprendida. " calcext:value-type="string">
            <text:p>Detras de todo hombre que triunfa... hay una mujer sorprendida. </text:p>
          </table:table-cell>
        </table:table-row>
        <table:table-row table:style-name="ro1">
          <table:table-cell table:style-name="ce1" office:value-type="string" calcext:value-type="string">
            <text:p>Cuando un millonario pasa a mejor vida…</text:p>
          </table:table-cell>
          <table:table-cell table:style-name="ce1" office:value-type="string" calcext:value-type="string">
            <text:p>sus herederos también.</text:p>
          </table:table-cell>
          <table:table-cell table:number-columns-repeated="4"/>
          <table:table-cell table:formula="of:=[.A110]&amp;&quot; &quot;&amp;[.B110]&amp;&quot; &quot;&amp;[.C110]" office:value-type="string" office:string-value="Cuando un millonario pasa a mejor vida… sus herederos también. " calcext:value-type="string">
            <text:p>Cuando un millonario pasa a mejor vida… sus herederos también. </text:p>
          </table:table-cell>
        </table:table-row>
        <table:table-row table:style-name="ro1">
          <table:table-cell table:style-name="ce1" office:value-type="string" calcext:value-type="string">
            <text:p>El trabajo en equipo es esencial...</text:p>
          </table:table-cell>
          <table:table-cell table:style-name="ce1" office:value-type="string" calcext:value-type="string">
            <text:p>te permite echarle la culpa a otro.</text:p>
          </table:table-cell>
          <table:table-cell table:number-columns-repeated="4"/>
          <table:table-cell table:formula="of:=[.A111]&amp;&quot; &quot;&amp;[.B111]&amp;&quot; &quot;&amp;[.C111]" office:value-type="string" office:string-value="El trabajo en equipo es esencial... te permite echarle la culpa a otro. " calcext:value-type="string">
            <text:p>El trabajo en equipo es esencial... te permite echarle la culpa a otro. </text:p>
          </table:table-cell>
        </table:table-row>
        <table:table-row table:style-name="ro1">
          <table:table-cell table:style-name="ce1" office:value-type="string" calcext:value-type="string">
            <text:p>El que rie al ultimo...</text:p>
          </table:table-cell>
          <table:table-cell table:style-name="ce1" office:value-type="string" calcext:value-type="string">
            <text:p>no entendio el chiste.</text:p>
          </table:table-cell>
          <table:table-cell table:number-columns-repeated="4"/>
          <table:table-cell table:formula="of:=[.A112]&amp;&quot; &quot;&amp;[.B112]&amp;&quot; &quot;&amp;[.C112]" office:value-type="string" office:string-value="El que rie al ultimo... no entendio el chiste. " calcext:value-type="string">
            <text:p>El que rie al ultimo... no entendio el chiste. </text:p>
          </table:table-cell>
        </table:table-row>
        <table:table-row table:style-name="ro1">
          <table:table-cell table:style-name="ce1" office:value-type="string" calcext:value-type="string">
            <text:p>Caballo regalado...</text:p>
          </table:table-cell>
          <table:table-cell table:style-name="ce1" office:value-type="string" calcext:value-type="string">
            <text:p>lo mas probable, que sea robado.</text:p>
          </table:table-cell>
          <table:table-cell table:number-columns-repeated="4"/>
          <table:table-cell table:formula="of:=[.A113]&amp;&quot; &quot;&amp;[.B113]&amp;&quot; &quot;&amp;[.C113]" office:value-type="string" office:string-value="Caballo regalado... lo mas probable, que sea robado. " calcext:value-type="string">
            <text:p>Caballo regalado... lo mas probable, que sea robado. </text:p>
          </table:table-cell>
        </table:table-row>
        <table:table-row table:style-name="ro1">
          <table:table-cell table:style-name="ce1" office:value-type="string" calcext:value-type="string">
            <text:p>El amor es ciego...</text:p>
          </table:table-cell>
          <table:table-cell table:style-name="ce1" office:value-type="string" calcext:value-type="string">
            <text:p>solo el matrimonio le devuelve la vista.</text:p>
          </table:table-cell>
          <table:table-cell table:number-columns-repeated="4"/>
          <table:table-cell table:formula="of:=[.A114]&amp;&quot; &quot;&amp;[.B114]&amp;&quot; &quot;&amp;[.C114]" office:value-type="string" office:string-value="El amor es ciego... solo el matrimonio le devuelve la vista. " calcext:value-type="string">
            <text:p>El amor es ciego... solo el matrimonio le devuelve la vista. </text:p>
          </table:table-cell>
        </table:table-row>
        <table:table-row table:style-name="ro1">
          <table:table-cell table:style-name="ce1" office:value-type="string" calcext:value-type="string">
            <text:p>Es bueno reconocer nuestros errores,</text:p>
          </table:table-cell>
          <table:table-cell table:style-name="ce1" office:value-type="string" calcext:value-type="string">
            <text:p>pero es mejor pedir perdón y perdonar.</text:p>
          </table:table-cell>
          <table:table-cell table:number-columns-repeated="4"/>
          <table:table-cell table:formula="of:=[.A115]&amp;&quot; &quot;&amp;[.B115]&amp;&quot; &quot;&amp;[.C115]" office:value-type="string" office:string-value="Es bueno reconocer nuestros errores, pero es mejor pedir perdón y perdonar. " calcext:value-type="string">
            <text:p>Es bueno reconocer nuestros errores, pero es mejor pedir perdón y perdonar. </text:p>
          </table:table-cell>
        </table:table-row>
        <table:table-row table:style-name="ro1">
          <table:table-cell table:style-name="ce1" office:value-type="string" calcext:value-type="string">
            <text:p>La libertad de manifestar lo mejor de</text:p>
          </table:table-cell>
          <table:table-cell table:style-name="ce1" office:value-type="string" calcext:value-type="string">
            <text:p>uno no significa nada a menos que uno</text:p>
          </table:table-cell>
          <table:table-cell table:style-name="ce1" office:value-type="string" calcext:value-type="string">
            <text:p>tenga la disposicion de hacerlo.</text:p>
          </table:table-cell>
          <table:table-cell table:number-columns-repeated="3"/>
          <table:table-cell table:formula="of:=[.A116]&amp;&quot; &quot;&amp;[.B116]&amp;&quot; &quot;&amp;[.C116]" office:value-type="string" office:string-value="La libertad de manifestar lo mejor de uno no significa nada a menos que uno tenga la disposicion de hacerlo." calcext:value-type="string">
            <text:p>La libertad de manifestar lo mejor de uno no significa nada a menos que uno tenga la disposicion de hacerlo.</text:p>
          </table:table-cell>
        </table:table-row>
        <table:table-row table:style-name="ro1">
          <table:table-cell table:style-name="ce1" office:value-type="string" calcext:value-type="string">
            <text:p>No todas las sustancias quimicas son</text:p>
          </table:table-cell>
          <table:table-cell table:style-name="ce1" office:value-type="string" calcext:value-type="string">
            <text:p>malas. Sin hidrogeno ni oxigeno, no</text:p>
          </table:table-cell>
          <table:table-cell table:style-name="ce1" office:value-type="string" calcext:value-type="string">
            <text:p>habria agua, necesaria para la cerveza.</text:p>
          </table:table-cell>
          <table:table-cell table:number-columns-repeated="3"/>
          <table:table-cell table:formula="of:=[.A117]&amp;&quot; &quot;&amp;[.B117]&amp;&quot; &quot;&amp;[.C117]" office:value-type="string" office:string-value="No todas las sustancias quimicas son malas. Sin hidrogeno ni oxigeno, no habria agua, necesaria para la cerveza." calcext:value-type="string">
            <text:p>No todas las sustancias quimicas son malas. Sin hidrogeno ni oxigeno, no habria agua, necesaria para la cerveza.</text:p>
          </table:table-cell>
        </table:table-row>
        <table:table-row table:style-name="ro1">
          <table:table-cell table:style-name="ce1" office:value-type="string" calcext:value-type="string">
            <text:p>Si uno no sabe historia, no sabe nada:</text:p>
          </table:table-cell>
          <table:table-cell table:style-name="ce1" office:value-type="string" calcext:value-type="string">
            <text:p>es como ser una hoja y no saber que</text:p>
          </table:table-cell>
          <table:table-cell table:style-name="ce1" office:value-type="string" calcext:value-type="string">
            <text:p>forma parte del arbol...</text:p>
          </table:table-cell>
          <table:table-cell table:number-columns-repeated="3"/>
          <table:table-cell table:formula="of:=[.A118]&amp;&quot; &quot;&amp;[.B118]&amp;&quot; &quot;&amp;[.C118]" office:value-type="string" office:string-value="Si uno no sabe historia, no sabe nada: es como ser una hoja y no saber que forma parte del arbol..." calcext:value-type="string">
            <text:p>Si uno no sabe historia, no sabe nada: es como ser una hoja y no saber que forma parte del arbol...</text:p>
          </table:table-cell>
        </table:table-row>
        <table:table-row table:style-name="ro1">
          <table:table-cell table:style-name="ce1" office:value-type="string" calcext:value-type="string">
            <text:p>Ser hombre es hacer las cosas; no buscar</text:p>
          </table:table-cell>
          <table:table-cell table:style-name="ce1" office:value-type="string" calcext:value-type="string">
            <text:p>pretextos para no hacerlas.</text:p>
          </table:table-cell>
          <table:table-cell table:number-columns-repeated="4"/>
          <table:table-cell table:formula="of:=[.A119]&amp;&quot; &quot;&amp;[.B119]&amp;&quot; &quot;&amp;[.C119]" office:value-type="string" office:string-value="Ser hombre es hacer las cosas; no buscar pretextos para no hacerlas. " calcext:value-type="string">
            <text:p>Ser hombre es hacer las cosas; no buscar pretextos para no hacerlas. </text:p>
          </table:table-cell>
        </table:table-row>
        <table:table-row table:style-name="ro1">
          <table:table-cell table:style-name="ce1" office:value-type="string" calcext:value-type="string">
            <text:p>Lo que uno cuenta de su pasado, le va</text:p>
          </table:table-cell>
          <table:table-cell table:style-name="ce1" office:value-type="string" calcext:value-type="string">
            <text:p>dando forma a su futuro.</text:p>
          </table:table-cell>
          <table:table-cell table:number-columns-repeated="4"/>
          <table:table-cell table:formula="of:=[.A120]&amp;&quot; &quot;&amp;[.B120]&amp;&quot; &quot;&amp;[.C120]" office:value-type="string" office:string-value="Lo que uno cuenta de su pasado, le va dando forma a su futuro. " calcext:value-type="string">
            <text:p>Lo que uno cuenta de su pasado, le va dando forma a su futuro. </text:p>
          </table:table-cell>
        </table:table-row>
        <table:table-row table:style-name="ro1">
          <table:table-cell table:style-name="ce1" office:value-type="string" calcext:value-type="string">
            <text:p>Con Fe, si uno duda de nuestra mente,</text:p>
          </table:table-cell>
          <table:table-cell table:style-name="ce1" office:value-type="string" calcext:value-type="string">
            <text:p>a veces DIOS le habla al oido.</text:p>
          </table:table-cell>
          <table:table-cell table:number-columns-repeated="4"/>
          <table:table-cell table:formula="of:=[.A121]&amp;&quot; &quot;&amp;[.B121]&amp;&quot; &quot;&amp;[.C121]" office:value-type="string" office:string-value="Con Fe, si uno duda de nuestra mente, a veces DIOS le habla al oido. " calcext:value-type="string">
            <text:p>Con Fe, si uno duda de nuestra mente, a veces DIOS le habla al oido. </text:p>
          </table:table-cell>
        </table:table-row>
        <table:table-row table:style-name="ro1">
          <table:table-cell table:style-name="ce1" office:value-type="string" calcext:value-type="string">
            <text:p>Criar niños es en parte una labor gozosa</text:p>
          </table:table-cell>
          <table:table-cell table:style-name="ce1" office:value-type="string" calcext:value-type="string">
            <text:p>y en parte una guerra de guerrillas.</text:p>
          </table:table-cell>
          <table:table-cell table:number-columns-repeated="4"/>
          <table:table-cell table:formula="of:=[.A122]&amp;&quot; &quot;&amp;[.B122]&amp;&quot; &quot;&amp;[.C122]" office:value-type="string" office:string-value="Criar niños es en parte una labor gozosa y en parte una guerra de guerrillas. " calcext:value-type="string">
            <text:p>Criar niños es en parte una labor gozosa y en parte una guerra de guerrillas. </text:p>
          </table:table-cell>
        </table:table-row>
        <table:table-row table:style-name="ro1">
          <table:table-cell table:style-name="ce1" office:value-type="string" calcext:value-type="string">
            <text:p>La verdadera comunicacion se da, cuando</text:p>
          </table:table-cell>
          <table:table-cell table:style-name="ce1" office:value-type="string" calcext:value-type="string">
            <text:p>las partes no tienen miedo.</text:p>
          </table:table-cell>
          <table:table-cell table:number-columns-repeated="4"/>
          <table:table-cell table:formula="of:=[.A123]&amp;&quot; &quot;&amp;[.B123]&amp;&quot; &quot;&amp;[.C123]" office:value-type="string" office:string-value="La verdadera comunicacion se da, cuando las partes no tienen miedo. " calcext:value-type="string">
            <text:p>La verdadera comunicacion se da, cuando las partes no tienen miedo. </text:p>
          </table:table-cell>
        </table:table-row>
        <table:table-row table:style-name="ro1">
          <table:table-cell table:style-name="ce1" office:value-type="string" calcext:value-type="string">
            <text:p>La oportunidad se deja alcanzar solo por</text:p>
          </table:table-cell>
          <table:table-cell table:style-name="ce1" office:value-type="string" calcext:value-type="string">
            <text:p>quienes la persiguen.</text:p>
          </table:table-cell>
          <table:table-cell table:number-columns-repeated="4"/>
          <table:table-cell table:formula="of:=[.A124]&amp;&quot; &quot;&amp;[.B124]&amp;&quot; &quot;&amp;[.C124]" office:value-type="string" office:string-value="La oportunidad se deja alcanzar solo por quienes la persiguen. " calcext:value-type="string">
            <text:p>La oportunidad se deja alcanzar solo por quienes la persiguen. </text:p>
          </table:table-cell>
        </table:table-row>
        <table:table-row table:style-name="ro1">
          <table:table-cell table:style-name="ce1" office:value-type="string" calcext:value-type="string">
            <text:p>Lo que mas gusta de las ciudades, es lo que</text:p>
          </table:table-cell>
          <table:table-cell table:style-name="ce1" office:value-type="string" calcext:value-type="string">
            <text:p>hay fuera de ellas.</text:p>
          </table:table-cell>
          <table:table-cell table:number-columns-repeated="4"/>
          <table:table-cell table:formula="of:=[.A125]&amp;&quot; &quot;&amp;[.B125]&amp;&quot; &quot;&amp;[.C125]" office:value-type="string" office:string-value="Lo que mas gusta de las ciudades, es lo que hay fuera de ellas. " calcext:value-type="string">
            <text:p>Lo que mas gusta de las ciudades, es lo que hay fuera de ellas. </text:p>
          </table:table-cell>
        </table:table-row>
        <table:table-row table:style-name="ro1">
          <table:table-cell table:style-name="ce1" office:value-type="string" calcext:value-type="string">
            <text:p>Hay estudiantes que no aprenden a</text:p>
          </table:table-cell>
          <table:table-cell table:style-name="ce1" office:value-type="string" calcext:value-type="string">
            <text:p>distinguir lo que es mas importante sino</text:p>
          </table:table-cell>
          <table:table-cell table:style-name="ce1" office:value-type="string" calcext:value-type="string">
            <text:p>hasta mucho despues de dejar la escuela.</text:p>
          </table:table-cell>
          <table:table-cell table:number-columns-repeated="3"/>
          <table:table-cell table:formula="of:=[.A126]&amp;&quot; &quot;&amp;[.B126]&amp;&quot; &quot;&amp;[.C126]" office:value-type="string" office:string-value="Hay estudiantes que no aprenden a distinguir lo que es mas importante sino hasta mucho despues de dejar la escuela." calcext:value-type="string">
            <text:p>Hay estudiantes que no aprenden a distinguir lo que es mas importante sino hasta mucho despues de dejar la escuela.</text:p>
          </table:table-cell>
        </table:table-row>
        <table:table-row table:style-name="ro1">
          <table:table-cell table:style-name="ce1" office:value-type="string" calcext:value-type="string">
            <text:p>Los errores son inevitables. Lo que</text:p>
          </table:table-cell>
          <table:table-cell table:style-name="ce1" office:value-type="string" calcext:value-type="string">
            <text:p>cuenta es como responder a ellos.</text:p>
          </table:table-cell>
          <table:table-cell table:number-columns-repeated="4"/>
          <table:table-cell table:formula="of:=[.A127]&amp;&quot; &quot;&amp;[.B127]&amp;&quot; &quot;&amp;[.C127]" office:value-type="string" office:string-value="Los errores son inevitables. Lo que cuenta es como responder a ellos. " calcext:value-type="string">
            <text:p>Los errores son inevitables. Lo que cuenta es como responder a ellos. </text:p>
          </table:table-cell>
        </table:table-row>
        <table:table-row table:style-name="ro1">
          <table:table-cell table:style-name="ce1" office:value-type="string" calcext:value-type="string">
            <text:p>La unica manera de presentar siempre una</text:p>
          </table:table-cell>
          <table:table-cell table:style-name="ce1" office:value-type="string" calcext:value-type="string">
            <text:p>imagen positiva es siendo honesto todo</text:p>
          </table:table-cell>
          <table:table-cell table:style-name="ce1" office:value-type="string" calcext:value-type="string">
            <text:p>el tiempo.</text:p>
          </table:table-cell>
          <table:table-cell table:number-columns-repeated="3"/>
          <table:table-cell table:formula="of:=[.A128]&amp;&quot; &quot;&amp;[.B128]&amp;&quot; &quot;&amp;[.C128]" office:value-type="string" office:string-value="La unica manera de presentar siempre una imagen positiva es siendo honesto todo el tiempo." calcext:value-type="string">
            <text:p>La unica manera de presentar siempre una imagen positiva es siendo honesto todo el tiempo.</text:p>
          </table:table-cell>
        </table:table-row>
        <table:table-row table:style-name="ro1">
          <table:table-cell table:style-name="ce1" office:value-type="string" calcext:value-type="string">
            <text:p>Los grandes sucesos, dependen de</text:p>
          </table:table-cell>
          <table:table-cell table:style-name="ce1" office:value-type="string" calcext:value-type="string">
            <text:p>incidentes pequeños.</text:p>
          </table:table-cell>
          <table:table-cell table:number-columns-repeated="4"/>
          <table:table-cell table:formula="of:=[.A129]&amp;&quot; &quot;&amp;[.B129]&amp;&quot; &quot;&amp;[.C129]" office:value-type="string" office:string-value="Los grandes sucesos, dependen de incidentes pequeños. " calcext:value-type="string">
            <text:p>Los grandes sucesos, dependen de incidentes pequeños. </text:p>
          </table:table-cell>
        </table:table-row>
        <table:table-row table:style-name="ro1">
          <table:table-cell table:style-name="ce1" office:value-type="string" calcext:value-type="string">
            <text:p>Lo que uno descubre solo, fascina mas</text:p>
          </table:table-cell>
          <table:table-cell table:style-name="ce1" office:value-type="string" calcext:value-type="string">
            <text:p>que lo que se descubre a traves de otros</text:p>
          </table:table-cell>
          <table:table-cell table:number-columns-repeated="4"/>
          <table:table-cell table:formula="of:=[.A130]&amp;&quot; &quot;&amp;[.B130]&amp;&quot; &quot;&amp;[.C130]" office:value-type="string" office:string-value="Lo que uno descubre solo, fascina mas que lo que se descubre a traves de otros " calcext:value-type="string">
            <text:p>Lo que uno descubre solo, fascina mas que lo que se descubre a traves de otros </text:p>
          </table:table-cell>
        </table:table-row>
        <table:table-row table:style-name="ro1">
          <table:table-cell table:style-name="ce1" office:value-type="string" calcext:value-type="string">
            <text:p>La risa y el llanto son expresiones que</text:p>
          </table:table-cell>
          <table:table-cell table:style-name="ce1" office:value-type="string" calcext:value-type="string">
            <text:p>cansan. Yo prefiero reir, porque despues</text:p>
          </table:table-cell>
          <table:table-cell table:style-name="ce1" office:value-type="string" calcext:value-type="string">
            <text:p>hay menos que limpiar.</text:p>
          </table:table-cell>
          <table:table-cell table:number-columns-repeated="3"/>
          <table:table-cell table:formula="of:=[.A131]&amp;&quot; &quot;&amp;[.B131]&amp;&quot; &quot;&amp;[.C131]" office:value-type="string" office:string-value="La risa y el llanto son expresiones que cansan. Yo prefiero reir, porque despues hay menos que limpiar." calcext:value-type="string">
            <text:p>La risa y el llanto son expresiones que cansan. Yo prefiero reir, porque despues hay menos que limpiar.</text:p>
          </table:table-cell>
        </table:table-row>
        <table:table-row table:style-name="ro1">
          <table:table-cell table:style-name="ce1" office:value-type="string" calcext:value-type="string">
            <text:p>El sabio hace al principio,</text:p>
          </table:table-cell>
          <table:table-cell table:style-name="ce1" office:value-type="string" calcext:value-type="string">
            <text:p>lo que el tonto hace al final.</text:p>
          </table:table-cell>
          <table:table-cell table:number-columns-repeated="4"/>
          <table:table-cell table:formula="of:=[.A132]&amp;&quot; &quot;&amp;[.B132]&amp;&quot; &quot;&amp;[.C132]" office:value-type="string" office:string-value="El sabio hace al principio, lo que el tonto hace al final. " calcext:value-type="string">
            <text:p>El sabio hace al principio, lo que el tonto hace al final. </text:p>
          </table:table-cell>
        </table:table-row>
        <table:table-row table:style-name="ro1">
          <table:table-cell table:style-name="ce1" office:value-type="string" calcext:value-type="string">
            <text:p>La ventaja de decir la verdad consiste</text:p>
          </table:table-cell>
          <table:table-cell table:style-name="ce1" office:value-type="string" calcext:value-type="string">
            <text:p>en que es mucho mas probable sonar</text:p>
          </table:table-cell>
          <table:table-cell table:style-name="ce1" office:value-type="string" calcext:value-type="string">
            <text:p>convincente.</text:p>
          </table:table-cell>
          <table:table-cell table:number-columns-repeated="3"/>
          <table:table-cell table:formula="of:=[.A133]&amp;&quot; &quot;&amp;[.B133]&amp;&quot; &quot;&amp;[.C133]" office:value-type="string" office:string-value="La ventaja de decir la verdad consiste en que es mucho mas probable sonar convincente." calcext:value-type="string">
            <text:p>La ventaja de decir la verdad consiste en que es mucho mas probable sonar convincente.</text:p>
          </table:table-cell>
        </table:table-row>
        <table:table-row table:style-name="ro1">
          <table:table-cell table:style-name="ce1" office:value-type="string" calcext:value-type="string">
            <text:p>No es lo mismo ser héroe, que ser</text:p>
          </table:table-cell>
          <table:table-cell table:style-name="ce1" office:value-type="string" calcext:value-type="string">
            <text:p>triunfador.</text:p>
          </table:table-cell>
          <table:table-cell table:number-columns-repeated="4"/>
          <table:table-cell table:formula="of:=[.A134]&amp;&quot; &quot;&amp;[.B134]&amp;&quot; &quot;&amp;[.C134]" office:value-type="string" office:string-value="No es lo mismo ser héroe, que ser triunfador. " calcext:value-type="string">
            <text:p>No es lo mismo ser héroe, que ser triunfador. </text:p>
          </table:table-cell>
        </table:table-row>
        <table:table-row table:style-name="ro1">
          <table:table-cell table:style-name="ce1" office:value-type="string" calcext:value-type="string">
            <text:p>Los modales con los demas, no son más</text:p>
          </table:table-cell>
          <table:table-cell table:style-name="ce1" office:value-type="string" calcext:value-type="string">
            <text:p>que el trato formal que nos damos a</text:p>
          </table:table-cell>
          <table:table-cell table:style-name="ce1" office:value-type="string" calcext:value-type="string">
            <text:p>nosotros mismos.</text:p>
          </table:table-cell>
          <table:table-cell table:number-columns-repeated="3"/>
          <table:table-cell table:formula="of:=[.A135]&amp;&quot; &quot;&amp;[.B135]&amp;&quot; &quot;&amp;[.C135]" office:value-type="string" office:string-value="Los modales con los demas, no son más que el trato formal que nos damos a nosotros mismos." calcext:value-type="string">
            <text:p>Los modales con los demas, no son más que el trato formal que nos damos a nosotros mismos.</text:p>
          </table:table-cell>
        </table:table-row>
        <table:table-row table:style-name="ro1">
          <table:table-cell table:style-name="ce1" office:value-type="string" calcext:value-type="string">
            <text:p>No es divertido vivir como un avaro,</text:p>
          </table:table-cell>
          <table:table-cell table:style-name="ce1" office:value-type="string" calcext:value-type="string">
            <text:p>pero tenerlo como antepasado, es</text:p>
          </table:table-cell>
          <table:table-cell table:style-name="ce1" office:value-type="string" calcext:value-type="string">
            <text:p>magnifico.</text:p>
          </table:table-cell>
          <table:table-cell table:number-columns-repeated="3"/>
          <table:table-cell table:formula="of:=[.A136]&amp;&quot; &quot;&amp;[.B136]&amp;&quot; &quot;&amp;[.C136]" office:value-type="string" office:string-value="No es divertido vivir como un avaro, pero tenerlo como antepasado, es magnifico." calcext:value-type="string">
            <text:p>No es divertido vivir como un avaro, pero tenerlo como antepasado, es magnifico.</text:p>
          </table:table-cell>
        </table:table-row>
        <table:table-row table:style-name="ro1">
          <table:table-cell table:style-name="ce1" office:value-type="string" calcext:value-type="string">
            <text:p>Solo el corazón puede cambiar al corazón</text:p>
          </table:table-cell>
          <table:table-cell table:number-columns-repeated="5"/>
          <table:table-cell table:formula="of:=[.A137]&amp;&quot; &quot;&amp;[.B137]&amp;&quot; &quot;&amp;[.C137]" office:value-type="string" office:string-value="Solo el corazón puede cambiar al corazón  " calcext:value-type="string">
            <text:p>Solo el corazón puede cambiar al corazón <text:s/></text:p>
          </table:table-cell>
        </table:table-row>
        <table:table-row table:style-name="ro1">
          <table:table-cell table:style-name="ce1" office:value-type="string" calcext:value-type="string">
            <text:p>Considero mi cuerpo como un instrumento</text:p>
          </table:table-cell>
          <table:table-cell table:style-name="ce1" office:value-type="string" calcext:value-type="string">
            <text:p>y no como un ornato.</text:p>
          </table:table-cell>
          <table:table-cell table:number-columns-repeated="4"/>
          <table:table-cell table:formula="of:=[.A138]&amp;&quot; &quot;&amp;[.B138]&amp;&quot; &quot;&amp;[.C138]" office:value-type="string" office:string-value="Considero mi cuerpo como un instrumento y no como un ornato. " calcext:value-type="string">
            <text:p>Considero mi cuerpo como un instrumento y no como un ornato. </text:p>
          </table:table-cell>
        </table:table-row>
        <table:table-row table:style-name="ro1">
          <table:table-cell table:style-name="ce1" office:value-type="string" calcext:value-type="string">
            <text:p>Competir es doloroso, pero da buenos</text:p>
          </table:table-cell>
          <table:table-cell table:style-name="ce1" office:value-type="string" calcext:value-type="string">
            <text:p>resultados.</text:p>
          </table:table-cell>
          <table:table-cell table:number-columns-repeated="4"/>
          <table:table-cell table:formula="of:=[.A139]&amp;&quot; &quot;&amp;[.B139]&amp;&quot; &quot;&amp;[.C139]" office:value-type="string" office:string-value="Competir es doloroso, pero da buenos resultados. " calcext:value-type="string">
            <text:p>Competir es doloroso, pero da buenos resultados. </text:p>
          </table:table-cell>
        </table:table-row>
        <table:table-row table:style-name="ro1">
          <table:table-cell table:style-name="ce1" office:value-type="string" calcext:value-type="string">
            <text:p>La ira nos empequeñece, mientras que el</text:p>
          </table:table-cell>
          <table:table-cell table:style-name="ce1" office:value-type="string" calcext:value-type="string">
            <text:p>perdon nos obliga a crecer.</text:p>
          </table:table-cell>
          <table:table-cell table:number-columns-repeated="4"/>
          <table:table-cell table:formula="of:=[.A140]&amp;&quot; &quot;&amp;[.B140]&amp;&quot; &quot;&amp;[.C140]" office:value-type="string" office:string-value="La ira nos empequeñece, mientras que el perdon nos obliga a crecer. " calcext:value-type="string">
            <text:p>La ira nos empequeñece, mientras que el perdon nos obliga a crecer. </text:p>
          </table:table-cell>
        </table:table-row>
        <table:table-row table:style-name="ro1">
          <table:table-cell table:style-name="ce1" office:value-type="string" calcext:value-type="string">
            <text:p>Lo que echa a perder a los hijos no es</text:p>
          </table:table-cell>
          <table:table-cell table:style-name="ce1" office:value-type="string" calcext:value-type="string">
            <text:p>darles más, sino darles más, para evitar</text:p>
          </table:table-cell>
          <table:table-cell table:style-name="ce1" office:value-type="string" calcext:value-type="string">
            <text:p>berrinches.</text:p>
          </table:table-cell>
          <table:table-cell table:number-columns-repeated="3"/>
          <table:table-cell table:formula="of:=[.A141]&amp;&quot; &quot;&amp;[.B141]&amp;&quot; &quot;&amp;[.C141]" office:value-type="string" office:string-value="Lo que echa a perder a los hijos no es darles más, sino darles más, para evitar berrinches." calcext:value-type="string">
            <text:p>Lo que echa a perder a los hijos no es darles más, sino darles más, para evitar berrinches.</text:p>
          </table:table-cell>
        </table:table-row>
        <table:table-row table:style-name="ro1">
          <table:table-cell table:style-name="ce1" office:value-type="string" calcext:value-type="string">
            <text:p>Los unicos bienes intangibles son los</text:p>
          </table:table-cell>
          <table:table-cell table:style-name="ce1" office:value-type="string" calcext:value-type="string">
            <text:p>que acumulamos en el cerebro y corazón;</text:p>
          </table:table-cell>
          <table:table-cell table:style-name="ce1" office:value-type="string" calcext:value-type="string">
            <text:p>cuando ellos faltan nada los sustituye.</text:p>
          </table:table-cell>
          <table:table-cell table:number-columns-repeated="3"/>
          <table:table-cell table:formula="of:=[.A142]&amp;&quot; &quot;&amp;[.B142]&amp;&quot; &quot;&amp;[.C142]" office:value-type="string" office:string-value="Los unicos bienes intangibles son los que acumulamos en el cerebro y corazón; cuando ellos faltan nada los sustituye." calcext:value-type="string">
            <text:p>Los unicos bienes intangibles son los que acumulamos en el cerebro y corazón; cuando ellos faltan nada los sustituye.</text:p>
          </table:table-cell>
        </table:table-row>
        <table:table-row table:style-name="ro1">
          <table:table-cell table:style-name="ce1" office:value-type="string" calcext:value-type="string">
            <text:p>Tener un titulo universitario no indica</text:p>
          </table:table-cell>
          <table:table-cell table:style-name="ce1" office:value-type="string" calcext:value-type="string">
            <text:p>que ya terminamos, sino tan solo que se</text:p>
          </table:table-cell>
          <table:table-cell table:style-name="ce1" office:value-type="string" calcext:value-type="string">
            <text:p>esta preparado para la vida.</text:p>
          </table:table-cell>
          <table:table-cell table:number-columns-repeated="3"/>
          <table:table-cell table:formula="of:=[.A143]&amp;&quot; &quot;&amp;[.B143]&amp;&quot; &quot;&amp;[.C143]" office:value-type="string" office:string-value="Tener un titulo universitario no indica que ya terminamos, sino tan solo que se esta preparado para la vida." calcext:value-type="string">
            <text:p>Tener un titulo universitario no indica que ya terminamos, sino tan solo que se esta preparado para la vida.</text:p>
          </table:table-cell>
        </table:table-row>
        <table:table-row table:style-name="ro1">
          <table:table-cell table:style-name="ce1" office:value-type="string" calcext:value-type="string">
            <text:p>SI TIENES TRISTEZA, ¡ALEGRATE!</text:p>
          </table:table-cell>
          <table:table-cell table:style-name="ce1" office:value-type="string" calcext:value-type="string">
            <text:p>LA VIDA ES GOZO</text:p>
          </table:table-cell>
          <table:table-cell table:number-columns-repeated="4"/>
          <table:table-cell table:formula="of:=[.A144]&amp;&quot; &quot;&amp;[.B144]&amp;&quot; &quot;&amp;[.C144]" office:value-type="string" office:string-value="SI TIENES TRISTEZA, ¡ALEGRATE! LA VIDA ES GOZO " calcext:value-type="string">
            <text:p>SI TIENES TRISTEZA, ¡ALEGRATE! LA VIDA ES GOZO </text:p>
          </table:table-cell>
        </table:table-row>
        <table:table-row table:style-name="ro1">
          <table:table-cell table:style-name="ce1" office:value-type="string" calcext:value-type="string">
            <text:p>SI TIENES ENEMIGOS, ¡RECONCILIATE!</text:p>
          </table:table-cell>
          <table:table-cell table:style-name="ce1" office:value-type="string" calcext:value-type="string">
            <text:p>LA VIDA ES PAZ</text:p>
          </table:table-cell>
          <table:table-cell table:number-columns-repeated="4"/>
          <table:table-cell table:formula="of:=[.A145]&amp;&quot; &quot;&amp;[.B145]&amp;&quot; &quot;&amp;[.C145]" office:value-type="string" office:string-value="SI TIENES ENEMIGOS, ¡RECONCILIATE! LA VIDA ES PAZ " calcext:value-type="string">
            <text:p>SI TIENES ENEMIGOS, ¡RECONCILIATE! LA VIDA ES PAZ </text:p>
          </table:table-cell>
        </table:table-row>
        <table:table-row table:style-name="ro1">
          <table:table-cell table:style-name="ce1" office:value-type="string" calcext:value-type="string">
            <text:p>SI TIENES AMIGOS, ¡BUSCALOS!</text:p>
          </table:table-cell>
          <table:table-cell table:style-name="ce1" office:value-type="string" calcext:value-type="string">
            <text:p>LA VIDA ES ENCUENTRO</text:p>
          </table:table-cell>
          <table:table-cell table:number-columns-repeated="4"/>
          <table:table-cell table:formula="of:=[.A146]&amp;&quot; &quot;&amp;[.B146]&amp;&quot; &quot;&amp;[.C146]" office:value-type="string" office:string-value="SI TIENES AMIGOS, ¡BUSCALOS! LA VIDA ES ENCUENTRO " calcext:value-type="string">
            <text:p>SI TIENES AMIGOS, ¡BUSCALOS! LA VIDA ES ENCUENTRO </text:p>
          </table:table-cell>
        </table:table-row>
        <table:table-row table:style-name="ro1">
          <table:table-cell table:style-name="ce1" office:value-type="string" calcext:value-type="string">
            <text:p>SI TIENES SOBERBIA, ¡SEPULTALA!</text:p>
          </table:table-cell>
          <table:table-cell table:style-name="ce1" office:value-type="string" calcext:value-type="string">
            <text:p>LA VIDA ES HUMILDAD</text:p>
          </table:table-cell>
          <table:table-cell table:number-columns-repeated="4"/>
          <table:table-cell table:formula="of:=[.A147]&amp;&quot; &quot;&amp;[.B147]&amp;&quot; &quot;&amp;[.C147]" office:value-type="string" office:string-value="SI TIENES SOBERBIA, ¡SEPULTALA! LA VIDA ES HUMILDAD " calcext:value-type="string">
            <text:p>SI TIENES SOBERBIA, ¡SEPULTALA! LA VIDA ES HUMILDAD </text:p>
          </table:table-cell>
        </table:table-row>
        <table:table-row table:style-name="ro1">
          <table:table-cell table:style-name="ce1" office:value-type="string" calcext:value-type="string">
            <text:p>SI TIENES DEUDAS, ¡PAGALAS!</text:p>
          </table:table-cell>
          <table:table-cell table:style-name="ce1" office:value-type="string" calcext:value-type="string">
            <text:p>LA VIDA ES JUSTICIA</text:p>
          </table:table-cell>
          <table:table-cell table:number-columns-repeated="4"/>
          <table:table-cell table:formula="of:=[.A148]&amp;&quot; &quot;&amp;[.B148]&amp;&quot; &quot;&amp;[.C148]" office:value-type="string" office:string-value="SI TIENES DEUDAS, ¡PAGALAS! LA VIDA ES JUSTICIA " calcext:value-type="string">
            <text:p>SI TIENES DEUDAS, ¡PAGALAS! LA VIDA ES JUSTICIA </text:p>
          </table:table-cell>
        </table:table-row>
        <table:table-row table:style-name="ro1">
          <table:table-cell table:style-name="ce1" office:value-type="string" calcext:value-type="string">
            <text:p>SI TIENES PECADOS, ¡ARREPIENTETE!</text:p>
          </table:table-cell>
          <table:table-cell table:style-name="ce1" office:value-type="string" calcext:value-type="string">
            <text:p>LA VIDA ES GRACIA</text:p>
          </table:table-cell>
          <table:table-cell table:number-columns-repeated="4"/>
          <table:table-cell table:formula="of:=[.A149]&amp;&quot; &quot;&amp;[.B149]&amp;&quot; &quot;&amp;[.C149]" office:value-type="string" office:string-value="SI TIENES PECADOS, ¡ARREPIENTETE! LA VIDA ES GRACIA " calcext:value-type="string">
            <text:p>SI TIENES PECADOS, ¡ARREPIENTETE! LA VIDA ES GRACIA </text:p>
          </table:table-cell>
        </table:table-row>
        <table:table-row table:style-name="ro1">
          <table:table-cell table:style-name="ce1" office:value-type="string" calcext:value-type="string">
            <text:p>SI TIENES ERRORES, ¡CORRIGELOS!</text:p>
          </table:table-cell>
          <table:table-cell table:style-name="ce1" office:value-type="string" calcext:value-type="string">
            <text:p>LA VIDA ES VERDAD</text:p>
          </table:table-cell>
          <table:table-cell table:number-columns-repeated="4"/>
          <table:table-cell table:formula="of:=[.A150]&amp;&quot; &quot;&amp;[.B150]&amp;&quot; &quot;&amp;[.C150]" office:value-type="string" office:string-value="SI TIENES ERRORES, ¡CORRIGELOS! LA VIDA ES VERDAD " calcext:value-type="string">
            <text:p>SI TIENES ERRORES, ¡CORRIGELOS! LA VIDA ES VERDAD </text:p>
          </table:table-cell>
        </table:table-row>
        <table:table-row table:style-name="ro1">
          <table:table-cell table:style-name="ce1" office:value-type="string" calcext:value-type="string">
            <text:p>SI TIENES ODIO, ¡ALVIDALO!</text:p>
          </table:table-cell>
          <table:table-cell table:style-name="ce1" office:value-type="string" calcext:value-type="string">
            <text:p>LA VIDA ES AMOR</text:p>
          </table:table-cell>
          <table:table-cell table:number-columns-repeated="4"/>
          <table:table-cell table:formula="of:=[.A151]&amp;&quot; &quot;&amp;[.B151]&amp;&quot; &quot;&amp;[.C151]" office:value-type="string" office:string-value="SI TIENES ODIO, ¡ALVIDALO! LA VIDA ES AMOR " calcext:value-type="string">
            <text:p>SI TIENES ODIO, ¡ALVIDALO! LA VIDA ES AMOR </text:p>
          </table:table-cell>
        </table:table-row>
        <table:table-row table:style-name="ro1">
          <table:table-cell table:style-name="ce1" office:value-type="string" calcext:value-type="string">
            <text:p>AMA Y PERDONA Y SERAS FELIZ!!!</text:p>
          </table:table-cell>
          <table:table-cell table:style-name="ce1" office:value-type="string" calcext:value-type="string">
            <text:p>SAN AGUSTIN.</text:p>
          </table:table-cell>
          <table:table-cell table:number-columns-repeated="4"/>
          <table:table-cell table:formula="of:=[.A152]&amp;&quot; &quot;&amp;[.B152]&amp;&quot; &quot;&amp;[.C152]" office:value-type="string" office:string-value="AMA Y PERDONA Y SERAS FELIZ!!! SAN AGUSTIN. " calcext:value-type="string">
            <text:p>AMA Y PERDONA Y SERAS FELIZ!!! SAN AGUSTIN. </text:p>
          </table:table-cell>
        </table:table-row>
        <table:table-row table:style-name="ro1">
          <table:table-cell table:style-name="ce1" office:value-type="string" calcext:value-type="string">
            <text:p>Es mas facil desintegrar un atomo</text:p>
          </table:table-cell>
          <table:table-cell table:style-name="ce1" office:value-type="string" calcext:value-type="string">
            <text:p>que un prejuicio.</text:p>
          </table:table-cell>
          <table:table-cell/>
          <table:table-cell table:style-name="ce1"/>
          <table:table-cell table:number-columns-repeated="2"/>
          <table:table-cell table:formula="of:=[.A153]&amp;&quot; &quot;&amp;[.B153]&amp;&quot; &quot;&amp;[.C153]" office:value-type="string" office:string-value="Es mas facil desintegrar un atomo que un prejuicio. " calcext:value-type="string">
            <text:p>Es mas facil desintegrar un atomo que un prejuicio. </text:p>
          </table:table-cell>
        </table:table-row>
        <table:table-row table:style-name="ro1">
          <table:table-cell table:style-name="ce1" office:value-type="string" calcext:value-type="string">
            <text:p>La felicidad es una recompensa</text:p>
          </table:table-cell>
          <table:table-cell table:style-name="ce1" office:value-type="string" calcext:value-type="string">
            <text:p>no un logro.</text:p>
          </table:table-cell>
          <table:table-cell table:number-columns-repeated="4"/>
          <table:table-cell table:formula="of:=[.A154]&amp;&quot; &quot;&amp;[.B154]&amp;&quot; &quot;&amp;[.C154]" office:value-type="string" office:string-value="La felicidad es una recompensa no un logro. " calcext:value-type="string">
            <text:p>La felicidad es una recompensa no un logro. </text:p>
          </table:table-cell>
        </table:table-row>
        <table:table-row table:style-name="ro1">
          <table:table-cell table:style-name="ce1" office:value-type="string" calcext:value-type="string">
            <text:p>La principal función del tiempo es</text:p>
          </table:table-cell>
          <table:table-cell table:style-name="ce1" office:value-type="string" calcext:value-type="string">
            <text:p>consumirse: arde sin dejar cenizas.</text:p>
          </table:table-cell>
          <table:table-cell table:number-columns-repeated="4"/>
          <table:table-cell table:formula="of:=[.A155]&amp;&quot; &quot;&amp;[.B155]&amp;&quot; &quot;&amp;[.C155]" office:value-type="string" office:string-value="La principal función del tiempo es consumirse: arde sin dejar cenizas. " calcext:value-type="string">
            <text:p>La principal función del tiempo es consumirse: arde sin dejar cenizas. </text:p>
          </table:table-cell>
        </table:table-row>
        <table:table-row table:style-name="ro1">
          <table:table-cell table:style-name="ce1" office:value-type="string" calcext:value-type="string">
            <text:p>Muchas personas ven lo que aparentas ser</text:p>
          </table:table-cell>
          <table:table-cell table:style-name="ce1" office:value-type="string" calcext:value-type="string">
            <text:p>pero pocas advierten lo que realmente</text:p>
          </table:table-cell>
          <table:table-cell table:style-name="ce1" office:value-type="string" calcext:value-type="string">
            <text:p>eres.</text:p>
          </table:table-cell>
          <table:table-cell table:number-columns-repeated="3"/>
          <table:table-cell table:formula="of:=[.A156]&amp;&quot; &quot;&amp;[.B156]&amp;&quot; &quot;&amp;[.C156]" office:value-type="string" office:string-value="Muchas personas ven lo que aparentas ser pero pocas advierten lo que realmente eres." calcext:value-type="string">
            <text:p>Muchas personas ven lo que aparentas ser pero pocas advierten lo que realmente eres.</text:p>
          </table:table-cell>
        </table:table-row>
        <table:table-row table:style-name="ro1">
          <table:table-cell table:style-name="ce1" office:value-type="string" calcext:value-type="string">
            <text:p>El dinero puede comprar una casa,</text:p>
          </table:table-cell>
          <table:table-cell table:style-name="ce1" office:value-type="string" calcext:value-type="string">
            <text:p>pero no un hogar.</text:p>
          </table:table-cell>
          <table:table-cell table:number-columns-repeated="4"/>
          <table:table-cell table:formula="of:=[.A157]&amp;&quot; &quot;&amp;[.B157]&amp;&quot; &quot;&amp;[.C157]" office:value-type="string" office:string-value="El dinero puede comprar una casa, pero no un hogar. " calcext:value-type="string">
            <text:p>El dinero puede comprar una casa, pero no un hogar. </text:p>
          </table:table-cell>
        </table:table-row>
        <table:table-row table:style-name="ro1">
          <table:table-cell table:style-name="ce1" office:value-type="string" calcext:value-type="string">
            <text:p>El dinero puede comprar un reloj,</text:p>
          </table:table-cell>
          <table:table-cell table:style-name="ce1" office:value-type="string" calcext:value-type="string">
            <text:p>pero no el tiempo.</text:p>
          </table:table-cell>
          <table:table-cell table:number-columns-repeated="4"/>
          <table:table-cell table:formula="of:=[.A158]&amp;&quot; &quot;&amp;[.B158]&amp;&quot; &quot;&amp;[.C158]" office:value-type="string" office:string-value="El dinero puede comprar un reloj, pero no el tiempo. " calcext:value-type="string">
            <text:p>El dinero puede comprar un reloj, pero no el tiempo. </text:p>
          </table:table-cell>
        </table:table-row>
        <table:table-row table:style-name="ro1">
          <table:table-cell table:style-name="ce1" office:value-type="string" calcext:value-type="string">
            <text:p>El dinero puede comprar una cama,</text:p>
          </table:table-cell>
          <table:table-cell table:style-name="ce1" office:value-type="string" calcext:value-type="string">
            <text:p>pero no el sueño.</text:p>
          </table:table-cell>
          <table:table-cell table:number-columns-repeated="4"/>
          <table:table-cell table:formula="of:=[.A159]&amp;&quot; &quot;&amp;[.B159]&amp;&quot; &quot;&amp;[.C159]" office:value-type="string" office:string-value="El dinero puede comprar una cama, pero no el sueño. " calcext:value-type="string">
            <text:p>El dinero puede comprar una cama, pero no el sueño. </text:p>
          </table:table-cell>
        </table:table-row>
        <table:table-row table:style-name="ro1">
          <table:table-cell table:style-name="ce1" office:value-type="string" calcext:value-type="string">
            <text:p>El dinero puede comprar un libro,</text:p>
          </table:table-cell>
          <table:table-cell table:style-name="ce1" office:value-type="string" calcext:value-type="string">
            <text:p>pero no el conocimiento.</text:p>
          </table:table-cell>
          <table:table-cell table:number-columns-repeated="4"/>
          <table:table-cell table:formula="of:=[.A160]&amp;&quot; &quot;&amp;[.B160]&amp;&quot; &quot;&amp;[.C160]" office:value-type="string" office:string-value="El dinero puede comprar un libro, pero no el conocimiento. " calcext:value-type="string">
            <text:p>El dinero puede comprar un libro, pero no el conocimiento. </text:p>
          </table:table-cell>
        </table:table-row>
        <table:table-row table:style-name="ro1">
          <table:table-cell table:style-name="ce1" office:value-type="string" calcext:value-type="string">
            <text:p>El dinero puede pagar un medico,</text:p>
          </table:table-cell>
          <table:table-cell table:style-name="ce1" office:value-type="string" calcext:value-type="string">
            <text:p>pero no la salud.</text:p>
          </table:table-cell>
          <table:table-cell table:number-columns-repeated="4"/>
          <table:table-cell table:formula="of:=[.A161]&amp;&quot; &quot;&amp;[.B161]&amp;&quot; &quot;&amp;[.C161]" office:value-type="string" office:string-value="El dinero puede pagar un medico, pero no la salud. " calcext:value-type="string">
            <text:p>El dinero puede pagar un medico, pero no la salud. </text:p>
          </table:table-cell>
        </table:table-row>
        <table:table-row table:style-name="ro1">
          <table:table-cell table:style-name="ce1" office:value-type="string" calcext:value-type="string">
            <text:p>El dinero puede comprar una posición,</text:p>
          </table:table-cell>
          <table:table-cell table:style-name="ce1" office:value-type="string" calcext:value-type="string">
            <text:p>pero no el respeto.</text:p>
          </table:table-cell>
          <table:table-cell table:number-columns-repeated="4"/>
          <table:table-cell table:formula="of:=[.A162]&amp;&quot; &quot;&amp;[.B162]&amp;&quot; &quot;&amp;[.C162]" office:value-type="string" office:string-value="El dinero puede comprar una posición, pero no el respeto. " calcext:value-type="string">
            <text:p>El dinero puede comprar una posición, pero no el respeto. </text:p>
          </table:table-cell>
        </table:table-row>
        <table:table-row table:style-name="ro1">
          <table:table-cell table:style-name="ce1" office:value-type="string" calcext:value-type="string">
            <text:p>El dinero puede comprar sangre,</text:p>
          </table:table-cell>
          <table:table-cell table:style-name="ce1" office:value-type="string" calcext:value-type="string">
            <text:p>pero no la vida.</text:p>
          </table:table-cell>
          <table:table-cell table:number-columns-repeated="4"/>
          <table:table-cell table:formula="of:=[.A163]&amp;&quot; &quot;&amp;[.B163]&amp;&quot; &quot;&amp;[.C163]" office:value-type="string" office:string-value="El dinero puede comprar sangre, pero no la vida. " calcext:value-type="string">
            <text:p>El dinero puede comprar sangre, pero no la vida. </text:p>
          </table:table-cell>
        </table:table-row>
        <table:table-row table:style-name="ro1">
          <table:table-cell table:style-name="ce1" office:value-type="string" calcext:value-type="string">
            <text:p>La práctica no nos vuelve perfectos ni</text:p>
          </table:table-cell>
          <table:table-cell table:style-name="ce1" office:value-type="string" calcext:value-type="string">
            <text:p>tiene porque; su finalidad es darnos</text:p>
          </table:table-cell>
          <table:table-cell table:style-name="ce1" office:value-type="string" calcext:value-type="string">
            <text:p>mas medios para enmendar los errores.</text:p>
          </table:table-cell>
          <table:table-cell table:number-columns-repeated="3"/>
          <table:table-cell table:formula="of:=[.A164]&amp;&quot; &quot;&amp;[.B164]&amp;&quot; &quot;&amp;[.C164]" office:value-type="string" office:string-value="La práctica no nos vuelve perfectos ni tiene porque; su finalidad es darnos mas medios para enmendar los errores." calcext:value-type="string">
            <text:p>La práctica no nos vuelve perfectos ni tiene porque; su finalidad es darnos mas medios para enmendar los errores.</text:p>
          </table:table-cell>
        </table:table-row>
        <table:table-row table:style-name="ro1">
          <table:table-cell table:style-name="ce1" office:value-type="string" calcext:value-type="string">
            <text:p>¡Ojalá que a todos nos antecediera una</text:p>
          </table:table-cell>
          <table:table-cell table:style-name="ce1" office:value-type="string" calcext:value-type="string">
            <text:p>historia de amor!</text:p>
          </table:table-cell>
          <table:table-cell table:number-columns-repeated="4"/>
          <table:table-cell table:formula="of:=[.A165]&amp;&quot; &quot;&amp;[.B165]&amp;&quot; &quot;&amp;[.C165]" office:value-type="string" office:string-value="¡Ojalá que a todos nos antecediera una historia de amor! " calcext:value-type="string">
            <text:p>¡Ojalá que a todos nos antecediera una historia de amor! </text:p>
          </table:table-cell>
        </table:table-row>
        <table:table-row table:style-name="ro1">
          <table:table-cell table:style-name="ce1" office:value-type="string" calcext:value-type="string">
            <text:p>Hay dos clases de hombres; quienes hacen</text:p>
          </table:table-cell>
          <table:table-cell table:style-name="ce1" office:value-type="string" calcext:value-type="string">
            <text:p>la historia y quienes la padecen.</text:p>
          </table:table-cell>
          <table:table-cell table:number-columns-repeated="4"/>
          <table:table-cell table:formula="of:=[.A166]&amp;&quot; &quot;&amp;[.B166]&amp;&quot; &quot;&amp;[.C166]" office:value-type="string" office:string-value="Hay dos clases de hombres; quienes hacen la historia y quienes la padecen. " calcext:value-type="string">
            <text:p>Hay dos clases de hombres; quienes hacen la historia y quienes la padecen. </text:p>
          </table:table-cell>
        </table:table-row>
        <table:table-row table:style-name="ro1">
          <table:table-cell table:style-name="ce1" office:value-type="string" calcext:value-type="string">
            <text:p>La educación es la vacuna contra la</text:p>
          </table:table-cell>
          <table:table-cell table:style-name="ce1" office:value-type="string" calcext:value-type="string">
            <text:p>violencia.</text:p>
          </table:table-cell>
          <table:table-cell table:number-columns-repeated="4"/>
          <table:table-cell table:formula="of:=[.A167]&amp;&quot; &quot;&amp;[.B167]&amp;&quot; &quot;&amp;[.C167]" office:value-type="string" office:string-value="La educación es la vacuna contra la violencia. " calcext:value-type="string">
            <text:p>La educación es la vacuna contra la violencia. </text:p>
          </table:table-cell>
        </table:table-row>
        <table:table-row table:style-name="ro1">
          <table:table-cell table:style-name="ce1" office:value-type="string" calcext:value-type="string">
            <text:p>El silencio oportuno es la más</text:p>
          </table:table-cell>
          <table:table-cell table:style-name="ce1" office:value-type="string" calcext:value-type="string">
            <text:p>convincente de las expresiones.</text:p>
          </table:table-cell>
          <table:table-cell table:number-columns-repeated="4"/>
          <table:table-cell table:formula="of:=[.A168]&amp;&quot; &quot;&amp;[.B168]&amp;&quot; &quot;&amp;[.C168]" office:value-type="string" office:string-value="El silencio oportuno es la más convincente de las expresiones. " calcext:value-type="string">
            <text:p>El silencio oportuno es la más convincente de las expresiones. </text:p>
          </table:table-cell>
        </table:table-row>
        <table:table-row table:style-name="ro1">
          <table:table-cell table:style-name="ce1" office:value-type="string" calcext:value-type="string">
            <text:p>¡Que raro y maravilloso es ese fugaz</text:p>
          </table:table-cell>
          <table:table-cell table:style-name="ce1" office:value-type="string" calcext:value-type="string">
            <text:p>instante en el que nos damos cuenta de</text:p>
          </table:table-cell>
          <table:table-cell table:style-name="ce1" office:value-type="string" calcext:value-type="string">
            <text:p>que hemos descubierto a un amigo!</text:p>
          </table:table-cell>
          <table:table-cell table:number-columns-repeated="3"/>
          <table:table-cell table:formula="of:=[.A169]&amp;&quot; &quot;&amp;[.B169]&amp;&quot; &quot;&amp;[.C169]" office:value-type="string" office:string-value="¡Que raro y maravilloso es ese fugaz instante en el que nos damos cuenta de que hemos descubierto a un amigo!" calcext:value-type="string">
            <text:p>¡Que raro y maravilloso es ese fugaz instante en el que nos damos cuenta de que hemos descubierto a un amigo!</text:p>
          </table:table-cell>
        </table:table-row>
        <table:table-row table:style-name="ro1">
          <table:table-cell table:style-name="ce1" office:value-type="string" calcext:value-type="string">
            <text:p>Hay que tener aspiraciones elevadas,</text:p>
          </table:table-cell>
          <table:table-cell table:style-name="ce1" office:value-type="string" calcext:value-type="string">
            <text:p>expectativas moderadas y necesidades</text:p>
          </table:table-cell>
          <table:table-cell table:style-name="ce1" office:value-type="string" calcext:value-type="string">
            <text:p>pequeñas.</text:p>
          </table:table-cell>
          <table:table-cell table:number-columns-repeated="3"/>
          <table:table-cell table:formula="of:=[.A170]&amp;&quot; &quot;&amp;[.B170]&amp;&quot; &quot;&amp;[.C170]" office:value-type="string" office:string-value="Hay que tener aspiraciones elevadas, expectativas moderadas y necesidades pequeñas." calcext:value-type="string">
            <text:p>Hay que tener aspiraciones elevadas, expectativas moderadas y necesidades pequeñas.</text:p>
          </table:table-cell>
        </table:table-row>
        <table:table-row table:style-name="ro1">
          <table:table-cell table:style-name="ce1" office:value-type="string" calcext:value-type="string">
            <text:p>Cuando la búsqueda de la verdad se</text:p>
          </table:table-cell>
          <table:table-cell table:style-name="ce1" office:value-type="string" calcext:value-type="string">
            <text:p>confunde con la promoción política, el</text:p>
          </table:table-cell>
          <table:table-cell table:style-name="ce1" office:value-type="string" calcext:value-type="string">
            <text:p>anhelo de conocimiento se reduce a poder</text:p>
          </table:table-cell>
          <table:table-cell table:number-columns-repeated="3"/>
          <table:table-cell table:formula="of:=[.A171]&amp;&quot; &quot;&amp;[.B171]&amp;&quot; &quot;&amp;[.C171]" office:value-type="string" office:string-value="Cuando la búsqueda de la verdad se confunde con la promoción política, el anhelo de conocimiento se reduce a poder" calcext:value-type="string">
            <text:p>Cuando la búsqueda de la verdad se confunde con la promoción política, el anhelo de conocimiento se reduce a poder</text:p>
          </table:table-cell>
        </table:table-row>
        <table:table-row table:style-name="ro1">
          <table:table-cell table:style-name="ce1" office:value-type="string" calcext:value-type="string">
            <text:p>La humildad se alcanza cuando se acepta</text:p>
          </table:table-cell>
          <table:table-cell table:style-name="ce1" office:value-type="string" calcext:value-type="string">
            <text:p>que los obstáculos que se tienen</text:p>
          </table:table-cell>
          <table:table-cell table:style-name="ce1" office:value-type="string" calcext:value-type="string">
            <text:p>enfrente no van a desaparecer.</text:p>
          </table:table-cell>
          <table:table-cell table:number-columns-repeated="3"/>
          <table:table-cell table:formula="of:=[.A172]&amp;&quot; &quot;&amp;[.B172]&amp;&quot; &quot;&amp;[.C172]" office:value-type="string" office:string-value="La humildad se alcanza cuando se acepta que los obstáculos que se tienen enfrente no van a desaparecer." calcext:value-type="string">
            <text:p>La humildad se alcanza cuando se acepta que los obstáculos que se tienen enfrente no van a desaparecer.</text:p>
          </table:table-cell>
        </table:table-row>
        <table:table-row table:style-name="ro1">
          <table:table-cell table:style-name="ce1" office:value-type="string" calcext:value-type="string">
            <text:p>La disciplina sin libertad es tiranía,</text:p>
          </table:table-cell>
          <table:table-cell table:style-name="ce1" office:value-type="string" calcext:value-type="string">
            <text:p>la libertad sin disciplina es caos.</text:p>
          </table:table-cell>
          <table:table-cell table:number-columns-repeated="4"/>
          <table:table-cell table:formula="of:=[.A173]&amp;&quot; &quot;&amp;[.B173]&amp;&quot; &quot;&amp;[.C173]" office:value-type="string" office:string-value="La disciplina sin libertad es tiranía, la libertad sin disciplina es caos. " calcext:value-type="string">
            <text:p>La disciplina sin libertad es tiranía, la libertad sin disciplina es caos. </text:p>
          </table:table-cell>
        </table:table-row>
        <table:table-row table:style-name="ro1">
          <table:table-cell table:style-name="ce1" office:value-type="string" calcext:value-type="string">
            <text:p>En la pista de baile, como en la vida,</text:p>
          </table:table-cell>
          <table:table-cell table:style-name="ce1" office:value-type="string" calcext:value-type="string">
            <text:p>uno es tan bueno como su pareja.</text:p>
          </table:table-cell>
          <table:table-cell table:number-columns-repeated="4"/>
          <table:table-cell table:formula="of:=[.A174]&amp;&quot; &quot;&amp;[.B174]&amp;&quot; &quot;&amp;[.C174]" office:value-type="string" office:string-value="En la pista de baile, como en la vida, uno es tan bueno como su pareja. " calcext:value-type="string">
            <text:p>En la pista de baile, como en la vida, uno es tan bueno como su pareja. </text:p>
          </table:table-cell>
        </table:table-row>
        <table:table-row table:style-name="ro1">
          <table:table-cell table:style-name="ce1" office:value-type="string" calcext:value-type="string">
            <text:p>La cooperación no es ausencia de</text:p>
          </table:table-cell>
          <table:table-cell table:style-name="ce1" office:value-type="string" calcext:value-type="string">
            <text:p>conflictos, sino el medio para</text:p>
          </table:table-cell>
          <table:table-cell table:style-name="ce1" office:value-type="string" calcext:value-type="string">
            <text:p>resolverlos.</text:p>
          </table:table-cell>
          <table:table-cell table:number-columns-repeated="3"/>
          <table:table-cell table:formula="of:=[.A175]&amp;&quot; &quot;&amp;[.B175]&amp;&quot; &quot;&amp;[.C175]" office:value-type="string" office:string-value="La cooperación no es ausencia de conflictos, sino el medio para resolverlos." calcext:value-type="string">
            <text:p>La cooperación no es ausencia de conflictos, sino el medio para resolverlos.</text:p>
          </table:table-cell>
        </table:table-row>
        <table:table-row table:style-name="ro1">
          <table:table-cell table:style-name="ce1" office:value-type="string" calcext:value-type="string">
            <text:p>Comprar acciones es lo mismo que ir al</text:p>
          </table:table-cell>
          <table:table-cell table:style-name="ce1" office:value-type="string" calcext:value-type="string">
            <text:p>casino, pero sin el servicio de bar.</text:p>
          </table:table-cell>
          <table:table-cell table:number-columns-repeated="4"/>
          <table:table-cell table:formula="of:=[.A176]&amp;&quot; &quot;&amp;[.B176]&amp;&quot; &quot;&amp;[.C176]" office:value-type="string" office:string-value="Comprar acciones es lo mismo que ir al casino, pero sin el servicio de bar. " calcext:value-type="string">
            <text:p>Comprar acciones es lo mismo que ir al casino, pero sin el servicio de bar. </text:p>
          </table:table-cell>
        </table:table-row>
        <table:table-row table:style-name="ro1">
          <table:table-cell table:style-name="ce1" office:value-type="string" calcext:value-type="string">
            <text:p>Los sueños pueden ser realidades.</text:p>
          </table:table-cell>
          <table:table-cell table:style-name="ce1" office:value-type="string" calcext:value-type="string">
            <text:p>Son lo que nos guían por la vida hacía</text:p>
          </table:table-cell>
          <table:table-cell table:style-name="ce1" office:value-type="string" calcext:value-type="string">
            <text:p>una gran felicidad.</text:p>
          </table:table-cell>
          <table:table-cell table:number-columns-repeated="3"/>
          <table:table-cell table:formula="of:=[.A177]&amp;&quot; &quot;&amp;[.B177]&amp;&quot; &quot;&amp;[.C177]" office:value-type="string" office:string-value="Los sueños pueden ser realidades. Son lo que nos guían por la vida hacía una gran felicidad." calcext:value-type="string">
            <text:p>Los sueños pueden ser realidades. Son lo que nos guían por la vida hacía una gran felicidad.</text:p>
          </table:table-cell>
        </table:table-row>
        <table:table-row table:style-name="ro1">
          <table:table-cell table:style-name="ce1" office:value-type="string" calcext:value-type="string">
            <text:p>Los errores suelen ser el puente que</text:p>
          </table:table-cell>
          <table:table-cell table:style-name="ce1" office:value-type="string" calcext:value-type="string">
            <text:p>media entre la inexperiencia y la</text:p>
          </table:table-cell>
          <table:table-cell table:style-name="ce1" office:value-type="string" calcext:value-type="string">
            <text:p>sabiduría.</text:p>
          </table:table-cell>
          <table:table-cell table:number-columns-repeated="3"/>
          <table:table-cell table:formula="of:=[.A178]&amp;&quot; &quot;&amp;[.B178]&amp;&quot; &quot;&amp;[.C178]" office:value-type="string" office:string-value="Los errores suelen ser el puente que media entre la inexperiencia y la sabiduría." calcext:value-type="string">
            <text:p>Los errores suelen ser el puente que media entre la inexperiencia y la sabiduría.</text:p>
          </table:table-cell>
        </table:table-row>
        <table:table-row table:style-name="ro1">
          <table:table-cell table:style-name="ce1" office:value-type="string" calcext:value-type="string">
            <text:p>Nunca creas que lo evidente, es la</text:p>
          </table:table-cell>
          <table:table-cell table:style-name="ce1" office:value-type="string" calcext:value-type="string">
            <text:p>verdad.</text:p>
          </table:table-cell>
          <table:table-cell table:number-columns-repeated="4"/>
          <table:table-cell table:formula="of:=[.A179]&amp;&quot; &quot;&amp;[.B179]&amp;&quot; &quot;&amp;[.C179]" office:value-type="string" office:string-value="Nunca creas que lo evidente, es la verdad. " calcext:value-type="string">
            <text:p>Nunca creas que lo evidente, es la verdad. </text:p>
          </table:table-cell>
        </table:table-row>
        <table:table-row table:style-name="ro1">
          <table:table-cell table:style-name="ce1" office:value-type="string" calcext:value-type="string">
            <text:p>Hay que recordar que a veces el</text:p>
          </table:table-cell>
          <table:table-cell table:style-name="ce1" office:value-type="string" calcext:value-type="string">
            <text:p>agradecimiento es una virtud.</text:p>
          </table:table-cell>
          <table:table-cell table:number-columns-repeated="4"/>
          <table:table-cell table:formula="of:=[.A180]&amp;&quot; &quot;&amp;[.B180]&amp;&quot; &quot;&amp;[.C180]" office:value-type="string" office:string-value="Hay que recordar que a veces el agradecimiento es una virtud. " calcext:value-type="string">
            <text:p>Hay que recordar que a veces el agradecimiento es una virtud. </text:p>
          </table:table-cell>
        </table:table-row>
        <table:table-row table:style-name="ro1">
          <table:table-cell table:style-name="ce1" office:value-type="string" calcext:value-type="string">
            <text:p>Una ilusión fracasada es una experiencia</text:p>
          </table:table-cell>
          <table:table-cell table:style-name="ce1" office:value-type="string" calcext:value-type="string">
            <text:p>dolorosa; pero una vida sin ilusiones es</text:p>
          </table:table-cell>
          <table:table-cell table:style-name="ce1" office:value-type="string" calcext:value-type="string">
            <text:p>una vida dolorosa.</text:p>
          </table:table-cell>
          <table:table-cell table:number-columns-repeated="3"/>
          <table:table-cell table:formula="of:=[.A181]&amp;&quot; &quot;&amp;[.B181]&amp;&quot; &quot;&amp;[.C181]" office:value-type="string" office:string-value="Una ilusión fracasada es una experiencia dolorosa; pero una vida sin ilusiones es una vida dolorosa." calcext:value-type="string">
            <text:p>Una ilusión fracasada es una experiencia dolorosa; pero una vida sin ilusiones es una vida dolorosa.</text:p>
          </table:table-cell>
        </table:table-row>
        <table:table-row table:style-name="ro1">
          <table:table-cell table:style-name="ce1" office:value-type="string" calcext:value-type="string">
            <text:p>Decir lo que pensamos ofrece un tema de</text:p>
          </table:table-cell>
          <table:table-cell table:style-name="ce1" office:value-type="string" calcext:value-type="string">
            <text:p>conversación más amplio que recitar lo</text:p>
          </table:table-cell>
          <table:table-cell table:style-name="ce1" office:value-type="string" calcext:value-type="string">
            <text:p>que sabemos.</text:p>
          </table:table-cell>
          <table:table-cell table:number-columns-repeated="3"/>
          <table:table-cell table:formula="of:=[.A182]&amp;&quot; &quot;&amp;[.B182]&amp;&quot; &quot;&amp;[.C182]" office:value-type="string" office:string-value="Decir lo que pensamos ofrece un tema de conversación más amplio que recitar lo que sabemos." calcext:value-type="string">
            <text:p>Decir lo que pensamos ofrece un tema de conversación más amplio que recitar lo que sabemos.</text:p>
          </table:table-cell>
        </table:table-row>
        <table:table-row table:style-name="ro1">
          <table:table-cell table:style-name="ce1" office:value-type="string" calcext:value-type="string">
            <text:p>La mayoría prefiere pagar por</text:p>
          </table:table-cell>
          <table:table-cell table:style-name="ce1" office:value-type="string" calcext:value-type="string">
            <text:p>entretenerse que por instruirse.</text:p>
          </table:table-cell>
          <table:table-cell table:number-columns-repeated="4"/>
          <table:table-cell table:formula="of:=[.A183]&amp;&quot; &quot;&amp;[.B183]&amp;&quot; &quot;&amp;[.C183]" office:value-type="string" office:string-value="La mayoría prefiere pagar por entretenerse que por instruirse. " calcext:value-type="string">
            <text:p>La mayoría prefiere pagar por entretenerse que por instruirse. </text:p>
          </table:table-cell>
        </table:table-row>
        <table:table-row table:style-name="ro1">
          <table:table-cell table:style-name="ce1" office:value-type="string" calcext:value-type="string">
            <text:p>Sin música, la vida es un viaje por el</text:p>
          </table:table-cell>
          <table:table-cell table:style-name="ce1" office:value-type="string" calcext:value-type="string">
            <text:p>desierto.</text:p>
          </table:table-cell>
          <table:table-cell table:number-columns-repeated="4"/>
          <table:table-cell table:formula="of:=[.A184]&amp;&quot; &quot;&amp;[.B184]&amp;&quot; &quot;&amp;[.C184]" office:value-type="string" office:string-value="Sin música, la vida es un viaje por el desierto. " calcext:value-type="string">
            <text:p>Sin música, la vida es un viaje por el desierto. </text:p>
          </table:table-cell>
        </table:table-row>
        <table:table-row table:style-name="ro1">
          <table:table-cell table:style-name="ce1" office:value-type="string" calcext:value-type="string">
            <text:p>Cuando se comprende que la condición humana</text:p>
          </table:table-cell>
          <table:table-cell table:style-name="ce1" office:value-type="string" calcext:value-type="string">
            <text:p>es la imperfección del entendimiento,</text:p>
          </table:table-cell>
          <table:table-cell table:style-name="ce1" office:value-type="string" calcext:value-type="string">
            <text:p>es vergonzoso persistir en el error.</text:p>
          </table:table-cell>
          <table:table-cell table:number-columns-repeated="3"/>
          <table:table-cell table:formula="of:=[.A185]&amp;&quot; &quot;&amp;[.B185]&amp;&quot; &quot;&amp;[.C185]" office:value-type="string" office:string-value="Cuando se comprende que la condición humana es la imperfección del entendimiento, es vergonzoso persistir en el error." calcext:value-type="string">
            <text:p>Cuando se comprende que la condición humana es la imperfección del entendimiento, es vergonzoso persistir en el error.</text:p>
          </table:table-cell>
        </table:table-row>
        <table:table-row table:style-name="ro1">
          <table:table-cell table:style-name="ce1" office:value-type="string" calcext:value-type="string">
            <text:p>Otro defecto de la naturaleza humana es</text:p>
          </table:table-cell>
          <table:table-cell table:style-name="ce1" office:value-type="string" calcext:value-type="string">
            <text:p>que todos quieren construir, pero nadie</text:p>
          </table:table-cell>
          <table:table-cell table:style-name="ce1" office:value-type="string" calcext:value-type="string">
            <text:p>quiere encargarse del mantenimiento.</text:p>
          </table:table-cell>
          <table:table-cell table:number-columns-repeated="3"/>
          <table:table-cell table:formula="of:=[.A186]&amp;&quot; &quot;&amp;[.B186]&amp;&quot; &quot;&amp;[.C186]" office:value-type="string" office:string-value="Otro defecto de la naturaleza humana es que todos quieren construir, pero nadie quiere encargarse del mantenimiento." calcext:value-type="string">
            <text:p>Otro defecto de la naturaleza humana es que todos quieren construir, pero nadie quiere encargarse del mantenimiento.</text:p>
          </table:table-cell>
        </table:table-row>
        <table:table-row table:style-name="ro1">
          <table:table-cell table:style-name="ce1" office:value-type="string" calcext:value-type="string">
            <text:p>El hombre que presume, al primero que</text:p>
          </table:table-cell>
          <table:table-cell table:style-name="ce1" office:value-type="string" calcext:value-type="string">
            <text:p>quiere convencer de su valor, es a si</text:p>
          </table:table-cell>
          <table:table-cell table:style-name="ce1" office:value-type="string" calcext:value-type="string">
            <text:p>mismo.</text:p>
          </table:table-cell>
          <table:table-cell table:number-columns-repeated="3"/>
          <table:table-cell table:formula="of:=[.A187]&amp;&quot; &quot;&amp;[.B187]&amp;&quot; &quot;&amp;[.C187]" office:value-type="string" office:string-value="El hombre que presume, al primero que quiere convencer de su valor, es a si mismo." calcext:value-type="string">
            <text:p>El hombre que presume, al primero que quiere convencer de su valor, es a si mismo.</text:p>
          </table:table-cell>
        </table:table-row>
        <table:table-row table:style-name="ro1">
          <table:table-cell table:style-name="ce1" office:value-type="string" calcext:value-type="string">
            <text:p>Los adultos, son niños obsoletos.</text:p>
          </table:table-cell>
          <table:table-cell table:number-columns-repeated="5"/>
          <table:table-cell table:formula="of:=[.A188]&amp;&quot; &quot;&amp;[.B188]&amp;&quot; &quot;&amp;[.C188]" office:value-type="string" office:string-value="Los adultos, son niños obsoletos.  " calcext:value-type="string">
            <text:p>Los adultos, son niños obsoletos. <text:s/></text:p>
          </table:table-cell>
        </table:table-row>
        <table:table-row table:style-name="ro1">
          <table:table-cell table:style-name="ce1" office:value-type="string" calcext:value-type="string">
            <text:p>La habilidad es lo que permite hacer</text:p>
          </table:table-cell>
          <table:table-cell table:style-name="ce1" office:value-type="string" calcext:value-type="string">
            <text:p>ciertas cosas. La motivación es la que</text:p>
          </table:table-cell>
          <table:table-cell table:style-name="ce1" office:value-type="string" calcext:value-type="string">
            <text:p>lo hace. La actitud cuan bien se hace.</text:p>
          </table:table-cell>
          <table:table-cell table:number-columns-repeated="3"/>
          <table:table-cell table:formula="of:=[.A189]&amp;&quot; &quot;&amp;[.B189]&amp;&quot; &quot;&amp;[.C189]" office:value-type="string" office:string-value="La habilidad es lo que permite hacer ciertas cosas. La motivación es la que lo hace. La actitud cuan bien se hace." calcext:value-type="string">
            <text:p>La habilidad es lo que permite hacer ciertas cosas. La motivación es la que lo hace. La actitud cuan bien se hace.</text:p>
          </table:table-cell>
        </table:table-row>
        <table:table-row table:style-name="ro1">
          <table:table-cell table:style-name="ce1" office:value-type="string" calcext:value-type="string">
            <text:p>Por comprar barato, la gente esta</text:p>
          </table:table-cell>
          <table:table-cell table:style-name="ce1" office:value-type="string" calcext:value-type="string">
            <text:p>dispuesta a pagar cualquier precio.</text:p>
          </table:table-cell>
          <table:table-cell table:number-columns-repeated="4"/>
          <table:table-cell table:formula="of:=[.A190]&amp;&quot; &quot;&amp;[.B190]&amp;&quot; &quot;&amp;[.C190]" office:value-type="string" office:string-value="Por comprar barato, la gente esta dispuesta a pagar cualquier precio. " calcext:value-type="string">
            <text:p>Por comprar barato, la gente esta dispuesta a pagar cualquier precio. </text:p>
          </table:table-cell>
        </table:table-row>
        <table:table-row table:style-name="ro1">
          <table:table-cell table:style-name="ce1" office:value-type="string" calcext:value-type="string">
            <text:p>El tiempo crea héroes y destruye</text:p>
          </table:table-cell>
          <table:table-cell table:style-name="ce1" office:value-type="string" calcext:value-type="string">
            <text:p>celebridades.</text:p>
          </table:table-cell>
          <table:table-cell table:number-columns-repeated="4"/>
          <table:table-cell table:formula="of:=[.A191]&amp;&quot; &quot;&amp;[.B191]&amp;&quot; &quot;&amp;[.C191]" office:value-type="string" office:string-value="El tiempo crea héroes y destruye celebridades. " calcext:value-type="string">
            <text:p>El tiempo crea héroes y destruye celebridades. </text:p>
          </table:table-cell>
        </table:table-row>
        <table:table-row table:style-name="ro1">
          <table:table-cell table:style-name="ce1" office:value-type="string" calcext:value-type="string">
            <text:p>La venganza es tan eficaz para deshacer</text:p>
          </table:table-cell>
          <table:table-cell table:style-name="ce1" office:value-type="string" calcext:value-type="string">
            <text:p>una ofensa, cómo el agua del mar para</text:p>
          </table:table-cell>
          <table:table-cell table:style-name="ce1" office:value-type="string" calcext:value-type="string">
            <text:p>apagar la sed.</text:p>
          </table:table-cell>
          <table:table-cell table:number-columns-repeated="3"/>
          <table:table-cell table:formula="of:=[.A192]&amp;&quot; &quot;&amp;[.B192]&amp;&quot; &quot;&amp;[.C192]" office:value-type="string" office:string-value="La venganza es tan eficaz para deshacer una ofensa, cómo el agua del mar para apagar la sed." calcext:value-type="string">
            <text:p>La venganza es tan eficaz para deshacer una ofensa, cómo el agua del mar para apagar la sed.</text:p>
          </table:table-cell>
        </table:table-row>
        <table:table-row table:style-name="ro1">
          <table:table-cell table:style-name="ce1" office:value-type="string" calcext:value-type="string">
            <text:p>Si el hombre se encuentra a si mismo,</text:p>
          </table:table-cell>
          <table:table-cell table:style-name="ce1" office:value-type="string" calcext:value-type="string">
            <text:p>posee una mansión donde morará con</text:p>
          </table:table-cell>
          <table:table-cell table:style-name="ce1" office:value-type="string" calcext:value-type="string">
            <text:p>dignidad todos los días de su vida.</text:p>
          </table:table-cell>
          <table:table-cell table:number-columns-repeated="3"/>
          <table:table-cell table:formula="of:=[.A193]&amp;&quot; &quot;&amp;[.B193]&amp;&quot; &quot;&amp;[.C193]" office:value-type="string" office:string-value="Si el hombre se encuentra a si mismo, posee una mansión donde morará con dignidad todos los días de su vida." calcext:value-type="string">
            <text:p>Si el hombre se encuentra a si mismo, posee una mansión donde morará con dignidad todos los días de su vida.</text:p>
          </table:table-cell>
        </table:table-row>
        <table:table-row table:style-name="ro1">
          <table:table-cell table:style-name="ce1" office:value-type="string" calcext:value-type="string">
            <text:p>En un segundo, el sol libera más energia</text:p>
          </table:table-cell>
          <table:table-cell table:style-name="ce1" office:value-type="string" calcext:value-type="string">
            <text:p>que la que ha consumido la humanidad en</text:p>
          </table:table-cell>
          <table:table-cell table:style-name="ce1" office:value-type="string" calcext:value-type="string">
            <text:p>toda su existencia.</text:p>
          </table:table-cell>
          <table:table-cell table:number-columns-repeated="3"/>
          <table:table-cell table:formula="of:=[.A194]&amp;&quot; &quot;&amp;[.B194]&amp;&quot; &quot;&amp;[.C194]" office:value-type="string" office:string-value="En un segundo, el sol libera más energia que la que ha consumido la humanidad en toda su existencia." calcext:value-type="string">
            <text:p>En un segundo, el sol libera más energia que la que ha consumido la humanidad en toda su existencia.</text:p>
          </table:table-cell>
        </table:table-row>
        <table:table-row table:style-name="ro1">
          <table:table-cell table:style-name="ce1" office:value-type="string" calcext:value-type="string">
            <text:p>Los carnívoros tienen los ojos al frente</text:p>
          </table:table-cell>
          <table:table-cell table:style-name="ce1" office:value-type="string" calcext:value-type="string">
            <text:p>los herbivoros tienen los ojos en los</text:p>
          </table:table-cell>
          <table:table-cell table:style-name="ce1" office:value-type="string" calcext:value-type="string">
            <text:p>costados de la cabeza.</text:p>
          </table:table-cell>
          <table:table-cell table:number-columns-repeated="3"/>
          <table:table-cell table:formula="of:=[.A195]&amp;&quot; &quot;&amp;[.B195]&amp;&quot; &quot;&amp;[.C195]" office:value-type="string" office:string-value="Los carnívoros tienen los ojos al frente los herbivoros tienen los ojos en los costados de la cabeza." calcext:value-type="string">
            <text:p>Los carnívoros tienen los ojos al frente los herbivoros tienen los ojos en los costados de la cabeza.</text:p>
          </table:table-cell>
        </table:table-row>
        <table:table-row table:style-name="ro1">
          <table:table-cell table:style-name="ce1" office:value-type="string" calcext:value-type="string">
            <text:p>Los relampagos matan a más gente que las</text:p>
          </table:table-cell>
          <table:table-cell table:style-name="ce1" office:value-type="string" calcext:value-type="string">
            <text:p>erupciones de los volcanes y los</text:p>
          </table:table-cell>
          <table:table-cell table:style-name="ce1" office:value-type="string" calcext:value-type="string">
            <text:p>terremotos</text:p>
          </table:table-cell>
          <table:table-cell table:number-columns-repeated="3"/>
          <table:table-cell table:formula="of:=[.A196]&amp;&quot; &quot;&amp;[.B196]&amp;&quot; &quot;&amp;[.C196]" office:value-type="string" office:string-value="Los relampagos matan a más gente que las erupciones de los volcanes y los terremotos" calcext:value-type="string">
            <text:p>Los relampagos matan a más gente que las erupciones de los volcanes y los terremotos</text:p>
          </table:table-cell>
        </table:table-row>
        <table:table-row table:style-name="ro1">
          <table:table-cell table:style-name="ce1" office:value-type="string" calcext:value-type="string">
            <text:p>La tela de la araña es el material más</text:p>
          </table:table-cell>
          <table:table-cell table:style-name="ce1" office:value-type="string" calcext:value-type="string">
            <text:p>resistente creado por la naturaleza.</text:p>
          </table:table-cell>
          <table:table-cell table:number-columns-repeated="4"/>
          <table:table-cell table:formula="of:=[.A197]&amp;&quot; &quot;&amp;[.B197]&amp;&quot; &quot;&amp;[.C197]" office:value-type="string" office:string-value="La tela de la araña es el material más resistente creado por la naturaleza. " calcext:value-type="string">
            <text:p>La tela de la araña es el material más resistente creado por la naturaleza. </text:p>
          </table:table-cell>
        </table:table-row>
        <table:table-row table:style-name="ro1">
          <table:table-cell table:style-name="ce1" office:value-type="string" calcext:value-type="string">
            <text:p>Escribir una carta sobre nuestra vida,</text:p>
          </table:table-cell>
          <table:table-cell table:style-name="ce1" office:value-type="string" calcext:value-type="string">
            <text:p>a un ser querido, es un legado.</text:p>
          </table:table-cell>
          <table:table-cell table:style-name="ce1" office:value-type="string" calcext:value-type="string">
            <text:p>"Que somos sino nuestra propia historia”</text:p>
          </table:table-cell>
          <table:table-cell table:number-columns-repeated="3"/>
          <table:table-cell table:formula="of:=[.A198]&amp;&quot; &quot;&amp;[.B198]&amp;&quot; &quot;&amp;[.C198]" office:value-type="string" office:string-value="Escribir una carta sobre nuestra vida, a un ser querido, es un legado. &quot;Que somos sino nuestra propia historia”" calcext:value-type="string">
            <text:p>Escribir una carta sobre nuestra vida, a un ser querido, es un legado. "Que somos sino nuestra propia historia”</text:p>
          </table:table-cell>
        </table:table-row>
        <table:table-row table:style-name="ro1">
          <table:table-cell table:style-name="ce1" office:value-type="string" calcext:value-type="string">
            <text:p>Cuando nos vemos acozados por la vida,</text:p>
          </table:table-cell>
          <table:table-cell table:style-name="ce1" office:value-type="string" calcext:value-type="string">
            <text:p>siempre es bueno rezar:</text:p>
          </table:table-cell>
          <table:table-cell table:style-name="ce1" office:value-type="string" calcext:value-type="string">
            <text:p>"Padre nuestro… perdona nuestras ofensas”</text:p>
          </table:table-cell>
          <table:table-cell table:number-columns-repeated="3"/>
          <table:table-cell table:formula="of:=[.A199]&amp;&quot; &quot;&amp;[.B199]&amp;&quot; &quot;&amp;[.C199]" office:value-type="string" office:string-value="Cuando nos vemos acozados por la vida, siempre es bueno rezar: &quot;Padre nuestro… perdona nuestras ofensas”" calcext:value-type="string">
            <text:p>Cuando nos vemos acozados por la vida, siempre es bueno rezar: "Padre nuestro… perdona nuestras ofensas”</text:p>
          </table:table-cell>
        </table:table-row>
        <table:table-row table:style-name="ro1">
          <table:table-cell table:style-name="ce1" office:value-type="string" calcext:value-type="string">
            <text:p>Cuando dos personas se aman con tanta</text:p>
          </table:table-cell>
          <table:table-cell table:style-name="ce1" office:value-type="string" calcext:value-type="string">
            <text:p>vehemencia, son capaces de destruirse a</text:p>
          </table:table-cell>
          <table:table-cell table:style-name="ce1" office:value-type="string" calcext:value-type="string">
            <text:p>si mismos.</text:p>
          </table:table-cell>
          <table:table-cell table:number-columns-repeated="3"/>
          <table:table-cell table:formula="of:=[.A200]&amp;&quot; &quot;&amp;[.B200]&amp;&quot; &quot;&amp;[.C200]" office:value-type="string" office:string-value="Cuando dos personas se aman con tanta vehemencia, son capaces de destruirse a si mismos." calcext:value-type="string">
            <text:p>Cuando dos personas se aman con tanta vehemencia, son capaces de destruirse a si mismos.</text:p>
          </table:table-cell>
        </table:table-row>
        <table:table-row table:style-name="ro1">
          <table:table-cell table:style-name="ce1" office:value-type="string" calcext:value-type="string">
            <text:p>No temas dejar a tus hijos cuando ya</text:p>
          </table:table-cell>
          <table:table-cell table:style-name="ce1" office:value-type="string" calcext:value-type="string">
            <text:p>saben volar, al fin y al cabo ellos se</text:p>
          </table:table-cell>
          <table:table-cell table:style-name="ce1" office:value-type="string" calcext:value-type="string">
            <text:p>iran. Es la ley de la vida.</text:p>
          </table:table-cell>
          <table:table-cell table:number-columns-repeated="3"/>
          <table:table-cell table:formula="of:=[.A201]&amp;&quot; &quot;&amp;[.B201]&amp;&quot; &quot;&amp;[.C201]" office:value-type="string" office:string-value="No temas dejar a tus hijos cuando ya saben volar, al fin y al cabo ellos se iran. Es la ley de la vida." calcext:value-type="string">
            <text:p>No temas dejar a tus hijos cuando ya saben volar, al fin y al cabo ellos se iran. Es la ley de la vida.</text:p>
          </table:table-cell>
        </table:table-row>
        <table:table-row table:style-name="ro1">
          <table:table-cell table:style-name="ce1" office:value-type="string" calcext:value-type="string">
            <text:p>Entre cada frase de una oración, hay una</text:p>
          </table:table-cell>
          <table:table-cell table:style-name="ce1" office:value-type="string" calcext:value-type="string">
            <text:p>vida de por medio.</text:p>
          </table:table-cell>
          <table:table-cell table:number-columns-repeated="4"/>
          <table:table-cell table:formula="of:=[.A202]&amp;&quot; &quot;&amp;[.B202]&amp;&quot; &quot;&amp;[.C202]" office:value-type="string" office:string-value="Entre cada frase de una oración, hay una vida de por medio. " calcext:value-type="string">
            <text:p>Entre cada frase de una oración, hay una vida de por medio. </text:p>
          </table:table-cell>
        </table:table-row>
        <table:table-row table:style-name="ro1">
          <table:table-cell table:style-name="ce1" office:value-type="string" calcext:value-type="string">
            <text:p>Los peor del complejo de inferioridad es</text:p>
          </table:table-cell>
          <table:table-cell table:style-name="ce1" office:value-type="string" calcext:value-type="string">
            <text:p>que lo tienen las persona equivocadas.</text:p>
          </table:table-cell>
          <table:table-cell table:number-columns-repeated="4"/>
          <table:table-cell table:formula="of:=[.A203]&amp;&quot; &quot;&amp;[.B203]&amp;&quot; &quot;&amp;[.C203]" office:value-type="string" office:string-value="Los peor del complejo de inferioridad es que lo tienen las persona equivocadas. " calcext:value-type="string">
            <text:p>Los peor del complejo de inferioridad es que lo tienen las persona equivocadas. </text:p>
          </table:table-cell>
        </table:table-row>
        <table:table-row table:style-name="ro1">
          <table:table-cell table:style-name="ce1" office:value-type="string" calcext:value-type="string">
            <text:p>El secreto de una buena vejez no es otra</text:p>
          </table:table-cell>
          <table:table-cell table:style-name="ce1" office:value-type="string" calcext:value-type="string">
            <text:p>cosa que un pacto honrado con la soledad.</text:p>
          </table:table-cell>
          <table:table-cell table:number-columns-repeated="4"/>
          <table:table-cell table:formula="of:=[.A204]&amp;&quot; &quot;&amp;[.B204]&amp;&quot; &quot;&amp;[.C204]" office:value-type="string" office:string-value="El secreto de una buena vejez no es otra cosa que un pacto honrado con la soledad. " calcext:value-type="string">
            <text:p>El secreto de una buena vejez no es otra cosa que un pacto honrado con la soledad. </text:p>
          </table:table-cell>
        </table:table-row>
        <table:table-row table:style-name="ro1">
          <table:table-cell table:style-name="ce1" office:value-type="string" calcext:value-type="string">
            <text:p>A menudo el comerse las palabras se</text:p>
          </table:table-cell>
          <table:table-cell table:style-name="ce1" office:value-type="string" calcext:value-type="string">
            <text:p>convierte en una dieta equilibrada.</text:p>
          </table:table-cell>
          <table:table-cell table:number-columns-repeated="4"/>
          <table:table-cell table:formula="of:=[.A205]&amp;&quot; &quot;&amp;[.B205]&amp;&quot; &quot;&amp;[.C205]" office:value-type="string" office:string-value="A menudo el comerse las palabras se convierte en una dieta equilibrada. " calcext:value-type="string">
            <text:p>A menudo el comerse las palabras se convierte en una dieta equilibrada. </text:p>
          </table:table-cell>
        </table:table-row>
        <table:table-row table:style-name="ro1">
          <table:table-cell table:style-name="ce1" office:value-type="string" calcext:value-type="string">
            <text:p>Uno de los graves riesgos de la vida es</text:p>
          </table:table-cell>
          <table:table-cell table:style-name="ce1" office:value-type="string" calcext:value-type="string">
            <text:p>nunca atreverse a arriesgar</text:p>
          </table:table-cell>
          <table:table-cell table:number-columns-repeated="4"/>
          <table:table-cell table:formula="of:=[.A206]&amp;&quot; &quot;&amp;[.B206]&amp;&quot; &quot;&amp;[.C206]" office:value-type="string" office:string-value="Uno de los graves riesgos de la vida es nunca atreverse a arriesgar " calcext:value-type="string">
            <text:p>Uno de los graves riesgos de la vida es nunca atreverse a arriesgar </text:p>
          </table:table-cell>
        </table:table-row>
        <table:table-row table:style-name="ro1">
          <table:table-cell table:style-name="ce1" office:value-type="string" calcext:value-type="string">
            <text:p>¿Quien dijo?</text:p>
          </table:table-cell>
          <table:table-cell table:style-name="ce1" office:value-type="string" calcext:value-type="string">
            <text:p>"Es mejor dar que recibir"</text:p>
          </table:table-cell>
          <table:table-cell table:number-columns-repeated="4"/>
          <table:table-cell table:formula="of:=[.A207]&amp;&quot; &quot;&amp;[.B207]&amp;&quot; &quot;&amp;[.C207]" office:value-type="string" office:string-value="¿Quien dijo? &quot;Es mejor dar que recibir&quot; " calcext:value-type="string">
            <text:p>¿Quien dijo? "Es mejor dar que recibir" </text:p>
          </table:table-cell>
        </table:table-row>
        <table:table-row table:style-name="ro1">
          <table:table-cell table:style-name="ce1" office:value-type="string" calcext:value-type="string">
            <text:p>¿Quien dijo?</text:p>
          </table:table-cell>
          <table:table-cell table:style-name="ce1" office:value-type="string" calcext:value-type="string">
            <text:p>"Mi esposa tiene un gran físico"</text:p>
          </table:table-cell>
          <table:table-cell table:number-columns-repeated="4"/>
          <table:table-cell table:formula="of:=[.A208]&amp;&quot; &quot;&amp;[.B208]&amp;&quot; &quot;&amp;[.C208]" office:value-type="string" office:string-value="¿Quien dijo? &quot;Mi esposa tiene un gran físico&quot; " calcext:value-type="string">
            <text:p>¿Quien dijo? "Mi esposa tiene un gran físico" </text:p>
          </table:table-cell>
        </table:table-row>
        <table:table-row table:style-name="ro1">
          <table:table-cell table:style-name="ce1" office:value-type="string" calcext:value-type="string">
            <text:p>¿Quien dijo?</text:p>
          </table:table-cell>
          <table:table-cell table:style-name="ce1" office:value-type="string" calcext:value-type="string">
            <text:p>"Yo empece comiéndome las uñas"</text:p>
          </table:table-cell>
          <table:table-cell table:number-columns-repeated="4"/>
          <table:table-cell table:formula="of:=[.A209]&amp;&quot; &quot;&amp;[.B209]&amp;&quot; &quot;&amp;[.C209]" office:value-type="string" office:string-value="¿Quien dijo? &quot;Yo empece comiéndome las uñas&quot; " calcext:value-type="string">
            <text:p>¿Quien dijo? "Yo empece comiéndome las uñas" </text:p>
          </table:table-cell>
        </table:table-row>
        <table:table-row table:style-name="ro1">
          <table:table-cell table:style-name="ce1" office:value-type="string" calcext:value-type="string">
            <text:p>¿Quien dijo?</text:p>
          </table:table-cell>
          <table:table-cell table:style-name="ce1" office:value-type="string" calcext:value-type="string">
            <text:p>"NO, a la donación de organos"</text:p>
          </table:table-cell>
          <table:table-cell table:number-columns-repeated="4"/>
          <table:table-cell table:formula="of:=[.A210]&amp;&quot; &quot;&amp;[.B210]&amp;&quot; &quot;&amp;[.C210]" office:value-type="string" office:string-value="¿Quien dijo? &quot;NO, a la donación de organos&quot; " calcext:value-type="string">
            <text:p>¿Quien dijo? "NO, a la donación de organos" </text:p>
          </table:table-cell>
        </table:table-row>
        <table:table-row table:style-name="ro1">
          <table:table-cell table:style-name="ce1" office:value-type="string" calcext:value-type="string">
            <text:p>¿Quien dijo?</text:p>
          </table:table-cell>
          <table:table-cell table:style-name="ce1" office:value-type="string" calcext:value-type="string">
            <text:p>"La vida esta en constante movimiento"</text:p>
          </table:table-cell>
          <table:table-cell table:number-columns-repeated="4"/>
          <table:table-cell table:formula="of:=[.A211]&amp;&quot; &quot;&amp;[.B211]&amp;&quot; &quot;&amp;[.C211]" office:value-type="string" office:string-value="¿Quien dijo? &quot;La vida esta en constante movimiento&quot; " calcext:value-type="string">
            <text:p>¿Quien dijo? "La vida esta en constante movimiento" </text:p>
          </table:table-cell>
        </table:table-row>
        <table:table-row table:style-name="ro1">
          <table:table-cell table:style-name="ce1" office:value-type="string" calcext:value-type="string">
            <text:p>Si los INFANTES disfrutan de su INFANCIA</text:p>
          </table:table-cell>
          <table:table-cell table:style-name="ce1" office:value-type="string" calcext:value-type="string">
            <text:p>¿Los ADULTOS disfrutan de su ADULTERIO?</text:p>
          </table:table-cell>
          <table:table-cell table:number-columns-repeated="4"/>
          <table:table-cell table:formula="of:=[.A212]&amp;&quot; &quot;&amp;[.B212]&amp;&quot; &quot;&amp;[.C212]" office:value-type="string" office:string-value="Si los INFANTES disfrutan de su INFANCIA ¿Los ADULTOS disfrutan de su ADULTERIO? " calcext:value-type="string">
            <text:p>Si los INFANTES disfrutan de su INFANCIA ¿Los ADULTOS disfrutan de su ADULTERIO? </text:p>
          </table:table-cell>
        </table:table-row>
        <table:table-row table:style-name="ro1">
          <table:table-cell table:style-name="ce1" office:value-type="string" calcext:value-type="string">
            <text:p>Que el AMOR por el prójimo sea nuestra</text:p>
          </table:table-cell>
          <table:table-cell table:style-name="ce1" office:value-type="string" calcext:value-type="string">
            <text:p>meta absoluta</text:p>
          </table:table-cell>
          <table:table-cell table:number-columns-repeated="4"/>
          <table:table-cell table:formula="of:=[.A213]&amp;&quot; &quot;&amp;[.B213]&amp;&quot; &quot;&amp;[.C213]" office:value-type="string" office:string-value="Que el AMOR por el prójimo sea nuestra meta absoluta " calcext:value-type="string">
            <text:p>Que el AMOR por el prójimo sea nuestra meta absoluta </text:p>
          </table:table-cell>
        </table:table-row>
        <table:table-row table:style-name="ro1">
          <table:table-cell table:style-name="ce1" office:value-type="string" calcext:value-type="string">
            <text:p>Que todo lo que soñamos se transforme en</text:p>
          </table:table-cell>
          <table:table-cell table:style-name="ce1" office:value-type="string" calcext:value-type="string">
            <text:p>realidad</text:p>
          </table:table-cell>
          <table:table-cell table:number-columns-repeated="4"/>
          <table:table-cell table:formula="of:=[.A214]&amp;&quot; &quot;&amp;[.B214]&amp;&quot; &quot;&amp;[.C214]" office:value-type="string" office:string-value="Que todo lo que soñamos se transforme en realidad " calcext:value-type="string">
            <text:p>Que todo lo que soñamos se transforme en realidad </text:p>
          </table:table-cell>
        </table:table-row>
        <table:table-row table:style-name="ro1">
          <table:table-cell table:style-name="ce1" office:value-type="string" calcext:value-type="string">
            <text:p>Que este nuestro pequeño MUNDO virtual</text:p>
          </table:table-cell>
          <table:table-cell table:style-name="ce1" office:value-type="string" calcext:value-type="string">
            <text:p>sea cada vez mas humano</text:p>
          </table:table-cell>
          <table:table-cell table:number-columns-repeated="4"/>
          <table:table-cell table:formula="of:=[.A215]&amp;&quot; &quot;&amp;[.B215]&amp;&quot; &quot;&amp;[.C215]" office:value-type="string" office:string-value="Que este nuestro pequeño MUNDO virtual sea cada vez mas humano " calcext:value-type="string">
            <text:p>Que este nuestro pequeño MUNDO virtual sea cada vez mas humano </text:p>
          </table:table-cell>
        </table:table-row>
        <table:table-row table:style-name="ro1">
          <table:table-cell table:style-name="ce1" office:value-type="string" calcext:value-type="string">
            <text:p>Que el PERDON y la comprensión superen</text:p>
          </table:table-cell>
          <table:table-cell table:style-name="ce1" office:value-type="string" calcext:value-type="string">
            <text:p>las amarguras y las desavenencias</text:p>
          </table:table-cell>
          <table:table-cell table:number-columns-repeated="4"/>
          <table:table-cell table:formula="of:=[.A216]&amp;&quot; &quot;&amp;[.B216]&amp;&quot; &quot;&amp;[.C216]" office:value-type="string" office:string-value="Que el PERDON y la comprensión superen las amarguras y las desavenencias " calcext:value-type="string">
            <text:p>Que el PERDON y la comprensión superen las amarguras y las desavenencias </text:p>
          </table:table-cell>
        </table:table-row>
        <table:table-row table:style-name="ro1">
          <table:table-cell table:style-name="ce1" office:value-type="string" calcext:value-type="string">
            <text:p>Que la VERDAD siempre esté por encima</text:p>
          </table:table-cell>
          <table:table-cell table:style-name="ce1" office:value-type="string" calcext:value-type="string">
            <text:p>todo</text:p>
          </table:table-cell>
          <table:table-cell table:number-columns-repeated="4"/>
          <table:table-cell table:formula="of:=[.A217]&amp;&quot; &quot;&amp;[.B217]&amp;&quot; &quot;&amp;[.C217]" office:value-type="string" office:string-value="Que la VERDAD siempre esté por encima todo " calcext:value-type="string">
            <text:p>Que la VERDAD siempre esté por encima todo </text:p>
          </table:table-cell>
        </table:table-row>
        <table:table-row table:style-name="ro1">
          <table:table-cell table:style-name="ce1" office:value-type="string" calcext:value-type="string">
            <text:p>Que aquel que necesite ayuda encuentre</text:p>
          </table:table-cell>
          <table:table-cell table:style-name="ce1" office:value-type="string" calcext:value-type="string">
            <text:p>en nosotros la reconfortante palabra del</text:p>
          </table:table-cell>
          <table:table-cell table:style-name="ce1" office:value-type="string" calcext:value-type="string">
            <text:p>amigo</text:p>
          </table:table-cell>
          <table:table-cell table:number-columns-repeated="3"/>
          <table:table-cell table:formula="of:=[.A218]&amp;&quot; &quot;&amp;[.B218]&amp;&quot; &quot;&amp;[.C218]" office:value-type="string" office:string-value="Que aquel que necesite ayuda encuentre en nosotros la reconfortante palabra del amigo" calcext:value-type="string">
            <text:p>Que aquel que necesite ayuda encuentre en nosotros la reconfortante palabra del amigo</text:p>
          </table:table-cell>
        </table:table-row>
        <table:table-row table:style-name="ro1">
          <table:table-cell table:style-name="ce1" office:value-type="string" calcext:value-type="string">
            <text:p>Que las cosas pequeñas como la envidia</text:p>
          </table:table-cell>
          <table:table-cell table:style-name="ce1" office:value-type="string" calcext:value-type="string">
            <text:p>o el desamor sean sacadas de nuestra</text:p>
          </table:table-cell>
          <table:table-cell table:style-name="ce1" office:value-type="string" calcext:value-type="string">
            <text:p>vida</text:p>
          </table:table-cell>
          <table:table-cell table:number-columns-repeated="3"/>
          <table:table-cell table:formula="of:=[.A219]&amp;&quot; &quot;&amp;[.B219]&amp;&quot; &quot;&amp;[.C219]" office:value-type="string" office:string-value="Que las cosas pequeñas como la envidia o el desamor sean sacadas de nuestra vida" calcext:value-type="string">
            <text:p>Que las cosas pequeñas como la envidia o el desamor sean sacadas de nuestra vida</text:p>
          </table:table-cell>
        </table:table-row>
        <table:table-row table:style-name="ro1">
          <table:table-cell table:style-name="ce1" office:value-type="string" calcext:value-type="string">
            <text:p>Que DIOS esté siempre con su mano</text:p>
          </table:table-cell>
          <table:table-cell table:style-name="ce1" office:value-type="string" calcext:value-type="string">
            <text:p>extendida apuntando el camino correcto</text:p>
          </table:table-cell>
          <table:table-cell table:number-columns-repeated="4"/>
          <table:table-cell table:formula="of:=[.A220]&amp;&quot; &quot;&amp;[.B220]&amp;&quot; &quot;&amp;[.C220]" office:value-type="string" office:string-value="Que DIOS esté siempre con su mano extendida apuntando el camino correcto " calcext:value-type="string">
            <text:p>Que DIOS esté siempre con su mano extendida apuntando el camino correcto </text:p>
          </table:table-cell>
        </table:table-row>
        <table:table-row table:style-name="ro1">
          <table:table-cell table:style-name="ce1" office:value-type="string" calcext:value-type="string">
            <text:p>Que los CORAZONES estén siempre</text:p>
          </table:table-cell>
          <table:table-cell table:style-name="ce1" office:value-type="string" calcext:value-type="string">
            <text:p>abiertos para nuevas amistades, nuevos</text:p>
          </table:table-cell>
          <table:table-cell table:style-name="ce1" office:value-type="string" calcext:value-type="string">
            <text:p>amores y nuevas conquistas</text:p>
          </table:table-cell>
          <table:table-cell table:number-columns-repeated="3"/>
          <table:table-cell table:formula="of:=[.A221]&amp;&quot; &quot;&amp;[.B221]&amp;&quot; &quot;&amp;[.C221]" office:value-type="string" office:string-value="Que los CORAZONES estén siempre abiertos para nuevas amistades, nuevos amores y nuevas conquistas" calcext:value-type="string">
            <text:p>Que los CORAZONES estén siempre abiertos para nuevas amistades, nuevos amores y nuevas conquistas</text:p>
          </table:table-cell>
        </table:table-row>
        <table:table-row table:style-name="ro1">
          <table:table-cell table:style-name="ce1" office:value-type="string" calcext:value-type="string">
            <text:p>Que el CARIÑO esté presente en un simple</text:p>
          </table:table-cell>
          <table:table-cell table:style-name="ce1" office:value-type="string" calcext:value-type="string">
            <text:p>hola o en cualquier otra frase, o</text:p>
          </table:table-cell>
          <table:table-cell table:style-name="ce1" office:value-type="string" calcext:value-type="string">
            <text:p>digitada rápidamente</text:p>
          </table:table-cell>
          <table:table-cell table:number-columns-repeated="3"/>
          <table:table-cell table:formula="of:=[.A222]&amp;&quot; &quot;&amp;[.B222]&amp;&quot; &quot;&amp;[.C222]" office:value-type="string" office:string-value="Que el CARIÑO esté presente en un simple hola o en cualquier otra frase, o digitada rápidamente" calcext:value-type="string">
            <text:p>Que el CARIÑO esté presente en un simple hola o en cualquier otra frase, o digitada rápidamente</text:p>
          </table:table-cell>
        </table:table-row>
        <table:table-row table:style-name="ro1">
          <table:table-cell table:style-name="ce1" office:value-type="string" calcext:value-type="string">
            <text:p>Que las alegrías estén siempre presentes</text:p>
          </table:table-cell>
          <table:table-cell table:style-name="ce1" office:value-type="string" calcext:value-type="string">
            <text:p>y sean festejadas por todos</text:p>
          </table:table-cell>
          <table:table-cell table:number-columns-repeated="4"/>
          <table:table-cell table:formula="of:=[.A223]&amp;&quot; &quot;&amp;[.B223]&amp;&quot; &quot;&amp;[.C223]" office:value-type="string" office:string-value="Que las alegrías estén siempre presentes y sean festejadas por todos " calcext:value-type="string">
            <text:p>Que las alegrías estén siempre presentes y sean festejadas por todos </text:p>
          </table:table-cell>
        </table:table-row>
        <table:table-row table:style-name="ro1">
          <table:table-cell table:style-name="ce1" office:value-type="string" calcext:value-type="string">
            <text:p>Que las lágrimas sean pocas, y</text:p>
          </table:table-cell>
          <table:table-cell table:style-name="ce1" office:value-type="string" calcext:value-type="string">
            <text:p>compartidas</text:p>
          </table:table-cell>
          <table:table-cell table:number-columns-repeated="4"/>
          <table:table-cell table:formula="of:=[.A224]&amp;&quot; &quot;&amp;[.B224]&amp;&quot; &quot;&amp;[.C224]" office:value-type="string" office:string-value="Que las lágrimas sean pocas, y compartidas " calcext:value-type="string">
            <text:p>Que las lágrimas sean pocas, y compartidas </text:p>
          </table:table-cell>
        </table:table-row>
        <table:table-row table:style-name="ro1">
          <table:table-cell table:style-name="ce1" office:value-type="string" calcext:value-type="string">
            <text:p>Que las VERDADERAS AMISTADES</text:p>
          </table:table-cell>
          <table:table-cell table:style-name="ce1" office:value-type="string" calcext:value-type="string">
            <text:p>continúen eternas y tengan siempre un</text:p>
          </table:table-cell>
          <table:table-cell table:style-name="ce1" office:value-type="string" calcext:value-type="string">
            <text:p>lugar especial en nuestros corazones</text:p>
          </table:table-cell>
          <table:table-cell table:number-columns-repeated="3"/>
          <table:table-cell table:formula="of:=[.A225]&amp;&quot; &quot;&amp;[.B225]&amp;&quot; &quot;&amp;[.C225]" office:value-type="string" office:string-value="Que las VERDADERAS AMISTADES continúen eternas y tengan siempre un lugar especial en nuestros corazones" calcext:value-type="string">
            <text:p>Que las VERDADERAS AMISTADES continúen eternas y tengan siempre un lugar especial en nuestros corazones</text:p>
          </table:table-cell>
        </table:table-row>
        <table:table-row table:style-name="ro1">
          <table:table-cell table:style-name="ce1" office:value-type="string" calcext:value-type="string">
            <text:p>Daría todo lo que sé, por la mitad de lo</text:p>
          </table:table-cell>
          <table:table-cell table:style-name="ce1" office:value-type="string" calcext:value-type="string">
            <text:p>que ignoro.</text:p>
          </table:table-cell>
          <table:table-cell table:style-name="ce1" office:value-type="string" calcext:value-type="string">
            <text:p>Descartes</text:p>
          </table:table-cell>
          <table:table-cell table:number-columns-repeated="3"/>
          <table:table-cell table:formula="of:=[.A226]&amp;&quot; &quot;&amp;[.B226]&amp;&quot; &quot;&amp;[.C226]" office:value-type="string" office:string-value="Daría todo lo que sé, por la mitad de lo que ignoro. Descartes" calcext:value-type="string">
            <text:p>Daría todo lo que sé, por la mitad de lo que ignoro. Descartes</text:p>
          </table:table-cell>
        </table:table-row>
        <table:table-row table:style-name="ro1">
          <table:table-cell table:style-name="ce1" office:value-type="string" calcext:value-type="string">
            <text:p>Cuando uno vive cómo piensa, acaba</text:p>
          </table:table-cell>
          <table:table-cell table:style-name="ce1" office:value-type="string" calcext:value-type="string">
            <text:p>pensando como vive.</text:p>
          </table:table-cell>
          <table:table-cell table:style-name="ce1" office:value-type="string" calcext:value-type="string">
            <text:p>Gabriel Marcel</text:p>
          </table:table-cell>
          <table:table-cell table:number-columns-repeated="3"/>
          <table:table-cell table:formula="of:=[.A227]&amp;&quot; &quot;&amp;[.B227]&amp;&quot; &quot;&amp;[.C227]" office:value-type="string" office:string-value="Cuando uno vive cómo piensa, acaba pensando como vive. Gabriel Marcel" calcext:value-type="string">
            <text:p>Cuando uno vive cómo piensa, acaba pensando como vive. Gabriel Marcel</text:p>
          </table:table-cell>
        </table:table-row>
        <table:table-row table:style-name="ro1">
          <table:table-cell table:style-name="ce1" office:value-type="string" calcext:value-type="string">
            <text:p>Cuando veas a un hombre bueno, trata de</text:p>
          </table:table-cell>
          <table:table-cell table:style-name="ce1" office:value-type="string" calcext:value-type="string">
            <text:p>imitarlo; cuando veas a un hombre malo,</text:p>
          </table:table-cell>
          <table:table-cell table:style-name="ce1" office:value-type="string" calcext:value-type="string">
            <text:p>examínate a tí mismo. Confucio</text:p>
          </table:table-cell>
          <table:table-cell table:number-columns-repeated="3"/>
          <table:table-cell table:formula="of:=[.A228]&amp;&quot; &quot;&amp;[.B228]&amp;&quot; &quot;&amp;[.C228]" office:value-type="string" office:string-value="Cuando veas a un hombre bueno, trata de imitarlo; cuando veas a un hombre malo, examínate a tí mismo. Confucio" calcext:value-type="string">
            <text:p>Cuando veas a un hombre bueno, trata de imitarlo; cuando veas a un hombre malo, examínate a tí mismo. Confucio</text:p>
          </table:table-cell>
        </table:table-row>
        <table:table-row table:style-name="ro1">
          <table:table-cell table:style-name="ce1" office:value-type="string" calcext:value-type="string">
            <text:p>Cuando veas a un gigante, examina antes</text:p>
          </table:table-cell>
          <table:table-cell table:style-name="ce1" office:value-type="string" calcext:value-type="string">
            <text:p>la posición del sol, no vaya a ser la</text:p>
          </table:table-cell>
          <table:table-cell table:style-name="ce1" office:value-type="string" calcext:value-type="string">
            <text:p>sombra de un pigmeo. Von Hardemberg</text:p>
          </table:table-cell>
          <table:table-cell table:number-columns-repeated="3"/>
          <table:table-cell table:formula="of:=[.A229]&amp;&quot; &quot;&amp;[.B229]&amp;&quot; &quot;&amp;[.C229]" office:value-type="string" office:string-value="Cuando veas a un gigante, examina antes la posición del sol, no vaya a ser la sombra de un pigmeo. Von Hardemberg" calcext:value-type="string">
            <text:p>Cuando veas a un gigante, examina antes la posición del sol, no vaya a ser la sombra de un pigmeo. Von Hardemberg</text:p>
          </table:table-cell>
        </table:table-row>
        <table:table-row table:style-name="ro1">
          <table:table-cell table:style-name="ce1" office:value-type="string" calcext:value-type="string">
            <text:p>Cuanto más pequeño es el corazón, más</text:p>
          </table:table-cell>
          <table:table-cell table:style-name="ce1" office:value-type="string" calcext:value-type="string">
            <text:p>odio alberga.</text:p>
          </table:table-cell>
          <table:table-cell table:style-name="ce1" office:value-type="string" calcext:value-type="string">
            <text:p>Victor Hugo</text:p>
          </table:table-cell>
          <table:table-cell table:number-columns-repeated="3"/>
          <table:table-cell table:formula="of:=[.A230]&amp;&quot; &quot;&amp;[.B230]&amp;&quot; &quot;&amp;[.C230]" office:value-type="string" office:string-value="Cuanto más pequeño es el corazón, más odio alberga. Victor Hugo" calcext:value-type="string">
            <text:p>Cuanto más pequeño es el corazón, más odio alberga. Victor Hugo</text:p>
          </table:table-cell>
        </table:table-row>
        <table:table-row table:style-name="ro1">
          <table:table-cell table:style-name="ce1" office:value-type="string" calcext:value-type="string">
            <text:p>Con el puño cerrado no se puede</text:p>
          </table:table-cell>
          <table:table-cell table:style-name="ce1" office:value-type="string" calcext:value-type="string">
            <text:p>intercambiar un apretón de manos</text:p>
          </table:table-cell>
          <table:table-cell table:style-name="ce1" office:value-type="string" calcext:value-type="string">
            <text:p>Indira Gandhi</text:p>
          </table:table-cell>
          <table:table-cell table:number-columns-repeated="3"/>
          <table:table-cell table:formula="of:=[.A231]&amp;&quot; &quot;&amp;[.B231]&amp;&quot; &quot;&amp;[.C231]" office:value-type="string" office:string-value="Con el puño cerrado no se puede intercambiar un apretón de manos Indira Gandhi" calcext:value-type="string">
            <text:p>Con el puño cerrado no se puede intercambiar un apretón de manos Indira Gandhi</text:p>
          </table:table-cell>
        </table:table-row>
        <table:table-row table:style-name="ro1">
          <table:table-cell table:style-name="ce1" office:value-type="string" calcext:value-type="string">
            <text:p>Cuando la vida te presente razones para</text:p>
          </table:table-cell>
          <table:table-cell table:style-name="ce1" office:value-type="string" calcext:value-type="string">
            <text:p>llorar, demuéstrale que tienes mil y una</text:p>
          </table:table-cell>
          <table:table-cell table:style-name="ce1" office:value-type="string" calcext:value-type="string">
            <text:p>razones para reír.</text:p>
          </table:table-cell>
          <table:table-cell table:number-columns-repeated="3"/>
          <table:table-cell table:formula="of:=[.A232]&amp;&quot; &quot;&amp;[.B232]&amp;&quot; &quot;&amp;[.C232]" office:value-type="string" office:string-value="Cuando la vida te presente razones para llorar, demuéstrale que tienes mil y una razones para reír." calcext:value-type="string">
            <text:p>Cuando la vida te presente razones para llorar, demuéstrale que tienes mil y una razones para reír.</text:p>
          </table:table-cell>
        </table:table-row>
        <table:table-row table:style-name="ro1">
          <table:table-cell table:style-name="ce1" office:value-type="string" calcext:value-type="string">
            <text:p>La verdadera sabiduría es reconocer la</text:p>
          </table:table-cell>
          <table:table-cell table:style-name="ce1" office:value-type="string" calcext:value-type="string">
            <text:p>propia ignorancia</text:p>
          </table:table-cell>
          <table:table-cell table:style-name="ce1" office:value-type="string" calcext:value-type="string">
            <text:p>Sócrates</text:p>
          </table:table-cell>
          <table:table-cell table:number-columns-repeated="3"/>
          <table:table-cell table:formula="of:=[.A233]&amp;&quot; &quot;&amp;[.B233]&amp;&quot; &quot;&amp;[.C233]" office:value-type="string" office:string-value="La verdadera sabiduría es reconocer la propia ignorancia Sócrates" calcext:value-type="string">
            <text:p>La verdadera sabiduría es reconocer la propia ignorancia Sócrates</text:p>
          </table:table-cell>
        </table:table-row>
        <table:table-row table:style-name="ro1">
          <table:table-cell table:style-name="ce1" office:value-type="string" calcext:value-type="string">
            <text:p>La vida es aquello que te va sucediendo</text:p>
          </table:table-cell>
          <table:table-cell table:style-name="ce1" office:value-type="string" calcext:value-type="string">
            <text:p>mientras te empeñas en hacer otros</text:p>
          </table:table-cell>
          <table:table-cell table:style-name="ce1" office:value-type="string" calcext:value-type="string">
            <text:p>planes. John Lennon</text:p>
          </table:table-cell>
          <table:table-cell table:number-columns-repeated="3"/>
          <table:table-cell table:formula="of:=[.A234]&amp;&quot; &quot;&amp;[.B234]&amp;&quot; &quot;&amp;[.C234]" office:value-type="string" office:string-value="La vida es aquello que te va sucediendo mientras te empeñas en hacer otros planes. John Lennon" calcext:value-type="string">
            <text:p>La vida es aquello que te va sucediendo mientras te empeñas en hacer otros planes. John Lennon</text:p>
          </table:table-cell>
        </table:table-row>
        <table:table-row table:style-name="ro1">
          <table:table-cell table:style-name="ce1" office:value-type="string" calcext:value-type="string">
            <text:p>Las grandes almas tienen voluntades,</text:p>
          </table:table-cell>
          <table:table-cell table:style-name="ce1" office:value-type="string" calcext:value-type="string">
            <text:p>las débiles tan sólo deseos.</text:p>
          </table:table-cell>
          <table:table-cell table:style-name="ce1" office:value-type="string" calcext:value-type="string">
            <text:p>Proverbio Chino</text:p>
          </table:table-cell>
          <table:table-cell table:number-columns-repeated="3"/>
          <table:table-cell table:formula="of:=[.A235]&amp;&quot; &quot;&amp;[.B235]&amp;&quot; &quot;&amp;[.C235]" office:value-type="string" office:string-value="Las grandes almas tienen voluntades, las débiles tan sólo deseos. Proverbio Chino" calcext:value-type="string">
            <text:p>Las grandes almas tienen voluntades, las débiles tan sólo deseos. Proverbio Chino</text:p>
          </table:table-cell>
        </table:table-row>
        <table:table-row table:style-name="ro1">
          <table:table-cell table:style-name="ce1" office:value-type="string" calcext:value-type="string">
            <text:p>Quien no comprende una mirada, tampoco</text:p>
          </table:table-cell>
          <table:table-cell table:style-name="ce1" office:value-type="string" calcext:value-type="string">
            <text:p>comprenderá una larga explicación.</text:p>
          </table:table-cell>
          <table:table-cell table:style-name="ce1" office:value-type="string" calcext:value-type="string">
            <text:p>Proverbio Arabe</text:p>
          </table:table-cell>
          <table:table-cell table:number-columns-repeated="3"/>
          <table:table-cell table:formula="of:=[.A236]&amp;&quot; &quot;&amp;[.B236]&amp;&quot; &quot;&amp;[.C236]" office:value-type="string" office:string-value="Quien no comprende una mirada, tampoco comprenderá una larga explicación. Proverbio Arabe" calcext:value-type="string">
            <text:p>Quien no comprende una mirada, tampoco comprenderá una larga explicación. Proverbio Arabe</text:p>
          </table:table-cell>
        </table:table-row>
        <table:table-row table:style-name="ro1">
          <table:table-cell table:style-name="ce1" office:value-type="string" calcext:value-type="string">
            <text:p>Los grandes hombres no son grandes a</text:p>
          </table:table-cell>
          <table:table-cell table:style-name="ce1" office:value-type="string" calcext:value-type="string">
            <text:p>todas horas ni en todas las cosas.</text:p>
          </table:table-cell>
          <table:table-cell table:style-name="ce1" office:value-type="string" calcext:value-type="string">
            <text:p>Federico II, Emperador de Prusia</text:p>
          </table:table-cell>
          <table:table-cell table:style-name="ce1"/>
          <table:table-cell table:number-columns-repeated="2"/>
          <table:table-cell table:formula="of:=[.A237]&amp;&quot; &quot;&amp;[.B237]&amp;&quot; &quot;&amp;[.C237]" office:value-type="string" office:string-value="Los grandes hombres no son grandes a todas horas ni en todas las cosas. Federico II, Emperador de Prusia" calcext:value-type="string">
            <text:p>Los grandes hombres no son grandes a todas horas ni en todas las cosas. Federico II, Emperador de Prusia</text:p>
          </table:table-cell>
        </table:table-row>
        <table:table-row table:style-name="ro1">
          <table:table-cell table:style-name="ce1" office:value-type="string" calcext:value-type="string">
            <text:p>La verdad cae por su propio peso</text:p>
          </table:table-cell>
          <table:table-cell table:number-columns-repeated="2"/>
          <table:table-cell table:style-name="ce1"/>
          <table:table-cell table:number-columns-repeated="2"/>
          <table:table-cell table:formula="of:=[.A238]&amp;&quot; &quot;&amp;[.B238]&amp;&quot; &quot;&amp;[.C238]" office:value-type="string" office:string-value="La verdad cae por su propio peso  " calcext:value-type="string">
            <text:p>La verdad cae por su propio peso <text:s/></text:p>
          </table:table-cell>
        </table:table-row>
        <table:table-row table:style-name="ro1">
          <table:table-cell table:style-name="ce1" office:value-type="string" calcext:value-type="string">
            <text:p>El camino más seguro, es el que acaban</text:p>
          </table:table-cell>
          <table:table-cell table:style-name="ce1" office:value-type="string" calcext:value-type="string">
            <text:p>de asaltar</text:p>
          </table:table-cell>
          <table:table-cell/>
          <table:table-cell table:style-name="ce1"/>
          <table:table-cell table:number-columns-repeated="2"/>
          <table:table-cell table:formula="of:=[.A239]&amp;&quot; &quot;&amp;[.B239]&amp;&quot; &quot;&amp;[.C239]" office:value-type="string" office:string-value="El camino más seguro, es el que acaban de asaltar " calcext:value-type="string">
            <text:p>El camino más seguro, es el que acaban de asaltar </text:p>
          </table:table-cell>
        </table:table-row>
        <table:table-row table:style-name="ro1">
          <table:table-cell table:style-name="ce1" office:value-type="string" calcext:value-type="string">
            <text:p>El ingenio puede superar al conocimiento</text:p>
          </table:table-cell>
          <table:table-cell table:number-columns-repeated="5"/>
          <table:table-cell table:formula="of:=[.A240]&amp;&quot; &quot;&amp;[.B240]&amp;&quot; &quot;&amp;[.C240]" office:value-type="string" office:string-value="El ingenio puede superar al conocimiento  " calcext:value-type="string">
            <text:p>El ingenio puede superar al conocimiento <text:s/></text:p>
          </table:table-cell>
        </table:table-row>
        <table:table-row table:style-name="ro1">
          <table:table-cell table:style-name="ce1" office:value-type="string" calcext:value-type="string">
            <text:p>El que no hace nada</text:p>
          </table:table-cell>
          <table:table-cell table:style-name="ce1" office:value-type="string" calcext:value-type="string">
            <text:p>No comete errores</text:p>
          </table:table-cell>
          <table:table-cell table:number-columns-repeated="4"/>
          <table:table-cell table:formula="of:=[.A241]&amp;&quot; &quot;&amp;[.B241]&amp;&quot; &quot;&amp;[.C241]" office:value-type="string" office:string-value="El que no hace nada No comete errores " calcext:value-type="string">
            <text:p>El que no hace nada No comete errores </text:p>
          </table:table-cell>
        </table:table-row>
        <table:table-row table:style-name="ro1">
          <table:table-cell table:style-name="ce1" office:value-type="string" calcext:value-type="string">
            <text:p>Dios arroja un rayo cósmico que cambia</text:p>
          </table:table-cell>
          <table:table-cell table:style-name="ce1" office:value-type="string" calcext:value-type="string">
            <text:p>las vías de nuestras vidas</text:p>
          </table:table-cell>
          <table:table-cell table:number-columns-repeated="4"/>
          <table:table-cell table:formula="of:=[.A242]&amp;&quot; &quot;&amp;[.B242]&amp;&quot; &quot;&amp;[.C242]" office:value-type="string" office:string-value="Dios arroja un rayo cósmico que cambia las vías de nuestras vidas " calcext:value-type="string">
            <text:p>Dios arroja un rayo cósmico que cambia las vías de nuestras vidas </text:p>
          </table:table-cell>
        </table:table-row>
        <table:table-row table:style-name="ro1">
          <table:table-cell table:style-name="ce1" office:value-type="string" calcext:value-type="string">
            <text:p>La esperanza se aferra a cualquier</text:p>
          </table:table-cell>
          <table:table-cell table:style-name="ce1" office:value-type="string" calcext:value-type="string">
            <text:p>objeto que flota.</text:p>
          </table:table-cell>
          <table:table-cell table:number-columns-repeated="4"/>
          <table:table-cell table:formula="of:=[.A243]&amp;&quot; &quot;&amp;[.B243]&amp;&quot; &quot;&amp;[.C243]" office:value-type="string" office:string-value="La esperanza se aferra a cualquier objeto que flota. " calcext:value-type="string">
            <text:p>La esperanza se aferra a cualquier objeto que flota. </text:p>
          </table:table-cell>
        </table:table-row>
        <table:table-row table:style-name="ro1">
          <table:table-cell table:style-name="ce1" office:value-type="string" calcext:value-type="string">
            <text:p>No hay nadie más pobre que aquel que no</text:p>
          </table:table-cell>
          <table:table-cell table:style-name="ce1" office:value-type="string" calcext:value-type="string">
            <text:p>reconoce las riquezas en su vida.</text:p>
          </table:table-cell>
          <table:table-cell table:number-columns-repeated="4"/>
          <table:table-cell table:formula="of:=[.A244]&amp;&quot; &quot;&amp;[.B244]&amp;&quot; &quot;&amp;[.C244]" office:value-type="string" office:string-value="No hay nadie más pobre que aquel que no reconoce las riquezas en su vida. " calcext:value-type="string">
            <text:p>No hay nadie más pobre que aquel que no reconoce las riquezas en su vida. </text:p>
          </table:table-cell>
        </table:table-row>
        <table:table-row table:style-name="ro1">
          <table:table-cell table:style-name="ce1" office:value-type="string" calcext:value-type="string">
            <text:p>Dios mueve el cielo entero en aquello</text:p>
          </table:table-cell>
          <table:table-cell table:style-name="ce1" office:value-type="string" calcext:value-type="string">
            <text:p>que nosotros somos incapaces de hacer</text:p>
          </table:table-cell>
          <table:table-cell table:number-columns-repeated="4"/>
          <table:table-cell table:formula="of:=[.A245]&amp;&quot; &quot;&amp;[.B245]&amp;&quot; &quot;&amp;[.C245]" office:value-type="string" office:string-value="Dios mueve el cielo entero en aquello que nosotros somos incapaces de hacer " calcext:value-type="string">
            <text:p>Dios mueve el cielo entero en aquello que nosotros somos incapaces de hacer </text:p>
          </table:table-cell>
        </table:table-row>
        <table:table-row table:style-name="ro1">
          <table:table-cell table:style-name="ce1" office:value-type="string" calcext:value-type="string">
            <text:p>Dios no mueve una paja en aquello que</text:p>
          </table:table-cell>
          <table:table-cell table:style-name="ce1" office:value-type="string" calcext:value-type="string">
            <text:p>nosotros podemos resolver</text:p>
          </table:table-cell>
          <table:table-cell table:number-columns-repeated="4"/>
          <table:table-cell table:formula="of:=[.A246]&amp;&quot; &quot;&amp;[.B246]&amp;&quot; &quot;&amp;[.C246]" office:value-type="string" office:string-value="Dios no mueve una paja en aquello que nosotros podemos resolver " calcext:value-type="string">
            <text:p>Dios no mueve una paja en aquello que nosotros podemos resolver </text:p>
          </table:table-cell>
        </table:table-row>
        <table:table-row table:style-name="ro1">
          <table:table-cell table:style-name="ce1" office:value-type="string" calcext:value-type="string">
            <text:p>La gente que vibra, sabe lo que hay que</text:p>
          </table:table-cell>
          <table:table-cell table:style-name="ce1" office:value-type="string" calcext:value-type="string">
            <text:p>hacer y lo hace, sin esperar a que le</text:p>
          </table:table-cell>
          <table:table-cell table:style-name="ce1" office:value-type="string" calcext:value-type="string">
            <text:p>digan.</text:p>
          </table:table-cell>
          <table:table-cell table:number-columns-repeated="3"/>
          <table:table-cell table:formula="of:=[.A247]&amp;&quot; &quot;&amp;[.B247]&amp;&quot; &quot;&amp;[.C247]" office:value-type="string" office:string-value="La gente que vibra, sabe lo que hay que hacer y lo hace, sin esperar a que le digan." calcext:value-type="string">
            <text:p>La gente que vibra, sabe lo que hay que hacer y lo hace, sin esperar a que le digan.</text:p>
          </table:table-cell>
        </table:table-row>
        <table:table-row table:style-name="ro1">
          <table:table-cell table:style-name="ce1" office:value-type="string" calcext:value-type="string">
            <text:p>La gente justa sabe que todos somos</text:p>
          </table:table-cell>
          <table:table-cell table:style-name="ce1" office:value-type="string" calcext:value-type="string">
            <text:p>humanos y que nos podemos equivocar.</text:p>
          </table:table-cell>
          <table:table-cell table:number-columns-repeated="4"/>
          <table:table-cell table:formula="of:=[.A248]&amp;&quot; &quot;&amp;[.B248]&amp;&quot; &quot;&amp;[.C248]" office:value-type="string" office:string-value="La gente justa sabe que todos somos humanos y que nos podemos equivocar. " calcext:value-type="string">
            <text:p>La gente justa sabe que todos somos humanos y que nos podemos equivocar. </text:p>
          </table:table-cell>
        </table:table-row>
        <table:table-row table:style-name="ro1">
          <table:table-cell table:style-name="ce1" office:value-type="string" calcext:value-type="string">
            <text:p>Errar es humano.</text:p>
          </table:table-cell>
          <table:table-cell table:style-name="ce1" office:value-type="string" calcext:value-type="string">
            <text:p>Colocar la culpa en otro es</text:p>
          </table:table-cell>
          <table:table-cell table:style-name="ce1" office:value-type="string" calcext:value-type="string">
            <text:p>estratégico.</text:p>
          </table:table-cell>
          <table:table-cell table:number-columns-repeated="3"/>
          <table:table-cell table:formula="of:=[.A249]&amp;&quot; &quot;&amp;[.B249]&amp;&quot; &quot;&amp;[.C249]" office:value-type="string" office:string-value="Errar es humano. Colocar la culpa en otro es estratégico." calcext:value-type="string">
            <text:p>Errar es humano. Colocar la culpa en otro es estratégico.</text:p>
          </table:table-cell>
        </table:table-row>
        <table:table-row table:style-name="ro1">
          <table:table-cell table:style-name="ce1" office:value-type="string" calcext:value-type="string">
            <text:p>Tu creas tu propio universo durante el</text:p>
          </table:table-cell>
          <table:table-cell table:style-name="ce1" office:value-type="string" calcext:value-type="string">
            <text:p>camino</text:p>
          </table:table-cell>
          <table:table-cell table:number-columns-repeated="4"/>
          <table:table-cell table:formula="of:=[.A250]&amp;&quot; &quot;&amp;[.B250]&amp;&quot; &quot;&amp;[.C250]" office:value-type="string" office:string-value="Tu creas tu propio universo durante el camino " calcext:value-type="string">
            <text:p>Tu creas tu propio universo durante el camino </text:p>
          </table:table-cell>
        </table:table-row>
        <table:table-row table:style-name="ro1">
          <table:table-cell table:style-name="ce1" office:value-type="string" calcext:value-type="string">
            <text:p>Da tu primer paso con FE, no es</text:p>
          </table:table-cell>
          <table:table-cell table:style-name="ce1" office:value-type="string" calcext:value-type="string">
            <text:p>necesario que veas la escalera completa.</text:p>
          </table:table-cell>
          <table:table-cell table:number-columns-repeated="4"/>
          <table:table-cell table:formula="of:=[.A251]&amp;&quot; &quot;&amp;[.B251]&amp;&quot; &quot;&amp;[.C251]" office:value-type="string" office:string-value="Da tu primer paso con FE, no es necesario que veas la escalera completa. " calcext:value-type="string">
            <text:p>Da tu primer paso con FE, no es necesario que veas la escalera completa. </text:p>
          </table:table-cell>
        </table:table-row>
        <table:table-row table:style-name="ro1">
          <table:table-cell table:style-name="ce1" office:value-type="string" calcext:value-type="string">
            <text:p>Todo lo que somos es el resultado de</text:p>
          </table:table-cell>
          <table:table-cell table:style-name="ce1" office:value-type="string" calcext:value-type="string">
            <text:p>nuestros pensamientos.</text:p>
          </table:table-cell>
          <table:table-cell table:number-columns-repeated="4"/>
          <table:table-cell table:formula="of:=[.A252]&amp;&quot; &quot;&amp;[.B252]&amp;&quot; &quot;&amp;[.C252]" office:value-type="string" office:string-value="Todo lo que somos es el resultado de nuestros pensamientos. " calcext:value-type="string">
            <text:p>Todo lo que somos es el resultado de nuestros pensamientos. </text:p>
          </table:table-cell>
        </table:table-row>
        <table:table-row table:style-name="ro1">
          <table:table-cell table:style-name="ce1" office:value-type="string" calcext:value-type="string">
            <text:p>No sabrÍa decir que es este poder, todo</text:p>
          </table:table-cell>
          <table:table-cell table:style-name="ce1" office:value-type="string" calcext:value-type="string">
            <text:p>lo que sé es que este poder existe.</text:p>
          </table:table-cell>
          <table:table-cell table:number-columns-repeated="4"/>
          <table:table-cell table:formula="of:=[.A253]&amp;&quot; &quot;&amp;[.B253]&amp;&quot; &quot;&amp;[.C253]" office:value-type="string" office:string-value="No sabrÍa decir que es este poder, todo lo que sé es que este poder existe. " calcext:value-type="string">
            <text:p>No sabrÍa decir que es este poder, todo lo que sé es que este poder existe. </text:p>
          </table:table-cell>
        </table:table-row>
        <table:table-row table:style-name="ro1">
          <table:table-cell table:style-name="ce1" office:value-type="string" calcext:value-type="string">
            <text:p>La imaginación lo es todo, es una visiÓn</text:p>
          </table:table-cell>
          <table:table-cell table:style-name="ce1" office:value-type="string" calcext:value-type="string">
            <text:p>anticipada de las atracciones de vida</text:p>
          </table:table-cell>
          <table:table-cell table:style-name="ce1" office:value-type="string" calcext:value-type="string">
            <text:p>que vendrán.</text:p>
          </table:table-cell>
          <table:table-cell table:number-columns-repeated="3"/>
          <table:table-cell table:formula="of:=[.A254]&amp;&quot; &quot;&amp;[.B254]&amp;&quot; &quot;&amp;[.C254]" office:value-type="string" office:string-value="La imaginación lo es todo, es una visiÓn anticipada de las atracciones de vida que vendrán." calcext:value-type="string">
            <text:p>La imaginación lo es todo, es una visiÓn anticipada de las atracciones de vida que vendrán.</text:p>
          </table:table-cell>
        </table:table-row>
        <table:table-row table:style-name="ro1">
          <table:table-cell table:style-name="ce1" office:value-type="string" calcext:value-type="string">
            <text:p>Cualquier cosa que la mente del hombre</text:p>
          </table:table-cell>
          <table:table-cell table:style-name="ce1" office:value-type="string" calcext:value-type="string">
            <text:p>pueda concebir, tambien la puede</text:p>
          </table:table-cell>
          <table:table-cell table:style-name="ce1" office:value-type="string" calcext:value-type="string">
            <text:p>alcanzar.</text:p>
          </table:table-cell>
          <table:table-cell table:number-columns-repeated="3"/>
          <table:table-cell table:formula="of:=[.A255]&amp;&quot; &quot;&amp;[.B255]&amp;&quot; &quot;&amp;[.C255]" office:value-type="string" office:string-value="Cualquier cosa que la mente del hombre pueda concebir, tambien la puede alcanzar." calcext:value-type="string">
            <text:p>Cualquier cosa que la mente del hombre pueda concebir, tambien la puede alcanzar.</text:p>
          </table:table-cell>
        </table:table-row>
        <table:table-row table:style-name="ro1">
          <table:table-cell table:style-name="ce1" office:value-type="string" calcext:value-type="string">
            <text:p>La violencia es el miedo a los ideales</text:p>
          </table:table-cell>
          <table:table-cell table:style-name="ce1" office:value-type="string" calcext:value-type="string">
            <text:p>de los demás</text:p>
          </table:table-cell>
          <table:table-cell table:style-name="ce1" office:value-type="string" calcext:value-type="string">
            <text:p>Mahatma Gandhi</text:p>
          </table:table-cell>
          <table:table-cell table:number-columns-repeated="3"/>
          <table:table-cell table:formula="of:=[.A256]&amp;&quot; &quot;&amp;[.B256]&amp;&quot; &quot;&amp;[.C256]" office:value-type="string" office:string-value="La violencia es el miedo a los ideales de los demás Mahatma Gandhi" calcext:value-type="string">
            <text:p>La violencia es el miedo a los ideales de los demás Mahatma Gandhi</text:p>
          </table:table-cell>
        </table:table-row>
        <table:table-row table:style-name="ro1">
          <table:table-cell table:style-name="ce1" office:value-type="string" calcext:value-type="string">
            <text:p>Nunca vayas a ver un médico que</text:p>
          </table:table-cell>
          <table:table-cell table:style-name="ce1" office:value-type="string" calcext:value-type="string">
            <text:p>tenga plantas secas en su consultorio</text:p>
          </table:table-cell>
          <table:table-cell table:number-columns-repeated="4"/>
          <table:table-cell table:formula="of:=[.A257]&amp;&quot; &quot;&amp;[.B257]&amp;&quot; &quot;&amp;[.C257]" office:value-type="string" office:string-value="Nunca vayas a ver un médico que tenga plantas secas en su consultorio " calcext:value-type="string">
            <text:p>Nunca vayas a ver un médico que tenga plantas secas en su consultorio </text:p>
          </table:table-cell>
        </table:table-row>
        <table:table-row table:style-name="ro1">
          <table:table-cell table:style-name="ce1" office:value-type="string" calcext:value-type="string">
            <text:p>Ningún pueblo cree en su gobierno.</text:p>
          </table:table-cell>
          <table:table-cell table:style-name="ce1" office:value-type="string" calcext:value-type="string">
            <text:p>siempre están resignados</text:p>
          </table:table-cell>
          <table:table-cell table:style-name="ce1" office:value-type="string" calcext:value-type="string">
            <text:p>Octavio Paz</text:p>
          </table:table-cell>
          <table:table-cell table:number-columns-repeated="3"/>
          <table:table-cell table:formula="of:=[.A258]&amp;&quot; &quot;&amp;[.B258]&amp;&quot; &quot;&amp;[.C258]" office:value-type="string" office:string-value="Ningún pueblo cree en su gobierno. siempre están resignados Octavio Paz" calcext:value-type="string">
            <text:p>Ningún pueblo cree en su gobierno. siempre están resignados Octavio Paz</text:p>
          </table:table-cell>
        </table:table-row>
        <table:table-row table:style-name="ro1">
          <table:table-cell table:style-name="ce1" office:value-type="string" calcext:value-type="string">
            <text:p>Dicen que el futuro está en tus sueños.</text:p>
          </table:table-cell>
          <table:table-cell table:style-name="ce1" office:value-type="string" calcext:value-type="string">
            <text:p>Así que, vete a dormir.</text:p>
          </table:table-cell>
          <table:table-cell table:number-columns-repeated="4"/>
          <table:table-cell table:formula="of:=[.A259]&amp;&quot; &quot;&amp;[.B259]&amp;&quot; &quot;&amp;[.C259]" office:value-type="string" office:string-value="Dicen que el futuro está en tus sueños. Así que, vete a dormir. " calcext:value-type="string">
            <text:p>Dicen que el futuro está en tus sueños. Así que, vete a dormir. </text:p>
          </table:table-cell>
        </table:table-row>
        <table:table-row table:style-name="ro1">
          <table:table-cell table:style-name="ce1" office:value-type="string" calcext:value-type="string">
            <text:p>No se muestra el camino señalando con un</text:p>
          </table:table-cell>
          <table:table-cell table:style-name="ce1" office:value-type="string" calcext:value-type="string">
            <text:p>dedo, asi que, camina siempre adelante</text:p>
          </table:table-cell>
          <table:table-cell table:number-columns-repeated="4"/>
          <table:table-cell table:formula="of:=[.A260]&amp;&quot; &quot;&amp;[.B260]&amp;&quot; &quot;&amp;[.C260]" office:value-type="string" office:string-value="No se muestra el camino señalando con un dedo, asi que, camina siempre adelante " calcext:value-type="string">
            <text:p>No se muestra el camino señalando con un dedo, asi que, camina siempre adelante </text:p>
          </table:table-cell>
        </table:table-row>
        <table:table-row table:style-name="ro1">
          <table:table-cell table:style-name="ce1" office:value-type="string" calcext:value-type="string">
            <text:p>Los niños adivinan qué personas los aman</text:p>
          </table:table-cell>
          <table:table-cell table:style-name="ce1" office:value-type="string" calcext:value-type="string">
            <text:p>es un don natural que con el tiempo se</text:p>
          </table:table-cell>
          <table:table-cell table:style-name="ce1" office:value-type="string" calcext:value-type="string">
            <text:p>pierde.</text:p>
          </table:table-cell>
          <table:table-cell table:number-columns-repeated="3"/>
          <table:table-cell table:formula="of:=[.A261]&amp;&quot; &quot;&amp;[.B261]&amp;&quot; &quot;&amp;[.C261]" office:value-type="string" office:string-value="Los niños adivinan qué personas los aman es un don natural que con el tiempo se pierde." calcext:value-type="string">
            <text:p>Los niños adivinan qué personas los aman es un don natural que con el tiempo se pierde.</text:p>
          </table:table-cell>
        </table:table-row>
        <table:table-row table:style-name="ro1">
          <table:table-cell table:style-name="ce1" office:value-type="string" calcext:value-type="string">
            <text:p>Sé valiente, esfuérzate, da lo mejor de</text:p>
          </table:table-cell>
          <table:table-cell table:style-name="ce1" office:value-type="string" calcext:value-type="string">
            <text:p>ti mismo y aparecerá en el LIBRO de tu</text:p>
          </table:table-cell>
          <table:table-cell table:style-name="ce1" office:value-type="string" calcext:value-type="string">
            <text:p>vida.</text:p>
          </table:table-cell>
          <table:table-cell table:number-columns-repeated="3"/>
          <table:table-cell table:formula="of:=[.A262]&amp;&quot; &quot;&amp;[.B262]&amp;&quot; &quot;&amp;[.C262]" office:value-type="string" office:string-value="Sé valiente, esfuérzate, da lo mejor de ti mismo y aparecerá en el LIBRO de tu vida." calcext:value-type="string">
            <text:p>Sé valiente, esfuérzate, da lo mejor de ti mismo y aparecerá en el LIBRO de tu vida.</text:p>
          </table:table-cell>
        </table:table-row>
        <table:table-row table:style-name="ro1">
          <table:table-cell table:style-name="ce1" office:value-type="string" calcext:value-type="string">
            <text:p>Tu capacidad de servir a los demás, está</text:p>
          </table:table-cell>
          <table:table-cell table:style-name="ce1" office:value-type="string" calcext:value-type="string">
            <text:p>en proporción a la grandeza de tu</text:p>
          </table:table-cell>
          <table:table-cell table:style-name="ce1" office:value-type="string" calcext:value-type="string">
            <text:p>corazón y la nobleza de tus sentimientos</text:p>
          </table:table-cell>
          <table:table-cell table:number-columns-repeated="3"/>
          <table:table-cell table:formula="of:=[.A263]&amp;&quot; &quot;&amp;[.B263]&amp;&quot; &quot;&amp;[.C263]" office:value-type="string" office:string-value="Tu capacidad de servir a los demás, está en proporción a la grandeza de tu corazón y la nobleza de tus sentimientos" calcext:value-type="string">
            <text:p>Tu capacidad de servir a los demás, está en proporción a la grandeza de tu corazón y la nobleza de tus sentimientos</text:p>
          </table:table-cell>
        </table:table-row>
        <table:table-row table:style-name="ro1">
          <table:table-cell table:style-name="ce1" office:value-type="string" calcext:value-type="string">
            <text:p>Es muy difícil determinar donde fijar el</text:p>
          </table:table-cell>
          <table:table-cell table:style-name="ce1" office:value-type="string" calcext:value-type="string">
            <text:p>límite entre no herir los sentimientos</text:p>
          </table:table-cell>
          <table:table-cell table:style-name="ce1" office:value-type="string" calcext:value-type="string">
            <text:p>de los demás y defender lo que creo.</text:p>
          </table:table-cell>
          <table:table-cell table:number-columns-repeated="3"/>
          <table:table-cell table:formula="of:=[.A264]&amp;&quot; &quot;&amp;[.B264]&amp;&quot; &quot;&amp;[.C264]" office:value-type="string" office:string-value="Es muy difícil determinar donde fijar el límite entre no herir los sentimientos de los demás y defender lo que creo." calcext:value-type="string">
            <text:p>Es muy difícil determinar donde fijar el límite entre no herir los sentimientos de los demás y defender lo que creo.</text:p>
          </table:table-cell>
        </table:table-row>
        <table:table-row table:style-name="ro1">
          <table:table-cell table:style-name="ce1" office:value-type="string" calcext:value-type="string">
            <text:p>No puedo compararme con lo mejor que</text:p>
          </table:table-cell>
          <table:table-cell table:style-name="ce1" office:value-type="string" calcext:value-type="string">
            <text:p>hacen los demás, sino con lo mejor que</text:p>
          </table:table-cell>
          <table:table-cell table:style-name="ce1" office:value-type="string" calcext:value-type="string">
            <text:p>hago yo mismo.</text:p>
          </table:table-cell>
          <table:table-cell table:number-columns-repeated="3"/>
          <table:table-cell table:formula="of:=[.A265]&amp;&quot; &quot;&amp;[.B265]&amp;&quot; &quot;&amp;[.C265]" office:value-type="string" office:string-value="No puedo compararme con lo mejor que hacen los demás, sino con lo mejor que hago yo mismo." calcext:value-type="string">
            <text:p>No puedo compararme con lo mejor que hacen los demás, sino con lo mejor que hago yo mismo.</text:p>
          </table:table-cell>
        </table:table-row>
        <table:table-row table:style-name="ro1">
          <table:table-cell table:style-name="ce1" office:value-type="string" calcext:value-type="string">
            <text:p>No puede hacer que alguien me ame, sino</text:p>
          </table:table-cell>
          <table:table-cell table:style-name="ce1" office:value-type="string" calcext:value-type="string">
            <text:p>convertirme en alguien que debe amar.</text:p>
          </table:table-cell>
          <table:table-cell table:number-columns-repeated="4"/>
          <table:table-cell table:formula="of:=[.A266]&amp;&quot; &quot;&amp;[.B266]&amp;&quot; &quot;&amp;[.C266]" office:value-type="string" office:string-value="No puede hacer que alguien me ame, sino convertirme en alguien que debe amar. " calcext:value-type="string">
            <text:p>No puede hacer que alguien me ame, sino convertirme en alguien que debe amar. </text:p>
          </table:table-cell>
        </table:table-row>
        <table:table-row table:style-name="ro1">
          <table:table-cell table:style-name="ce1" office:value-type="string" calcext:value-type="string">
            <text:p>Se pueden requerir años para construir</text:p>
          </table:table-cell>
          <table:table-cell table:style-name="ce1" office:value-type="string" calcext:value-type="string">
            <text:p>la confianza y únicamente segundos para</text:p>
          </table:table-cell>
          <table:table-cell table:style-name="ce1" office:value-type="string" calcext:value-type="string">
            <text:p>destruirla. Por eso debo cuidarla.</text:p>
          </table:table-cell>
          <table:table-cell table:number-columns-repeated="3"/>
          <table:table-cell table:formula="of:=[.A267]&amp;&quot; &quot;&amp;[.B267]&amp;&quot; &quot;&amp;[.C267]" office:value-type="string" office:string-value="Se pueden requerir años para construir la confianza y únicamente segundos para destruirla. Por eso debo cuidarla." calcext:value-type="string">
            <text:p>Se pueden requerir años para construir la confianza y únicamente segundos para destruirla. Por eso debo cuidarla.</text:p>
          </table:table-cell>
        </table:table-row>
        <table:table-row table:style-name="ro1">
          <table:table-cell table:style-name="ce1" office:value-type="string" calcext:value-type="string">
            <text:p>Dios le da comida a todas las aves,</text:p>
          </table:table-cell>
          <table:table-cell table:style-name="ce1" office:value-type="string" calcext:value-type="string">
            <text:p>pero no se la pone en los nidos.</text:p>
          </table:table-cell>
          <table:table-cell table:number-columns-repeated="4"/>
          <table:table-cell table:formula="of:=[.A268]&amp;&quot; &quot;&amp;[.B268]&amp;&quot; &quot;&amp;[.C268]" office:value-type="string" office:string-value="Dios le da comida a todas las aves, pero no se la pone en los nidos. " calcext:value-type="string">
            <text:p>Dios le da comida a todas las aves, pero no se la pone en los nidos. </text:p>
          </table:table-cell>
        </table:table-row>
        <table:table-row table:style-name="ro1">
          <table:table-cell table:style-name="ce1" office:value-type="string" calcext:value-type="string">
            <text:p>En esta vida todos hemos sido ganadores,</text:p>
          </table:table-cell>
          <table:table-cell table:style-name="ce1" office:value-type="string" calcext:value-type="string">
            <text:p>contra millones de competidores</text:p>
          </table:table-cell>
          <table:table-cell table:number-columns-repeated="4"/>
          <table:table-cell table:formula="of:=[.A269]&amp;&quot; &quot;&amp;[.B269]&amp;&quot; &quot;&amp;[.C269]" office:value-type="string" office:string-value="En esta vida todos hemos sido ganadores, contra millones de competidores " calcext:value-type="string">
            <text:p>En esta vida todos hemos sido ganadores, contra millones de competidores </text:p>
          </table:table-cell>
        </table:table-row>
        <table:table-row table:style-name="ro1">
          <table:table-cell table:style-name="ce1" office:value-type="string" calcext:value-type="string">
            <text:p>Todos se quejan de no tener lo que se</text:p>
          </table:table-cell>
          <table:table-cell table:style-name="ce1" office:value-type="string" calcext:value-type="string">
            <text:p>merecen pero nadie se queja de tener</text:p>
          </table:table-cell>
          <table:table-cell table:style-name="ce1" office:value-type="string" calcext:value-type="string">
            <text:p>lo que no se merecen</text:p>
          </table:table-cell>
          <table:table-cell table:number-columns-repeated="3"/>
          <table:table-cell table:formula="of:=[.A270]&amp;&quot; &quot;&amp;[.B270]&amp;&quot; &quot;&amp;[.C270]" office:value-type="string" office:string-value="Todos se quejan de no tener lo que se merecen pero nadie se queja de tener lo que no se merecen" calcext:value-type="string">
            <text:p>Todos se quejan de no tener lo que se merecen pero nadie se queja de tener lo que no se merecen</text:p>
          </table:table-cell>
        </table:table-row>
        <table:table-row table:style-name="ro1">
          <table:table-cell table:style-name="ce1" office:value-type="string" calcext:value-type="string">
            <text:p>Todas las cosas ya fueron dichas pero</text:p>
          </table:table-cell>
          <table:table-cell table:style-name="ce1" office:value-type="string" calcext:value-type="string">
            <text:p>como nadie escucha es preciso repetirlas</text:p>
          </table:table-cell>
          <table:table-cell table:number-columns-repeated="4"/>
          <table:table-cell table:formula="of:=[.A271]&amp;&quot; &quot;&amp;[.B271]&amp;&quot; &quot;&amp;[.C271]" office:value-type="string" office:string-value="Todas las cosas ya fueron dichas pero como nadie escucha es preciso repetirlas " calcext:value-type="string">
            <text:p>Todas las cosas ya fueron dichas pero como nadie escucha es preciso repetirlas </text:p>
          </table:table-cell>
        </table:table-row>
        <table:table-row table:style-name="ro1">
          <table:table-cell table:style-name="ce1" office:value-type="string" calcext:value-type="string">
            <text:p>Sabías que la Luna llena se presenta c/</text:p>
          </table:table-cell>
          <table:table-cell table:style-name="ce1" office:value-type="string" calcext:value-type="string">
            <text:p>29 días, 12 horas, 44 minutos y 2.8 seg.</text:p>
          </table:table-cell>
          <table:table-cell table:number-columns-repeated="4"/>
          <table:table-cell table:formula="of:=[.A272]&amp;&quot; &quot;&amp;[.B272]&amp;&quot; &quot;&amp;[.C272]" office:value-type="string" office:string-value="Sabías que la Luna llena se presenta c/ 29 días, 12 horas, 44 minutos y 2.8 seg. " calcext:value-type="string">
            <text:p>Sabías que la Luna llena se presenta c/ 29 días, 12 horas, 44 minutos y 2.8 seg. </text:p>
          </table:table-cell>
        </table:table-row>
        <table:table-row table:style-name="ro1">
          <table:table-cell table:style-name="ce1" office:value-type="string" calcext:value-type="string">
            <text:p>Sea amable con el medio ambiente, no</text:p>
          </table:table-cell>
          <table:table-cell table:style-name="ce1" office:value-type="string" calcext:value-type="string">
            <text:p>imprima los correos, a menos que sea</text:p>
          </table:table-cell>
          <table:table-cell table:style-name="ce1" office:value-type="string" calcext:value-type="string">
            <text:p>completamente necesario.</text:p>
          </table:table-cell>
          <table:table-cell table:number-columns-repeated="3"/>
          <table:table-cell table:formula="of:=[.A273]&amp;&quot; &quot;&amp;[.B273]&amp;&quot; &quot;&amp;[.C273]" office:value-type="string" office:string-value="Sea amable con el medio ambiente, no imprima los correos, a menos que sea completamente necesario." calcext:value-type="string">
            <text:p>Sea amable con el medio ambiente, no imprima los correos, a menos que sea completamente necesario.</text:p>
          </table:table-cell>
        </table:table-row>
        <table:table-row table:style-name="ro1">
          <table:table-cell table:style-name="ce1" office:value-type="string" calcext:value-type="string">
            <text:p>Programa para hoy: espirar, inspirar,</text:p>
          </table:table-cell>
          <table:table-cell table:style-name="ce1" office:value-type="string" calcext:value-type="string">
            <text:p>espirar</text:p>
          </table:table-cell>
          <table:table-cell table:style-name="ce1" office:value-type="string" calcext:value-type="string">
            <text:p>Buda</text:p>
          </table:table-cell>
          <table:table-cell table:number-columns-repeated="3"/>
          <table:table-cell table:formula="of:=[.A274]&amp;&quot; &quot;&amp;[.B274]&amp;&quot; &quot;&amp;[.C274]" office:value-type="string" office:string-value="Programa para hoy: espirar, inspirar, espirar Buda" calcext:value-type="string">
            <text:p>Programa para hoy: espirar, inspirar, espirar Buda</text:p>
          </table:table-cell>
        </table:table-row>
        <table:table-row table:style-name="ro1">
          <table:table-cell table:style-name="ce1" office:value-type="string" calcext:value-type="string">
            <text:p>La actividad vence al frío.</text:p>
          </table:table-cell>
          <table:table-cell table:style-name="ce1" office:value-type="string" calcext:value-type="string">
            <text:p>La quietud vence al calor.</text:p>
          </table:table-cell>
          <table:table-cell table:style-name="ce1" office:value-type="string" calcext:value-type="string">
            <text:p>Lao Tse</text:p>
          </table:table-cell>
          <table:table-cell table:number-columns-repeated="3"/>
          <table:table-cell table:formula="of:=[.A275]&amp;&quot; &quot;&amp;[.B275]&amp;&quot; &quot;&amp;[.C275]" office:value-type="string" office:string-value="La actividad vence al frío. La quietud vence al calor. Lao Tse" calcext:value-type="string">
            <text:p>La actividad vence al frío. La quietud vence al calor. Lao Tse</text:p>
          </table:table-cell>
        </table:table-row>
        <table:table-row table:style-name="ro1">
          <table:table-cell table:style-name="ce1" office:value-type="string" calcext:value-type="string">
            <text:p>Todos estamos de visita en este mundo.</text:p>
          </table:table-cell>
          <table:table-cell table:style-name="ce1" office:value-type="string" calcext:value-type="string">
            <text:p>Hemos venido a observar, aprender,</text:p>
          </table:table-cell>
          <table:table-cell table:style-name="ce1" office:value-type="string" calcext:value-type="string">
            <text:p>crecer, amar y volver a casa.</text:p>
          </table:table-cell>
          <table:table-cell table:number-columns-repeated="3"/>
          <table:table-cell table:formula="of:=[.A276]&amp;&quot; &quot;&amp;[.B276]&amp;&quot; &quot;&amp;[.C276]" office:value-type="string" office:string-value="Todos estamos de visita en este mundo. Hemos venido a observar, aprender, crecer, amar y volver a casa." calcext:value-type="string">
            <text:p>Todos estamos de visita en este mundo. Hemos venido a observar, aprender, crecer, amar y volver a casa.</text:p>
          </table:table-cell>
        </table:table-row>
        <table:table-row table:style-name="ro1">
          <table:table-cell table:style-name="ce1" office:value-type="string" calcext:value-type="string">
            <text:p>El auténtico conservacionista es quien</text:p>
          </table:table-cell>
          <table:table-cell table:style-name="ce1" office:value-type="string" calcext:value-type="string">
            <text:p>sabe que el mundo no es una herencia de</text:p>
          </table:table-cell>
          <table:table-cell table:style-name="ce1" office:value-type="string" calcext:value-type="string">
            <text:p>sus padres, sino un préstamo de sus hijos</text:p>
          </table:table-cell>
          <table:table-cell table:number-columns-repeated="3"/>
          <table:table-cell table:formula="of:=[.A277]&amp;&quot; &quot;&amp;[.B277]&amp;&quot; &quot;&amp;[.C277]" office:value-type="string" office:string-value="El auténtico conservacionista es quien sabe que el mundo no es una herencia de sus padres, sino un préstamo de sus hijos" calcext:value-type="string">
            <text:p>El auténtico conservacionista es quien sabe que el mundo no es una herencia de sus padres, sino un préstamo de sus hijos</text:p>
          </table:table-cell>
        </table:table-row>
        <table:table-row table:style-name="ro1">
          <table:table-cell table:style-name="ce1" office:value-type="string" calcext:value-type="string">
            <text:p>Ni con millones de oro se puede recobrar</text:p>
          </table:table-cell>
          <table:table-cell table:style-name="ce1" office:value-type="string" calcext:value-type="string">
            <text:p>un solo instante de la vida.</text:p>
          </table:table-cell>
          <table:table-cell table:style-name="ce1" office:value-type="string" calcext:value-type="string">
            <text:p>No desperdicies tiempo infructuasamente</text:p>
          </table:table-cell>
          <table:table-cell table:number-columns-repeated="3"/>
          <table:table-cell table:formula="of:=[.A278]&amp;&quot; &quot;&amp;[.B278]&amp;&quot; &quot;&amp;[.C278]" office:value-type="string" office:string-value="Ni con millones de oro se puede recobrar un solo instante de la vida. No desperdicies tiempo infructuasamente" calcext:value-type="string">
            <text:p>Ni con millones de oro se puede recobrar un solo instante de la vida. No desperdicies tiempo infructuasamente</text:p>
          </table:table-cell>
        </table:table-row>
        <table:table-row table:style-name="ro1">
          <table:table-cell table:style-name="ce1" office:value-type="string" calcext:value-type="string">
            <text:p>La belleza, cuando está más adornada es</text:p>
          </table:table-cell>
          <table:table-cell table:style-name="ce1" office:value-type="string" calcext:value-type="string">
            <text:p>cuando no lo está.</text:p>
          </table:table-cell>
          <table:table-cell table:number-columns-repeated="4"/>
          <table:table-cell table:formula="of:=[.A279]&amp;&quot; &quot;&amp;[.B279]&amp;&quot; &quot;&amp;[.C279]" office:value-type="string" office:string-value="La belleza, cuando está más adornada es cuando no lo está. " calcext:value-type="string">
            <text:p>La belleza, cuando está más adornada es cuando no lo está. </text:p>
          </table:table-cell>
        </table:table-row>
        <table:table-row table:style-name="ro1">
          <table:table-cell table:style-name="ce1" office:value-type="string" calcext:value-type="string">
            <text:p>Primero son pequeños, luego se fortalece</text:p>
          </table:table-cell>
          <table:table-cell table:style-name="ce1" office:value-type="string" calcext:value-type="string">
            <text:p>y una vez que empiezan ya no tienen</text:p>
          </table:table-cell>
          <table:table-cell table:style-name="ce1" office:value-type="string" calcext:value-type="string">
            <text:p>vuelta. Así son los ríos, años y amistad</text:p>
          </table:table-cell>
          <table:table-cell table:number-columns-repeated="3"/>
          <table:table-cell table:formula="of:=[.A280]&amp;&quot; &quot;&amp;[.B280]&amp;&quot; &quot;&amp;[.C280]" office:value-type="string" office:string-value="Primero son pequeños, luego se fortalece y una vez que empiezan ya no tienen vuelta. Así son los ríos, años y amistad" calcext:value-type="string">
            <text:p>Primero son pequeños, luego se fortalece y una vez que empiezan ya no tienen vuelta. Así son los ríos, años y amistad</text:p>
          </table:table-cell>
        </table:table-row>
        <table:table-row table:style-name="ro1">
          <table:table-cell table:style-name="ce1" office:value-type="string" calcext:value-type="string">
            <text:p>El mundo no te debe nada,</text:p>
          </table:table-cell>
          <table:table-cell table:style-name="ce1" office:value-type="string" calcext:value-type="string">
            <text:p>estaba antes que tú.</text:p>
          </table:table-cell>
          <table:table-cell table:number-columns-repeated="4"/>
          <table:table-cell table:formula="of:=[.A281]&amp;&quot; &quot;&amp;[.B281]&amp;&quot; &quot;&amp;[.C281]" office:value-type="string" office:string-value="El mundo no te debe nada, estaba antes que tú. " calcext:value-type="string">
            <text:p>El mundo no te debe nada, estaba antes que tú. </text:p>
          </table:table-cell>
        </table:table-row>
        <table:table-row table:style-name="ro1">
          <table:table-cell table:style-name="ce1" office:value-type="string" calcext:value-type="string">
            <text:p>El secreto de la salud mental y corporal</text:p>
          </table:table-cell>
          <table:table-cell table:style-name="ce1" office:value-type="string" calcext:value-type="string">
            <text:p>no es arrepentirse del pasado o preocupar</text:p>
          </table:table-cell>
          <table:table-cell table:style-name="ce1" office:value-type="string" calcext:value-type="string">
            <text:p>por el futuro sino vivir el presente.</text:p>
          </table:table-cell>
          <table:table-cell table:number-columns-repeated="3"/>
          <table:table-cell table:formula="of:=[.A282]&amp;&quot; &quot;&amp;[.B282]&amp;&quot; &quot;&amp;[.C282]" office:value-type="string" office:string-value="El secreto de la salud mental y corporal no es arrepentirse del pasado o preocupar por el futuro sino vivir el presente." calcext:value-type="string">
            <text:p>El secreto de la salud mental y corporal no es arrepentirse del pasado o preocupar por el futuro sino vivir el presente.</text:p>
          </table:table-cell>
        </table:table-row>
        <table:table-row table:style-name="ro1">
          <table:table-cell table:style-name="ce1" office:value-type="string" calcext:value-type="string">
            <text:p>Los pájaros también tienen la capacidad</text:p>
          </table:table-cell>
          <table:table-cell table:style-name="ce1" office:value-type="string" calcext:value-type="string">
            <text:p>de construir, pero dejan el paisaje como</text:p>
          </table:table-cell>
          <table:table-cell table:style-name="ce1" office:value-type="string" calcext:value-type="string">
            <text:p>estaba.</text:p>
          </table:table-cell>
          <table:table-cell table:number-columns-repeated="3"/>
          <table:table-cell table:formula="of:=[.A283]&amp;&quot; &quot;&amp;[.B283]&amp;&quot; &quot;&amp;[.C283]" office:value-type="string" office:string-value="Los pájaros también tienen la capacidad de construir, pero dejan el paisaje como estaba." calcext:value-type="string">
            <text:p>Los pájaros también tienen la capacidad de construir, pero dejan el paisaje como estaba.</text:p>
          </table:table-cell>
        </table:table-row>
        <table:table-row table:style-name="ro1">
          <table:table-cell table:style-name="ce1" office:value-type="string" calcext:value-type="string">
            <text:p>La belleza no es un atributo de las</text:p>
          </table:table-cell>
          <table:table-cell table:style-name="ce1" office:value-type="string" calcext:value-type="string">
            <text:p>cosas en sí. <text:s/>Solo existe en la mente</text:p>
          </table:table-cell>
          <table:table-cell table:style-name="ce1" office:value-type="string" calcext:value-type="string">
            <text:p>que las contempla.</text:p>
          </table:table-cell>
          <table:table-cell table:number-columns-repeated="3"/>
          <table:table-cell table:formula="of:=[.A284]&amp;&quot; &quot;&amp;[.B284]&amp;&quot; &quot;&amp;[.C284]" office:value-type="string" office:string-value="La belleza no es un atributo de las cosas en sí.  Solo existe en la mente que las contempla." calcext:value-type="string">
            <text:p>La belleza no es un atributo de las cosas en sí. <text:s/>Solo existe en la mente que las contempla.</text:p>
          </table:table-cell>
        </table:table-row>
        <table:table-row table:style-name="ro1">
          <table:table-cell table:style-name="ce1" office:value-type="string" calcext:value-type="string">
            <text:p>Los que sueñan de día tienen más</text:p>
          </table:table-cell>
          <table:table-cell table:style-name="ce1" office:value-type="string" calcext:value-type="string">
            <text:p>conocimiento de las cosas, que los que</text:p>
          </table:table-cell>
          <table:table-cell table:style-name="ce1" office:value-type="string" calcext:value-type="string">
            <text:p>sueñan de noche.</text:p>
          </table:table-cell>
          <table:table-cell table:number-columns-repeated="3"/>
          <table:table-cell table:formula="of:=[.A285]&amp;&quot; &quot;&amp;[.B285]&amp;&quot; &quot;&amp;[.C285]" office:value-type="string" office:string-value="Los que sueñan de día tienen más conocimiento de las cosas, que los que sueñan de noche." calcext:value-type="string">
            <text:p>Los que sueñan de día tienen más conocimiento de las cosas, que los que sueñan de noche.</text:p>
          </table:table-cell>
        </table:table-row>
        <table:table-row table:style-name="ro1">
          <table:table-cell table:style-name="ce1" office:value-type="string" calcext:value-type="string">
            <text:p>Una de las grandes enfermedades, es no</text:p>
          </table:table-cell>
          <table:table-cell table:style-name="ce1" office:value-type="string" calcext:value-type="string">
            <text:p>ser nadie para nadie.</text:p>
          </table:table-cell>
          <table:table-cell table:number-columns-repeated="4"/>
          <table:table-cell table:formula="of:=[.A286]&amp;&quot; &quot;&amp;[.B286]&amp;&quot; &quot;&amp;[.C286]" office:value-type="string" office:string-value="Una de las grandes enfermedades, es no ser nadie para nadie. " calcext:value-type="string">
            <text:p>Una de las grandes enfermedades, es no ser nadie para nadie. </text:p>
          </table:table-cell>
        </table:table-row>
        <table:table-row table:style-name="ro1">
          <table:table-cell table:style-name="ce1" office:value-type="string" calcext:value-type="string">
            <text:p>No temas arriesgarte; cuando un barco</text:p>
          </table:table-cell>
          <table:table-cell table:style-name="ce1" office:value-type="string" calcext:value-type="string">
            <text:p>avanza puede balancearse y cambiar de</text:p>
          </table:table-cell>
          <table:table-cell table:style-name="ce1" office:value-type="string" calcext:value-type="string">
            <text:p>rumbo.</text:p>
          </table:table-cell>
          <table:table-cell table:number-columns-repeated="3"/>
          <table:table-cell table:formula="of:=[.A287]&amp;&quot; &quot;&amp;[.B287]&amp;&quot; &quot;&amp;[.C287]" office:value-type="string" office:string-value="No temas arriesgarte; cuando un barco avanza puede balancearse y cambiar de rumbo." calcext:value-type="string">
            <text:p>No temas arriesgarte; cuando un barco avanza puede balancearse y cambiar de rumbo.</text:p>
          </table:table-cell>
        </table:table-row>
        <table:table-row table:style-name="ro1">
          <table:table-cell table:style-name="ce1" office:value-type="string" calcext:value-type="string">
            <text:p>La experiencia es un peine que te llega</text:p>
          </table:table-cell>
          <table:table-cell table:style-name="ce1" office:value-type="string" calcext:value-type="string">
            <text:p>cuando te quedas calvo</text:p>
          </table:table-cell>
          <table:table-cell table:number-columns-repeated="4"/>
          <table:table-cell table:formula="of:=[.A288]&amp;&quot; &quot;&amp;[.B288]&amp;&quot; &quot;&amp;[.C288]" office:value-type="string" office:string-value="La experiencia es un peine que te llega cuando te quedas calvo " calcext:value-type="string">
            <text:p>La experiencia es un peine que te llega cuando te quedas calvo </text:p>
          </table:table-cell>
        </table:table-row>
        <table:table-row table:style-name="ro1">
          <table:table-cell table:style-name="ce1" office:value-type="string" calcext:value-type="string">
            <text:p>La libertad es cómo la vida, sólo la</text:p>
          </table:table-cell>
          <table:table-cell table:style-name="ce1" office:value-type="string" calcext:value-type="string">
            <text:p>merece quien sabe conquistarla todos los</text:p>
          </table:table-cell>
          <table:table-cell table:style-name="ce1" office:value-type="string" calcext:value-type="string">
            <text:p>días</text:p>
          </table:table-cell>
          <table:table-cell table:number-columns-repeated="3"/>
          <table:table-cell table:formula="of:=[.A289]&amp;&quot; &quot;&amp;[.B289]&amp;&quot; &quot;&amp;[.C289]" office:value-type="string" office:string-value="La libertad es cómo la vida, sólo la merece quien sabe conquistarla todos los días" calcext:value-type="string">
            <text:p>La libertad es cómo la vida, sólo la merece quien sabe conquistarla todos los días</text:p>
          </table:table-cell>
        </table:table-row>
        <table:table-row table:style-name="ro1">
          <table:table-cell table:style-name="ce1" office:value-type="string" calcext:value-type="string">
            <text:p>Lo difícil no es llegar a la cima,</text:p>
          </table:table-cell>
          <table:table-cell table:style-name="ce1" office:value-type="string" calcext:value-type="string">
            <text:p>sino, jamas dejar de subir.</text:p>
          </table:table-cell>
          <table:table-cell table:number-columns-repeated="4"/>
          <table:table-cell table:formula="of:=[.A290]&amp;&quot; &quot;&amp;[.B290]&amp;&quot; &quot;&amp;[.C290]" office:value-type="string" office:string-value="Lo difícil no es llegar a la cima, sino, jamas dejar de subir. " calcext:value-type="string">
            <text:p>Lo difícil no es llegar a la cima, sino, jamas dejar de subir. </text:p>
          </table:table-cell>
        </table:table-row>
        <table:table-row table:style-name="ro1">
          <table:table-cell table:style-name="ce1" office:value-type="string" calcext:value-type="string">
            <text:p>Cuando no puedas trotar, camina.</text:p>
          </table:table-cell>
          <table:table-cell table:style-name="ce1" office:value-type="string" calcext:value-type="string">
            <text:p>Cuando no puedas caminar, usa el bastón,</text:p>
          </table:table-cell>
          <table:table-cell table:style-name="ce1" office:value-type="string" calcext:value-type="string">
            <text:p>pero nunca te detengas.</text:p>
          </table:table-cell>
          <table:table-cell table:number-columns-repeated="3"/>
          <table:table-cell table:formula="of:=[.A291]&amp;&quot; &quot;&amp;[.B291]&amp;&quot; &quot;&amp;[.C291]" office:value-type="string" office:string-value="Cuando no puedas trotar, camina. Cuando no puedas caminar, usa el bastón, pero nunca te detengas." calcext:value-type="string">
            <text:p>Cuando no puedas trotar, camina. Cuando no puedas caminar, usa el bastón, pero nunca te detengas.</text:p>
          </table:table-cell>
        </table:table-row>
        <table:table-row table:style-name="ro1">
          <table:table-cell table:style-name="ce1" office:value-type="string" calcext:value-type="string">
            <text:p>Debo ser fuerte, sin ser rudo.</text:p>
          </table:table-cell>
          <table:table-cell table:number-columns-repeated="5"/>
          <table:table-cell table:formula="of:=[.A292]&amp;&quot; &quot;&amp;[.B292]&amp;&quot; &quot;&amp;[.C292]" office:value-type="string" office:string-value="Debo ser fuerte, sin ser rudo.  " calcext:value-type="string">
            <text:p>Debo ser fuerte, sin ser rudo. <text:s/></text:p>
          </table:table-cell>
        </table:table-row>
        <table:table-row table:style-name="ro1">
          <table:table-cell table:style-name="ce1" office:value-type="string" calcext:value-type="string">
            <text:p>Debo ser amable, sin ser débil.</text:p>
          </table:table-cell>
          <table:table-cell table:number-columns-repeated="5"/>
          <table:table-cell table:formula="of:=[.A293]&amp;&quot; &quot;&amp;[.B293]&amp;&quot; &quot;&amp;[.C293]" office:value-type="string" office:string-value="Debo ser amable, sin ser débil.  " calcext:value-type="string">
            <text:p>Debo ser amable, sin ser débil. <text:s/></text:p>
          </table:table-cell>
        </table:table-row>
        <table:table-row table:style-name="ro1">
          <table:table-cell table:style-name="ce1" office:value-type="string" calcext:value-type="string">
            <text:p>Debo aprender a ser gentil, sin ser</text:p>
          </table:table-cell>
          <table:table-cell table:style-name="ce1" office:value-type="string" calcext:value-type="string">
            <text:p>suave.</text:p>
          </table:table-cell>
          <table:table-cell table:number-columns-repeated="4"/>
          <table:table-cell table:formula="of:=[.A294]&amp;&quot; &quot;&amp;[.B294]&amp;&quot; &quot;&amp;[.C294]" office:value-type="string" office:string-value="Debo aprender a ser gentil, sin ser suave. " calcext:value-type="string">
            <text:p>Debo aprender a ser gentil, sin ser suave. </text:p>
          </table:table-cell>
        </table:table-row>
        <table:table-row table:style-name="ro1">
          <table:table-cell table:style-name="ce1" office:value-type="string" calcext:value-type="string">
            <text:p>Debo aprender con orgullo, sin</text:p>
          </table:table-cell>
          <table:table-cell table:style-name="ce1" office:value-type="string" calcext:value-type="string">
            <text:p>arrogancia.</text:p>
          </table:table-cell>
          <table:table-cell table:number-columns-repeated="4"/>
          <table:table-cell table:formula="of:=[.A295]&amp;&quot; &quot;&amp;[.B295]&amp;&quot; &quot;&amp;[.C295]" office:value-type="string" office:string-value="Debo aprender con orgullo, sin arrogancia. " calcext:value-type="string">
            <text:p>Debo aprender con orgullo, sin arrogancia. </text:p>
          </table:table-cell>
        </table:table-row>
        <table:table-row table:style-name="ro1">
          <table:table-cell table:style-name="ce1" office:value-type="string" calcext:value-type="string">
            <text:p>Debo ser humilde, sin ser tímido.</text:p>
          </table:table-cell>
          <table:table-cell table:number-columns-repeated="5"/>
          <table:table-cell table:formula="of:=[.A296]&amp;&quot; &quot;&amp;[.B296]&amp;&quot; &quot;&amp;[.C296]" office:value-type="string" office:string-value="Debo ser humilde, sin ser tímido.  " calcext:value-type="string">
            <text:p>Debo ser humilde, sin ser tímido. <text:s/></text:p>
          </table:table-cell>
        </table:table-row>
        <table:table-row table:style-name="ro1">
          <table:table-cell table:style-name="ce1" office:value-type="string" calcext:value-type="string">
            <text:p>Debo ser valioso, sin ser agresivo.</text:p>
          </table:table-cell>
          <table:table-cell table:number-columns-repeated="5"/>
          <table:table-cell table:formula="of:=[.A297]&amp;&quot; &quot;&amp;[.B297]&amp;&quot; &quot;&amp;[.C297]" office:value-type="string" office:string-value="Debo ser valioso, sin ser agresivo.  " calcext:value-type="string">
            <text:p>Debo ser valioso, sin ser agresivo. <text:s/></text:p>
          </table:table-cell>
        </table:table-row>
        <table:table-row table:style-name="ro1">
          <table:table-cell table:style-name="ce1" office:value-type="string" calcext:value-type="string">
            <text:p>Debo ser agradecido, sin ser servil.</text:p>
          </table:table-cell>
          <table:table-cell table:number-columns-repeated="5"/>
          <table:table-cell table:formula="of:=[.A298]&amp;&quot; &quot;&amp;[.B298]&amp;&quot; &quot;&amp;[.C298]" office:value-type="string" office:string-value="Debo ser agradecido, sin ser servil.  " calcext:value-type="string">
            <text:p>Debo ser agradecido, sin ser servil. <text:s/></text:p>
          </table:table-cell>
        </table:table-row>
        <table:table-row table:style-name="ro1">
          <table:table-cell table:style-name="ce1" office:value-type="string" calcext:value-type="string">
            <text:p>Debo meditar, sin ser flojo.</text:p>
          </table:table-cell>
          <table:table-cell table:number-columns-repeated="5"/>
          <table:table-cell table:formula="of:=[.A299]&amp;&quot; &quot;&amp;[.B299]&amp;&quot; &quot;&amp;[.C299]" office:value-type="string" office:string-value="Debo meditar, sin ser flojo.  " calcext:value-type="string">
            <text:p>Debo meditar, sin ser flojo. <text:s/></text:p>
          </table:table-cell>
        </table:table-row>
        <table:table-row table:style-name="ro1">
          <table:table-cell table:style-name="ce1" office:value-type="string" calcext:value-type="string">
            <text:p>Señor, dame grandeza para entender.</text:p>
          </table:table-cell>
          <table:table-cell table:number-columns-repeated="5"/>
          <table:table-cell table:formula="of:=[.A300]&amp;&quot; &quot;&amp;[.B300]&amp;&quot; &quot;&amp;[.C300]" office:value-type="string" office:string-value="Señor, dame grandeza para entender.  " calcext:value-type="string">
            <text:p>Señor, dame grandeza para entender. <text:s/></text:p>
          </table:table-cell>
        </table:table-row>
        <table:table-row table:style-name="ro1">
          <table:table-cell table:style-name="ce1" office:value-type="string" calcext:value-type="string">
            <text:p>Señor, dame capacidad para retener.</text:p>
          </table:table-cell>
          <table:table-cell table:number-columns-repeated="5"/>
          <table:table-cell table:formula="of:=[.A301]&amp;&quot; &quot;&amp;[.B301]&amp;&quot; &quot;&amp;[.C301]" office:value-type="string" office:string-value="Señor, dame capacidad para retener.  " calcext:value-type="string">
            <text:p>Señor, dame capacidad para retener. <text:s/></text:p>
          </table:table-cell>
        </table:table-row>
        <table:table-row table:style-name="ro1">
          <table:table-cell table:style-name="ce1" office:value-type="string" calcext:value-type="string">
            <text:p>Señor, dame método y facultad para</text:p>
          </table:table-cell>
          <table:table-cell table:style-name="ce1" office:value-type="string" calcext:value-type="string">
            <text:p>aprender.</text:p>
          </table:table-cell>
          <table:table-cell table:number-columns-repeated="4"/>
          <table:table-cell table:formula="of:=[.A302]&amp;&quot; &quot;&amp;[.B302]&amp;&quot; &quot;&amp;[.C302]" office:value-type="string" office:string-value="Señor, dame método y facultad para aprender. " calcext:value-type="string">
            <text:p>Señor, dame método y facultad para aprender. </text:p>
          </table:table-cell>
        </table:table-row>
        <table:table-row table:style-name="ro1">
          <table:table-cell table:style-name="ce1" office:value-type="string" calcext:value-type="string">
            <text:p>Señor, dame sutileza para interpretar.</text:p>
          </table:table-cell>
          <table:table-cell table:number-columns-repeated="5"/>
          <table:table-cell table:formula="of:=[.A303]&amp;&quot; &quot;&amp;[.B303]&amp;&quot; &quot;&amp;[.C303]" office:value-type="string" office:string-value="Señor, dame sutileza para interpretar.  " calcext:value-type="string">
            <text:p>Señor, dame sutileza para interpretar. <text:s/></text:p>
          </table:table-cell>
        </table:table-row>
        <table:table-row table:style-name="ro1">
          <table:table-cell table:style-name="ce1" office:value-type="string" calcext:value-type="string">
            <text:p>Señor, dame gracia y abundancia para</text:p>
          </table:table-cell>
          <table:table-cell table:style-name="ce1" office:value-type="string" calcext:value-type="string">
            <text:p>hablar.</text:p>
          </table:table-cell>
          <table:table-cell table:number-columns-repeated="4"/>
          <table:table-cell table:formula="of:=[.A304]&amp;&quot; &quot;&amp;[.B304]&amp;&quot; &quot;&amp;[.C304]" office:value-type="string" office:string-value="Señor, dame gracia y abundancia para hablar. " calcext:value-type="string">
            <text:p>Señor, dame gracia y abundancia para hablar. </text:p>
          </table:table-cell>
        </table:table-row>
        <table:table-row table:style-name="ro1">
          <table:table-cell table:style-name="ce1" office:value-type="string" calcext:value-type="string">
            <text:p>Señor, dame acierto al empezar.</text:p>
          </table:table-cell>
          <table:table-cell table:number-columns-repeated="5"/>
          <table:table-cell table:formula="of:=[.A305]&amp;&quot; &quot;&amp;[.B305]&amp;&quot; &quot;&amp;[.C305]" office:value-type="string" office:string-value="Señor, dame acierto al empezar.  " calcext:value-type="string">
            <text:p>Señor, dame acierto al empezar. <text:s/></text:p>
          </table:table-cell>
        </table:table-row>
        <table:table-row table:style-name="ro1">
          <table:table-cell table:style-name="ce1" office:value-type="string" calcext:value-type="string">
            <text:p>Señor, dame dirección al progresar y</text:p>
          </table:table-cell>
          <table:table-cell table:style-name="ce1" office:value-type="string" calcext:value-type="string">
            <text:p>perfección al acabar.</text:p>
          </table:table-cell>
          <table:table-cell table:number-columns-repeated="4"/>
          <table:table-cell table:formula="of:=[.A306]&amp;&quot; &quot;&amp;[.B306]&amp;&quot; &quot;&amp;[.C306]" office:value-type="string" office:string-value="Señor, dame dirección al progresar y perfección al acabar. " calcext:value-type="string">
            <text:p>Señor, dame dirección al progresar y perfección al acabar. </text:p>
          </table:table-cell>
        </table:table-row>
        <table:table-row table:style-name="ro1">
          <table:table-cell table:style-name="ce1" office:value-type="string" calcext:value-type="string">
            <text:p>Las puertas están siempre abiertas sólo</text:p>
          </table:table-cell>
          <table:table-cell table:style-name="ce1" office:value-type="string" calcext:value-type="string">
            <text:p>para aquellos que creen en si mismos y</text:p>
          </table:table-cell>
          <table:table-cell table:style-name="ce1" office:value-type="string" calcext:value-type="string">
            <text:p>el Poder de su Voluntad</text:p>
          </table:table-cell>
          <table:table-cell table:number-columns-repeated="3"/>
          <table:table-cell table:formula="of:=[.A307]&amp;&quot; &quot;&amp;[.B307]&amp;&quot; &quot;&amp;[.C307]" office:value-type="string" office:string-value="Las puertas están siempre abiertas sólo para aquellos que creen en si mismos y el Poder de su Voluntad" calcext:value-type="string">
            <text:p>Las puertas están siempre abiertas sólo para aquellos que creen en si mismos y el Poder de su Voluntad</text:p>
          </table:table-cell>
        </table:table-row>
        <table:table-row table:style-name="ro1">
          <table:table-cell table:style-name="ce1" office:value-type="string" calcext:value-type="string">
            <text:p>Es bueno tener amigos, malos o inconsecuentes</text:p>
          </table:table-cell>
          <table:table-cell table:style-name="ce1" office:value-type="string" calcext:value-type="string">
            <text:p>pero valientes y fieles, debe</text:p>
          </table:table-cell>
          <table:table-cell table:style-name="ce1" office:value-type="string" calcext:value-type="string">
            <text:p>haber uno en quien confiar sin dudar.</text:p>
          </table:table-cell>
          <table:table-cell table:number-columns-repeated="3"/>
          <table:table-cell table:formula="of:=[.A308]&amp;&quot; &quot;&amp;[.B308]&amp;&quot; &quot;&amp;[.C308]" office:value-type="string" office:string-value="Es bueno tener amigos, malos o inconsecuentes pero valientes y fieles, debe haber uno en quien confiar sin dudar." calcext:value-type="string">
            <text:p>Es bueno tener amigos, malos o inconsecuentes pero valientes y fieles, debe haber uno en quien confiar sin dudar.</text:p>
          </table:table-cell>
        </table:table-row>
        <table:table-row table:style-name="ro1">
          <table:table-cell table:style-name="ce1" office:value-type="string" calcext:value-type="string">
            <text:p>Es bueno tener enemigos para que algunas</text:p>
          </table:table-cell>
          <table:table-cell table:style-name="ce1" office:value-type="string" calcext:value-type="string">
            <text:p>veces te cuestiones tus propias certezas;</text:p>
          </table:table-cell>
          <table:table-cell table:style-name="ce1" office:value-type="string" calcext:value-type="string">
            <text:p>habrá alguno que te haga reflexionar.</text:p>
          </table:table-cell>
          <table:table-cell table:number-columns-repeated="3"/>
          <table:table-cell table:formula="of:=[.A309]&amp;&quot; &quot;&amp;[.B309]&amp;&quot; &quot;&amp;[.C309]" office:value-type="string" office:string-value="Es bueno tener enemigos para que algunas veces te cuestiones tus propias certezas; habrá alguno que te haga reflexionar." calcext:value-type="string">
            <text:p>Es bueno tener enemigos para que algunas veces te cuestiones tus propias certezas; habrá alguno que te haga reflexionar.</text:p>
          </table:table-cell>
        </table:table-row>
        <table:table-row table:style-name="ro1">
          <table:table-cell table:style-name="ce1" office:value-type="string" calcext:value-type="string">
            <text:p>Es bueno ser útil más no insustituible,</text:p>
          </table:table-cell>
          <table:table-cell table:style-name="ce1" office:value-type="string" calcext:value-type="string">
            <text:p>y cuando no quede más nada, esa utilidad</text:p>
          </table:table-cell>
          <table:table-cell table:style-name="ce1" office:value-type="string" calcext:value-type="string">
            <text:p>sea suficiente para mantenerte en pie.</text:p>
          </table:table-cell>
          <table:table-cell table:number-columns-repeated="3"/>
          <table:table-cell table:formula="of:=[.A310]&amp;&quot; &quot;&amp;[.B310]&amp;&quot; &quot;&amp;[.C310]" office:value-type="string" office:string-value="Es bueno ser útil más no insustituible, y cuando no quede más nada, esa utilidad sea suficiente para mantenerte en pie." calcext:value-type="string">
            <text:p>Es bueno ser útil más no insustituible, y cuando no quede más nada, esa utilidad sea suficiente para mantenerte en pie.</text:p>
          </table:table-cell>
        </table:table-row>
        <table:table-row table:style-name="ro1">
          <table:table-cell table:style-name="ce1" office:value-type="string" calcext:value-type="string">
            <text:p>Es bueno ser tolerante, sobre todo con</text:p>
          </table:table-cell>
          <table:table-cell table:style-name="ce1" office:value-type="string" calcext:value-type="string">
            <text:p>los que se equivocan mucho, para que esa</text:p>
          </table:table-cell>
          <table:table-cell table:style-name="ce1" office:value-type="string" calcext:value-type="string">
            <text:p>tolerancia sirva de ejemplo a otros.</text:p>
          </table:table-cell>
          <table:table-cell table:number-columns-repeated="3"/>
          <table:table-cell table:formula="of:=[.A311]&amp;&quot; &quot;&amp;[.B311]&amp;&quot; &quot;&amp;[.C311]" office:value-type="string" office:string-value="Es bueno ser tolerante, sobre todo con los que se equivocan mucho, para que esa tolerancia sirva de ejemplo a otros." calcext:value-type="string">
            <text:p>Es bueno ser tolerante, sobre todo con los que se equivocan mucho, para que esa tolerancia sirva de ejemplo a otros.</text:p>
          </table:table-cell>
        </table:table-row>
        <table:table-row table:style-name="ro1">
          <table:table-cell table:style-name="ce1" office:value-type="string" calcext:value-type="string">
            <text:p>No madures de prisa, y que ya maduro no</text:p>
          </table:table-cell>
          <table:table-cell table:style-name="ce1" office:value-type="string" calcext:value-type="string">
            <text:p>insistas en rejuvenecer, y siendo viejo</text:p>
          </table:table-cell>
          <table:table-cell table:style-name="ce1" office:value-type="string" calcext:value-type="string">
            <text:p>no te desesperes. Cada edad tiene placer</text:p>
          </table:table-cell>
          <table:table-cell table:number-columns-repeated="3"/>
          <table:table-cell table:formula="of:=[.A312]&amp;&quot; &quot;&amp;[.B312]&amp;&quot; &quot;&amp;[.C312]" office:value-type="string" office:string-value="No madures de prisa, y que ya maduro no insistas en rejuvenecer, y siendo viejo no te desesperes. Cada edad tiene placer" calcext:value-type="string">
            <text:p>No madures de prisa, y que ya maduro no insistas en rejuvenecer, y siendo viejo no te desesperes. Cada edad tiene placer</text:p>
          </table:table-cell>
        </table:table-row>
        <table:table-row table:style-name="ro1">
          <table:table-cell table:style-name="ce1" office:value-type="string" calcext:value-type="string">
            <text:p>Es bueno estar triste, pero solo un día</text:p>
          </table:table-cell>
          <table:table-cell table:style-name="ce1" office:value-type="string" calcext:value-type="string">
            <text:p>al año, para que descubras que la risa</text:p>
          </table:table-cell>
          <table:table-cell table:style-name="ce1" office:value-type="string" calcext:value-type="string">
            <text:p>constante es malsana. Sonríe a tristeza.</text:p>
          </table:table-cell>
          <table:table-cell table:number-columns-repeated="3"/>
          <table:table-cell table:formula="of:=[.A313]&amp;&quot; &quot;&amp;[.B313]&amp;&quot; &quot;&amp;[.C313]" office:value-type="string" office:string-value="Es bueno estar triste, pero solo un día al año, para que descubras que la risa constante es malsana. Sonríe a tristeza." calcext:value-type="string">
            <text:p>Es bueno estar triste, pero solo un día al año, para que descubras que la risa constante es malsana. Sonríe a tristeza.</text:p>
          </table:table-cell>
        </table:table-row>
        <table:table-row table:style-name="ro1">
          <table:table-cell table:style-name="ce1" office:value-type="string" calcext:value-type="string">
            <text:p>Existen seres oprimidos tratados con</text:p>
          </table:table-cell>
          <table:table-cell table:style-name="ce1" office:value-type="string" calcext:value-type="string">
            <text:p>injusticia y seres infelices que no han</text:p>
          </table:table-cell>
          <table:table-cell table:style-name="ce1" office:value-type="string" calcext:value-type="string">
            <text:p>descubierto la misión de la vida.</text:p>
          </table:table-cell>
          <table:table-cell table:number-columns-repeated="3"/>
          <table:table-cell table:formula="of:=[.A314]&amp;&quot; &quot;&amp;[.B314]&amp;&quot; &quot;&amp;[.C314]" office:value-type="string" office:string-value="Existen seres oprimidos tratados con injusticia y seres infelices que no han descubierto la misión de la vida." calcext:value-type="string">
            <text:p>Existen seres oprimidos tratados con injusticia y seres infelices que no han descubierto la misión de la vida.</text:p>
          </table:table-cell>
        </table:table-row>
        <table:table-row table:style-name="ro1">
          <table:table-cell table:style-name="ce1" office:value-type="string" calcext:value-type="string">
            <text:p>Cuando acarices un perro, alimentes un</text:p>
          </table:table-cell>
          <table:table-cell table:style-name="ce1" office:value-type="string" calcext:value-type="string">
            <text:p>pájaro y oigas el canto de un jilquero,</text:p>
          </table:table-cell>
          <table:table-cell table:style-name="ce1" office:value-type="string" calcext:value-type="string">
            <text:p>sentirás bien por nada.</text:p>
          </table:table-cell>
          <table:table-cell table:number-columns-repeated="3"/>
          <table:table-cell table:formula="of:=[.A315]&amp;&quot; &quot;&amp;[.B315]&amp;&quot; &quot;&amp;[.C315]" office:value-type="string" office:string-value="Cuando acarices un perro, alimentes un pájaro y oigas el canto de un jilquero, sentirás bien por nada." calcext:value-type="string">
            <text:p>Cuando acarices un perro, alimentes un pájaro y oigas el canto de un jilquero, sentirás bien por nada.</text:p>
          </table:table-cell>
        </table:table-row>
        <table:table-row table:style-name="ro1">
          <table:table-cell table:style-name="ce1" office:value-type="string" calcext:value-type="string">
            <text:p>Planta una semilla, por pequeña que sea,</text:p>
          </table:table-cell>
          <table:table-cell table:style-name="ce1" office:value-type="string" calcext:value-type="string">
            <text:p>y acompañala en su crecimiento y sabrás</text:p>
          </table:table-cell>
          <table:table-cell table:style-name="ce1" office:value-type="string" calcext:value-type="string">
            <text:p>de cuantas vidas esta hecho un árbol.</text:p>
          </table:table-cell>
          <table:table-cell table:number-columns-repeated="3"/>
          <table:table-cell table:formula="of:=[.A316]&amp;&quot; &quot;&amp;[.B316]&amp;&quot; &quot;&amp;[.C316]" office:value-type="string" office:string-value="Planta una semilla, por pequeña que sea, y acompañala en su crecimiento y sabrás de cuantas vidas esta hecho un árbol." calcext:value-type="string">
            <text:p>Planta una semilla, por pequeña que sea, y acompañala en su crecimiento y sabrás de cuantas vidas esta hecho un árbol.</text:p>
          </table:table-cell>
        </table:table-row>
        <table:table-row table:style-name="ro1">
          <table:table-cell table:style-name="ce1" office:value-type="string" calcext:value-type="string">
            <text:p>Si alguno de tus afectos muere, es bueno</text:p>
          </table:table-cell>
          <table:table-cell table:style-name="ce1" office:value-type="string" calcext:value-type="string">
            <text:p>llorar sin lamentarte, y sufrir sin</text:p>
          </table:table-cell>
          <table:table-cell table:style-name="ce1" office:value-type="string" calcext:value-type="string">
            <text:p>sentirte culpable.</text:p>
          </table:table-cell>
          <table:table-cell table:number-columns-repeated="3"/>
          <table:table-cell table:formula="of:=[.A317]&amp;&quot; &quot;&amp;[.B317]&amp;&quot; &quot;&amp;[.C317]" office:value-type="string" office:string-value="Si alguno de tus afectos muere, es bueno llorar sin lamentarte, y sufrir sin sentirte culpable." calcext:value-type="string">
            <text:p>Si alguno de tus afectos muere, es bueno llorar sin lamentarte, y sufrir sin sentirte culpable.</text:p>
          </table:table-cell>
        </table:table-row>
        <table:table-row table:style-name="ro1">
          <table:table-cell table:style-name="ce1" office:value-type="string" calcext:value-type="string">
            <text:p>Es bueno tener una buena pareja y que</text:p>
          </table:table-cell>
          <table:table-cell table:style-name="ce1" office:value-type="string" calcext:value-type="string">
            <text:p>cuando esten exhaustos y sonrientes</text:p>
          </table:table-cell>
          <table:table-cell table:style-name="ce1" office:value-type="string" calcext:value-type="string">
            <text:p>hablen sobre amor para recomenzar.</text:p>
          </table:table-cell>
          <table:table-cell table:number-columns-repeated="3"/>
          <table:table-cell table:formula="of:=[.A318]&amp;&quot; &quot;&amp;[.B318]&amp;&quot; &quot;&amp;[.C318]" office:value-type="string" office:string-value="Es bueno tener una buena pareja y que cuando esten exhaustos y sonrientes hablen sobre amor para recomenzar." calcext:value-type="string">
            <text:p>Es bueno tener una buena pareja y que cuando esten exhaustos y sonrientes hablen sobre amor para recomenzar.</text:p>
          </table:table-cell>
        </table:table-row>
        <table:table-row table:style-name="ro1">
          <table:table-cell table:style-name="ce1" office:value-type="string" calcext:value-type="string">
            <text:p>La persona más rica no es la que tiene</text:p>
          </table:table-cell>
          <table:table-cell table:style-name="ce1" office:value-type="string" calcext:value-type="string">
            <text:p>más sino la que necesita menos.</text:p>
          </table:table-cell>
          <table:table-cell table:number-columns-repeated="4"/>
          <table:table-cell table:formula="of:=[.A319]&amp;&quot; &quot;&amp;[.B319]&amp;&quot; &quot;&amp;[.C319]" office:value-type="string" office:string-value="La persona más rica no es la que tiene más sino la que necesita menos. " calcext:value-type="string">
            <text:p>La persona más rica no es la que tiene más sino la que necesita menos. </text:p>
          </table:table-cell>
        </table:table-row>
        <table:table-row table:style-name="ro1">
          <table:table-cell table:style-name="ce1" office:value-type="string" calcext:value-type="string">
            <text:p>El que no vive para servir,</text:p>
          </table:table-cell>
          <table:table-cell table:style-name="ce1" office:value-type="string" calcext:value-type="string">
            <text:p>no sirve para vivir.</text:p>
          </table:table-cell>
          <table:table-cell table:number-columns-repeated="4"/>
          <table:table-cell table:formula="of:=[.A320]&amp;&quot; &quot;&amp;[.B320]&amp;&quot; &quot;&amp;[.C320]" office:value-type="string" office:string-value="El que no vive para servir, no sirve para vivir. " calcext:value-type="string">
            <text:p>El que no vive para servir, no sirve para vivir. </text:p>
          </table:table-cell>
        </table:table-row>
        <table:table-row table:style-name="ro1">
          <table:table-cell table:style-name="ce1" office:value-type="string" calcext:value-type="string">
            <text:p>Ser flexible no significa ser débil,</text:p>
          </table:table-cell>
          <table:table-cell table:style-name="ce1" office:value-type="string" calcext:value-type="string">
            <text:p>pues no importa cuan delicada sea una</text:p>
          </table:table-cell>
          <table:table-cell table:style-name="ce1" office:value-type="string" calcext:value-type="string">
            <text:p>situación, siempre existen dos lados.</text:p>
          </table:table-cell>
          <table:table-cell table:style-name="ce1"/>
          <table:table-cell table:number-columns-repeated="2"/>
          <table:table-cell table:formula="of:=[.A321]&amp;&quot; &quot;&amp;[.B321]&amp;&quot; &quot;&amp;[.C321]" office:value-type="string" office:string-value="Ser flexible no significa ser débil, pues no importa cuan delicada sea una situación, siempre existen dos lados." calcext:value-type="string">
            <text:p>Ser flexible no significa ser débil, pues no importa cuan delicada sea una situación, siempre existen dos lados.</text:p>
          </table:table-cell>
        </table:table-row>
        <table:table-row table:style-name="ro1">
          <table:table-cell table:style-name="ce1" office:value-type="string" calcext:value-type="string">
            <text:p>Actuar sin pensar es como disparar sin</text:p>
          </table:table-cell>
          <table:table-cell table:style-name="ce1" office:value-type="string" calcext:value-type="string">
            <text:p>apuntar</text:p>
          </table:table-cell>
          <table:table-cell/>
          <table:table-cell table:style-name="ce1"/>
          <table:table-cell table:number-columns-repeated="2"/>
          <table:table-cell table:formula="of:=[.A322]&amp;&quot; &quot;&amp;[.B322]&amp;&quot; &quot;&amp;[.C322]" office:value-type="string" office:string-value="Actuar sin pensar es como disparar sin apuntar " calcext:value-type="string">
            <text:p>Actuar sin pensar es como disparar sin apuntar </text:p>
          </table:table-cell>
        </table:table-row>
        <table:table-row table:style-name="ro1">
          <table:table-cell table:style-name="ce1" office:value-type="string" calcext:value-type="string">
            <text:p>Cuando hay un diálogo verdadero, ambos</text:p>
          </table:table-cell>
          <table:table-cell table:style-name="ce1" office:value-type="string" calcext:value-type="string">
            <text:p>lados están dispuestos a cambiar</text:p>
          </table:table-cell>
          <table:table-cell/>
          <table:table-cell table:style-name="ce1"/>
          <table:table-cell table:number-columns-repeated="2"/>
          <table:table-cell table:formula="of:=[.A323]&amp;&quot; &quot;&amp;[.B323]&amp;&quot; &quot;&amp;[.C323]" office:value-type="string" office:string-value="Cuando hay un diálogo verdadero, ambos lados están dispuestos a cambiar " calcext:value-type="string">
            <text:p>Cuando hay un diálogo verdadero, ambos lados están dispuestos a cambiar </text:p>
          </table:table-cell>
        </table:table-row>
        <table:table-row table:style-name="ro1">
          <table:table-cell table:style-name="ce1" office:value-type="string" calcext:value-type="string">
            <text:p>No hay malas hierbas ni hombres malos;</text:p>
          </table:table-cell>
          <table:table-cell table:style-name="ce1" office:value-type="string" calcext:value-type="string">
            <text:p>sólo hay malos cultivadores</text:p>
          </table:table-cell>
          <table:table-cell/>
          <table:table-cell table:style-name="ce1"/>
          <table:table-cell table:number-columns-repeated="2"/>
          <table:table-cell table:formula="of:=[.A324]&amp;&quot; &quot;&amp;[.B324]&amp;&quot; &quot;&amp;[.C324]" office:value-type="string" office:string-value="No hay malas hierbas ni hombres malos; sólo hay malos cultivadores " calcext:value-type="string">
            <text:p>No hay malas hierbas ni hombres malos; sólo hay malos cultivadores </text:p>
          </table:table-cell>
        </table:table-row>
        <table:table-row table:style-name="ro1">
          <table:table-cell table:style-name="ce1" office:value-type="string" calcext:value-type="string">
            <text:p>Señor: ayudame a ver la otra cara de la</text:p>
          </table:table-cell>
          <table:table-cell table:style-name="ce1" office:value-type="string" calcext:value-type="string">
            <text:p>medalla, no me dejes inculpar de traición</text:p>
          </table:table-cell>
          <table:table-cell table:style-name="ce1" office:value-type="string" calcext:value-type="string">
            <text:p>a los demás por no pensar igual que yo</text:p>
          </table:table-cell>
          <table:table-cell table:style-name="ce1"/>
          <table:table-cell table:number-columns-repeated="2"/>
          <table:table-cell table:formula="of:=[.A325]&amp;&quot; &quot;&amp;[.B325]&amp;&quot; &quot;&amp;[.C325]" office:value-type="string" office:string-value="Señor: ayudame a ver la otra cara de la medalla, no me dejes inculpar de traición a los demás por no pensar igual que yo" calcext:value-type="string">
            <text:p>Señor: ayudame a ver la otra cara de la medalla, no me dejes inculpar de traición a los demás por no pensar igual que yo</text:p>
          </table:table-cell>
        </table:table-row>
        <table:table-row table:style-name="ro1">
          <table:table-cell table:style-name="ce1" office:value-type="string" calcext:value-type="string">
            <text:p>La cooperación no es ausencia de</text:p>
          </table:table-cell>
          <table:table-cell table:style-name="ce1" office:value-type="string" calcext:value-type="string">
            <text:p>conflictos, sino el medio para</text:p>
          </table:table-cell>
          <table:table-cell table:style-name="ce1" office:value-type="string" calcext:value-type="string">
            <text:p>resolverlos.</text:p>
          </table:table-cell>
          <table:table-cell table:number-columns-repeated="3"/>
          <table:table-cell table:formula="of:=[.A326]&amp;&quot; &quot;&amp;[.B326]&amp;&quot; &quot;&amp;[.C326]" office:value-type="string" office:string-value="La cooperación no es ausencia de conflictos, sino el medio para resolverlos." calcext:value-type="string">
            <text:p>La cooperación no es ausencia de conflictos, sino el medio para resolverlos.</text:p>
          </table:table-cell>
        </table:table-row>
        <table:table-row table:style-name="ro1">
          <table:table-cell table:style-name="ce1" office:value-type="string" calcext:value-type="string">
            <text:p>La pobreza esta más cerca del amor</text:p>
          </table:table-cell>
          <table:table-cell table:style-name="ce1" office:value-type="string" calcext:value-type="string">
            <text:p>porque el dinero nos distrae con muchas</text:p>
          </table:table-cell>
          <table:table-cell table:style-name="ce1" office:value-type="string" calcext:value-type="string">
            <text:p>cosas y nos aleja; nos hace desconfiados</text:p>
          </table:table-cell>
          <table:table-cell table:number-columns-repeated="3"/>
          <table:table-cell table:formula="of:=[.A327]&amp;&quot; &quot;&amp;[.B327]&amp;&quot; &quot;&amp;[.C327]" office:value-type="string" office:string-value="La pobreza esta más cerca del amor porque el dinero nos distrae con muchas cosas y nos aleja; nos hace desconfiados" calcext:value-type="string">
            <text:p>La pobreza esta más cerca del amor porque el dinero nos distrae con muchas cosas y nos aleja; nos hace desconfiados</text:p>
          </table:table-cell>
        </table:table-row>
        <table:table-row table:style-name="ro1">
          <table:table-cell table:style-name="ce1" office:value-type="string" calcext:value-type="string">
            <text:p>Hay tantas cosas por gozar y nuestro</text:p>
          </table:table-cell>
          <table:table-cell table:style-name="ce1" office:value-type="string" calcext:value-type="string">
            <text:p>paso por la tierra es tan corto que</text:p>
          </table:table-cell>
          <table:table-cell table:style-name="ce1" office:value-type="string" calcext:value-type="string">
            <text:p>sufrir o reñir es una pérdida de tiempo.</text:p>
          </table:table-cell>
          <table:table-cell table:number-columns-repeated="3"/>
          <table:table-cell table:formula="of:=[.A328]&amp;&quot; &quot;&amp;[.B328]&amp;&quot; &quot;&amp;[.C328]" office:value-type="string" office:string-value="Hay tantas cosas por gozar y nuestro paso por la tierra es tan corto que sufrir o reñir es una pérdida de tiempo." calcext:value-type="string">
            <text:p>Hay tantas cosas por gozar y nuestro paso por la tierra es tan corto que sufrir o reñir es una pérdida de tiempo.</text:p>
          </table:table-cell>
        </table:table-row>
        <table:table-row table:style-name="ro1">
          <table:table-cell table:style-name="ce1" office:value-type="string" calcext:value-type="string">
            <text:p>El bosque sería muy triste si solo</text:p>
          </table:table-cell>
          <table:table-cell table:style-name="ce1" office:value-type="string" calcext:value-type="string">
            <text:p>cantasen los pájaros que mejor lo hacen</text:p>
          </table:table-cell>
          <table:table-cell table:number-columns-repeated="4"/>
          <table:table-cell table:formula="of:=[.A329]&amp;&quot; &quot;&amp;[.B329]&amp;&quot; &quot;&amp;[.C329]" office:value-type="string" office:string-value="El bosque sería muy triste si solo cantasen los pájaros que mejor lo hacen " calcext:value-type="string">
            <text:p>El bosque sería muy triste si solo cantasen los pájaros que mejor lo hacen </text:p>
          </table:table-cell>
        </table:table-row>
        <table:table-row table:style-name="ro1">
          <table:table-cell table:style-name="ce1" office:value-type="string" calcext:value-type="string">
            <text:p>A los políticos y a los pañales hay que</text:p>
          </table:table-cell>
          <table:table-cell table:style-name="ce1" office:value-type="string" calcext:value-type="string">
            <text:p>cambiarlos seguido…</text:p>
          </table:table-cell>
          <table:table-cell table:style-name="ce1" office:value-type="string" calcext:value-type="string">
            <text:p>y por las mismas razones</text:p>
          </table:table-cell>
          <table:table-cell table:style-name="ce1"/>
          <table:table-cell table:number-columns-repeated="2"/>
          <table:table-cell table:formula="of:=[.A330]&amp;&quot; &quot;&amp;[.B330]&amp;&quot; &quot;&amp;[.C330]" office:value-type="string" office:string-value="A los políticos y a los pañales hay que cambiarlos seguido… y por las mismas razones" calcext:value-type="string">
            <text:p>A los políticos y a los pañales hay que cambiarlos seguido… y por las mismas razones</text:p>
          </table:table-cell>
        </table:table-row>
        <table:table-row table:style-name="ro1">
          <table:table-cell table:style-name="ce1" office:value-type="string" calcext:value-type="string">
            <text:p>Por corto que sea el camino…</text:p>
          </table:table-cell>
          <table:table-cell table:style-name="ce1" office:value-type="string" calcext:value-type="string">
            <text:p>quien pisa fuerte deja huella</text:p>
          </table:table-cell>
          <table:table-cell table:number-columns-repeated="4"/>
          <table:table-cell table:formula="of:=[.A331]&amp;&quot; &quot;&amp;[.B331]&amp;&quot; &quot;&amp;[.C331]" office:value-type="string" office:string-value="Por corto que sea el camino… quien pisa fuerte deja huella " calcext:value-type="string">
            <text:p>Por corto que sea el camino… quien pisa fuerte deja huella </text:p>
          </table:table-cell>
        </table:table-row>
        <table:table-row table:style-name="ro1">
          <table:table-cell table:style-name="ce1" office:value-type="string" calcext:value-type="string">
            <text:p>Lo que convierte la vida en bendición</text:p>
          </table:table-cell>
          <table:table-cell table:style-name="ce1" office:value-type="string" calcext:value-type="string">
            <text:p>no es hacer lo que nos gusta</text:p>
          </table:table-cell>
          <table:table-cell table:style-name="ce1" office:value-type="string" calcext:value-type="string">
            <text:p>sino que nos guste lo que hacemos. Goethe</text:p>
          </table:table-cell>
          <table:table-cell table:number-columns-repeated="3"/>
          <table:table-cell table:formula="of:=[.A332]&amp;&quot; &quot;&amp;[.B332]&amp;&quot; &quot;&amp;[.C332]" office:value-type="string" office:string-value="Lo que convierte la vida en bendición no es hacer lo que nos gusta sino que nos guste lo que hacemos. Goethe" calcext:value-type="string">
            <text:p>Lo que convierte la vida en bendición no es hacer lo que nos gusta sino que nos guste lo que hacemos. Goethe</text:p>
          </table:table-cell>
        </table:table-row>
        <table:table-row table:style-name="ro1">
          <table:table-cell table:style-name="ce1" office:value-type="string" calcext:value-type="string">
            <text:p>A fin de que seas mejor, purifícate</text:p>
          </table:table-cell>
          <table:table-cell table:style-name="ce1" office:value-type="string" calcext:value-type="string">
            <text:p>todos los dias.</text:p>
          </table:table-cell>
          <table:table-cell table:number-columns-repeated="4"/>
          <table:table-cell table:formula="of:=[.A333]&amp;&quot; &quot;&amp;[.B333]&amp;&quot; &quot;&amp;[.C333]" office:value-type="string" office:string-value="A fin de que seas mejor, purifícate todos los dias. " calcext:value-type="string">
            <text:p>A fin de que seas mejor, purifícate todos los dias. </text:p>
          </table:table-cell>
        </table:table-row>
        <table:table-row table:style-name="ro1">
          <table:table-cell table:style-name="ce1" office:value-type="string" calcext:value-type="string">
            <text:p>A las flores les pedimos que tengan</text:p>
          </table:table-cell>
          <table:table-cell table:style-name="ce1" office:value-type="string" calcext:value-type="string">
            <text:p>perfume, a los hombres educación.</text:p>
          </table:table-cell>
          <table:table-cell table:number-columns-repeated="4"/>
          <table:table-cell table:formula="of:=[.A334]&amp;&quot; &quot;&amp;[.B334]&amp;&quot; &quot;&amp;[.C334]" office:value-type="string" office:string-value="A las flores les pedimos que tengan perfume, a los hombres educación. " calcext:value-type="string">
            <text:p>A las flores les pedimos que tengan perfume, a los hombres educación. </text:p>
          </table:table-cell>
        </table:table-row>
        <table:table-row table:style-name="ro1">
          <table:table-cell table:style-name="ce1" office:value-type="string" calcext:value-type="string">
            <text:p>A nadie le duele la cabeza cuando</text:p>
          </table:table-cell>
          <table:table-cell table:style-name="ce1" office:value-type="string" calcext:value-type="string">
            <text:p>consuela a otro.</text:p>
          </table:table-cell>
          <table:table-cell table:number-columns-repeated="4"/>
          <table:table-cell table:formula="of:=[.A335]&amp;&quot; &quot;&amp;[.B335]&amp;&quot; &quot;&amp;[.C335]" office:value-type="string" office:string-value="A nadie le duele la cabeza cuando consuela a otro. " calcext:value-type="string">
            <text:p>A nadie le duele la cabeza cuando consuela a otro. </text:p>
          </table:table-cell>
        </table:table-row>
        <table:table-row table:style-name="ro1">
          <table:table-cell table:style-name="ce1" office:value-type="string" calcext:value-type="string">
            <text:p>La vida no es justa, pero aún así es</text:p>
          </table:table-cell>
          <table:table-cell table:style-name="ce1" office:value-type="string" calcext:value-type="string">
            <text:p>buena.</text:p>
          </table:table-cell>
          <table:table-cell table:number-columns-repeated="4"/>
          <table:table-cell table:formula="of:=[.A336]&amp;&quot; &quot;&amp;[.B336]&amp;&quot; &quot;&amp;[.C336]" office:value-type="string" office:string-value="La vida no es justa, pero aún así es buena. " calcext:value-type="string">
            <text:p>La vida no es justa, pero aún así es buena. </text:p>
          </table:table-cell>
        </table:table-row>
        <table:table-row table:style-name="ro1">
          <table:table-cell table:style-name="ce1" office:value-type="string" calcext:value-type="string">
            <text:p>Cuando tengas duda, sólo toma el</text:p>
          </table:table-cell>
          <table:table-cell table:style-name="ce1" office:value-type="string" calcext:value-type="string">
            <text:p>siguiente paso pequeño</text:p>
          </table:table-cell>
          <table:table-cell table:number-columns-repeated="4"/>
          <table:table-cell table:formula="of:=[.A337]&amp;&quot; &quot;&amp;[.B337]&amp;&quot; &quot;&amp;[.C337]" office:value-type="string" office:string-value="Cuando tengas duda, sólo toma el siguiente paso pequeño " calcext:value-type="string">
            <text:p>Cuando tengas duda, sólo toma el siguiente paso pequeño </text:p>
          </table:table-cell>
        </table:table-row>
        <table:table-row table:style-name="ro1">
          <table:table-cell table:style-name="ce1" office:value-type="string" calcext:value-type="string">
            <text:p>La vida es demasiado corta para perder</text:p>
          </table:table-cell>
          <table:table-cell table:style-name="ce1" office:value-type="string" calcext:value-type="string">
            <text:p>el tiempo odiando a alguien.</text:p>
          </table:table-cell>
          <table:table-cell table:number-columns-repeated="4"/>
          <table:table-cell table:formula="of:=[.A338]&amp;&quot; &quot;&amp;[.B338]&amp;&quot; &quot;&amp;[.C338]" office:value-type="string" office:string-value="La vida es demasiado corta para perder el tiempo odiando a alguien. " calcext:value-type="string">
            <text:p>La vida es demasiado corta para perder el tiempo odiando a alguien. </text:p>
          </table:table-cell>
        </table:table-row>
        <table:table-row table:style-name="ro1">
          <table:table-cell table:style-name="ce1" office:value-type="string" calcext:value-type="string">
            <text:p>Tu trabajo no te cuidará cuando estés</text:p>
          </table:table-cell>
          <table:table-cell table:style-name="ce1" office:value-type="string" calcext:value-type="string">
            <text:p>enfermo. Tus amigos y familia sí.</text:p>
          </table:table-cell>
          <table:table-cell table:style-name="ce1" office:value-type="string" calcext:value-type="string">
            <text:p>Mantente en contacto.</text:p>
          </table:table-cell>
          <table:table-cell table:number-columns-repeated="3"/>
          <table:table-cell table:formula="of:=[.A339]&amp;&quot; &quot;&amp;[.B339]&amp;&quot; &quot;&amp;[.C339]" office:value-type="string" office:string-value="Tu trabajo no te cuidará cuando estés enfermo. Tus amigos y familia sí. Mantente en contacto." calcext:value-type="string">
            <text:p>Tu trabajo no te cuidará cuando estés enfermo. Tus amigos y familia sí. Mantente en contacto.</text:p>
          </table:table-cell>
        </table:table-row>
        <table:table-row table:style-name="ro1">
          <table:table-cell table:style-name="ce1" office:value-type="string" calcext:value-type="string">
            <text:p>Liquida tus tarjetas de crédito cada mes</text:p>
          </table:table-cell>
          <table:table-cell table:number-columns-repeated="5"/>
          <table:table-cell table:formula="of:=[.A340]&amp;&quot; &quot;&amp;[.B340]&amp;&quot; &quot;&amp;[.C340]" office:value-type="string" office:string-value="Liquida tus tarjetas de crédito cada mes  " calcext:value-type="string">
            <text:p>Liquida tus tarjetas de crédito cada mes <text:s/></text:p>
          </table:table-cell>
        </table:table-row>
        <table:table-row table:style-name="ro1">
          <table:table-cell table:style-name="ce1" office:value-type="string" calcext:value-type="string">
            <text:p>No tienes que ganar cada discusión.</text:p>
          </table:table-cell>
          <table:table-cell table:style-name="ce1" office:value-type="string" calcext:value-type="string">
            <text:p>Debes estar de acuerdo en no estar de</text:p>
          </table:table-cell>
          <table:table-cell table:style-name="ce1" office:value-type="string" calcext:value-type="string">
            <text:p>acuerdo.</text:p>
          </table:table-cell>
          <table:table-cell table:number-columns-repeated="3"/>
          <table:table-cell table:formula="of:=[.A341]&amp;&quot; &quot;&amp;[.B341]&amp;&quot; &quot;&amp;[.C341]" office:value-type="string" office:string-value="No tienes que ganar cada discusión. Debes estar de acuerdo en no estar de acuerdo." calcext:value-type="string">
            <text:p>No tienes que ganar cada discusión. Debes estar de acuerdo en no estar de acuerdo.</text:p>
          </table:table-cell>
        </table:table-row>
        <table:table-row table:style-name="ro1">
          <table:table-cell table:style-name="ce1" office:value-type="string" calcext:value-type="string">
            <text:p>Llora con alguien. Alivia más que llorar</text:p>
          </table:table-cell>
          <table:table-cell table:style-name="ce1" office:value-type="string" calcext:value-type="string">
            <text:p>solo.</text:p>
          </table:table-cell>
          <table:table-cell table:number-columns-repeated="4"/>
          <table:table-cell table:formula="of:=[.A342]&amp;&quot; &quot;&amp;[.B342]&amp;&quot; &quot;&amp;[.C342]" office:value-type="string" office:string-value="Llora con alguien. Alivia más que llorar solo. " calcext:value-type="string">
            <text:p>Llora con alguien. Alivia más que llorar solo. </text:p>
          </table:table-cell>
        </table:table-row>
        <table:table-row table:style-name="ro1">
          <table:table-cell table:style-name="ce1" office:value-type="string" calcext:value-type="string">
            <text:p>Esta bien si te enojas con Dios.</text:p>
          </table:table-cell>
          <table:table-cell table:style-name="ce1" office:value-type="string" calcext:value-type="string">
            <text:p>Él lo puede soportar.</text:p>
          </table:table-cell>
          <table:table-cell table:number-columns-repeated="4"/>
          <table:table-cell table:formula="of:=[.A343]&amp;&quot; &quot;&amp;[.B343]&amp;&quot; &quot;&amp;[.C343]" office:value-type="string" office:string-value="Esta bien si te enojas con Dios. Él lo puede soportar. " calcext:value-type="string">
            <text:p>Esta bien si te enojas con Dios. Él lo puede soportar. </text:p>
          </table:table-cell>
        </table:table-row>
        <table:table-row table:style-name="ro1">
          <table:table-cell table:style-name="ce1" office:value-type="string" calcext:value-type="string">
            <text:p>Ahorra para el retiro comenzando con tu</text:p>
          </table:table-cell>
          <table:table-cell table:style-name="ce1" office:value-type="string" calcext:value-type="string">
            <text:p>primer cheque de nómina.</text:p>
          </table:table-cell>
          <table:table-cell table:number-columns-repeated="4"/>
          <table:table-cell table:formula="of:=[.A344]&amp;&quot; &quot;&amp;[.B344]&amp;&quot; &quot;&amp;[.C344]" office:value-type="string" office:string-value="Ahorra para el retiro comenzando con tu primer cheque de nómina. " calcext:value-type="string">
            <text:p>Ahorra para el retiro comenzando con tu primer cheque de nómina. </text:p>
          </table:table-cell>
        </table:table-row>
        <table:table-row table:style-name="ro1">
          <table:table-cell table:style-name="ce1" office:value-type="string" calcext:value-type="string">
            <text:p>Para alcanzar algo que nunca has tenido,</text:p>
          </table:table-cell>
          <table:table-cell table:style-name="ce1" office:value-type="string" calcext:value-type="string">
            <text:p>tendras que hacer algo que nunca</text:p>
          </table:table-cell>
          <table:table-cell table:style-name="ce1" office:value-type="string" calcext:value-type="string">
            <text:p>hiciste.</text:p>
          </table:table-cell>
          <table:table-cell table:number-columns-repeated="3"/>
          <table:table-cell table:formula="of:=[.A345]&amp;&quot; &quot;&amp;[.B345]&amp;&quot; &quot;&amp;[.C345]" office:value-type="string" office:string-value="Para alcanzar algo que nunca has tenido, tendras que hacer algo que nunca hiciste." calcext:value-type="string">
            <text:p>Para alcanzar algo que nunca has tenido, tendras que hacer algo que nunca hiciste.</text:p>
          </table:table-cell>
        </table:table-row>
        <table:table-row table:style-name="ro1">
          <table:table-cell table:style-name="ce1" office:value-type="string" calcext:value-type="string">
            <text:p>Cuando Dios te quita aquello que tenías</text:p>
          </table:table-cell>
          <table:table-cell table:style-name="ce1" office:value-type="string" calcext:value-type="string">
            <text:p>agarrado, Él no esta castigándote, sino</text:p>
          </table:table-cell>
          <table:table-cell table:style-name="ce1" office:value-type="string" calcext:value-type="string">
            <text:p>simplemente te prepara para algo mejor.</text:p>
          </table:table-cell>
          <table:table-cell table:number-columns-repeated="3"/>
          <table:table-cell table:formula="of:=[.A346]&amp;&quot; &quot;&amp;[.B346]&amp;&quot; &quot;&amp;[.C346]" office:value-type="string" office:string-value="Cuando Dios te quita aquello que tenías agarrado, Él no esta castigándote, sino simplemente te prepara para algo mejor." calcext:value-type="string">
            <text:p>Cuando Dios te quita aquello que tenías agarrado, Él no esta castigándote, sino simplemente te prepara para algo mejor.</text:p>
          </table:table-cell>
        </table:table-row>
        <table:table-row table:style-name="ro1">
          <table:table-cell table:style-name="ce1" office:value-type="string" calcext:value-type="string">
            <text:p>Cuantas puertas dejamos de abrir por el</text:p>
          </table:table-cell>
          <table:table-cell table:style-name="ce1" office:value-type="string" calcext:value-type="string">
            <text:p>miedo de arriesgar</text:p>
          </table:table-cell>
          <table:table-cell table:number-columns-repeated="4"/>
          <table:table-cell table:formula="of:=[.A347]&amp;&quot; &quot;&amp;[.B347]&amp;&quot; &quot;&amp;[.C347]" office:value-type="string" office:string-value="Cuantas puertas dejamos de abrir por el miedo de arriesgar " calcext:value-type="string">
            <text:p>Cuantas puertas dejamos de abrir por el miedo de arriesgar </text:p>
          </table:table-cell>
        </table:table-row>
        <table:table-row table:style-name="ro1">
          <table:table-cell table:style-name="ce1" office:value-type="string" calcext:value-type="string">
            <text:p>El amigo necesita ser honrado cuando</text:p>
          </table:table-cell>
          <table:table-cell table:style-name="ce1" office:value-type="string" calcext:value-type="string">
            <text:p>esta, valorado cuando no esta</text:p>
          </table:table-cell>
          <table:table-cell table:style-name="ce1" office:value-type="string" calcext:value-type="string">
            <text:p>y asistido cuando lo necesite.</text:p>
          </table:table-cell>
          <table:table-cell table:number-columns-repeated="3"/>
          <table:table-cell table:formula="of:=[.A348]&amp;&quot; &quot;&amp;[.B348]&amp;&quot; &quot;&amp;[.C348]" office:value-type="string" office:string-value="El amigo necesita ser honrado cuando esta, valorado cuando no esta y asistido cuando lo necesite." calcext:value-type="string">
            <text:p>El amigo necesita ser honrado cuando esta, valorado cuando no esta y asistido cuando lo necesite.</text:p>
          </table:table-cell>
        </table:table-row>
        <table:table-row table:style-name="ro1">
          <table:table-cell table:style-name="ce1" office:value-type="string" calcext:value-type="string">
            <text:p>Tener la conciencia limpia…</text:p>
          </table:table-cell>
          <table:table-cell table:style-name="ce1" office:value-type="string" calcext:value-type="string">
            <text:p>Es signo de mala memoria</text:p>
          </table:table-cell>
          <table:table-cell table:number-columns-repeated="4"/>
          <table:table-cell table:formula="of:=[.A349]&amp;&quot; &quot;&amp;[.B349]&amp;&quot; &quot;&amp;[.C349]" office:value-type="string" office:string-value="Tener la conciencia limpia… Es signo de mala memoria " calcext:value-type="string">
            <text:p>Tener la conciencia limpia… Es signo de mala memoria </text:p>
          </table:table-cell>
        </table:table-row>
        <table:table-row table:style-name="ro1">
          <table:table-cell table:style-name="ce1" office:value-type="string" calcext:value-type="string">
            <text:p>El dinero no hace la felicidad…</text:p>
          </table:table-cell>
          <table:table-cell table:style-name="ce1" office:value-type="string" calcext:value-type="string">
            <text:p>la compra ya hecha.</text:p>
          </table:table-cell>
          <table:table-cell table:number-columns-repeated="4"/>
          <table:table-cell table:formula="of:=[.A350]&amp;&quot; &quot;&amp;[.B350]&amp;&quot; &quot;&amp;[.C350]" office:value-type="string" office:string-value="El dinero no hace la felicidad… la compra ya hecha. " calcext:value-type="string">
            <text:p>El dinero no hace la felicidad… la compra ya hecha. </text:p>
          </table:table-cell>
        </table:table-row>
        <table:table-row table:style-name="ro1">
          <table:table-cell table:style-name="ce1" office:value-type="string" calcext:value-type="string">
            <text:p>El amor eterno dura tres meses…</text:p>
          </table:table-cell>
          <table:table-cell table:style-name="ce1" office:value-type="string" calcext:value-type="string">
            <text:p>o cuatro.</text:p>
          </table:table-cell>
          <table:table-cell table:number-columns-repeated="4"/>
          <table:table-cell table:formula="of:=[.A351]&amp;&quot; &quot;&amp;[.B351]&amp;&quot; &quot;&amp;[.C351]" office:value-type="string" office:string-value="El amor eterno dura tres meses… o cuatro. " calcext:value-type="string">
            <text:p>El amor eterno dura tres meses… o cuatro. </text:p>
          </table:table-cell>
        </table:table-row>
        <table:table-row table:style-name="ro1">
          <table:table-cell table:style-name="ce1" office:value-type="string" calcext:value-type="string">
            <text:p>Hay gente tan pobre que solamente</text:p>
          </table:table-cell>
          <table:table-cell table:style-name="ce1" office:value-type="string" calcext:value-type="string">
            <text:p>tiene dinero</text:p>
          </table:table-cell>
          <table:table-cell table:number-columns-repeated="4"/>
          <table:table-cell table:formula="of:=[.A352]&amp;&quot; &quot;&amp;[.B352]&amp;&quot; &quot;&amp;[.C352]" office:value-type="string" office:string-value="Hay gente tan pobre que solamente tiene dinero " calcext:value-type="string">
            <text:p>Hay gente tan pobre que solamente tiene dinero </text:p>
          </table:table-cell>
        </table:table-row>
        <table:table-row table:style-name="ro1">
          <table:table-cell table:style-name="ce1" office:value-type="string" calcext:value-type="string">
            <text:p>Un hombre sabio siempre piensa lo que</text:p>
          </table:table-cell>
          <table:table-cell table:style-name="ce1" office:value-type="string" calcext:value-type="string">
            <text:p>dice y nunca dice lo que piensa.</text:p>
          </table:table-cell>
          <table:table-cell table:number-columns-repeated="4"/>
          <table:table-cell table:formula="of:=[.A353]&amp;&quot; &quot;&amp;[.B353]&amp;&quot; &quot;&amp;[.C353]" office:value-type="string" office:string-value="Un hombre sabio siempre piensa lo que dice y nunca dice lo que piensa. " calcext:value-type="string">
            <text:p>Un hombre sabio siempre piensa lo que dice y nunca dice lo que piensa. </text:p>
          </table:table-cell>
        </table:table-row>
        <table:table-row table:style-name="ro1">
          <table:table-cell table:style-name="ce1" office:value-type="string" calcext:value-type="string">
            <text:p>Hay un mundo mejor…</text:p>
          </table:table-cell>
          <table:table-cell table:style-name="ce1" office:value-type="string" calcext:value-type="string">
            <text:p>pero es carísimo.</text:p>
          </table:table-cell>
          <table:table-cell table:number-columns-repeated="4"/>
          <table:table-cell table:formula="of:=[.A354]&amp;&quot; &quot;&amp;[.B354]&amp;&quot; &quot;&amp;[.C354]" office:value-type="string" office:string-value="Hay un mundo mejor… pero es carísimo. " calcext:value-type="string">
            <text:p>Hay un mundo mejor… pero es carísimo. </text:p>
          </table:table-cell>
        </table:table-row>
        <table:table-row table:style-name="ro1">
          <table:table-cell table:style-name="ce1" office:value-type="string" calcext:value-type="string">
            <text:p>La verdadera felicidad esta en las</text:p>
          </table:table-cell>
          <table:table-cell table:style-name="ce1" office:value-type="string" calcext:value-type="string">
            <text:p>pequeñas cosas: Una pequeña mansión,</text:p>
          </table:table-cell>
          <table:table-cell table:style-name="ce1" office:value-type="string" calcext:value-type="string">
            <text:p>un pequeño yate, una pequeña fortuna.</text:p>
          </table:table-cell>
          <table:table-cell table:number-columns-repeated="3"/>
          <table:table-cell table:formula="of:=[.A355]&amp;&quot; &quot;&amp;[.B355]&amp;&quot; &quot;&amp;[.C355]" office:value-type="string" office:string-value="La verdadera felicidad esta en las pequeñas cosas: Una pequeña mansión, un pequeño yate, una pequeña fortuna." calcext:value-type="string">
            <text:p>La verdadera felicidad esta en las pequeñas cosas: Una pequeña mansión, un pequeño yate, una pequeña fortuna.</text:p>
          </table:table-cell>
        </table:table-row>
        <table:table-row table:style-name="ro1">
          <table:table-cell table:style-name="ce1" office:value-type="string" calcext:value-type="string">
            <text:p>Si buscas una mano dispuesta a ayudarte</text:p>
          </table:table-cell>
          <table:table-cell table:style-name="ce1" office:value-type="string" calcext:value-type="string">
            <text:p>la encontrarás al final de tu brazo.</text:p>
          </table:table-cell>
          <table:table-cell table:number-columns-repeated="4"/>
          <table:table-cell table:formula="of:=[.A356]&amp;&quot; &quot;&amp;[.B356]&amp;&quot; &quot;&amp;[.C356]" office:value-type="string" office:string-value="Si buscas una mano dispuesta a ayudarte la encontrarás al final de tu brazo. " calcext:value-type="string">
            <text:p>Si buscas una mano dispuesta a ayudarte la encontrarás al final de tu brazo. </text:p>
          </table:table-cell>
        </table:table-row>
        <table:table-row table:style-name="ro1">
          <table:table-cell table:style-name="ce1" office:value-type="string" calcext:value-type="string">
            <text:p>La inteligencia me persigue, pero yo soy</text:p>
          </table:table-cell>
          <table:table-cell table:style-name="ce1" office:value-type="string" calcext:value-type="string">
            <text:p>más rápido.</text:p>
          </table:table-cell>
          <table:table-cell table:number-columns-repeated="4"/>
          <table:table-cell table:formula="of:=[.A357]&amp;&quot; &quot;&amp;[.B357]&amp;&quot; &quot;&amp;[.C357]" office:value-type="string" office:string-value="La inteligencia me persigue, pero yo soy más rápido. " calcext:value-type="string">
            <text:p>La inteligencia me persigue, pero yo soy más rápido. </text:p>
          </table:table-cell>
        </table:table-row>
        <table:table-row table:style-name="ro1">
          <table:table-cell table:style-name="ce1" office:value-type="string" calcext:value-type="string">
            <text:p>No te tomes la vida en serio, al fin y</text:p>
          </table:table-cell>
          <table:table-cell table:style-name="ce1" office:value-type="string" calcext:value-type="string">
            <text:p>al cabo, no saldrás vivo de ella.</text:p>
          </table:table-cell>
          <table:table-cell table:number-columns-repeated="4"/>
          <table:table-cell table:formula="of:=[.A358]&amp;&quot; &quot;&amp;[.B358]&amp;&quot; &quot;&amp;[.C358]" office:value-type="string" office:string-value="No te tomes la vida en serio, al fin y al cabo, no saldrás vivo de ella. " calcext:value-type="string">
            <text:p>No te tomes la vida en serio, al fin y al cabo, no saldrás vivo de ella. </text:p>
          </table:table-cell>
        </table:table-row>
        <table:table-row table:style-name="ro1">
          <table:table-cell table:style-name="ce1" office:value-type="string" calcext:value-type="string">
            <text:p>Lo triste no es ir al cementerio, sino</text:p>
          </table:table-cell>
          <table:table-cell table:style-name="ce1" office:value-type="string" calcext:value-type="string">
            <text:p>quedarse en él.</text:p>
          </table:table-cell>
          <table:table-cell table:number-columns-repeated="4"/>
          <table:table-cell table:formula="of:=[.A359]&amp;&quot; &quot;&amp;[.B359]&amp;&quot; &quot;&amp;[.C359]" office:value-type="string" office:string-value="Lo triste no es ir al cementerio, sino quedarse en él. " calcext:value-type="string">
            <text:p>Lo triste no es ir al cementerio, sino quedarse en él. </text:p>
          </table:table-cell>
        </table:table-row>
        <table:table-row table:style-name="ro1">
          <table:table-cell table:style-name="ce1" office:value-type="string" calcext:value-type="string">
            <text:p>El que nace pobre y feo, tiene grandes</text:p>
          </table:table-cell>
          <table:table-cell table:style-name="ce1" office:value-type="string" calcext:value-type="string">
            <text:p>posibilidades de que se le desarrollen</text:p>
          </table:table-cell>
          <table:table-cell table:style-name="ce1" office:value-type="string" calcext:value-type="string">
            <text:p>ambas condiciones.</text:p>
          </table:table-cell>
          <table:table-cell table:number-columns-repeated="3"/>
          <table:table-cell table:formula="of:=[.A360]&amp;&quot; &quot;&amp;[.B360]&amp;&quot; &quot;&amp;[.C360]" office:value-type="string" office:string-value="El que nace pobre y feo, tiene grandes posibilidades de que se le desarrollen ambas condiciones." calcext:value-type="string">
            <text:p>El que nace pobre y feo, tiene grandes posibilidades de que se le desarrollen ambas condiciones.</text:p>
          </table:table-cell>
        </table:table-row>
        <table:table-row table:style-name="ro1">
          <table:table-cell table:style-name="ce1" office:value-type="string" calcext:value-type="string">
            <text:p>Huye de las tentaciones, despacio, para</text:p>
          </table:table-cell>
          <table:table-cell table:style-name="ce1" office:value-type="string" calcext:value-type="string">
            <text:p>que puedan alcanzarte.</text:p>
          </table:table-cell>
          <table:table-cell table:number-columns-repeated="4"/>
          <table:table-cell table:formula="of:=[.A361]&amp;&quot; &quot;&amp;[.B361]&amp;&quot; &quot;&amp;[.C361]" office:value-type="string" office:string-value="Huye de las tentaciones, despacio, para que puedan alcanzarte. " calcext:value-type="string">
            <text:p>Huye de las tentaciones, despacio, para que puedan alcanzarte. </text:p>
          </table:table-cell>
        </table:table-row>
        <table:table-row table:style-name="ro1">
          <table:table-cell table:style-name="ce1" office:value-type="string" calcext:value-type="string">
            <text:p>No dejes que te afecten las palabras</text:p>
          </table:table-cell>
          <table:table-cell table:style-name="ce1" office:value-type="string" calcext:value-type="string">
            <text:p>necias ni los prejuicios. No te compares</text:p>
          </table:table-cell>
          <table:table-cell table:style-name="ce1" office:value-type="string" calcext:value-type="string">
            <text:p>con los demás.</text:p>
          </table:table-cell>
          <table:table-cell table:number-columns-repeated="3"/>
          <table:table-cell table:formula="of:=[.A362]&amp;&quot; &quot;&amp;[.B362]&amp;&quot; &quot;&amp;[.C362]" office:value-type="string" office:string-value="No dejes que te afecten las palabras necias ni los prejuicios. No te compares con los demás." calcext:value-type="string">
            <text:p>No dejes que te afecten las palabras necias ni los prejuicios. No te compares con los demás.</text:p>
          </table:table-cell>
        </table:table-row>
        <table:table-row table:style-name="ro1">
          <table:table-cell table:style-name="ce1" office:value-type="string" calcext:value-type="string">
            <text:p>Amar no es solamente querer,</text:p>
          </table:table-cell>
          <table:table-cell table:style-name="ce1" office:value-type="string" calcext:value-type="string">
            <text:p>es, sobretodo, comprender.</text:p>
          </table:table-cell>
          <table:table-cell table:style-name="ce1" office:value-type="string" calcext:value-type="string">
            <text:p>Françoise Sagan</text:p>
          </table:table-cell>
          <table:table-cell table:number-columns-repeated="3"/>
          <table:table-cell table:formula="of:=[.A363]&amp;&quot; &quot;&amp;[.B363]&amp;&quot; &quot;&amp;[.C363]" office:value-type="string" office:string-value="Amar no es solamente querer, es, sobretodo, comprender. Françoise Sagan" calcext:value-type="string">
            <text:p>Amar no es solamente querer, es, sobretodo, comprender. Françoise Sagan</text:p>
          </table:table-cell>
        </table:table-row>
        <table:table-row table:style-name="ro1">
          <table:table-cell table:style-name="ce1" office:value-type="string" calcext:value-type="string">
            <text:p>No hay grandeza donde falta la sencillez</text:p>
          </table:table-cell>
          <table:table-cell table:style-name="ce1" office:value-type="string" calcext:value-type="string">
            <text:p>la bondad y la verdad</text:p>
          </table:table-cell>
          <table:table-cell table:style-name="ce1" office:value-type="string" calcext:value-type="string">
            <text:p>León Tolstoi</text:p>
          </table:table-cell>
          <table:table-cell table:number-columns-repeated="3"/>
          <table:table-cell table:formula="of:=[.A364]&amp;&quot; &quot;&amp;[.B364]&amp;&quot; &quot;&amp;[.C364]" office:value-type="string" office:string-value="No hay grandeza donde falta la sencillez la bondad y la verdad León Tolstoi" calcext:value-type="string">
            <text:p>No hay grandeza donde falta la sencillez la bondad y la verdad León Tolstoi</text:p>
          </table:table-cell>
        </table:table-row>
        <table:table-row table:style-name="ro1">
          <table:table-cell table:style-name="ce1" office:value-type="string" calcext:value-type="string">
            <text:p>Vive tu vida de tal manera que cuando</text:p>
          </table:table-cell>
          <table:table-cell table:style-name="ce1" office:value-type="string" calcext:value-type="string">
            <text:p>salgas de la cama, el diablo diga:</text:p>
          </table:table-cell>
          <table:table-cell table:style-name="ce1" office:value-type="string" calcext:value-type="string">
            <text:p>¡En la madre… ya se levantó!</text:p>
          </table:table-cell>
          <table:table-cell table:number-columns-repeated="3"/>
          <table:table-cell table:formula="of:=[.A365]&amp;&quot; &quot;&amp;[.B365]&amp;&quot; &quot;&amp;[.C365]" office:value-type="string" office:string-value="Vive tu vida de tal manera que cuando salgas de la cama, el diablo diga: ¡En la madre… ya se levantó!" calcext:value-type="string">
            <text:p>Vive tu vida de tal manera que cuando salgas de la cama, el diablo diga: ¡En la madre… ya se levantó!</text:p>
          </table:table-cell>
        </table:table-row>
        <table:table-row table:style-name="ro1">
          <table:table-cell table:style-name="ce1" office:value-type="string" calcext:value-type="string">
            <text:p>Hay que vivir ligero porque el tiempo</text:p>
          </table:table-cell>
          <table:table-cell table:style-name="ce1" office:value-type="string" calcext:value-type="string">
            <text:p>de morir está fijado.</text:p>
          </table:table-cell>
          <table:table-cell table:style-name="ce1" office:value-type="string" calcext:value-type="string">
            <text:p>Ernest Hemingway</text:p>
          </table:table-cell>
          <table:table-cell table:number-columns-repeated="3"/>
          <table:table-cell table:formula="of:=[.A366]&amp;&quot; &quot;&amp;[.B366]&amp;&quot; &quot;&amp;[.C366]" office:value-type="string" office:string-value="Hay que vivir ligero porque el tiempo de morir está fijado. Ernest Hemingway" calcext:value-type="string">
            <text:p>Hay que vivir ligero porque el tiempo de morir está fijado. Ernest Hemingway</text:p>
          </table:table-cell>
        </table:table-row>
        <table:table-row table:style-name="ro1">
          <table:table-cell table:style-name="ce1" office:value-type="string" calcext:value-type="string">
            <text:p>Hay que buscar caminos que no hayan sido</text:p>
          </table:table-cell>
          <table:table-cell table:style-name="ce1" office:value-type="string" calcext:value-type="string">
            <text:p>transitados antes.</text:p>
          </table:table-cell>
          <table:table-cell table:style-name="ce1" office:value-type="string" calcext:value-type="string">
            <text:p>Eduardo Chillida</text:p>
          </table:table-cell>
          <table:table-cell table:number-columns-repeated="3"/>
          <table:table-cell table:formula="of:=[.A367]&amp;&quot; &quot;&amp;[.B367]&amp;&quot; &quot;&amp;[.C367]" office:value-type="string" office:string-value="Hay que buscar caminos que no hayan sido transitados antes. Eduardo Chillida" calcext:value-type="string">
            <text:p>Hay que buscar caminos que no hayan sido transitados antes. Eduardo Chillida</text:p>
          </table:table-cell>
        </table:table-row>
        <table:table-row table:style-name="ro1">
          <table:table-cell table:style-name="ce1" office:value-type="string" calcext:value-type="string">
            <text:p>Me gusta la gente que vibra, que no</text:p>
          </table:table-cell>
          <table:table-cell table:style-name="ce1" office:value-type="string" calcext:value-type="string">
            <text:p>necesita que le digan que hacer, sino</text:p>
          </table:table-cell>
          <table:table-cell table:style-name="ce1" office:value-type="string" calcext:value-type="string">
            <text:p>que sabe que tiene que hacer, y lo hace</text:p>
          </table:table-cell>
          <table:table-cell table:number-columns-repeated="3"/>
          <table:table-cell table:formula="of:=[.A368]&amp;&quot; &quot;&amp;[.B368]&amp;&quot; &quot;&amp;[.C368]" office:value-type="string" office:string-value="Me gusta la gente que vibra, que no necesita que le digan que hacer, sino que sabe que tiene que hacer, y lo hace" calcext:value-type="string">
            <text:p>Me gusta la gente que vibra, que no necesita que le digan que hacer, sino que sabe que tiene que hacer, y lo hace</text:p>
          </table:table-cell>
        </table:table-row>
        <table:table-row table:style-name="ro1">
          <table:table-cell table:style-name="ce1" office:value-type="string" calcext:value-type="string">
            <text:p>Cuando un médico se equivoca,</text:p>
          </table:table-cell>
          <table:table-cell table:style-name="ce1" office:value-type="string" calcext:value-type="string">
            <text:p>la solución es echarle tierra al asunto</text:p>
          </table:table-cell>
          <table:table-cell table:number-columns-repeated="4"/>
          <table:table-cell table:formula="of:=[.A369]&amp;&quot; &quot;&amp;[.B369]&amp;&quot; &quot;&amp;[.C369]" office:value-type="string" office:string-value="Cuando un médico se equivoca, la solución es echarle tierra al asunto " calcext:value-type="string">
            <text:p>Cuando un médico se equivoca, la solución es echarle tierra al asunto </text:p>
          </table:table-cell>
        </table:table-row>
        <table:table-row table:style-name="ro1">
          <table:table-cell table:style-name="ce1" office:value-type="string" calcext:value-type="string">
            <text:p>La música japonesa es…</text:p>
          </table:table-cell>
          <table:table-cell table:style-name="ce1" office:value-type="string" calcext:value-type="string">
            <text:p>una tortura china</text:p>
          </table:table-cell>
          <table:table-cell table:number-columns-repeated="4"/>
          <table:table-cell table:formula="of:=[.A370]&amp;&quot; &quot;&amp;[.B370]&amp;&quot; &quot;&amp;[.C370]" office:value-type="string" office:string-value="La música japonesa es… una tortura china " calcext:value-type="string">
            <text:p>La música japonesa es… una tortura china </text:p>
          </table:table-cell>
        </table:table-row>
        <table:table-row table:style-name="ro1">
          <table:table-cell table:style-name="ce1" office:value-type="string" calcext:value-type="string">
            <text:p>El eco siempre dice la última palabra</text:p>
          </table:table-cell>
          <table:table-cell table:number-columns-repeated="5"/>
          <table:table-cell table:formula="of:=[.A371]&amp;&quot; &quot;&amp;[.B371]&amp;&quot; &quot;&amp;[.C371]" office:value-type="string" office:string-value="El eco siempre dice la última palabra  " calcext:value-type="string">
            <text:p>El eco siempre dice la última palabra <text:s/></text:p>
          </table:table-cell>
        </table:table-row>
        <table:table-row table:style-name="ro1">
          <table:table-cell table:style-name="ce1" office:value-type="string" calcext:value-type="string">
            <text:p>En los aviones se pasa el tiempo volando</text:p>
          </table:table-cell>
          <table:table-cell table:number-columns-repeated="5"/>
          <table:table-cell table:formula="of:=[.A372]&amp;&quot; &quot;&amp;[.B372]&amp;&quot; &quot;&amp;[.C372]" office:value-type="string" office:string-value="En los aviones se pasa el tiempo volando  " calcext:value-type="string">
            <text:p>En los aviones se pasa el tiempo volando <text:s/></text:p>
          </table:table-cell>
        </table:table-row>
        <table:table-row table:style-name="ro1">
          <table:table-cell table:style-name="ce1" office:value-type="string" calcext:value-type="string">
            <text:p>Los mosquitos mueren entre aplausos</text:p>
          </table:table-cell>
          <table:table-cell table:number-columns-repeated="5"/>
          <table:table-cell table:formula="of:=[.A373]&amp;&quot; &quot;&amp;[.B373]&amp;&quot; &quot;&amp;[.C373]" office:value-type="string" office:string-value="Los mosquitos mueren entre aplausos  " calcext:value-type="string">
            <text:p>Los mosquitos mueren entre aplausos <text:s/></text:p>
          </table:table-cell>
        </table:table-row>
        <table:table-row table:style-name="ro1">
          <table:table-cell table:style-name="ce1" office:value-type="string" calcext:value-type="string">
            <text:p>Se vende la farmacia cuando ya no hay</text:p>
          </table:table-cell>
          <table:table-cell table:style-name="ce1" office:value-type="string" calcext:value-type="string">
            <text:p>más remedio</text:p>
          </table:table-cell>
          <table:table-cell table:number-columns-repeated="4"/>
          <table:table-cell table:formula="of:=[.A374]&amp;&quot; &quot;&amp;[.B374]&amp;&quot; &quot;&amp;[.C374]" office:value-type="string" office:string-value="Se vende la farmacia cuando ya no hay más remedio " calcext:value-type="string">
            <text:p>Se vende la farmacia cuando ya no hay más remedio </text:p>
          </table:table-cell>
        </table:table-row>
        <table:table-row table:style-name="ro1">
          <table:table-cell table:style-name="ce1" office:value-type="string" calcext:value-type="string">
            <text:p>Los japoneses quieren abrirle los ojos</text:p>
          </table:table-cell>
          <table:table-cell table:style-name="ce1" office:value-type="string" calcext:value-type="string">
            <text:p>al mundo</text:p>
          </table:table-cell>
          <table:table-cell table:number-columns-repeated="4"/>
          <table:table-cell table:formula="of:=[.A375]&amp;&quot; &quot;&amp;[.B375]&amp;&quot; &quot;&amp;[.C375]" office:value-type="string" office:string-value="Los japoneses quieren abrirle los ojos al mundo " calcext:value-type="string">
            <text:p>Los japoneses quieren abrirle los ojos al mundo </text:p>
          </table:table-cell>
        </table:table-row>
        <table:table-row table:style-name="ro1">
          <table:table-cell table:style-name="ce1" office:value-type="string" calcext:value-type="string">
            <text:p>Arreglar los problémas económicos es</text:p>
          </table:table-cell>
          <table:table-cell table:style-name="ce1" office:value-type="string" calcext:value-type="string">
            <text:p>fácil, lo único que se necesita es</text:p>
          </table:table-cell>
          <table:table-cell table:style-name="ce1" office:value-type="string" calcext:value-type="string">
            <text:p>dinero</text:p>
          </table:table-cell>
          <table:table-cell table:number-columns-repeated="3"/>
          <table:table-cell table:formula="of:=[.A376]&amp;&quot; &quot;&amp;[.B376]&amp;&quot; &quot;&amp;[.C376]" office:value-type="string" office:string-value="Arreglar los problémas económicos es fácil, lo único que se necesita es dinero" calcext:value-type="string">
            <text:p>Arreglar los problémas económicos es fácil, lo único que se necesita es dinero</text:p>
          </table:table-cell>
        </table:table-row>
        <table:table-row table:style-name="ro1">
          <table:table-cell table:style-name="ce1" office:value-type="string" calcext:value-type="string">
            <text:p>Antes de poner en duda el buen juicio de</text:p>
          </table:table-cell>
          <table:table-cell table:style-name="ce1" office:value-type="string" calcext:value-type="string">
            <text:p>tu mujer, fíjate con quien se ha casado</text:p>
          </table:table-cell>
          <table:table-cell table:style-name="ce1" office:value-type="string" calcext:value-type="string">
            <text:p>ella.</text:p>
          </table:table-cell>
          <table:table-cell table:number-columns-repeated="3"/>
          <table:table-cell table:formula="of:=[.A377]&amp;&quot; &quot;&amp;[.B377]&amp;&quot; &quot;&amp;[.C377]" office:value-type="string" office:string-value="Antes de poner en duda el buen juicio de tu mujer, fíjate con quien se ha casado ella." calcext:value-type="string">
            <text:p>Antes de poner en duda el buen juicio de tu mujer, fíjate con quien se ha casado ella.</text:p>
          </table:table-cell>
        </table:table-row>
        <table:table-row table:style-name="ro1">
          <table:table-cell table:style-name="ce1" office:value-type="string" calcext:value-type="string">
            <text:p>Uno está enamorado cuando se da cuenta</text:p>
          </table:table-cell>
          <table:table-cell table:style-name="ce1" office:value-type="string" calcext:value-type="string">
            <text:p>de que la otra persona es única.</text:p>
          </table:table-cell>
          <table:table-cell table:style-name="ce1" office:value-type="string" calcext:value-type="string">
            <text:p>Jorge Luis Borges</text:p>
          </table:table-cell>
          <table:table-cell table:number-columns-repeated="3"/>
          <table:table-cell table:formula="of:=[.A378]&amp;&quot; &quot;&amp;[.B378]&amp;&quot; &quot;&amp;[.C378]" office:value-type="string" office:string-value="Uno está enamorado cuando se da cuenta de que la otra persona es única. Jorge Luis Borges" calcext:value-type="string">
            <text:p>Uno está enamorado cuando se da cuenta de que la otra persona es única. Jorge Luis Borges</text:p>
          </table:table-cell>
        </table:table-row>
        <table:table-row table:style-name="ro1">
          <table:table-cell table:style-name="ce1" office:value-type="string" calcext:value-type="string">
            <text:p>No te compares con los demás porque</text:p>
          </table:table-cell>
          <table:table-cell table:style-name="ce1" office:value-type="string" calcext:value-type="string">
            <text:p>siempre habrá alguien mas grande o</text:p>
          </table:table-cell>
          <table:table-cell table:style-name="ce1" office:value-type="string" calcext:value-type="string">
            <text:p>más pequeño que tú.</text:p>
          </table:table-cell>
          <table:table-cell table:number-columns-repeated="3"/>
          <table:table-cell table:formula="of:=[.A379]&amp;&quot; &quot;&amp;[.B379]&amp;&quot; &quot;&amp;[.C379]" office:value-type="string" office:string-value="No te compares con los demás porque siempre habrá alguien mas grande o más pequeño que tú." calcext:value-type="string">
            <text:p>No te compares con los demás porque siempre habrá alguien mas grande o más pequeño que tú.</text:p>
          </table:table-cell>
        </table:table-row>
        <table:table-row table:style-name="ro1">
          <table:table-cell table:style-name="ce1" office:value-type="string" calcext:value-type="string">
            <text:p>Ríe con fuerza, ama con sinceridad y</text:p>
          </table:table-cell>
          <table:table-cell table:style-name="ce1" office:value-type="string" calcext:value-type="string">
            <text:p>perdona rápidamente, ¡Quien sabe si</text:p>
          </table:table-cell>
          <table:table-cell table:style-name="ce1" office:value-type="string" calcext:value-type="string">
            <text:p>tendrás otra oportunidad!</text:p>
          </table:table-cell>
          <table:table-cell table:number-columns-repeated="3"/>
          <table:table-cell table:formula="of:=[.A380]&amp;&quot; &quot;&amp;[.B380]&amp;&quot; &quot;&amp;[.C380]" office:value-type="string" office:string-value="Ríe con fuerza, ama con sinceridad y perdona rápidamente, ¡Quien sabe si tendrás otra oportunidad!" calcext:value-type="string">
            <text:p>Ríe con fuerza, ama con sinceridad y perdona rápidamente, ¡Quien sabe si tendrás otra oportunidad!</text:p>
          </table:table-cell>
        </table:table-row>
        <table:table-row table:style-name="ro1">
          <table:table-cell table:style-name="ce1" office:value-type="string" calcext:value-type="string">
            <text:p>Vive mientras estés vivo, perdona ahora,</text:p>
          </table:table-cell>
          <table:table-cell table:style-name="ce1" office:value-type="string" calcext:value-type="string">
            <text:p>a aquellos que te hacen llorar, ¡Quien</text:p>
          </table:table-cell>
          <table:table-cell table:style-name="ce1" office:value-type="string" calcext:value-type="string">
            <text:p>sabe si tendrás otra oportunidad!</text:p>
          </table:table-cell>
          <table:table-cell table:number-columns-repeated="3"/>
          <table:table-cell table:formula="of:=[.A381]&amp;&quot; &quot;&amp;[.B381]&amp;&quot; &quot;&amp;[.C381]" office:value-type="string" office:string-value="Vive mientras estés vivo, perdona ahora, a aquellos que te hacen llorar, ¡Quien sabe si tendrás otra oportunidad!" calcext:value-type="string">
            <text:p>Vive mientras estés vivo, perdona ahora, a aquellos que te hacen llorar, ¡Quien sabe si tendrás otra oportunidad!</text:p>
          </table:table-cell>
        </table:table-row>
        <table:table-row table:style-name="ro1">
          <table:table-cell table:style-name="ce1" office:value-type="string" calcext:value-type="string">
            <text:p>La vida es muy corta para hacer dramas</text:p>
          </table:table-cell>
          <table:table-cell table:style-name="ce1" office:value-type="string" calcext:value-type="string">
            <text:p>por cosas sin importancia.</text:p>
          </table:table-cell>
          <table:table-cell table:number-columns-repeated="4"/>
          <table:table-cell table:formula="of:=[.A382]&amp;&quot; &quot;&amp;[.B382]&amp;&quot; &quot;&amp;[.C382]" office:value-type="string" office:string-value="La vida es muy corta para hacer dramas por cosas sin importancia. " calcext:value-type="string">
            <text:p>La vida es muy corta para hacer dramas por cosas sin importancia. </text:p>
          </table:table-cell>
        </table:table-row>
        <table:table-row table:style-name="ro1">
          <table:table-cell table:style-name="ce1" office:value-type="string" calcext:value-type="string">
            <text:p>Las palabras que no van seguidas de</text:p>
          </table:table-cell>
          <table:table-cell table:style-name="ce1" office:value-type="string" calcext:value-type="string">
            <text:p>hechos, no valen nada.</text:p>
          </table:table-cell>
          <table:table-cell table:number-columns-repeated="4"/>
          <table:table-cell table:formula="of:=[.A383]&amp;&quot; &quot;&amp;[.B383]&amp;&quot; &quot;&amp;[.C383]" office:value-type="string" office:string-value="Las palabras que no van seguidas de hechos, no valen nada. " calcext:value-type="string">
            <text:p>Las palabras que no van seguidas de hechos, no valen nada. </text:p>
          </table:table-cell>
        </table:table-row>
        <table:table-row table:style-name="ro1">
          <table:table-cell table:style-name="ce1" office:value-type="string" calcext:value-type="string">
            <text:p>La perfección es una pulida colección de</text:p>
          </table:table-cell>
          <table:table-cell table:style-name="ce1" office:value-type="string" calcext:value-type="string">
            <text:p>errores</text:p>
          </table:table-cell>
          <table:table-cell table:number-columns-repeated="4"/>
          <table:table-cell table:formula="of:=[.A384]&amp;&quot; &quot;&amp;[.B384]&amp;&quot; &quot;&amp;[.C384]" office:value-type="string" office:string-value="La perfección es una pulida colección de errores " calcext:value-type="string">
            <text:p>La perfección es una pulida colección de errores </text:p>
          </table:table-cell>
        </table:table-row>
        <table:table-row table:style-name="ro1">
          <table:table-cell table:style-name="ce1" office:value-type="string" calcext:value-type="string">
            <text:p>Las ventajas del nudismo</text:p>
          </table:table-cell>
          <table:table-cell table:style-name="ce1" office:value-type="string" calcext:value-type="string">
            <text:p>saltan a la vista</text:p>
          </table:table-cell>
          <table:table-cell table:number-columns-repeated="4"/>
          <table:table-cell table:formula="of:=[.A385]&amp;&quot; &quot;&amp;[.B385]&amp;&quot; &quot;&amp;[.C385]" office:value-type="string" office:string-value="Las ventajas del nudismo saltan a la vista " calcext:value-type="string">
            <text:p>Las ventajas del nudismo saltan a la vista </text:p>
          </table:table-cell>
        </table:table-row>
        <table:table-row table:style-name="ro1">
          <table:table-cell table:style-name="ce1" office:value-type="string" calcext:value-type="string">
            <text:p>Sólo quien ha comido ajo</text:p>
          </table:table-cell>
          <table:table-cell table:style-name="ce1" office:value-type="string" calcext:value-type="string">
            <text:p>puede darnos una palabra de aliento</text:p>
          </table:table-cell>
          <table:table-cell table:number-columns-repeated="4"/>
          <table:table-cell table:formula="of:=[.A386]&amp;&quot; &quot;&amp;[.B386]&amp;&quot; &quot;&amp;[.C386]" office:value-type="string" office:string-value="Sólo quien ha comido ajo puede darnos una palabra de aliento " calcext:value-type="string">
            <text:p>Sólo quien ha comido ajo puede darnos una palabra de aliento </text:p>
          </table:table-cell>
        </table:table-row>
        <table:table-row table:style-name="ro1">
          <table:table-cell table:style-name="ce1" office:value-type="string" calcext:value-type="string">
            <text:p>Morir es como dormir</text:p>
          </table:table-cell>
          <table:table-cell table:style-name="ce1" office:value-type="string" calcext:value-type="string">
            <text:p>pero sin levantarse a orinar</text:p>
          </table:table-cell>
          <table:table-cell table:number-columns-repeated="4"/>
          <table:table-cell table:formula="of:=[.A387]&amp;&quot; &quot;&amp;[.B387]&amp;&quot; &quot;&amp;[.C387]" office:value-type="string" office:string-value="Morir es como dormir pero sin levantarse a orinar " calcext:value-type="string">
            <text:p>Morir es como dormir pero sin levantarse a orinar </text:p>
          </table:table-cell>
        </table:table-row>
        <table:table-row table:style-name="ro1">
          <table:table-cell table:style-name="ce1" office:value-type="string" calcext:value-type="string">
            <text:p>La inactividad sexual es peligrosa,</text:p>
          </table:table-cell>
          <table:table-cell table:style-name="ce1" office:value-type="string" calcext:value-type="string">
            <text:p>produce cuernos</text:p>
          </table:table-cell>
          <table:table-cell table:number-columns-repeated="4"/>
          <table:table-cell table:formula="of:=[.A388]&amp;&quot; &quot;&amp;[.B388]&amp;&quot; &quot;&amp;[.C388]" office:value-type="string" office:string-value="La inactividad sexual es peligrosa, produce cuernos " calcext:value-type="string">
            <text:p>La inactividad sexual es peligrosa, produce cuernos </text:p>
          </table:table-cell>
        </table:table-row>
        <table:table-row table:style-name="ro1">
          <table:table-cell table:style-name="ce1" office:value-type="string" calcext:value-type="string">
            <text:p>Hoy en día la fidelidad sólo se ve</text:p>
          </table:table-cell>
          <table:table-cell table:style-name="ce1" office:value-type="string" calcext:value-type="string">
            <text:p>en los equipos de sonido</text:p>
          </table:table-cell>
          <table:table-cell table:number-columns-repeated="4"/>
          <table:table-cell table:formula="of:=[.A389]&amp;&quot; &quot;&amp;[.B389]&amp;&quot; &quot;&amp;[.C389]" office:value-type="string" office:string-value="Hoy en día la fidelidad sólo se ve en los equipos de sonido " calcext:value-type="string">
            <text:p>Hoy en día la fidelidad sólo se ve en los equipos de sonido </text:p>
          </table:table-cell>
        </table:table-row>
        <table:table-row table:style-name="ro1">
          <table:table-cell table:style-name="ce1" office:value-type="string" calcext:value-type="string">
            <text:p>Hay estudiantes que les apena ir al</text:p>
          </table:table-cell>
          <table:table-cell table:style-name="ce1" office:value-type="string" calcext:value-type="string">
            <text:p>hipódromo y ver que hasta los caballos</text:p>
          </table:table-cell>
          <table:table-cell table:style-name="ce1" office:value-type="string" calcext:value-type="string">
            <text:p>logran terminar su carrera</text:p>
          </table:table-cell>
          <table:table-cell table:number-columns-repeated="3"/>
          <table:table-cell table:formula="of:=[.A390]&amp;&quot; &quot;&amp;[.B390]&amp;&quot; &quot;&amp;[.C390]" office:value-type="string" office:string-value="Hay estudiantes que les apena ir al hipódromo y ver que hasta los caballos logran terminar su carrera" calcext:value-type="string">
            <text:p>Hay estudiantes que les apena ir al hipódromo y ver que hasta los caballos logran terminar su carrera</text:p>
          </table:table-cell>
        </table:table-row>
        <table:table-row table:style-name="ro1">
          <table:table-cell table:style-name="ce1" office:value-type="string" calcext:value-type="string">
            <text:p>El negocio más expuesto a la quiebra</text:p>
          </table:table-cell>
          <table:table-cell table:style-name="ce1" office:value-type="string" calcext:value-type="string">
            <text:p>es la cristalería</text:p>
          </table:table-cell>
          <table:table-cell table:number-columns-repeated="4"/>
          <table:table-cell table:formula="of:=[.A391]&amp;&quot; &quot;&amp;[.B391]&amp;&quot; &quot;&amp;[.C391]" office:value-type="string" office:string-value="El negocio más expuesto a la quiebra es la cristalería " calcext:value-type="string">
            <text:p>El negocio más expuesto a la quiebra es la cristalería </text:p>
          </table:table-cell>
        </table:table-row>
        <table:table-row table:style-name="ro1">
          <table:table-cell table:style-name="ce1" office:value-type="string" calcext:value-type="string">
            <text:p>El matrimonio es como las libretas de</text:p>
          </table:table-cell>
          <table:table-cell table:style-name="ce1" office:value-type="string" calcext:value-type="string">
            <text:p>ahorro: De tanto meter y sacar se pierde</text:p>
          </table:table-cell>
          <table:table-cell table:style-name="ce1" office:value-type="string" calcext:value-type="string">
            <text:p>el interés.</text:p>
          </table:table-cell>
          <table:table-cell table:number-columns-repeated="3"/>
          <table:table-cell table:formula="of:=[.A392]&amp;&quot; &quot;&amp;[.B392]&amp;&quot; &quot;&amp;[.C392]" office:value-type="string" office:string-value="El matrimonio es como las libretas de ahorro: De tanto meter y sacar se pierde el interés." calcext:value-type="string">
            <text:p>El matrimonio es como las libretas de ahorro: De tanto meter y sacar se pierde el interés.</text:p>
          </table:table-cell>
        </table:table-row>
        <table:table-row table:style-name="ro1">
          <table:table-cell table:style-name="ce1" office:value-type="string" calcext:value-type="string">
            <text:p>El diabético no puede ir de</text:p>
          </table:table-cell>
          <table:table-cell table:style-name="ce1" office:value-type="string" calcext:value-type="string">
            <text:p>Luna de Miel</text:p>
          </table:table-cell>
          <table:table-cell table:number-columns-repeated="4"/>
          <table:table-cell table:formula="of:=[.A393]&amp;&quot; &quot;&amp;[.B393]&amp;&quot; &quot;&amp;[.C393]" office:value-type="string" office:string-value="El diabético no puede ir de Luna de Miel " calcext:value-type="string">
            <text:p>El diabético no puede ir de Luna de Miel </text:p>
          </table:table-cell>
        </table:table-row>
        <table:table-row table:style-name="ro1">
          <table:table-cell table:style-name="ce1" office:value-type="string" calcext:value-type="string">
            <text:p>Cuando todo sube, lo único que baja es</text:p>
          </table:table-cell>
          <table:table-cell table:style-name="ce1" office:value-type="string" calcext:value-type="string">
            <text:p>la ropa interior</text:p>
          </table:table-cell>
          <table:table-cell table:number-columns-repeated="4"/>
          <table:table-cell table:formula="of:=[.A394]&amp;&quot; &quot;&amp;[.B394]&amp;&quot; &quot;&amp;[.C394]" office:value-type="string" office:string-value="Cuando todo sube, lo único que baja es la ropa interior " calcext:value-type="string">
            <text:p>Cuando todo sube, lo único que baja es la ropa interior </text:p>
          </table:table-cell>
        </table:table-row>
        <table:table-row table:style-name="ro1">
          <table:table-cell table:style-name="ce1" office:value-type="string" calcext:value-type="string">
            <text:p>Hay que trabajar ocho horas y</text:p>
          </table:table-cell>
          <table:table-cell table:style-name="ce1" office:value-type="string" calcext:value-type="string">
            <text:p>dormir ocho, pero no las mismas</text:p>
          </table:table-cell>
          <table:table-cell table:number-columns-repeated="4"/>
          <table:table-cell table:formula="of:=[.A395]&amp;&quot; &quot;&amp;[.B395]&amp;&quot; &quot;&amp;[.C395]" office:value-type="string" office:string-value="Hay que trabajar ocho horas y dormir ocho, pero no las mismas " calcext:value-type="string">
            <text:p>Hay que trabajar ocho horas y dormir ocho, pero no las mismas </text:p>
          </table:table-cell>
        </table:table-row>
        <table:table-row table:style-name="ro1">
          <table:table-cell table:style-name="ce1" office:value-type="string" calcext:value-type="string">
            <text:p>Los japoneses no miran,</text:p>
          </table:table-cell>
          <table:table-cell table:style-name="ce1" office:value-type="string" calcext:value-type="string">
            <text:p>sospechan</text:p>
          </table:table-cell>
          <table:table-cell table:number-columns-repeated="4"/>
          <table:table-cell table:formula="of:=[.A396]&amp;&quot; &quot;&amp;[.B396]&amp;&quot; &quot;&amp;[.C396]" office:value-type="string" office:string-value="Los japoneses no miran, sospechan " calcext:value-type="string">
            <text:p>Los japoneses no miran, sospechan </text:p>
          </table:table-cell>
        </table:table-row>
        <table:table-row table:style-name="ro1">
          <table:table-cell table:style-name="ce1" office:value-type="string" calcext:value-type="string">
            <text:p>¿Cuál es el animal que después de muerto</text:p>
          </table:table-cell>
          <table:table-cell table:style-name="ce1" office:value-type="string" calcext:value-type="string">
            <text:p>dá muchas vueltas?</text:p>
          </table:table-cell>
          <table:table-cell table:style-name="ce1" office:value-type="string" calcext:value-type="string">
            <text:p>El pollo rostizado</text:p>
          </table:table-cell>
          <table:table-cell table:number-columns-repeated="3"/>
          <table:table-cell table:formula="of:=[.A397]&amp;&quot; &quot;&amp;[.B397]&amp;&quot; &quot;&amp;[.C397]" office:value-type="string" office:string-value="¿Cuál es el animal que después de muerto dá muchas vueltas? El pollo rostizado" calcext:value-type="string">
            <text:p>¿Cuál es el animal que después de muerto dá muchas vueltas? El pollo rostizado</text:p>
          </table:table-cell>
        </table:table-row>
        <table:table-row table:style-name="ro1" table:number-rows-repeated="1048162">
          <table:table-cell table:number-columns-repeated="7"/>
        </table:table-row>
        <table:table-row table:style-name="ro2" table:number-rows-repeated="16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inserts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row table:style-name="ro3">
          <table:table-cell office:value-type="string" calcext:value-type="string">
            <text:p>'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La excelencia es una aspiración humana, la perfección es asunto de Dios. </text:p>
          </table:table-cell>
          <table:table-cell table:formula="of:=[.$A$1]&amp;[.B2]&amp;[.$A$1]" office:value-type="string" office:string-value="'La excelencia es una aspiración humana, la perfección es asunto de Dios. '" calcext:value-type="string">
            <text:p>'La excelencia es una aspiración humana, la perfección es asunto de Dios. '</text:p>
          </table:table-cell>
        </table:table-row>
        <table:table-row table:style-name="ro3">
          <table:table-cell/>
          <table:table-cell office:value-type="string" calcext:value-type="string">
            <text:p>El dinero no da la felicidad, pero si calma los nervios. </text:p>
          </table:table-cell>
          <table:table-cell table:formula="of:=[.$A$1]&amp;[.B3]&amp;[.$A$1]" office:value-type="string" office:string-value="'El dinero no da la felicidad, pero si calma los nervios. '" calcext:value-type="string">
            <text:p>'El dinero no da la felicidad, pero si calma los nervios. '</text:p>
          </table:table-cell>
        </table:table-row>
        <table:table-row table:style-name="ro3">
          <table:table-cell/>
          <table:table-cell office:value-type="string" calcext:value-type="string">
            <text:p>Un buen padre lo es por su corazón y sus entrañas, no por su cerebro. </text:p>
          </table:table-cell>
          <table:table-cell table:formula="of:=[.$A$1]&amp;[.B4]&amp;[.$A$1]" office:value-type="string" office:string-value="'Un buen padre lo es por su corazón y sus entrañas, no por su cerebro. '" calcext:value-type="string">
            <text:p>'Un buen padre lo es por su corazón y sus entrañas, no por su cerebro. '</text:p>
          </table:table-cell>
        </table:table-row>
        <table:table-row table:style-name="ro3">
          <table:table-cell/>
          <table:table-cell office:value-type="string" calcext:value-type="string">
            <text:p>La felicidad se obtiene dando felicidad. <text:s/></text:p>
          </table:table-cell>
          <table:table-cell table:formula="of:=[.$A$1]&amp;[.B5]&amp;[.$A$1]" office:value-type="string" office:string-value="'La felicidad se obtiene dando felicidad.  '" calcext:value-type="string">
            <text:p>'La felicidad se obtiene dando felicidad. <text:s/>'</text:p>
          </table:table-cell>
        </table:table-row>
        <table:table-row table:style-name="ro3">
          <table:table-cell/>
          <table:table-cell office:value-type="string" calcext:value-type="string">
            <text:p>El dinero no es bueno ni malo, su valor depende de quién lo gana y quien lo gasta.</text:p>
          </table:table-cell>
          <table:table-cell table:formula="of:=[.$A$1]&amp;[.B6]&amp;[.$A$1]" office:value-type="string" office:string-value="'El dinero no es bueno ni malo, su valor depende de quién lo gana y quien lo gasta.'" calcext:value-type="string">
            <text:p>'El dinero no es bueno ni malo, su valor depende de quién lo gana y quien lo gasta.'</text:p>
          </table:table-cell>
        </table:table-row>
        <table:table-row table:style-name="ro3">
          <table:table-cell/>
          <table:table-cell office:value-type="string" calcext:value-type="string">
            <text:p>La ambición sin conocimientos, es como un barco fuera del agua. </text:p>
          </table:table-cell>
          <table:table-cell table:formula="of:=[.$A$1]&amp;[.B7]&amp;[.$A$1]" office:value-type="string" office:string-value="'La ambición sin conocimientos, es como un barco fuera del agua. '" calcext:value-type="string">
            <text:p>'La ambición sin conocimientos, es como un barco fuera del agua. '</text:p>
          </table:table-cell>
        </table:table-row>
        <table:table-row table:style-name="ro3">
          <table:table-cell/>
          <table:table-cell office:value-type="string" calcext:value-type="string">
            <text:p>Si dices la verdad, no tendrás que acordarte de nada. </text:p>
          </table:table-cell>
          <table:table-cell table:formula="of:=[.$A$1]&amp;[.B8]&amp;[.$A$1]" office:value-type="string" office:string-value="'Si dices la verdad, no tendrás que acordarte de nada. '" calcext:value-type="string">
            <text:p>'Si dices la verdad, no tendrás que acordarte de nada. '</text:p>
          </table:table-cell>
        </table:table-row>
        <table:table-row table:style-name="ro3">
          <table:table-cell/>
          <table:table-cell office:value-type="string" calcext:value-type="string">
            <text:p>El remordimiento es el primer paso para cambiar de conducta. </text:p>
          </table:table-cell>
          <table:table-cell table:formula="of:=[.$A$1]&amp;[.B9]&amp;[.$A$1]" office:value-type="string" office:string-value="'El remordimiento es el primer paso para cambiar de conducta. '" calcext:value-type="string">
            <text:p>'El remordimiento es el primer paso para cambiar de conducta. '</text:p>
          </table:table-cell>
        </table:table-row>
        <table:table-row table:style-name="ro3">
          <table:table-cell/>
          <table:table-cell office:value-type="string" calcext:value-type="string">
            <text:p>En cuanto uno tiene hijos, perdonamos a nuestros padres. </text:p>
          </table:table-cell>
          <table:table-cell table:formula="of:=[.$A$1]&amp;[.B10]&amp;[.$A$1]" office:value-type="string" office:string-value="'En cuanto uno tiene hijos, perdonamos a nuestros padres. '" calcext:value-type="string">
            <text:p>'En cuanto uno tiene hijos, perdonamos a nuestros padres. '</text:p>
          </table:table-cell>
        </table:table-row>
        <table:table-row table:style-name="ro3">
          <table:table-cell/>
          <table:table-cell office:value-type="string" calcext:value-type="string">
            <text:p>Los hijos nos impiden lamentarnos del pasado, porque son nuestros mejores frutos.</text:p>
          </table:table-cell>
          <table:table-cell table:formula="of:=[.$A$1]&amp;[.B11]&amp;[.$A$1]" office:value-type="string" office:string-value="'Los hijos nos impiden lamentarnos del pasado, porque son nuestros mejores frutos.'" calcext:value-type="string">
            <text:p>'Los hijos nos impiden lamentarnos del pasado, porque son nuestros mejores frutos.'</text:p>
          </table:table-cell>
        </table:table-row>
        <table:table-row table:style-name="ro3">
          <table:table-cell/>
          <table:table-cell office:value-type="string" calcext:value-type="string">
            <text:p>Un buen hogar se construye, no se compra. </text:p>
          </table:table-cell>
          <table:table-cell table:formula="of:=[.$A$1]&amp;[.B12]&amp;[.$A$1]" office:value-type="string" office:string-value="'Un buen hogar se construye, no se compra. '" calcext:value-type="string">
            <text:p>'Un buen hogar se construye, no se compra. '</text:p>
          </table:table-cell>
        </table:table-row>
        <table:table-row table:style-name="ro3">
          <table:table-cell/>
          <table:table-cell office:value-type="string" calcext:value-type="string">
            <text:p>Los sueños son sumamente importantes, nada se hace sin que antes se imagine. </text:p>
          </table:table-cell>
          <table:table-cell table:formula="of:=[.$A$1]&amp;[.B13]&amp;[.$A$1]" office:value-type="string" office:string-value="'Los sueños son sumamente importantes, nada se hace sin que antes se imagine. '" calcext:value-type="string">
            <text:p>'Los sueños son sumamente importantes, nada se hace sin que antes se imagine. '</text:p>
          </table:table-cell>
        </table:table-row>
        <table:table-row table:style-name="ro3">
          <table:table-cell/>
          <table:table-cell office:value-type="string" calcext:value-type="string">
            <text:p>Los más grandes no vencen a los más pequeños, pero los mas veloces si vencen a los más lentos .</text:p>
          </table:table-cell>
          <table:table-cell table:formula="of:=[.$A$1]&amp;[.B14]&amp;[.$A$1]" office:value-type="string" office:string-value="'Los más grandes no vencen a los más pequeños, pero los mas veloces si vencen a los más lentos .'" calcext:value-type="string">
            <text:p>'Los más grandes no vencen a los más pequeños, pero los mas veloces si vencen a los más lentos .'</text:p>
          </table:table-cell>
        </table:table-row>
        <table:table-row table:style-name="ro3">
          <table:table-cell/>
          <table:table-cell office:value-type="string" calcext:value-type="string">
            <text:p>La verdad tiene que caer en suelo fértil <text:s/></text:p>
          </table:table-cell>
          <table:table-cell table:formula="of:=[.$A$1]&amp;[.B15]&amp;[.$A$1]" office:value-type="string" office:string-value="'La verdad tiene que caer en suelo fértil  '" calcext:value-type="string">
            <text:p>'La verdad tiene que caer en suelo fértil <text:s/>'</text:p>
          </table:table-cell>
        </table:table-row>
        <table:table-row table:style-name="ro3">
          <table:table-cell/>
          <table:table-cell office:value-type="string" calcext:value-type="string">
            <text:p>Cada uno de nosotros debemos descubrir nuestro propio camino, y jamás seremos felices si seguimos el de otro.</text:p>
          </table:table-cell>
          <table:table-cell table:formula="of:=[.$A$1]&amp;[.B16]&amp;[.$A$1]" office:value-type="string" office:string-value="'Cada uno de nosotros debemos descubrir nuestro propio camino, y jamás seremos felices si seguimos el de otro.'" calcext:value-type="string">
            <text:p>'Cada uno de nosotros debemos descubrir nuestro propio camino, y jamás seremos felices si seguimos el de otro.'</text:p>
          </table:table-cell>
        </table:table-row>
        <table:table-row table:style-name="ro3">
          <table:table-cell/>
          <table:table-cell office:value-type="string" calcext:value-type="string">
            <text:p>No nos preocupemos de que nuestros hijos no nos escuchen, preocupémonos porque siempre nos están observando.</text:p>
          </table:table-cell>
          <table:table-cell table:formula="of:=[.$A$1]&amp;[.B17]&amp;[.$A$1]" office:value-type="string" office:string-value="'No nos preocupemos de que nuestros hijos no nos escuchen, preocupémonos porque siempre nos están observando.'" calcext:value-type="string">
            <text:p>'No nos preocupemos de que nuestros hijos no nos escuchen, preocupémonos porque siempre nos están observando.'</text:p>
          </table:table-cell>
        </table:table-row>
        <table:table-row table:style-name="ro3">
          <table:table-cell/>
          <table:table-cell office:value-type="string" calcext:value-type="string">
            <text:p>Muchísimas personas sobreestiman lo que no son y subestiman lo que son </text:p>
          </table:table-cell>
          <table:table-cell table:formula="of:=[.$A$1]&amp;[.B18]&amp;[.$A$1]" office:value-type="string" office:string-value="'Muchísimas personas sobreestiman lo que no son y subestiman lo que son '" calcext:value-type="string">
            <text:p>'Muchísimas personas sobreestiman lo que no son y subestiman lo que son '</text:p>
          </table:table-cell>
        </table:table-row>
        <table:table-row table:style-name="ro3">
          <table:table-cell/>
          <table:table-cell office:value-type="string" calcext:value-type="string">
            <text:p>Cuando se nos despide, la naturaleza nos está diciendo que no teníamos el empleo que en verdad deseábamos.</text:p>
          </table:table-cell>
          <table:table-cell table:formula="of:=[.$A$1]&amp;[.B19]&amp;[.$A$1]" office:value-type="string" office:string-value="'Cuando se nos despide, la naturaleza nos está diciendo que no teníamos el empleo que en verdad deseábamos.'" calcext:value-type="string">
            <text:p>'Cuando se nos despide, la naturaleza nos está diciendo que no teníamos el empleo que en verdad deseábamos.'</text:p>
          </table:table-cell>
        </table:table-row>
        <table:table-row table:style-name="ro3">
          <table:table-cell/>
          <table:table-cell office:value-type="string" calcext:value-type="string">
            <text:p>El dinero es algo muy singular: Le dá al ser humano tanta alegría como el amor y tanta angustia como la muerte.</text:p>
          </table:table-cell>
          <table:table-cell table:formula="of:=[.$A$1]&amp;[.B20]&amp;[.$A$1]" office:value-type="string" office:string-value="'El dinero es algo muy singular: Le dá al ser humano tanta alegría como el amor y tanta angustia como la muerte.'" calcext:value-type="string">
            <text:p>'El dinero es algo muy singular: Le dá al ser humano tanta alegría como el amor y tanta angustia como la muerte.'</text:p>
          </table:table-cell>
        </table:table-row>
        <table:table-row table:style-name="ro3">
          <table:table-cell/>
          <table:table-cell office:value-type="string" calcext:value-type="string">
            <text:p>Cuando no se tiene dinero siempre se piensa en él. Cuando se tiene dinero sólo se piensa en él.</text:p>
          </table:table-cell>
          <table:table-cell table:formula="of:=[.$A$1]&amp;[.B21]&amp;[.$A$1]" office:value-type="string" office:string-value="'Cuando no se tiene dinero siempre se piensa en él. Cuando se tiene dinero sólo se piensa en él.'" calcext:value-type="string">
            <text:p>'Cuando no se tiene dinero siempre se piensa en él. Cuando se tiene dinero sólo se piensa en él.'</text:p>
          </table:table-cell>
        </table:table-row>
        <table:table-row table:style-name="ro3">
          <table:table-cell/>
          <table:table-cell office:value-type="string" calcext:value-type="string">
            <text:p>Los errores son justificables si se cometen buscando la felicidad </text:p>
          </table:table-cell>
          <table:table-cell table:formula="of:=[.$A$1]&amp;[.B22]&amp;[.$A$1]" office:value-type="string" office:string-value="'Los errores son justificables si se cometen buscando la felicidad '" calcext:value-type="string">
            <text:p>'Los errores son justificables si se cometen buscando la felicidad '</text:p>
          </table:table-cell>
        </table:table-row>
        <table:table-row table:style-name="ro3">
          <table:table-cell/>
          <table:table-cell office:value-type="string" calcext:value-type="string">
            <text:p>Soporta el dolor de hoy. No lo acumules al de ayer, ni quieras cargar ya con el de mañana.</text:p>
          </table:table-cell>
          <table:table-cell table:formula="of:=[.$A$1]&amp;[.B23]&amp;[.$A$1]" office:value-type="string" office:string-value="'Soporta el dolor de hoy. No lo acumules al de ayer, ni quieras cargar ya con el de mañana.'" calcext:value-type="string">
            <text:p>'Soporta el dolor de hoy. No lo acumules al de ayer, ni quieras cargar ya con el de mañana.'</text:p>
          </table:table-cell>
        </table:table-row>
        <table:table-row table:style-name="ro3">
          <table:table-cell/>
          <table:table-cell office:value-type="string" calcext:value-type="string">
            <text:p>Disfruta el presente. Aprende del pasado. Sueña con el futuro.</text:p>
          </table:table-cell>
          <table:table-cell table:formula="of:=[.$A$1]&amp;[.B24]&amp;[.$A$1]" office:value-type="string" office:string-value="'Disfruta el presente. Aprende del pasado. Sueña con el futuro.'" calcext:value-type="string">
            <text:p>'Disfruta el presente. Aprende del pasado. Sueña con el futuro.'</text:p>
          </table:table-cell>
        </table:table-row>
        <table:table-row table:style-name="ro3">
          <table:table-cell/>
          <table:table-cell office:value-type="string" calcext:value-type="string">
            <text:p>Algunos no tienen de su riqueza, más que el miedo a perderla. </text:p>
          </table:table-cell>
          <table:table-cell table:formula="of:=[.$A$1]&amp;[.B25]&amp;[.$A$1]" office:value-type="string" office:string-value="'Algunos no tienen de su riqueza, más que el miedo a perderla. '" calcext:value-type="string">
            <text:p>'Algunos no tienen de su riqueza, más que el miedo a perderla. '</text:p>
          </table:table-cell>
        </table:table-row>
        <table:table-row table:style-name="ro3">
          <table:table-cell/>
          <table:table-cell office:value-type="string" calcext:value-type="string">
            <text:p>Hoy es el día más bello. <text:s/></text:p>
          </table:table-cell>
          <table:table-cell table:formula="of:=[.$A$1]&amp;[.B26]&amp;[.$A$1]" office:value-type="string" office:string-value="'Hoy es el día más bello.  '" calcext:value-type="string">
            <text:p>'Hoy es el día más bello. <text:s/>'</text:p>
          </table:table-cell>
        </table:table-row>
        <table:table-row table:style-name="ro3">
          <table:table-cell/>
          <table:table-cell office:value-type="string" calcext:value-type="string">
            <text:p>Equivocarse, es la cosa más fácil. <text:s/></text:p>
          </table:table-cell>
          <table:table-cell table:formula="of:=[.$A$1]&amp;[.B27]&amp;[.$A$1]" office:value-type="string" office:string-value="'Equivocarse, es la cosa más fácil.  '" calcext:value-type="string">
            <text:p>'Equivocarse, es la cosa más fácil. <text:s/>'</text:p>
          </table:table-cell>
        </table:table-row>
        <table:table-row table:style-name="ro3">
          <table:table-cell/>
          <table:table-cell office:value-type="string" calcext:value-type="string">
            <text:p>El miedo, es el obstáculo más grande. <text:s/></text:p>
          </table:table-cell>
          <table:table-cell table:formula="of:=[.$A$1]&amp;[.B28]&amp;[.$A$1]" office:value-type="string" office:string-value="'El miedo, es el obstáculo más grande.  '" calcext:value-type="string">
            <text:p>'El miedo, es el obstáculo más grande. <text:s/>'</text:p>
          </table:table-cell>
        </table:table-row>
        <table:table-row table:style-name="ro3">
          <table:table-cell/>
          <table:table-cell office:value-type="string" calcext:value-type="string">
            <text:p>Abandonarse, es el error mayor. <text:s/></text:p>
          </table:table-cell>
          <table:table-cell table:formula="of:=[.$A$1]&amp;[.B29]&amp;[.$A$1]" office:value-type="string" office:string-value="'Abandonarse, es el error mayor.  '" calcext:value-type="string">
            <text:p>'Abandonarse, es el error mayor. <text:s/>'</text:p>
          </table:table-cell>
        </table:table-row>
        <table:table-row table:style-name="ro3">
          <table:table-cell/>
          <table:table-cell office:value-type="string" calcext:value-type="string">
            <text:p>El egoísmo, es la raíz de todos los males. </text:p>
          </table:table-cell>
          <table:table-cell table:formula="of:=[.$A$1]&amp;[.B30]&amp;[.$A$1]" office:value-type="string" office:string-value="'El egoísmo, es la raíz de todos los males. '" calcext:value-type="string">
            <text:p>'El egoísmo, es la raíz de todos los males. '</text:p>
          </table:table-cell>
        </table:table-row>
        <table:table-row table:style-name="ro3">
          <table:table-cell/>
          <table:table-cell office:value-type="string" calcext:value-type="string">
            <text:p>El trabajo, es la distracción más bella. <text:s/></text:p>
          </table:table-cell>
          <table:table-cell table:formula="of:=[.$A$1]&amp;[.B31]&amp;[.$A$1]" office:value-type="string" office:string-value="'El trabajo, es la distracción más bella.  '" calcext:value-type="string">
            <text:p>'El trabajo, es la distracción más bella. <text:s/>'</text:p>
          </table:table-cell>
        </table:table-row>
        <table:table-row table:style-name="ro3">
          <table:table-cell/>
          <table:table-cell office:value-type="string" calcext:value-type="string">
            <text:p>Los niños, son los mejores profesores. <text:s/></text:p>
          </table:table-cell>
          <table:table-cell table:formula="of:=[.$A$1]&amp;[.B32]&amp;[.$A$1]" office:value-type="string" office:string-value="'Los niños, son los mejores profesores.  '" calcext:value-type="string">
            <text:p>'Los niños, son los mejores profesores. <text:s/>'</text:p>
          </table:table-cell>
        </table:table-row>
        <table:table-row table:style-name="ro3">
          <table:table-cell/>
          <table:table-cell office:value-type="string" calcext:value-type="string">
            <text:p>Comunicarse, es la primera necesidad. <text:s/></text:p>
          </table:table-cell>
          <table:table-cell table:formula="of:=[.$A$1]&amp;[.B33]&amp;[.$A$1]" office:value-type="string" office:string-value="'Comunicarse, es la primera necesidad.  '" calcext:value-type="string">
            <text:p>'Comunicarse, es la primera necesidad. <text:s/>'</text:p>
          </table:table-cell>
        </table:table-row>
        <table:table-row table:style-name="ro3">
          <table:table-cell/>
          <table:table-cell office:value-type="string" calcext:value-type="string">
            <text:p>Ser útil a los demás, es lo que más hace feliz. </text:p>
          </table:table-cell>
          <table:table-cell table:formula="of:=[.$A$1]&amp;[.B34]&amp;[.$A$1]" office:value-type="string" office:string-value="'Ser útil a los demás, es lo que más hace feliz. '" calcext:value-type="string">
            <text:p>'Ser útil a los demás, es lo que más hace feliz. '</text:p>
          </table:table-cell>
        </table:table-row>
        <table:table-row table:style-name="ro3">
          <table:table-cell/>
          <table:table-cell office:value-type="string" calcext:value-type="string">
            <text:p>La muerte, es el misterio más grande. <text:s/></text:p>
          </table:table-cell>
          <table:table-cell table:formula="of:=[.$A$1]&amp;[.B35]&amp;[.$A$1]" office:value-type="string" office:string-value="'La muerte, es el misterio más grande.  '" calcext:value-type="string">
            <text:p>'La muerte, es el misterio más grande. <text:s/>'</text:p>
          </table:table-cell>
        </table:table-row>
        <table:table-row table:style-name="ro3">
          <table:table-cell/>
          <table:table-cell office:value-type="string" calcext:value-type="string">
            <text:p>El mal humor, es el peor defecto. <text:s/></text:p>
          </table:table-cell>
          <table:table-cell table:formula="of:=[.$A$1]&amp;[.B36]&amp;[.$A$1]" office:value-type="string" office:string-value="'El mal humor, es el peor defecto.  '" calcext:value-type="string">
            <text:p>'El mal humor, es el peor defecto. <text:s/>'</text:p>
          </table:table-cell>
        </table:table-row>
        <table:table-row table:style-name="ro3">
          <table:table-cell/>
          <table:table-cell office:value-type="string" calcext:value-type="string">
            <text:p>La mentirosa, es la persona más peligrosa. </text:p>
          </table:table-cell>
          <table:table-cell table:formula="of:=[.$A$1]&amp;[.B37]&amp;[.$A$1]" office:value-type="string" office:string-value="'La mentirosa, es la persona más peligrosa. '" calcext:value-type="string">
            <text:p>'La mentirosa, es la persona más peligrosa. '</text:p>
          </table:table-cell>
        </table:table-row>
        <table:table-row table:style-name="ro3">
          <table:table-cell/>
          <table:table-cell office:value-type="string" calcext:value-type="string">
            <text:p>El rencor, es el sentimiento más ruín. <text:s/></text:p>
          </table:table-cell>
          <table:table-cell table:formula="of:=[.$A$1]&amp;[.B38]&amp;[.$A$1]" office:value-type="string" office:string-value="'El rencor, es el sentimiento más ruín.  '" calcext:value-type="string">
            <text:p>'El rencor, es el sentimiento más ruín. <text:s/>'</text:p>
          </table:table-cell>
        </table:table-row>
        <table:table-row table:style-name="ro3">
          <table:table-cell/>
          <table:table-cell office:value-type="string" calcext:value-type="string">
            <text:p>El perdón, es el regalo más bello. <text:s/></text:p>
          </table:table-cell>
          <table:table-cell table:formula="of:=[.$A$1]&amp;[.B39]&amp;[.$A$1]" office:value-type="string" office:string-value="'El perdón, es el regalo más bello.  '" calcext:value-type="string">
            <text:p>'El perdón, es el regalo más bello. <text:s/>'</text:p>
          </table:table-cell>
        </table:table-row>
        <table:table-row table:style-name="ro3">
          <table:table-cell/>
          <table:table-cell office:value-type="string" calcext:value-type="string">
            <text:p>El hogar, es lo más imprescindible. <text:s/></text:p>
          </table:table-cell>
          <table:table-cell table:formula="of:=[.$A$1]&amp;[.B40]&amp;[.$A$1]" office:value-type="string" office:string-value="'El hogar, es lo más imprescindible.  '" calcext:value-type="string">
            <text:p>'El hogar, es lo más imprescindible. <text:s/>'</text:p>
          </table:table-cell>
        </table:table-row>
        <table:table-row table:style-name="ro3">
          <table:table-cell/>
          <table:table-cell office:value-type="string" calcext:value-type="string">
            <text:p>El camino correcto, es la ruta más rápida. </text:p>
          </table:table-cell>
          <table:table-cell table:formula="of:=[.$A$1]&amp;[.B41]&amp;[.$A$1]" office:value-type="string" office:string-value="'El camino correcto, es la ruta más rápida. '" calcext:value-type="string">
            <text:p>'El camino correcto, es la ruta más rápida. '</text:p>
          </table:table-cell>
        </table:table-row>
        <table:table-row table:style-name="ro3">
          <table:table-cell/>
          <table:table-cell office:value-type="string" calcext:value-type="string">
            <text:p>La paz interior, es la sensación más grata. </text:p>
          </table:table-cell>
          <table:table-cell table:formula="of:=[.$A$1]&amp;[.B42]&amp;[.$A$1]" office:value-type="string" office:string-value="'La paz interior, es la sensación más grata. '" calcext:value-type="string">
            <text:p>'La paz interior, es la sensación más grata. '</text:p>
          </table:table-cell>
        </table:table-row>
        <table:table-row table:style-name="ro3">
          <table:table-cell/>
          <table:table-cell office:value-type="string" calcext:value-type="string">
            <text:p>La sonrisa, es el resguardo más eficaz. <text:s/></text:p>
          </table:table-cell>
          <table:table-cell table:formula="of:=[.$A$1]&amp;[.B43]&amp;[.$A$1]" office:value-type="string" office:string-value="'La sonrisa, es el resguardo más eficaz.  '" calcext:value-type="string">
            <text:p>'La sonrisa, es el resguardo más eficaz. <text:s/>'</text:p>
          </table:table-cell>
        </table:table-row>
        <table:table-row table:style-name="ro3">
          <table:table-cell/>
          <table:table-cell office:value-type="string" calcext:value-type="string">
            <text:p>El optimismo, es el mejor remedio. <text:s/></text:p>
          </table:table-cell>
          <table:table-cell table:formula="of:=[.$A$1]&amp;[.B44]&amp;[.$A$1]" office:value-type="string" office:string-value="'El optimismo, es el mejor remedio.  '" calcext:value-type="string">
            <text:p>'El optimismo, es el mejor remedio. <text:s/>'</text:p>
          </table:table-cell>
        </table:table-row>
        <table:table-row table:style-name="ro3">
          <table:table-cell/>
          <table:table-cell office:value-type="string" calcext:value-type="string">
            <text:p>El deber cumplido, es la mayor satisfacción. </text:p>
          </table:table-cell>
          <table:table-cell table:formula="of:=[.$A$1]&amp;[.B45]&amp;[.$A$1]" office:value-type="string" office:string-value="'El deber cumplido, es la mayor satisfacción. '" calcext:value-type="string">
            <text:p>'El deber cumplido, es la mayor satisfacción. '</text:p>
          </table:table-cell>
        </table:table-row>
        <table:table-row table:style-name="ro3">
          <table:table-cell/>
          <table:table-cell office:value-type="string" calcext:value-type="string">
            <text:p>La Fé, es la fuerza más potente del mundo. </text:p>
          </table:table-cell>
          <table:table-cell table:formula="of:=[.$A$1]&amp;[.B46]&amp;[.$A$1]" office:value-type="string" office:string-value="'La Fé, es la fuerza más potente del mundo. '" calcext:value-type="string">
            <text:p>'La Fé, es la fuerza más potente del mundo. '</text:p>
          </table:table-cell>
        </table:table-row>
        <table:table-row table:style-name="ro3">
          <table:table-cell/>
          <table:table-cell office:value-type="string" calcext:value-type="string">
            <text:p>Los padres, son las personas más necesarias. </text:p>
          </table:table-cell>
          <table:table-cell table:formula="of:=[.$A$1]&amp;[.B47]&amp;[.$A$1]" office:value-type="string" office:string-value="'Los padres, son las personas más necesarias. '" calcext:value-type="string">
            <text:p>'Los padres, son las personas más necesarias. '</text:p>
          </table:table-cell>
        </table:table-row>
        <table:table-row table:style-name="ro3">
          <table:table-cell/>
          <table:table-cell office:value-type="string" calcext:value-type="string">
            <text:p>El amor, es la cosa más bella de todas. <text:s/></text:p>
          </table:table-cell>
          <table:table-cell table:formula="of:=[.$A$1]&amp;[.B48]&amp;[.$A$1]" office:value-type="string" office:string-value="'El amor, es la cosa más bella de todas.  '" calcext:value-type="string">
            <text:p>'El amor, es la cosa más bella de todas. <text:s/>'</text:p>
          </table:table-cell>
        </table:table-row>
        <table:table-row table:style-name="ro3">
          <table:table-cell/>
          <table:table-cell office:value-type="string" calcext:value-type="string">
            <text:p>No hay viento favorable para el que no sabe a donde ir. </text:p>
          </table:table-cell>
          <table:table-cell table:formula="of:=[.$A$1]&amp;[.B49]&amp;[.$A$1]" office:value-type="string" office:string-value="'No hay viento favorable para el que no sabe a donde ir. '" calcext:value-type="string">
            <text:p>'No hay viento favorable para el que no sabe a donde ir. '</text:p>
          </table:table-cell>
        </table:table-row>
        <table:table-row table:style-name="ro3">
          <table:table-cell/>
          <table:table-cell office:value-type="string" calcext:value-type="string">
            <text:p>Hay que ser diferentes. Si somos iguales, para que habrìan de necesitarnos.</text:p>
          </table:table-cell>
          <table:table-cell table:formula="of:=[.$A$1]&amp;[.B50]&amp;[.$A$1]" office:value-type="string" office:string-value="'Hay que ser diferentes. Si somos iguales, para que habrìan de necesitarnos.'" calcext:value-type="string">
            <text:p>'Hay que ser diferentes. Si somos iguales, para que habrìan de necesitarnos.'</text:p>
          </table:table-cell>
        </table:table-row>
        <table:table-row table:style-name="ro3">
          <table:table-cell/>
          <table:table-cell office:value-type="string" calcext:value-type="string">
            <text:p>Si supiéramos comprender, no haría falta perdonar </text:p>
          </table:table-cell>
          <table:table-cell table:formula="of:=[.$A$1]&amp;[.B51]&amp;[.$A$1]" office:value-type="string" office:string-value="'Si supiéramos comprender, no haría falta perdonar '" calcext:value-type="string">
            <text:p>'Si supiéramos comprender, no haría falta perdonar '</text:p>
          </table:table-cell>
        </table:table-row>
        <table:table-row table:style-name="ro3">
          <table:table-cell/>
          <table:table-cell office:value-type="string" calcext:value-type="string">
            <text:p>El hombre se complace en enumerar sus pesares, pero no enumera sus alegrías. </text:p>
          </table:table-cell>
          <table:table-cell table:formula="of:=[.$A$1]&amp;[.B52]&amp;[.$A$1]" office:value-type="string" office:string-value="'El hombre se complace en enumerar sus pesares, pero no enumera sus alegrías. '" calcext:value-type="string">
            <text:p>'El hombre se complace en enumerar sus pesares, pero no enumera sus alegrías. '</text:p>
          </table:table-cell>
        </table:table-row>
        <table:table-row table:style-name="ro3">
          <table:table-cell/>
          <table:table-cell office:value-type="string" calcext:value-type="string">
            <text:p>Un ser original es difícil de encontrar pero fácil de reconocer. </text:p>
          </table:table-cell>
          <table:table-cell table:formula="of:=[.$A$1]&amp;[.B53]&amp;[.$A$1]" office:value-type="string" office:string-value="'Un ser original es difícil de encontrar pero fácil de reconocer. '" calcext:value-type="string">
            <text:p>'Un ser original es difícil de encontrar pero fácil de reconocer. '</text:p>
          </table:table-cell>
        </table:table-row>
        <table:table-row table:style-name="ro3">
          <table:table-cell/>
          <table:table-cell office:value-type="string" calcext:value-type="string">
            <text:p>Lo bueno de los ególatras, es que no hablan de los demás. </text:p>
          </table:table-cell>
          <table:table-cell table:formula="of:=[.$A$1]&amp;[.B54]&amp;[.$A$1]" office:value-type="string" office:string-value="'Lo bueno de los ególatras, es que no hablan de los demás. '" calcext:value-type="string">
            <text:p>'Lo bueno de los ególatras, es que no hablan de los demás. '</text:p>
          </table:table-cell>
        </table:table-row>
        <table:table-row table:style-name="ro3">
          <table:table-cell/>
          <table:table-cell office:value-type="string" calcext:value-type="string">
            <text:p>Consigue un empleo que te guste y no tendrás que trabajar ni un día de tu vida</text:p>
          </table:table-cell>
          <table:table-cell table:formula="of:=[.$A$1]&amp;[.B55]&amp;[.$A$1]" office:value-type="string" office:string-value="'Consigue un empleo que te guste y no tendrás que trabajar ni un día de tu vida'" calcext:value-type="string">
            <text:p>'Consigue un empleo que te guste y no tendrás que trabajar ni un día de tu vida'</text:p>
          </table:table-cell>
        </table:table-row>
        <table:table-row table:style-name="ro3">
          <table:table-cell/>
          <table:table-cell office:value-type="string" calcext:value-type="string">
            <text:p>Una verdad a medias es una mentira completa </text:p>
          </table:table-cell>
          <table:table-cell table:formula="of:=[.$A$1]&amp;[.B56]&amp;[.$A$1]" office:value-type="string" office:string-value="'Una verdad a medias es una mentira completa '" calcext:value-type="string">
            <text:p>'Una verdad a medias es una mentira completa '</text:p>
          </table:table-cell>
        </table:table-row>
        <table:table-row table:style-name="ro3">
          <table:table-cell/>
          <table:table-cell office:value-type="string" calcext:value-type="string">
            <text:p>El mejor regalo que podemos darle a otra persona, es nuestra atención íntegra. </text:p>
          </table:table-cell>
          <table:table-cell table:formula="of:=[.$A$1]&amp;[.B57]&amp;[.$A$1]" office:value-type="string" office:string-value="'El mejor regalo que podemos darle a otra persona, es nuestra atención íntegra. '" calcext:value-type="string">
            <text:p>'El mejor regalo que podemos darle a otra persona, es nuestra atención íntegra. '</text:p>
          </table:table-cell>
        </table:table-row>
        <table:table-row table:style-name="ro3">
          <table:table-cell/>
          <table:table-cell office:value-type="string" calcext:value-type="string">
            <text:p>Cuando se te presente una ventana de oportunidad, no bajes las cortinillas. </text:p>
          </table:table-cell>
          <table:table-cell table:formula="of:=[.$A$1]&amp;[.B58]&amp;[.$A$1]" office:value-type="string" office:string-value="'Cuando se te presente una ventana de oportunidad, no bajes las cortinillas. '" calcext:value-type="string">
            <text:p>'Cuando se te presente una ventana de oportunidad, no bajes las cortinillas. '</text:p>
          </table:table-cell>
        </table:table-row>
        <table:table-row table:style-name="ro3">
          <table:table-cell/>
          <table:table-cell office:value-type="string" calcext:value-type="string">
            <text:p>Una cosa es aprender del pasado, y otra, revolcarse en él. </text:p>
          </table:table-cell>
          <table:table-cell table:formula="of:=[.$A$1]&amp;[.B59]&amp;[.$A$1]" office:value-type="string" office:string-value="'Una cosa es aprender del pasado, y otra, revolcarse en él. '" calcext:value-type="string">
            <text:p>'Una cosa es aprender del pasado, y otra, revolcarse en él. '</text:p>
          </table:table-cell>
        </table:table-row>
        <table:table-row table:style-name="ro3">
          <table:table-cell/>
          <table:table-cell office:value-type="string" calcext:value-type="string">
            <text:p>La diferencia entre una mano que ayuda y una mano que pide, es un movimiento de muñeca.</text:p>
          </table:table-cell>
          <table:table-cell table:formula="of:=[.$A$1]&amp;[.B60]&amp;[.$A$1]" office:value-type="string" office:string-value="'La diferencia entre una mano que ayuda y una mano que pide, es un movimiento de muñeca.'" calcext:value-type="string">
            <text:p>'La diferencia entre una mano que ayuda y una mano que pide, es un movimiento de muñeca.'</text:p>
          </table:table-cell>
        </table:table-row>
        <table:table-row table:style-name="ro3">
          <table:table-cell/>
          <table:table-cell office:value-type="string" calcext:value-type="string">
            <text:p>Un gran hombre es el que no pierde su corazón de niño. </text:p>
          </table:table-cell>
          <table:table-cell table:formula="of:=[.$A$1]&amp;[.B61]&amp;[.$A$1]" office:value-type="string" office:string-value="'Un gran hombre es el que no pierde su corazón de niño. '" calcext:value-type="string">
            <text:p>'Un gran hombre es el que no pierde su corazón de niño. '</text:p>
          </table:table-cell>
        </table:table-row>
        <table:table-row table:style-name="ro3">
          <table:table-cell/>
          <table:table-cell office:value-type="string" calcext:value-type="string">
            <text:p>Las cosas grandes no son por fuerza, mejores que las pequeñas...Los girasoles no son mejores que las violetas.</text:p>
          </table:table-cell>
          <table:table-cell table:formula="of:=[.$A$1]&amp;[.B62]&amp;[.$A$1]" office:value-type="string" office:string-value="'Las cosas grandes no son por fuerza, mejores que las pequeñas...Los girasoles no son mejores que las violetas.'" calcext:value-type="string">
            <text:p>'Las cosas grandes no son por fuerza, mejores que las pequeñas...Los girasoles no son mejores que las violetas.'</text:p>
          </table:table-cell>
        </table:table-row>
        <table:table-row table:style-name="ro3">
          <table:table-cell/>
          <table:table-cell office:value-type="string" calcext:value-type="string">
            <text:p>El hombre es una criatura de esperanza y de inventiva, lo que desmiente la idea de que no es posible cambiar las cosas.</text:p>
          </table:table-cell>
          <table:table-cell table:formula="of:=[.$A$1]&amp;[.B63]&amp;[.$A$1]" office:value-type="string" office:string-value="'El hombre es una criatura de esperanza y de inventiva, lo que desmiente la idea de que no es posible cambiar las cosas.'" calcext:value-type="string">
            <text:p>'El hombre es una criatura de esperanza y de inventiva, lo que desmiente la idea de que no es posible cambiar las cosas.'</text:p>
          </table:table-cell>
        </table:table-row>
        <table:table-row table:style-name="ro3">
          <table:table-cell/>
          <table:table-cell office:value-type="string" calcext:value-type="string">
            <text:p>Pensar a solas es pensar a medias. <text:s/></text:p>
          </table:table-cell>
          <table:table-cell table:formula="of:=[.$A$1]&amp;[.B64]&amp;[.$A$1]" office:value-type="string" office:string-value="'Pensar a solas es pensar a medias.  '" calcext:value-type="string">
            <text:p>'Pensar a solas es pensar a medias. <text:s/>'</text:p>
          </table:table-cell>
        </table:table-row>
        <table:table-row table:style-name="ro3">
          <table:table-cell/>
          <table:table-cell office:value-type="string" calcext:value-type="string">
            <text:p>El matrimonio es algo así, como armar un edificio de juguete sin instructivo. </text:p>
          </table:table-cell>
          <table:table-cell table:formula="of:=[.$A$1]&amp;[.B65]&amp;[.$A$1]" office:value-type="string" office:string-value="'El matrimonio es algo así, como armar un edificio de juguete sin instructivo. '" calcext:value-type="string">
            <text:p>'El matrimonio es algo así, como armar un edificio de juguete sin instructivo. '</text:p>
          </table:table-cell>
        </table:table-row>
        <table:table-row table:style-name="ro3">
          <table:table-cell/>
          <table:table-cell office:value-type="string" calcext:value-type="string">
            <text:p>El que no puede sobrellevar lo malo, no vive para ver lo bueno. </text:p>
          </table:table-cell>
          <table:table-cell table:formula="of:=[.$A$1]&amp;[.B66]&amp;[.$A$1]" office:value-type="string" office:string-value="'El que no puede sobrellevar lo malo, no vive para ver lo bueno. '" calcext:value-type="string">
            <text:p>'El que no puede sobrellevar lo malo, no vive para ver lo bueno. '</text:p>
          </table:table-cell>
        </table:table-row>
        <table:table-row table:style-name="ro3">
          <table:table-cell/>
          <table:table-cell office:value-type="string" calcext:value-type="string">
            <text:p>Ser amable es más importante que ser sabio, y entender que esto es el principio de la sabiduría.</text:p>
          </table:table-cell>
          <table:table-cell table:formula="of:=[.$A$1]&amp;[.B67]&amp;[.$A$1]" office:value-type="string" office:string-value="'Ser amable es más importante que ser sabio, y entender que esto es el principio de la sabiduría.'" calcext:value-type="string">
            <text:p>'Ser amable es más importante que ser sabio, y entender que esto es el principio de la sabiduría.'</text:p>
          </table:table-cell>
        </table:table-row>
        <table:table-row table:style-name="ro3">
          <table:table-cell/>
          <table:table-cell office:value-type="string" calcext:value-type="string">
            <text:p>Lo más grande que un hombre puede hacer por sus hijos, es amar a la madre de sus hijos.</text:p>
          </table:table-cell>
          <table:table-cell table:formula="of:=[.$A$1]&amp;[.B68]&amp;[.$A$1]" office:value-type="string" office:string-value="'Lo más grande que un hombre puede hacer por sus hijos, es amar a la madre de sus hijos.'" calcext:value-type="string">
            <text:p>'Lo más grande que un hombre puede hacer por sus hijos, es amar a la madre de sus hijos.'</text:p>
          </table:table-cell>
        </table:table-row>
        <table:table-row table:style-name="ro3">
          <table:table-cell/>
          <table:table-cell office:value-type="string" calcext:value-type="string">
            <text:p>Si no tienes sentido del humor, estás a merced de los demás. </text:p>
          </table:table-cell>
          <table:table-cell table:formula="of:=[.$A$1]&amp;[.B69]&amp;[.$A$1]" office:value-type="string" office:string-value="'Si no tienes sentido del humor, estás a merced de los demás. '" calcext:value-type="string">
            <text:p>'Si no tienes sentido del humor, estás a merced de los demás. '</text:p>
          </table:table-cell>
        </table:table-row>
        <table:table-row table:style-name="ro3">
          <table:table-cell/>
          <table:table-cell office:value-type="string" calcext:value-type="string">
            <text:p>La elegancia de la honestidad no necesita adornos. </text:p>
          </table:table-cell>
          <table:table-cell table:formula="of:=[.$A$1]&amp;[.B70]&amp;[.$A$1]" office:value-type="string" office:string-value="'La elegancia de la honestidad no necesita adornos. '" calcext:value-type="string">
            <text:p>'La elegancia de la honestidad no necesita adornos. '</text:p>
          </table:table-cell>
        </table:table-row>
        <table:table-row table:style-name="ro3">
          <table:table-cell/>
          <table:table-cell office:value-type="string" calcext:value-type="string">
            <text:p>Siempre me he inclinado a pensar bien de todo el mundo; evita muchos problemas. </text:p>
          </table:table-cell>
          <table:table-cell table:formula="of:=[.$A$1]&amp;[.B71]&amp;[.$A$1]" office:value-type="string" office:string-value="'Siempre me he inclinado a pensar bien de todo el mundo; evita muchos problemas. '" calcext:value-type="string">
            <text:p>'Siempre me he inclinado a pensar bien de todo el mundo; evita muchos problemas. '</text:p>
          </table:table-cell>
        </table:table-row>
        <table:table-row table:style-name="ro3">
          <table:table-cell/>
          <table:table-cell office:value-type="string" calcext:value-type="string">
            <text:p>Las bibliotecas son templos del aprendizaje, ha liberado a mas seres humanos que todas las guerras de la historia.</text:p>
          </table:table-cell>
          <table:table-cell table:formula="of:=[.$A$1]&amp;[.B72]&amp;[.$A$1]" office:value-type="string" office:string-value="'Las bibliotecas son templos del aprendizaje, ha liberado a mas seres humanos que todas las guerras de la historia.'" calcext:value-type="string">
            <text:p>'Las bibliotecas son templos del aprendizaje, ha liberado a mas seres humanos que todas las guerras de la historia.'</text:p>
          </table:table-cell>
        </table:table-row>
        <table:table-row table:style-name="ro3">
          <table:table-cell/>
          <table:table-cell office:value-type="string" calcext:value-type="string">
            <text:p>Si un hombre posee alguna grandeza, esta sale a la luz en el libro de su trabajo cotidiano, no por lucimiento.</text:p>
          </table:table-cell>
          <table:table-cell table:formula="of:=[.$A$1]&amp;[.B73]&amp;[.$A$1]" office:value-type="string" office:string-value="'Si un hombre posee alguna grandeza, esta sale a la luz en el libro de su trabajo cotidiano, no por lucimiento.'" calcext:value-type="string">
            <text:p>'Si un hombre posee alguna grandeza, esta sale a la luz en el libro de su trabajo cotidiano, no por lucimiento.'</text:p>
          </table:table-cell>
        </table:table-row>
        <table:table-row table:style-name="ro3">
          <table:table-cell/>
          <table:table-cell office:value-type="string" calcext:value-type="string">
            <text:p>Las palabras son la pluma del corazón; la música, la pluma del alma. </text:p>
          </table:table-cell>
          <table:table-cell table:formula="of:=[.$A$1]&amp;[.B74]&amp;[.$A$1]" office:value-type="string" office:string-value="'Las palabras son la pluma del corazón; la música, la pluma del alma. '" calcext:value-type="string">
            <text:p>'Las palabras son la pluma del corazón; la música, la pluma del alma. '</text:p>
          </table:table-cell>
        </table:table-row>
        <table:table-row table:style-name="ro3">
          <table:table-cell/>
          <table:table-cell office:value-type="string" calcext:value-type="string">
            <text:p>Uno de los secretos de una vida feliz está en darse constantemente pequeños gustos.</text:p>
          </table:table-cell>
          <table:table-cell table:formula="of:=[.$A$1]&amp;[.B75]&amp;[.$A$1]" office:value-type="string" office:string-value="'Uno de los secretos de una vida feliz está en darse constantemente pequeños gustos.'" calcext:value-type="string">
            <text:p>'Uno de los secretos de una vida feliz está en darse constantemente pequeños gustos.'</text:p>
          </table:table-cell>
        </table:table-row>
        <table:table-row table:style-name="ro3">
          <table:table-cell/>
          <table:table-cell office:value-type="string" calcext:value-type="string">
            <text:p>Se ha alcanzado la excelencia como líder cuando la gente lo sigue a uno a todas partes, aunque sólo sea por curiosidad.</text:p>
          </table:table-cell>
          <table:table-cell table:formula="of:=[.$A$1]&amp;[.B76]&amp;[.$A$1]" office:value-type="string" office:string-value="'Se ha alcanzado la excelencia como líder cuando la gente lo sigue a uno a todas partes, aunque sólo sea por curiosidad.'" calcext:value-type="string">
            <text:p>'Se ha alcanzado la excelencia como líder cuando la gente lo sigue a uno a todas partes, aunque sólo sea por curiosidad.'</text:p>
          </table:table-cell>
        </table:table-row>
        <table:table-row table:style-name="ro3">
          <table:table-cell/>
          <table:table-cell office:value-type="string" calcext:value-type="string">
            <text:p>La honestidad, por más que se practique, no se gasta. </text:p>
          </table:table-cell>
          <table:table-cell table:formula="of:=[.$A$1]&amp;[.B77]&amp;[.$A$1]" office:value-type="string" office:string-value="'La honestidad, por más que se practique, no se gasta. '" calcext:value-type="string">
            <text:p>'La honestidad, por más que se practique, no se gasta. '</text:p>
          </table:table-cell>
        </table:table-row>
        <table:table-row table:style-name="ro3">
          <table:table-cell/>
          <table:table-cell office:value-type="string" calcext:value-type="string">
            <text:p>Nuestra alma está escrita en nuestros ojos. </text:p>
          </table:table-cell>
          <table:table-cell table:formula="of:=[.$A$1]&amp;[.B78]&amp;[.$A$1]" office:value-type="string" office:string-value="'Nuestra alma está escrita en nuestros ojos. '" calcext:value-type="string">
            <text:p>'Nuestra alma está escrita en nuestros ojos. '</text:p>
          </table:table-cell>
        </table:table-row>
        <table:table-row table:style-name="ro3">
          <table:table-cell/>
          <table:table-cell office:value-type="string" calcext:value-type="string">
            <text:p>Para que el sueño, la riqueza y la salud se disfruten de verdad, es necesario interrumpirlos.</text:p>
          </table:table-cell>
          <table:table-cell table:formula="of:=[.$A$1]&amp;[.B79]&amp;[.$A$1]" office:value-type="string" office:string-value="'Para que el sueño, la riqueza y la salud se disfruten de verdad, es necesario interrumpirlos.'" calcext:value-type="string">
            <text:p>'Para que el sueño, la riqueza y la salud se disfruten de verdad, es necesario interrumpirlos.'</text:p>
          </table:table-cell>
        </table:table-row>
        <table:table-row table:style-name="ro3">
          <table:table-cell/>
          <table:table-cell office:value-type="string" calcext:value-type="string">
            <text:p>Más vale que nos conozcan seis personas por algo de lo que estamos orgullosos, que 60 millones por algo que no estamos.</text:p>
          </table:table-cell>
          <table:table-cell table:formula="of:=[.$A$1]&amp;[.B80]&amp;[.$A$1]" office:value-type="string" office:string-value="'Más vale que nos conozcan seis personas por algo de lo que estamos orgullosos, que 60 millones por algo que no estamos.'" calcext:value-type="string">
            <text:p>'Más vale que nos conozcan seis personas por algo de lo que estamos orgullosos, que 60 millones por algo que no estamos.'</text:p>
          </table:table-cell>
        </table:table-row>
        <table:table-row table:style-name="ro3">
          <table:table-cell/>
          <table:table-cell office:value-type="string" calcext:value-type="string">
            <text:p>Suele ser más fácil recuperarse de un fracaso, que formarse a partir del éxito </text:p>
          </table:table-cell>
          <table:table-cell table:formula="of:=[.$A$1]&amp;[.B81]&amp;[.$A$1]" office:value-type="string" office:string-value="'Suele ser más fácil recuperarse de un fracaso, que formarse a partir del éxito '" calcext:value-type="string">
            <text:p>'Suele ser más fácil recuperarse de un fracaso, que formarse a partir del éxito '</text:p>
          </table:table-cell>
        </table:table-row>
        <table:table-row table:style-name="ro3">
          <table:table-cell/>
          <table:table-cell office:value-type="string" calcext:value-type="string">
            <text:p>Ningún pesimista penetró jamás los secretos de las estrellas, ni abrió un nuevo cielo al espíritu humano.</text:p>
          </table:table-cell>
          <table:table-cell table:formula="of:=[.$A$1]&amp;[.B82]&amp;[.$A$1]" office:value-type="string" office:string-value="'Ningún pesimista penetró jamás los secretos de las estrellas, ni abrió un nuevo cielo al espíritu humano.'" calcext:value-type="string">
            <text:p>'Ningún pesimista penetró jamás los secretos de las estrellas, ni abrió un nuevo cielo al espíritu humano.'</text:p>
          </table:table-cell>
        </table:table-row>
        <table:table-row table:style-name="ro3">
          <table:table-cell/>
          <table:table-cell office:value-type="string" calcext:value-type="string">
            <text:p>Que extraño sería el mundo si todos tuviéramos el mismo sentido del humor. </text:p>
          </table:table-cell>
          <table:table-cell table:formula="of:=[.$A$1]&amp;[.B83]&amp;[.$A$1]" office:value-type="string" office:string-value="'Que extraño sería el mundo si todos tuviéramos el mismo sentido del humor. '" calcext:value-type="string">
            <text:p>'Que extraño sería el mundo si todos tuviéramos el mismo sentido del humor. '</text:p>
          </table:table-cell>
        </table:table-row>
        <table:table-row table:style-name="ro3">
          <table:table-cell/>
          <table:table-cell office:value-type="string" calcext:value-type="string">
            <text:p>Los buenos modales, son algo así como las leyes de tránsito de la sociedad. </text:p>
          </table:table-cell>
          <table:table-cell table:formula="of:=[.$A$1]&amp;[.B84]&amp;[.$A$1]" office:value-type="string" office:string-value="'Los buenos modales, son algo así como las leyes de tránsito de la sociedad. '" calcext:value-type="string">
            <text:p>'Los buenos modales, son algo así como las leyes de tránsito de la sociedad. '</text:p>
          </table:table-cell>
        </table:table-row>
        <table:table-row table:style-name="ro3">
          <table:table-cell/>
          <table:table-cell office:value-type="string" calcext:value-type="string">
            <text:p>No hay poder en la Tierra capaz de neutralizar la influencia de una vida noble, sencilla y útil...</text:p>
          </table:table-cell>
          <table:table-cell table:formula="of:=[.$A$1]&amp;[.B85]&amp;[.$A$1]" office:value-type="string" office:string-value="'No hay poder en la Tierra capaz de neutralizar la influencia de una vida noble, sencilla y útil...'" calcext:value-type="string">
            <text:p>'No hay poder en la Tierra capaz de neutralizar la influencia de una vida noble, sencilla y útil...'</text:p>
          </table:table-cell>
        </table:table-row>
        <table:table-row table:style-name="ro3">
          <table:table-cell/>
          <table:table-cell office:value-type="string" calcext:value-type="string">
            <text:p>Ser ambiguo y dejar todo para después, son los recursos de los débiles de espíritu.</text:p>
          </table:table-cell>
          <table:table-cell table:formula="of:=[.$A$1]&amp;[.B86]&amp;[.$A$1]" office:value-type="string" office:string-value="'Ser ambiguo y dejar todo para después, son los recursos de los débiles de espíritu.'" calcext:value-type="string">
            <text:p>'Ser ambiguo y dejar todo para después, son los recursos de los débiles de espíritu.'</text:p>
          </table:table-cell>
        </table:table-row>
        <table:table-row table:style-name="ro3">
          <table:table-cell/>
          <table:table-cell office:value-type="string" calcext:value-type="string">
            <text:p>Lo maravilloso de aprender algo es que nadie puede arrebatárnoslo. </text:p>
          </table:table-cell>
          <table:table-cell table:formula="of:=[.$A$1]&amp;[.B87]&amp;[.$A$1]" office:value-type="string" office:string-value="'Lo maravilloso de aprender algo es que nadie puede arrebatárnoslo. '" calcext:value-type="string">
            <text:p>'Lo maravilloso de aprender algo es que nadie puede arrebatárnoslo. '</text:p>
          </table:table-cell>
        </table:table-row>
        <table:table-row table:style-name="ro3">
          <table:table-cell/>
          <table:table-cell office:value-type="string" calcext:value-type="string">
            <text:p>Si uno es demasiado cuidadoso, estará tan ocupado en serlo, que seguramente tropezará con algo.</text:p>
          </table:table-cell>
          <table:table-cell table:formula="of:=[.$A$1]&amp;[.B88]&amp;[.$A$1]" office:value-type="string" office:string-value="'Si uno es demasiado cuidadoso, estará tan ocupado en serlo, que seguramente tropezará con algo.'" calcext:value-type="string">
            <text:p>'Si uno es demasiado cuidadoso, estará tan ocupado en serlo, que seguramente tropezará con algo.'</text:p>
          </table:table-cell>
        </table:table-row>
        <table:table-row table:style-name="ro3">
          <table:table-cell/>
          <table:table-cell office:value-type="string" calcext:value-type="string">
            <text:p>El verdadero poder consiste en saber que sí se puede, pero no se quiere. </text:p>
          </table:table-cell>
          <table:table-cell table:formula="of:=[.$A$1]&amp;[.B89]&amp;[.$A$1]" office:value-type="string" office:string-value="'El verdadero poder consiste en saber que sí se puede, pero no se quiere. '" calcext:value-type="string">
            <text:p>'El verdadero poder consiste en saber que sí se puede, pero no se quiere. '</text:p>
          </table:table-cell>
        </table:table-row>
        <table:table-row table:style-name="ro3">
          <table:table-cell/>
          <table:table-cell office:value-type="string" calcext:value-type="string">
            <text:p>No hay mayor peso para un ser humano que un gran potencial. </text:p>
          </table:table-cell>
          <table:table-cell table:formula="of:=[.$A$1]&amp;[.B90]&amp;[.$A$1]" office:value-type="string" office:string-value="'No hay mayor peso para un ser humano que un gran potencial. '" calcext:value-type="string">
            <text:p>'No hay mayor peso para un ser humano que un gran potencial. '</text:p>
          </table:table-cell>
        </table:table-row>
        <table:table-row table:style-name="ro3">
          <table:table-cell/>
          <table:table-cell office:value-type="string" calcext:value-type="string">
            <text:p>Un acto de justicia permite cerrar el capítulo; un acto de venganza escribe un capítulo nuevo.</text:p>
          </table:table-cell>
          <table:table-cell table:formula="of:=[.$A$1]&amp;[.B91]&amp;[.$A$1]" office:value-type="string" office:string-value="'Un acto de justicia permite cerrar el capítulo; un acto de venganza escribe un capítulo nuevo.'" calcext:value-type="string">
            <text:p>'Un acto de justicia permite cerrar el capítulo; un acto de venganza escribe un capítulo nuevo.'</text:p>
          </table:table-cell>
        </table:table-row>
        <table:table-row table:style-name="ro3">
          <table:table-cell/>
          <table:table-cell office:value-type="string" calcext:value-type="string">
            <text:p>Todo cínico es, en el fondo un sentimental. </text:p>
          </table:table-cell>
          <table:table-cell table:formula="of:=[.$A$1]&amp;[.B92]&amp;[.$A$1]" office:value-type="string" office:string-value="'Todo cínico es, en el fondo un sentimental. '" calcext:value-type="string">
            <text:p>'Todo cínico es, en el fondo un sentimental. '</text:p>
          </table:table-cell>
        </table:table-row>
        <table:table-row table:style-name="ro3">
          <table:table-cell/>
          <table:table-cell office:value-type="string" calcext:value-type="string">
            <text:p>La historia es cuestión de supervivencia Si no tuviéramos pasado, estaríamos desprovistos de la impresión de nuestro ser</text:p>
          </table:table-cell>
          <table:table-cell table:formula="of:=[.$A$1]&amp;[.B93]&amp;[.$A$1]" office:value-type="string" office:string-value="'La historia es cuestión de supervivencia Si no tuviéramos pasado, estaríamos desprovistos de la impresión de nuestro ser'" calcext:value-type="string">
            <text:p>'La historia es cuestión de supervivencia Si no tuviéramos pasado, estaríamos desprovistos de la impresión de nuestro ser'</text:p>
          </table:table-cell>
        </table:table-row>
        <table:table-row table:style-name="ro3">
          <table:table-cell/>
          <table:table-cell office:value-type="string" calcext:value-type="string">
            <text:p>Un hombre de genio no se equivoca. Sus errores son los umbrales del descubrimiento.</text:p>
          </table:table-cell>
          <table:table-cell table:formula="of:=[.$A$1]&amp;[.B94]&amp;[.$A$1]" office:value-type="string" office:string-value="'Un hombre de genio no se equivoca. Sus errores son los umbrales del descubrimiento.'" calcext:value-type="string">
            <text:p>'Un hombre de genio no se equivoca. Sus errores son los umbrales del descubrimiento.'</text:p>
          </table:table-cell>
        </table:table-row>
        <table:table-row table:style-name="ro3">
          <table:table-cell/>
          <table:table-cell office:value-type="string" calcext:value-type="string">
            <text:p>El ritmo al que una persona madura es directamente proporcional al grado de vergüenza que es capaz de tolerar</text:p>
          </table:table-cell>
          <table:table-cell table:formula="of:=[.$A$1]&amp;[.B95]&amp;[.$A$1]" office:value-type="string" office:string-value="'El ritmo al que una persona madura es directamente proporcional al grado de vergüenza que es capaz de tolerar'" calcext:value-type="string">
            <text:p>'El ritmo al que una persona madura es directamente proporcional al grado de vergüenza que es capaz de tolerar'</text:p>
          </table:table-cell>
        </table:table-row>
        <table:table-row table:style-name="ro3">
          <table:table-cell/>
          <table:table-cell office:value-type="string" calcext:value-type="string">
            <text:p>Tal vez los libros sean la única magia verdadera. </text:p>
          </table:table-cell>
          <table:table-cell table:formula="of:=[.$A$1]&amp;[.B96]&amp;[.$A$1]" office:value-type="string" office:string-value="'Tal vez los libros sean la única magia verdadera. '" calcext:value-type="string">
            <text:p>'Tal vez los libros sean la única magia verdadera. '</text:p>
          </table:table-cell>
        </table:table-row>
        <table:table-row table:style-name="ro3">
          <table:table-cell/>
          <table:table-cell office:value-type="string" calcext:value-type="string">
            <text:p>Es verdad que optamos por la risa en casi todas la situaciones, con excepción de una que otra visita al dentista.</text:p>
          </table:table-cell>
          <table:table-cell table:formula="of:=[.$A$1]&amp;[.B97]&amp;[.$A$1]" office:value-type="string" office:string-value="'Es verdad que optamos por la risa en casi todas la situaciones, con excepción de una que otra visita al dentista.'" calcext:value-type="string">
            <text:p>'Es verdad que optamos por la risa en casi todas la situaciones, con excepción de una que otra visita al dentista.'</text:p>
          </table:table-cell>
        </table:table-row>
        <table:table-row table:style-name="ro3">
          <table:table-cell/>
          <table:table-cell office:value-type="string" calcext:value-type="string">
            <text:p>Si tu éxito al mundo le parece bien; pero no resulta como querías y no te alegra el corazón, entonces no es éxito.</text:p>
          </table:table-cell>
          <table:table-cell table:formula="of:=[.$A$1]&amp;[.B98]&amp;[.$A$1]" office:value-type="string" office:string-value="'Si tu éxito al mundo le parece bien; pero no resulta como querías y no te alegra el corazón, entonces no es éxito.'" calcext:value-type="string">
            <text:p>'Si tu éxito al mundo le parece bien; pero no resulta como querías y no te alegra el corazón, entonces no es éxito.'</text:p>
          </table:table-cell>
        </table:table-row>
        <table:table-row table:style-name="ro3">
          <table:table-cell/>
          <table:table-cell office:value-type="string" calcext:value-type="string">
            <text:p>El silencio es oro cuando no se nos ocurre una buena respuesta. </text:p>
          </table:table-cell>
          <table:table-cell table:formula="of:=[.$A$1]&amp;[.B99]&amp;[.$A$1]" office:value-type="string" office:string-value="'El silencio es oro cuando no se nos ocurre una buena respuesta. '" calcext:value-type="string">
            <text:p>'El silencio es oro cuando no se nos ocurre una buena respuesta. '</text:p>
          </table:table-cell>
        </table:table-row>
        <table:table-row table:style-name="ro3">
          <table:table-cell/>
          <table:table-cell office:value-type="string" calcext:value-type="string">
            <text:p>A falta de una buena máquina del tiempo, la ficción sigue siendo el mejor vehículo para transportar a otras épocas</text:p>
          </table:table-cell>
          <table:table-cell table:formula="of:=[.$A$1]&amp;[.B100]&amp;[.$A$1]" office:value-type="string" office:string-value="'A falta de una buena máquina del tiempo, la ficción sigue siendo el mejor vehículo para transportar a otras épocas'" calcext:value-type="string">
            <text:p>'A falta de una buena máquina del tiempo, la ficción sigue siendo el mejor vehículo para transportar a otras épocas'</text:p>
          </table:table-cell>
        </table:table-row>
        <table:table-row table:style-name="ro3">
          <table:table-cell/>
          <table:table-cell office:value-type="string" calcext:value-type="string">
            <text:p>El que construye puentes, puede cruzarlos una y otra vez. </text:p>
          </table:table-cell>
          <table:table-cell table:formula="of:=[.$A$1]&amp;[.B101]&amp;[.$A$1]" office:value-type="string" office:string-value="'El que construye puentes, puede cruzarlos una y otra vez. '" calcext:value-type="string">
            <text:p>'El que construye puentes, puede cruzarlos una y otra vez. '</text:p>
          </table:table-cell>
        </table:table-row>
        <table:table-row table:style-name="ro3">
          <table:table-cell/>
          <table:table-cell office:value-type="string" calcext:value-type="string">
            <text:p>Lo que cuenta no es la cantidad de horas que dedicamos al trabajo, sino la cantidad de trabajo que realizamos por hora</text:p>
          </table:table-cell>
          <table:table-cell table:formula="of:=[.$A$1]&amp;[.B102]&amp;[.$A$1]" office:value-type="string" office:string-value="'Lo que cuenta no es la cantidad de horas que dedicamos al trabajo, sino la cantidad de trabajo que realizamos por hora'" calcext:value-type="string">
            <text:p>'Lo que cuenta no es la cantidad de horas que dedicamos al trabajo, sino la cantidad de trabajo que realizamos por hora'</text:p>
          </table:table-cell>
        </table:table-row>
        <table:table-row table:style-name="ro3">
          <table:table-cell/>
          <table:table-cell office:value-type="string" calcext:value-type="string">
            <text:p>¡NO PODEMOS TENERLO TODO! ¿Dónde lo guardaríamos? </text:p>
          </table:table-cell>
          <table:table-cell table:formula="of:=[.$A$1]&amp;[.B103]&amp;[.$A$1]" office:value-type="string" office:string-value="'¡NO PODEMOS TENERLO TODO! ¿Dónde lo guardaríamos? '" calcext:value-type="string">
            <text:p>'¡NO PODEMOS TENERLO TODO! ¿Dónde lo guardaríamos? '</text:p>
          </table:table-cell>
        </table:table-row>
        <table:table-row table:style-name="ro3">
          <table:table-cell/>
          <table:table-cell office:value-type="string" calcext:value-type="string">
            <text:p>Es malo ser tonto y tonto ser malo. Sólo es sabio el hombre que cultiva en sus sentimientos la bondad para todos.</text:p>
          </table:table-cell>
          <table:table-cell table:formula="of:=[.$A$1]&amp;[.B104]&amp;[.$A$1]" office:value-type="string" office:string-value="'Es malo ser tonto y tonto ser malo. Sólo es sabio el hombre que cultiva en sus sentimientos la bondad para todos.'" calcext:value-type="string">
            <text:p>'Es malo ser tonto y tonto ser malo. Sólo es sabio el hombre que cultiva en sus sentimientos la bondad para todos.'</text:p>
          </table:table-cell>
        </table:table-row>
        <table:table-row table:style-name="ro3">
          <table:table-cell/>
          <table:table-cell office:value-type="string" calcext:value-type="string">
            <text:p>Debemos estar dispuestos a renunciar a la vida que teníamos pensada, para poder vivir la vida que el destino nos depara</text:p>
          </table:table-cell>
          <table:table-cell table:formula="of:=[.$A$1]&amp;[.B105]&amp;[.$A$1]" office:value-type="string" office:string-value="'Debemos estar dispuestos a renunciar a la vida que teníamos pensada, para poder vivir la vida que el destino nos depara'" calcext:value-type="string">
            <text:p>'Debemos estar dispuestos a renunciar a la vida que teníamos pensada, para poder vivir la vida que el destino nos depara'</text:p>
          </table:table-cell>
        </table:table-row>
        <table:table-row table:style-name="ro3">
          <table:table-cell/>
          <table:table-cell office:value-type="string" calcext:value-type="string">
            <text:p>El tiempo y los amigos son el mejor remedio para un corazón herido. </text:p>
          </table:table-cell>
          <table:table-cell table:formula="of:=[.$A$1]&amp;[.B106]&amp;[.$A$1]" office:value-type="string" office:string-value="'El tiempo y los amigos son el mejor remedio para un corazón herido. '" calcext:value-type="string">
            <text:p>'El tiempo y los amigos son el mejor remedio para un corazón herido. '</text:p>
          </table:table-cell>
        </table:table-row>
        <table:table-row table:style-name="ro3">
          <table:table-cell/>
          <table:table-cell office:value-type="string" calcext:value-type="string">
            <text:p>La suerte se da en el ambito de la eficiencia. </text:p>
          </table:table-cell>
          <table:table-cell table:formula="of:=[.$A$1]&amp;[.B107]&amp;[.$A$1]" office:value-type="string" office:string-value="'La suerte se da en el ambito de la eficiencia. '" calcext:value-type="string">
            <text:p>'La suerte se da en el ambito de la eficiencia. '</text:p>
          </table:table-cell>
        </table:table-row>
        <table:table-row table:style-name="ro3">
          <table:table-cell/>
          <table:table-cell office:value-type="string" calcext:value-type="string">
            <text:p>El que madruga... encuentra todo cerrado. </text:p>
          </table:table-cell>
          <table:table-cell table:formula="of:=[.$A$1]&amp;[.B108]&amp;[.$A$1]" office:value-type="string" office:string-value="'El que madruga... encuentra todo cerrado. '" calcext:value-type="string">
            <text:p>'El que madruga... encuentra todo cerrado. '</text:p>
          </table:table-cell>
        </table:table-row>
        <table:table-row table:style-name="ro3">
          <table:table-cell/>
          <table:table-cell office:value-type="string" calcext:value-type="string">
            <text:p>Detras de todo hombre que triunfa... hay una mujer sorprendida. </text:p>
          </table:table-cell>
          <table:table-cell table:formula="of:=[.$A$1]&amp;[.B109]&amp;[.$A$1]" office:value-type="string" office:string-value="'Detras de todo hombre que triunfa... hay una mujer sorprendida. '" calcext:value-type="string">
            <text:p>'Detras de todo hombre que triunfa... hay una mujer sorprendida. '</text:p>
          </table:table-cell>
        </table:table-row>
        <table:table-row table:style-name="ro3">
          <table:table-cell/>
          <table:table-cell office:value-type="string" calcext:value-type="string">
            <text:p>Cuando un millonario pasa a mejor vida… sus herederos también. </text:p>
          </table:table-cell>
          <table:table-cell table:formula="of:=[.$A$1]&amp;[.B110]&amp;[.$A$1]" office:value-type="string" office:string-value="'Cuando un millonario pasa a mejor vida… sus herederos también. '" calcext:value-type="string">
            <text:p>'Cuando un millonario pasa a mejor vida… sus herederos también. '</text:p>
          </table:table-cell>
        </table:table-row>
        <table:table-row table:style-name="ro3">
          <table:table-cell/>
          <table:table-cell office:value-type="string" calcext:value-type="string">
            <text:p>El trabajo en equipo es esencial... te permite echarle la culpa a otro. </text:p>
          </table:table-cell>
          <table:table-cell table:formula="of:=[.$A$1]&amp;[.B111]&amp;[.$A$1]" office:value-type="string" office:string-value="'El trabajo en equipo es esencial... te permite echarle la culpa a otro. '" calcext:value-type="string">
            <text:p>'El trabajo en equipo es esencial... te permite echarle la culpa a otro. '</text:p>
          </table:table-cell>
        </table:table-row>
        <table:table-row table:style-name="ro3">
          <table:table-cell/>
          <table:table-cell office:value-type="string" calcext:value-type="string">
            <text:p>El que rie al ultimo... no entendio el chiste. </text:p>
          </table:table-cell>
          <table:table-cell table:formula="of:=[.$A$1]&amp;[.B112]&amp;[.$A$1]" office:value-type="string" office:string-value="'El que rie al ultimo... no entendio el chiste. '" calcext:value-type="string">
            <text:p>'El que rie al ultimo... no entendio el chiste. '</text:p>
          </table:table-cell>
        </table:table-row>
        <table:table-row table:style-name="ro3">
          <table:table-cell/>
          <table:table-cell office:value-type="string" calcext:value-type="string">
            <text:p>Caballo regalado... lo mas probable, que sea robado. </text:p>
          </table:table-cell>
          <table:table-cell table:formula="of:=[.$A$1]&amp;[.B113]&amp;[.$A$1]" office:value-type="string" office:string-value="'Caballo regalado... lo mas probable, que sea robado. '" calcext:value-type="string">
            <text:p>'Caballo regalado... lo mas probable, que sea robado. '</text:p>
          </table:table-cell>
        </table:table-row>
        <table:table-row table:style-name="ro3">
          <table:table-cell/>
          <table:table-cell office:value-type="string" calcext:value-type="string">
            <text:p>El amor es ciego... solo el matrimonio le devuelve la vista. </text:p>
          </table:table-cell>
          <table:table-cell table:formula="of:=[.$A$1]&amp;[.B114]&amp;[.$A$1]" office:value-type="string" office:string-value="'El amor es ciego... solo el matrimonio le devuelve la vista. '" calcext:value-type="string">
            <text:p>'El amor es ciego... solo el matrimonio le devuelve la vista. '</text:p>
          </table:table-cell>
        </table:table-row>
        <table:table-row table:style-name="ro3">
          <table:table-cell/>
          <table:table-cell office:value-type="string" calcext:value-type="string">
            <text:p>Es bueno reconocer nuestros errores, pero es mejor pedir perdón y perdonar. </text:p>
          </table:table-cell>
          <table:table-cell table:formula="of:=[.$A$1]&amp;[.B115]&amp;[.$A$1]" office:value-type="string" office:string-value="'Es bueno reconocer nuestros errores, pero es mejor pedir perdón y perdonar. '" calcext:value-type="string">
            <text:p>'Es bueno reconocer nuestros errores, pero es mejor pedir perdón y perdonar. '</text:p>
          </table:table-cell>
        </table:table-row>
        <table:table-row table:style-name="ro3">
          <table:table-cell/>
          <table:table-cell office:value-type="string" calcext:value-type="string">
            <text:p>La libertad de manifestar lo mejor de uno no significa nada a menos que uno tenga la disposicion de hacerlo.</text:p>
          </table:table-cell>
          <table:table-cell table:formula="of:=[.$A$1]&amp;[.B116]&amp;[.$A$1]" office:value-type="string" office:string-value="'La libertad de manifestar lo mejor de uno no significa nada a menos que uno tenga la disposicion de hacerlo.'" calcext:value-type="string">
            <text:p>'La libertad de manifestar lo mejor de uno no significa nada a menos que uno tenga la disposicion de hacerlo.'</text:p>
          </table:table-cell>
        </table:table-row>
        <table:table-row table:style-name="ro3">
          <table:table-cell/>
          <table:table-cell office:value-type="string" calcext:value-type="string">
            <text:p>No todas las sustancias quimicas son malas. Sin hidrogeno ni oxigeno, no habria agua, necesaria para la cerveza.</text:p>
          </table:table-cell>
          <table:table-cell table:formula="of:=[.$A$1]&amp;[.B117]&amp;[.$A$1]" office:value-type="string" office:string-value="'No todas las sustancias quimicas son malas. Sin hidrogeno ni oxigeno, no habria agua, necesaria para la cerveza.'" calcext:value-type="string">
            <text:p>'No todas las sustancias quimicas son malas. Sin hidrogeno ni oxigeno, no habria agua, necesaria para la cerveza.'</text:p>
          </table:table-cell>
        </table:table-row>
        <table:table-row table:style-name="ro3">
          <table:table-cell/>
          <table:table-cell office:value-type="string" calcext:value-type="string">
            <text:p>Si uno no sabe historia, no sabe nada: es como ser una hoja y no saber que forma parte del arbol...</text:p>
          </table:table-cell>
          <table:table-cell table:formula="of:=[.$A$1]&amp;[.B118]&amp;[.$A$1]" office:value-type="string" office:string-value="'Si uno no sabe historia, no sabe nada: es como ser una hoja y no saber que forma parte del arbol...'" calcext:value-type="string">
            <text:p>'Si uno no sabe historia, no sabe nada: es como ser una hoja y no saber que forma parte del arbol...'</text:p>
          </table:table-cell>
        </table:table-row>
        <table:table-row table:style-name="ro3">
          <table:table-cell/>
          <table:table-cell office:value-type="string" calcext:value-type="string">
            <text:p>Ser hombre es hacer las cosas; no buscar pretextos para no hacerlas. </text:p>
          </table:table-cell>
          <table:table-cell table:formula="of:=[.$A$1]&amp;[.B119]&amp;[.$A$1]" office:value-type="string" office:string-value="'Ser hombre es hacer las cosas; no buscar pretextos para no hacerlas. '" calcext:value-type="string">
            <text:p>'Ser hombre es hacer las cosas; no buscar pretextos para no hacerlas. '</text:p>
          </table:table-cell>
        </table:table-row>
        <table:table-row table:style-name="ro3">
          <table:table-cell/>
          <table:table-cell office:value-type="string" calcext:value-type="string">
            <text:p>Lo que uno cuenta de su pasado, le va dando forma a su futuro. </text:p>
          </table:table-cell>
          <table:table-cell table:formula="of:=[.$A$1]&amp;[.B120]&amp;[.$A$1]" office:value-type="string" office:string-value="'Lo que uno cuenta de su pasado, le va dando forma a su futuro. '" calcext:value-type="string">
            <text:p>'Lo que uno cuenta de su pasado, le va dando forma a su futuro. '</text:p>
          </table:table-cell>
        </table:table-row>
        <table:table-row table:style-name="ro3">
          <table:table-cell/>
          <table:table-cell office:value-type="string" calcext:value-type="string">
            <text:p>Con Fe, si uno duda de nuestra mente, a veces DIOS le habla al oido. </text:p>
          </table:table-cell>
          <table:table-cell table:formula="of:=[.$A$1]&amp;[.B121]&amp;[.$A$1]" office:value-type="string" office:string-value="'Con Fe, si uno duda de nuestra mente, a veces DIOS le habla al oido. '" calcext:value-type="string">
            <text:p>'Con Fe, si uno duda de nuestra mente, a veces DIOS le habla al oido. '</text:p>
          </table:table-cell>
        </table:table-row>
        <table:table-row table:style-name="ro3">
          <table:table-cell/>
          <table:table-cell office:value-type="string" calcext:value-type="string">
            <text:p>Criar niños es en parte una labor gozosa y en parte una guerra de guerrillas. </text:p>
          </table:table-cell>
          <table:table-cell table:formula="of:=[.$A$1]&amp;[.B122]&amp;[.$A$1]" office:value-type="string" office:string-value="'Criar niños es en parte una labor gozosa y en parte una guerra de guerrillas. '" calcext:value-type="string">
            <text:p>'Criar niños es en parte una labor gozosa y en parte una guerra de guerrillas. '</text:p>
          </table:table-cell>
        </table:table-row>
        <table:table-row table:style-name="ro3">
          <table:table-cell/>
          <table:table-cell office:value-type="string" calcext:value-type="string">
            <text:p>La verdadera comunicacion se da, cuando las partes no tienen miedo. </text:p>
          </table:table-cell>
          <table:table-cell table:formula="of:=[.$A$1]&amp;[.B123]&amp;[.$A$1]" office:value-type="string" office:string-value="'La verdadera comunicacion se da, cuando las partes no tienen miedo. '" calcext:value-type="string">
            <text:p>'La verdadera comunicacion se da, cuando las partes no tienen miedo. '</text:p>
          </table:table-cell>
        </table:table-row>
        <table:table-row table:style-name="ro3">
          <table:table-cell/>
          <table:table-cell office:value-type="string" calcext:value-type="string">
            <text:p>La oportunidad se deja alcanzar solo por quienes la persiguen. </text:p>
          </table:table-cell>
          <table:table-cell table:formula="of:=[.$A$1]&amp;[.B124]&amp;[.$A$1]" office:value-type="string" office:string-value="'La oportunidad se deja alcanzar solo por quienes la persiguen. '" calcext:value-type="string">
            <text:p>'La oportunidad se deja alcanzar solo por quienes la persiguen. '</text:p>
          </table:table-cell>
        </table:table-row>
        <table:table-row table:style-name="ro3">
          <table:table-cell/>
          <table:table-cell office:value-type="string" calcext:value-type="string">
            <text:p>Lo que mas gusta de las ciudades, es lo que hay fuera de ellas. </text:p>
          </table:table-cell>
          <table:table-cell table:formula="of:=[.$A$1]&amp;[.B125]&amp;[.$A$1]" office:value-type="string" office:string-value="'Lo que mas gusta de las ciudades, es lo que hay fuera de ellas. '" calcext:value-type="string">
            <text:p>'Lo que mas gusta de las ciudades, es lo que hay fuera de ellas. '</text:p>
          </table:table-cell>
        </table:table-row>
        <table:table-row table:style-name="ro3">
          <table:table-cell/>
          <table:table-cell office:value-type="string" calcext:value-type="string">
            <text:p>Hay estudiantes que no aprenden a distinguir lo que es mas importante sino hasta mucho despues de dejar la escuela.</text:p>
          </table:table-cell>
          <table:table-cell table:formula="of:=[.$A$1]&amp;[.B126]&amp;[.$A$1]" office:value-type="string" office:string-value="'Hay estudiantes que no aprenden a distinguir lo que es mas importante sino hasta mucho despues de dejar la escuela.'" calcext:value-type="string">
            <text:p>'Hay estudiantes que no aprenden a distinguir lo que es mas importante sino hasta mucho despues de dejar la escuela.'</text:p>
          </table:table-cell>
        </table:table-row>
        <table:table-row table:style-name="ro3">
          <table:table-cell/>
          <table:table-cell office:value-type="string" calcext:value-type="string">
            <text:p>Los errores son inevitables. Lo que cuenta es como responder a ellos. </text:p>
          </table:table-cell>
          <table:table-cell table:formula="of:=[.$A$1]&amp;[.B127]&amp;[.$A$1]" office:value-type="string" office:string-value="'Los errores son inevitables. Lo que cuenta es como responder a ellos. '" calcext:value-type="string">
            <text:p>'Los errores son inevitables. Lo que cuenta es como responder a ellos. '</text:p>
          </table:table-cell>
        </table:table-row>
        <table:table-row table:style-name="ro3">
          <table:table-cell/>
          <table:table-cell office:value-type="string" calcext:value-type="string">
            <text:p>La unica manera de presentar siempre una imagen positiva es siendo honesto todo el tiempo.</text:p>
          </table:table-cell>
          <table:table-cell table:formula="of:=[.$A$1]&amp;[.B128]&amp;[.$A$1]" office:value-type="string" office:string-value="'La unica manera de presentar siempre una imagen positiva es siendo honesto todo el tiempo.'" calcext:value-type="string">
            <text:p>'La unica manera de presentar siempre una imagen positiva es siendo honesto todo el tiempo.'</text:p>
          </table:table-cell>
        </table:table-row>
        <table:table-row table:style-name="ro3">
          <table:table-cell/>
          <table:table-cell office:value-type="string" calcext:value-type="string">
            <text:p>Los grandes sucesos, dependen de incidentes pequeños. </text:p>
          </table:table-cell>
          <table:table-cell table:formula="of:=[.$A$1]&amp;[.B129]&amp;[.$A$1]" office:value-type="string" office:string-value="'Los grandes sucesos, dependen de incidentes pequeños. '" calcext:value-type="string">
            <text:p>'Los grandes sucesos, dependen de incidentes pequeños. '</text:p>
          </table:table-cell>
        </table:table-row>
        <table:table-row table:style-name="ro3">
          <table:table-cell/>
          <table:table-cell office:value-type="string" calcext:value-type="string">
            <text:p>Lo que uno descubre solo, fascina mas que lo que se descubre a traves de otros </text:p>
          </table:table-cell>
          <table:table-cell table:formula="of:=[.$A$1]&amp;[.B130]&amp;[.$A$1]" office:value-type="string" office:string-value="'Lo que uno descubre solo, fascina mas que lo que se descubre a traves de otros '" calcext:value-type="string">
            <text:p>'Lo que uno descubre solo, fascina mas que lo que se descubre a traves de otros '</text:p>
          </table:table-cell>
        </table:table-row>
        <table:table-row table:style-name="ro3">
          <table:table-cell/>
          <table:table-cell office:value-type="string" calcext:value-type="string">
            <text:p>La risa y el llanto son expresiones que cansan. Yo prefiero reir, porque despues hay menos que limpiar.</text:p>
          </table:table-cell>
          <table:table-cell table:formula="of:=[.$A$1]&amp;[.B131]&amp;[.$A$1]" office:value-type="string" office:string-value="'La risa y el llanto son expresiones que cansan. Yo prefiero reir, porque despues hay menos que limpiar.'" calcext:value-type="string">
            <text:p>'La risa y el llanto son expresiones que cansan. Yo prefiero reir, porque despues hay menos que limpiar.'</text:p>
          </table:table-cell>
        </table:table-row>
        <table:table-row table:style-name="ro3">
          <table:table-cell/>
          <table:table-cell office:value-type="string" calcext:value-type="string">
            <text:p>El sabio hace al principio, lo que el tonto hace al final. </text:p>
          </table:table-cell>
          <table:table-cell table:formula="of:=[.$A$1]&amp;[.B132]&amp;[.$A$1]" office:value-type="string" office:string-value="'El sabio hace al principio, lo que el tonto hace al final. '" calcext:value-type="string">
            <text:p>'El sabio hace al principio, lo que el tonto hace al final. '</text:p>
          </table:table-cell>
        </table:table-row>
        <table:table-row table:style-name="ro3">
          <table:table-cell/>
          <table:table-cell office:value-type="string" calcext:value-type="string">
            <text:p>La ventaja de decir la verdad consiste en que es mucho mas probable sonar convincente.</text:p>
          </table:table-cell>
          <table:table-cell table:formula="of:=[.$A$1]&amp;[.B133]&amp;[.$A$1]" office:value-type="string" office:string-value="'La ventaja de decir la verdad consiste en que es mucho mas probable sonar convincente.'" calcext:value-type="string">
            <text:p>'La ventaja de decir la verdad consiste en que es mucho mas probable sonar convincente.'</text:p>
          </table:table-cell>
        </table:table-row>
        <table:table-row table:style-name="ro3">
          <table:table-cell/>
          <table:table-cell office:value-type="string" calcext:value-type="string">
            <text:p>No es lo mismo ser héroe, que ser triunfador. </text:p>
          </table:table-cell>
          <table:table-cell table:formula="of:=[.$A$1]&amp;[.B134]&amp;[.$A$1]" office:value-type="string" office:string-value="'No es lo mismo ser héroe, que ser triunfador. '" calcext:value-type="string">
            <text:p>'No es lo mismo ser héroe, que ser triunfador. '</text:p>
          </table:table-cell>
        </table:table-row>
        <table:table-row table:style-name="ro3">
          <table:table-cell/>
          <table:table-cell office:value-type="string" calcext:value-type="string">
            <text:p>Los modales con los demas, no son más que el trato formal que nos damos a nosotros mismos.</text:p>
          </table:table-cell>
          <table:table-cell table:formula="of:=[.$A$1]&amp;[.B135]&amp;[.$A$1]" office:value-type="string" office:string-value="'Los modales con los demas, no son más que el trato formal que nos damos a nosotros mismos.'" calcext:value-type="string">
            <text:p>'Los modales con los demas, no son más que el trato formal que nos damos a nosotros mismos.'</text:p>
          </table:table-cell>
        </table:table-row>
        <table:table-row table:style-name="ro3">
          <table:table-cell/>
          <table:table-cell office:value-type="string" calcext:value-type="string">
            <text:p>No es divertido vivir como un avaro, pero tenerlo como antepasado, es magnifico.</text:p>
          </table:table-cell>
          <table:table-cell table:formula="of:=[.$A$1]&amp;[.B136]&amp;[.$A$1]" office:value-type="string" office:string-value="'No es divertido vivir como un avaro, pero tenerlo como antepasado, es magnifico.'" calcext:value-type="string">
            <text:p>'No es divertido vivir como un avaro, pero tenerlo como antepasado, es magnifico.'</text:p>
          </table:table-cell>
        </table:table-row>
        <table:table-row table:style-name="ro3">
          <table:table-cell/>
          <table:table-cell office:value-type="string" calcext:value-type="string">
            <text:p>Solo el corazón puede cambiar al corazón <text:s/></text:p>
          </table:table-cell>
          <table:table-cell table:formula="of:=[.$A$1]&amp;[.B137]&amp;[.$A$1]" office:value-type="string" office:string-value="'Solo el corazón puede cambiar al corazón  '" calcext:value-type="string">
            <text:p>'Solo el corazón puede cambiar al corazón <text:s/>'</text:p>
          </table:table-cell>
        </table:table-row>
        <table:table-row table:style-name="ro3">
          <table:table-cell/>
          <table:table-cell office:value-type="string" calcext:value-type="string">
            <text:p>Considero mi cuerpo como un instrumento y no como un ornato. </text:p>
          </table:table-cell>
          <table:table-cell table:formula="of:=[.$A$1]&amp;[.B138]&amp;[.$A$1]" office:value-type="string" office:string-value="'Considero mi cuerpo como un instrumento y no como un ornato. '" calcext:value-type="string">
            <text:p>'Considero mi cuerpo como un instrumento y no como un ornato. '</text:p>
          </table:table-cell>
        </table:table-row>
        <table:table-row table:style-name="ro3">
          <table:table-cell/>
          <table:table-cell office:value-type="string" calcext:value-type="string">
            <text:p>Competir es doloroso, pero da buenos resultados. </text:p>
          </table:table-cell>
          <table:table-cell table:formula="of:=[.$A$1]&amp;[.B139]&amp;[.$A$1]" office:value-type="string" office:string-value="'Competir es doloroso, pero da buenos resultados. '" calcext:value-type="string">
            <text:p>'Competir es doloroso, pero da buenos resultados. '</text:p>
          </table:table-cell>
        </table:table-row>
        <table:table-row table:style-name="ro3">
          <table:table-cell/>
          <table:table-cell office:value-type="string" calcext:value-type="string">
            <text:p>La ira nos empequeñece, mientras que el perdon nos obliga a crecer. </text:p>
          </table:table-cell>
          <table:table-cell table:formula="of:=[.$A$1]&amp;[.B140]&amp;[.$A$1]" office:value-type="string" office:string-value="'La ira nos empequeñece, mientras que el perdon nos obliga a crecer. '" calcext:value-type="string">
            <text:p>'La ira nos empequeñece, mientras que el perdon nos obliga a crecer. '</text:p>
          </table:table-cell>
        </table:table-row>
        <table:table-row table:style-name="ro3">
          <table:table-cell/>
          <table:table-cell office:value-type="string" calcext:value-type="string">
            <text:p>Lo que echa a perder a los hijos no es darles más, sino darles más, para evitar berrinches.</text:p>
          </table:table-cell>
          <table:table-cell table:formula="of:=[.$A$1]&amp;[.B141]&amp;[.$A$1]" office:value-type="string" office:string-value="'Lo que echa a perder a los hijos no es darles más, sino darles más, para evitar berrinches.'" calcext:value-type="string">
            <text:p>'Lo que echa a perder a los hijos no es darles más, sino darles más, para evitar berrinches.'</text:p>
          </table:table-cell>
        </table:table-row>
        <table:table-row table:style-name="ro3">
          <table:table-cell/>
          <table:table-cell office:value-type="string" calcext:value-type="string">
            <text:p>Los unicos bienes intangibles son los que acumulamos en el cerebro y corazón; cuando ellos faltan nada los sustituye.</text:p>
          </table:table-cell>
          <table:table-cell table:formula="of:=[.$A$1]&amp;[.B142]&amp;[.$A$1]" office:value-type="string" office:string-value="'Los unicos bienes intangibles son los que acumulamos en el cerebro y corazón; cuando ellos faltan nada los sustituye.'" calcext:value-type="string">
            <text:p>'Los unicos bienes intangibles son los que acumulamos en el cerebro y corazón; cuando ellos faltan nada los sustituye.'</text:p>
          </table:table-cell>
        </table:table-row>
        <table:table-row table:style-name="ro3">
          <table:table-cell/>
          <table:table-cell office:value-type="string" calcext:value-type="string">
            <text:p>Tener un titulo universitario no indica que ya terminamos, sino tan solo que se esta preparado para la vida.</text:p>
          </table:table-cell>
          <table:table-cell table:formula="of:=[.$A$1]&amp;[.B143]&amp;[.$A$1]" office:value-type="string" office:string-value="'Tener un titulo universitario no indica que ya terminamos, sino tan solo que se esta preparado para la vida.'" calcext:value-type="string">
            <text:p>'Tener un titulo universitario no indica que ya terminamos, sino tan solo que se esta preparado para la vida.'</text:p>
          </table:table-cell>
        </table:table-row>
        <table:table-row table:style-name="ro3">
          <table:table-cell/>
          <table:table-cell office:value-type="string" calcext:value-type="string">
            <text:p>SI TIENES TRISTEZA, ¡ALEGRATE! LA VIDA ES GOZO </text:p>
          </table:table-cell>
          <table:table-cell table:formula="of:=[.$A$1]&amp;[.B144]&amp;[.$A$1]" office:value-type="string" office:string-value="'SI TIENES TRISTEZA, ¡ALEGRATE! LA VIDA ES GOZO '" calcext:value-type="string">
            <text:p>'SI TIENES TRISTEZA, ¡ALEGRATE! LA VIDA ES GOZO '</text:p>
          </table:table-cell>
        </table:table-row>
        <table:table-row table:style-name="ro3">
          <table:table-cell/>
          <table:table-cell office:value-type="string" calcext:value-type="string">
            <text:p>SI TIENES ENEMIGOS, ¡RECONCILIATE! LA VIDA ES PAZ </text:p>
          </table:table-cell>
          <table:table-cell table:formula="of:=[.$A$1]&amp;[.B145]&amp;[.$A$1]" office:value-type="string" office:string-value="'SI TIENES ENEMIGOS, ¡RECONCILIATE! LA VIDA ES PAZ '" calcext:value-type="string">
            <text:p>'SI TIENES ENEMIGOS, ¡RECONCILIATE! LA VIDA ES PAZ '</text:p>
          </table:table-cell>
        </table:table-row>
        <table:table-row table:style-name="ro3">
          <table:table-cell/>
          <table:table-cell office:value-type="string" calcext:value-type="string">
            <text:p>SI TIENES AMIGOS, ¡BUSCALOS! LA VIDA ES ENCUENTRO </text:p>
          </table:table-cell>
          <table:table-cell table:formula="of:=[.$A$1]&amp;[.B146]&amp;[.$A$1]" office:value-type="string" office:string-value="'SI TIENES AMIGOS, ¡BUSCALOS! LA VIDA ES ENCUENTRO '" calcext:value-type="string">
            <text:p>'SI TIENES AMIGOS, ¡BUSCALOS! LA VIDA ES ENCUENTRO '</text:p>
          </table:table-cell>
        </table:table-row>
        <table:table-row table:style-name="ro3">
          <table:table-cell/>
          <table:table-cell office:value-type="string" calcext:value-type="string">
            <text:p>SI TIENES SOBERBIA, ¡SEPULTALA! LA VIDA ES HUMILDAD </text:p>
          </table:table-cell>
          <table:table-cell table:formula="of:=[.$A$1]&amp;[.B147]&amp;[.$A$1]" office:value-type="string" office:string-value="'SI TIENES SOBERBIA, ¡SEPULTALA! LA VIDA ES HUMILDAD '" calcext:value-type="string">
            <text:p>'SI TIENES SOBERBIA, ¡SEPULTALA! LA VIDA ES HUMILDAD '</text:p>
          </table:table-cell>
        </table:table-row>
        <table:table-row table:style-name="ro3">
          <table:table-cell/>
          <table:table-cell office:value-type="string" calcext:value-type="string">
            <text:p>SI TIENES DEUDAS, ¡PAGALAS! LA VIDA ES JUSTICIA </text:p>
          </table:table-cell>
          <table:table-cell table:formula="of:=[.$A$1]&amp;[.B148]&amp;[.$A$1]" office:value-type="string" office:string-value="'SI TIENES DEUDAS, ¡PAGALAS! LA VIDA ES JUSTICIA '" calcext:value-type="string">
            <text:p>'SI TIENES DEUDAS, ¡PAGALAS! LA VIDA ES JUSTICIA '</text:p>
          </table:table-cell>
        </table:table-row>
        <table:table-row table:style-name="ro3">
          <table:table-cell/>
          <table:table-cell office:value-type="string" calcext:value-type="string">
            <text:p>SI TIENES PECADOS, ¡ARREPIENTETE! LA VIDA ES GRACIA </text:p>
          </table:table-cell>
          <table:table-cell table:formula="of:=[.$A$1]&amp;[.B149]&amp;[.$A$1]" office:value-type="string" office:string-value="'SI TIENES PECADOS, ¡ARREPIENTETE! LA VIDA ES GRACIA '" calcext:value-type="string">
            <text:p>'SI TIENES PECADOS, ¡ARREPIENTETE! LA VIDA ES GRACIA '</text:p>
          </table:table-cell>
        </table:table-row>
        <table:table-row table:style-name="ro3">
          <table:table-cell/>
          <table:table-cell office:value-type="string" calcext:value-type="string">
            <text:p>SI TIENES ERRORES, ¡CORRIGELOS! LA VIDA ES VERDAD </text:p>
          </table:table-cell>
          <table:table-cell table:formula="of:=[.$A$1]&amp;[.B150]&amp;[.$A$1]" office:value-type="string" office:string-value="'SI TIENES ERRORES, ¡CORRIGELOS! LA VIDA ES VERDAD '" calcext:value-type="string">
            <text:p>'SI TIENES ERRORES, ¡CORRIGELOS! LA VIDA ES VERDAD '</text:p>
          </table:table-cell>
        </table:table-row>
        <table:table-row table:style-name="ro3">
          <table:table-cell/>
          <table:table-cell office:value-type="string" calcext:value-type="string">
            <text:p>SI TIENES ODIO, ¡ALVIDALO! LA VIDA ES AMOR </text:p>
          </table:table-cell>
          <table:table-cell table:formula="of:=[.$A$1]&amp;[.B151]&amp;[.$A$1]" office:value-type="string" office:string-value="'SI TIENES ODIO, ¡ALVIDALO! LA VIDA ES AMOR '" calcext:value-type="string">
            <text:p>'SI TIENES ODIO, ¡ALVIDALO! LA VIDA ES AMOR '</text:p>
          </table:table-cell>
        </table:table-row>
        <table:table-row table:style-name="ro3">
          <table:table-cell/>
          <table:table-cell office:value-type="string" calcext:value-type="string">
            <text:p>AMA Y PERDONA Y SERAS FELIZ!!! SAN AGUSTIN. </text:p>
          </table:table-cell>
          <table:table-cell table:formula="of:=[.$A$1]&amp;[.B152]&amp;[.$A$1]" office:value-type="string" office:string-value="'AMA Y PERDONA Y SERAS FELIZ!!! SAN AGUSTIN. '" calcext:value-type="string">
            <text:p>'AMA Y PERDONA Y SERAS FELIZ!!! SAN AGUSTIN. '</text:p>
          </table:table-cell>
        </table:table-row>
        <table:table-row table:style-name="ro3">
          <table:table-cell/>
          <table:table-cell office:value-type="string" calcext:value-type="string">
            <text:p>Es mas facil desintegrar un atomo que un prejuicio. </text:p>
          </table:table-cell>
          <table:table-cell table:formula="of:=[.$A$1]&amp;[.B153]&amp;[.$A$1]" office:value-type="string" office:string-value="'Es mas facil desintegrar un atomo que un prejuicio. '" calcext:value-type="string">
            <text:p>'Es mas facil desintegrar un atomo que un prejuicio. '</text:p>
          </table:table-cell>
        </table:table-row>
        <table:table-row table:style-name="ro3">
          <table:table-cell/>
          <table:table-cell office:value-type="string" calcext:value-type="string">
            <text:p>La felicidad es una recompensa no un logro. </text:p>
          </table:table-cell>
          <table:table-cell table:formula="of:=[.$A$1]&amp;[.B154]&amp;[.$A$1]" office:value-type="string" office:string-value="'La felicidad es una recompensa no un logro. '" calcext:value-type="string">
            <text:p>'La felicidad es una recompensa no un logro. '</text:p>
          </table:table-cell>
        </table:table-row>
        <table:table-row table:style-name="ro3">
          <table:table-cell/>
          <table:table-cell office:value-type="string" calcext:value-type="string">
            <text:p>La principal función del tiempo es consumirse: arde sin dejar cenizas. </text:p>
          </table:table-cell>
          <table:table-cell table:formula="of:=[.$A$1]&amp;[.B155]&amp;[.$A$1]" office:value-type="string" office:string-value="'La principal función del tiempo es consumirse: arde sin dejar cenizas. '" calcext:value-type="string">
            <text:p>'La principal función del tiempo es consumirse: arde sin dejar cenizas. '</text:p>
          </table:table-cell>
        </table:table-row>
        <table:table-row table:style-name="ro3">
          <table:table-cell/>
          <table:table-cell office:value-type="string" calcext:value-type="string">
            <text:p>Muchas personas ven lo que aparentas ser pero pocas advierten lo que realmente eres.</text:p>
          </table:table-cell>
          <table:table-cell table:formula="of:=[.$A$1]&amp;[.B156]&amp;[.$A$1]" office:value-type="string" office:string-value="'Muchas personas ven lo que aparentas ser pero pocas advierten lo que realmente eres.'" calcext:value-type="string">
            <text:p>'Muchas personas ven lo que aparentas ser pero pocas advierten lo que realmente eres.'</text:p>
          </table:table-cell>
        </table:table-row>
        <table:table-row table:style-name="ro3">
          <table:table-cell/>
          <table:table-cell office:value-type="string" calcext:value-type="string">
            <text:p>El dinero puede comprar una casa, pero no un hogar. </text:p>
          </table:table-cell>
          <table:table-cell table:formula="of:=[.$A$1]&amp;[.B157]&amp;[.$A$1]" office:value-type="string" office:string-value="'El dinero puede comprar una casa, pero no un hogar. '" calcext:value-type="string">
            <text:p>'El dinero puede comprar una casa, pero no un hogar. '</text:p>
          </table:table-cell>
        </table:table-row>
        <table:table-row table:style-name="ro3">
          <table:table-cell/>
          <table:table-cell office:value-type="string" calcext:value-type="string">
            <text:p>El dinero puede comprar un reloj, pero no el tiempo. </text:p>
          </table:table-cell>
          <table:table-cell table:formula="of:=[.$A$1]&amp;[.B158]&amp;[.$A$1]" office:value-type="string" office:string-value="'El dinero puede comprar un reloj, pero no el tiempo. '" calcext:value-type="string">
            <text:p>'El dinero puede comprar un reloj, pero no el tiempo. '</text:p>
          </table:table-cell>
        </table:table-row>
        <table:table-row table:style-name="ro3">
          <table:table-cell/>
          <table:table-cell office:value-type="string" calcext:value-type="string">
            <text:p>El dinero puede comprar una cama, pero no el sueño. </text:p>
          </table:table-cell>
          <table:table-cell table:formula="of:=[.$A$1]&amp;[.B159]&amp;[.$A$1]" office:value-type="string" office:string-value="'El dinero puede comprar una cama, pero no el sueño. '" calcext:value-type="string">
            <text:p>'El dinero puede comprar una cama, pero no el sueño. '</text:p>
          </table:table-cell>
        </table:table-row>
        <table:table-row table:style-name="ro3">
          <table:table-cell/>
          <table:table-cell office:value-type="string" calcext:value-type="string">
            <text:p>El dinero puede comprar un libro, pero no el conocimiento. </text:p>
          </table:table-cell>
          <table:table-cell table:formula="of:=[.$A$1]&amp;[.B160]&amp;[.$A$1]" office:value-type="string" office:string-value="'El dinero puede comprar un libro, pero no el conocimiento. '" calcext:value-type="string">
            <text:p>'El dinero puede comprar un libro, pero no el conocimiento. '</text:p>
          </table:table-cell>
        </table:table-row>
        <table:table-row table:style-name="ro3">
          <table:table-cell/>
          <table:table-cell office:value-type="string" calcext:value-type="string">
            <text:p>El dinero puede pagar un medico, pero no la salud. </text:p>
          </table:table-cell>
          <table:table-cell table:formula="of:=[.$A$1]&amp;[.B161]&amp;[.$A$1]" office:value-type="string" office:string-value="'El dinero puede pagar un medico, pero no la salud. '" calcext:value-type="string">
            <text:p>'El dinero puede pagar un medico, pero no la salud. '</text:p>
          </table:table-cell>
        </table:table-row>
        <table:table-row table:style-name="ro3">
          <table:table-cell/>
          <table:table-cell office:value-type="string" calcext:value-type="string">
            <text:p>El dinero puede comprar una posición, pero no el respeto. </text:p>
          </table:table-cell>
          <table:table-cell table:formula="of:=[.$A$1]&amp;[.B162]&amp;[.$A$1]" office:value-type="string" office:string-value="'El dinero puede comprar una posición, pero no el respeto. '" calcext:value-type="string">
            <text:p>'El dinero puede comprar una posición, pero no el respeto. '</text:p>
          </table:table-cell>
        </table:table-row>
        <table:table-row table:style-name="ro3">
          <table:table-cell/>
          <table:table-cell office:value-type="string" calcext:value-type="string">
            <text:p>El dinero puede comprar sangre, pero no la vida. </text:p>
          </table:table-cell>
          <table:table-cell table:formula="of:=[.$A$1]&amp;[.B163]&amp;[.$A$1]" office:value-type="string" office:string-value="'El dinero puede comprar sangre, pero no la vida. '" calcext:value-type="string">
            <text:p>'El dinero puede comprar sangre, pero no la vida. '</text:p>
          </table:table-cell>
        </table:table-row>
        <table:table-row table:style-name="ro3">
          <table:table-cell/>
          <table:table-cell office:value-type="string" calcext:value-type="string">
            <text:p>La práctica no nos vuelve perfectos ni tiene porque; su finalidad es darnos mas medios para enmendar los errores.</text:p>
          </table:table-cell>
          <table:table-cell table:formula="of:=[.$A$1]&amp;[.B164]&amp;[.$A$1]" office:value-type="string" office:string-value="'La práctica no nos vuelve perfectos ni tiene porque; su finalidad es darnos mas medios para enmendar los errores.'" calcext:value-type="string">
            <text:p>'La práctica no nos vuelve perfectos ni tiene porque; su finalidad es darnos mas medios para enmendar los errores.'</text:p>
          </table:table-cell>
        </table:table-row>
        <table:table-row table:style-name="ro3">
          <table:table-cell/>
          <table:table-cell office:value-type="string" calcext:value-type="string">
            <text:p>¡Ojalá que a todos nos antecediera una historia de amor! </text:p>
          </table:table-cell>
          <table:table-cell table:formula="of:=[.$A$1]&amp;[.B165]&amp;[.$A$1]" office:value-type="string" office:string-value="'¡Ojalá que a todos nos antecediera una historia de amor! '" calcext:value-type="string">
            <text:p>'¡Ojalá que a todos nos antecediera una historia de amor! '</text:p>
          </table:table-cell>
        </table:table-row>
        <table:table-row table:style-name="ro3">
          <table:table-cell/>
          <table:table-cell office:value-type="string" calcext:value-type="string">
            <text:p>Hay dos clases de hombres; quienes hacen la historia y quienes la padecen. </text:p>
          </table:table-cell>
          <table:table-cell table:formula="of:=[.$A$1]&amp;[.B166]&amp;[.$A$1]" office:value-type="string" office:string-value="'Hay dos clases de hombres; quienes hacen la historia y quienes la padecen. '" calcext:value-type="string">
            <text:p>'Hay dos clases de hombres; quienes hacen la historia y quienes la padecen. '</text:p>
          </table:table-cell>
        </table:table-row>
        <table:table-row table:style-name="ro3">
          <table:table-cell/>
          <table:table-cell office:value-type="string" calcext:value-type="string">
            <text:p>La educación es la vacuna contra la violencia. </text:p>
          </table:table-cell>
          <table:table-cell table:formula="of:=[.$A$1]&amp;[.B167]&amp;[.$A$1]" office:value-type="string" office:string-value="'La educación es la vacuna contra la violencia. '" calcext:value-type="string">
            <text:p>'La educación es la vacuna contra la violencia. '</text:p>
          </table:table-cell>
        </table:table-row>
        <table:table-row table:style-name="ro3">
          <table:table-cell/>
          <table:table-cell office:value-type="string" calcext:value-type="string">
            <text:p>El silencio oportuno es la más convincente de las expresiones. </text:p>
          </table:table-cell>
          <table:table-cell table:formula="of:=[.$A$1]&amp;[.B168]&amp;[.$A$1]" office:value-type="string" office:string-value="'El silencio oportuno es la más convincente de las expresiones. '" calcext:value-type="string">
            <text:p>'El silencio oportuno es la más convincente de las expresiones. '</text:p>
          </table:table-cell>
        </table:table-row>
        <table:table-row table:style-name="ro3">
          <table:table-cell/>
          <table:table-cell office:value-type="string" calcext:value-type="string">
            <text:p>¡Que raro y maravilloso es ese fugaz instante en el que nos damos cuenta de que hemos descubierto a un amigo!</text:p>
          </table:table-cell>
          <table:table-cell table:formula="of:=[.$A$1]&amp;[.B169]&amp;[.$A$1]" office:value-type="string" office:string-value="'¡Que raro y maravilloso es ese fugaz instante en el que nos damos cuenta de que hemos descubierto a un amigo!'" calcext:value-type="string">
            <text:p>'¡Que raro y maravilloso es ese fugaz instante en el que nos damos cuenta de que hemos descubierto a un amigo!'</text:p>
          </table:table-cell>
        </table:table-row>
        <table:table-row table:style-name="ro3">
          <table:table-cell/>
          <table:table-cell office:value-type="string" calcext:value-type="string">
            <text:p>Hay que tener aspiraciones elevadas, expectativas moderadas y necesidades pequeñas.</text:p>
          </table:table-cell>
          <table:table-cell table:formula="of:=[.$A$1]&amp;[.B170]&amp;[.$A$1]" office:value-type="string" office:string-value="'Hay que tener aspiraciones elevadas, expectativas moderadas y necesidades pequeñas.'" calcext:value-type="string">
            <text:p>'Hay que tener aspiraciones elevadas, expectativas moderadas y necesidades pequeñas.'</text:p>
          </table:table-cell>
        </table:table-row>
        <table:table-row table:style-name="ro3">
          <table:table-cell/>
          <table:table-cell office:value-type="string" calcext:value-type="string">
            <text:p>Cuando la búsqueda de la verdad se confunde con la promoción política, el anhelo de conocimiento se reduce a poder</text:p>
          </table:table-cell>
          <table:table-cell table:formula="of:=[.$A$1]&amp;[.B171]&amp;[.$A$1]" office:value-type="string" office:string-value="'Cuando la búsqueda de la verdad se confunde con la promoción política, el anhelo de conocimiento se reduce a poder'" calcext:value-type="string">
            <text:p>'Cuando la búsqueda de la verdad se confunde con la promoción política, el anhelo de conocimiento se reduce a poder'</text:p>
          </table:table-cell>
        </table:table-row>
        <table:table-row table:style-name="ro3">
          <table:table-cell/>
          <table:table-cell office:value-type="string" calcext:value-type="string">
            <text:p>La humildad se alcanza cuando se acepta que los obstáculos que se tienen enfrente no van a desaparecer.</text:p>
          </table:table-cell>
          <table:table-cell table:formula="of:=[.$A$1]&amp;[.B172]&amp;[.$A$1]" office:value-type="string" office:string-value="'La humildad se alcanza cuando se acepta que los obstáculos que se tienen enfrente no van a desaparecer.'" calcext:value-type="string">
            <text:p>'La humildad se alcanza cuando se acepta que los obstáculos que se tienen enfrente no van a desaparecer.'</text:p>
          </table:table-cell>
        </table:table-row>
        <table:table-row table:style-name="ro3">
          <table:table-cell/>
          <table:table-cell office:value-type="string" calcext:value-type="string">
            <text:p>La disciplina sin libertad es tiranía, la libertad sin disciplina es caos. </text:p>
          </table:table-cell>
          <table:table-cell table:formula="of:=[.$A$1]&amp;[.B173]&amp;[.$A$1]" office:value-type="string" office:string-value="'La disciplina sin libertad es tiranía, la libertad sin disciplina es caos. '" calcext:value-type="string">
            <text:p>'La disciplina sin libertad es tiranía, la libertad sin disciplina es caos. '</text:p>
          </table:table-cell>
        </table:table-row>
        <table:table-row table:style-name="ro3">
          <table:table-cell/>
          <table:table-cell office:value-type="string" calcext:value-type="string">
            <text:p>En la pista de baile, como en la vida, uno es tan bueno como su pareja. </text:p>
          </table:table-cell>
          <table:table-cell table:formula="of:=[.$A$1]&amp;[.B174]&amp;[.$A$1]" office:value-type="string" office:string-value="'En la pista de baile, como en la vida, uno es tan bueno como su pareja. '" calcext:value-type="string">
            <text:p>'En la pista de baile, como en la vida, uno es tan bueno como su pareja. '</text:p>
          </table:table-cell>
        </table:table-row>
        <table:table-row table:style-name="ro3">
          <table:table-cell/>
          <table:table-cell office:value-type="string" calcext:value-type="string">
            <text:p>La cooperación no es ausencia de conflictos, sino el medio para resolverlos.</text:p>
          </table:table-cell>
          <table:table-cell table:formula="of:=[.$A$1]&amp;[.B175]&amp;[.$A$1]" office:value-type="string" office:string-value="'La cooperación no es ausencia de conflictos, sino el medio para resolverlos.'" calcext:value-type="string">
            <text:p>'La cooperación no es ausencia de conflictos, sino el medio para resolverlos.'</text:p>
          </table:table-cell>
        </table:table-row>
        <table:table-row table:style-name="ro3">
          <table:table-cell/>
          <table:table-cell office:value-type="string" calcext:value-type="string">
            <text:p>Comprar acciones es lo mismo que ir al casino, pero sin el servicio de bar. </text:p>
          </table:table-cell>
          <table:table-cell table:formula="of:=[.$A$1]&amp;[.B176]&amp;[.$A$1]" office:value-type="string" office:string-value="'Comprar acciones es lo mismo que ir al casino, pero sin el servicio de bar. '" calcext:value-type="string">
            <text:p>'Comprar acciones es lo mismo que ir al casino, pero sin el servicio de bar. '</text:p>
          </table:table-cell>
        </table:table-row>
        <table:table-row table:style-name="ro3">
          <table:table-cell/>
          <table:table-cell office:value-type="string" calcext:value-type="string">
            <text:p>Los sueños pueden ser realidades. Son lo que nos guían por la vida hacía una gran felicidad.</text:p>
          </table:table-cell>
          <table:table-cell table:formula="of:=[.$A$1]&amp;[.B177]&amp;[.$A$1]" office:value-type="string" office:string-value="'Los sueños pueden ser realidades. Son lo que nos guían por la vida hacía una gran felicidad.'" calcext:value-type="string">
            <text:p>'Los sueños pueden ser realidades. Son lo que nos guían por la vida hacía una gran felicidad.'</text:p>
          </table:table-cell>
        </table:table-row>
        <table:table-row table:style-name="ro3">
          <table:table-cell/>
          <table:table-cell office:value-type="string" calcext:value-type="string">
            <text:p>Los errores suelen ser el puente que media entre la inexperiencia y la sabiduría.</text:p>
          </table:table-cell>
          <table:table-cell table:formula="of:=[.$A$1]&amp;[.B178]&amp;[.$A$1]" office:value-type="string" office:string-value="'Los errores suelen ser el puente que media entre la inexperiencia y la sabiduría.'" calcext:value-type="string">
            <text:p>'Los errores suelen ser el puente que media entre la inexperiencia y la sabiduría.'</text:p>
          </table:table-cell>
        </table:table-row>
        <table:table-row table:style-name="ro3">
          <table:table-cell/>
          <table:table-cell office:value-type="string" calcext:value-type="string">
            <text:p>Nunca creas que lo evidente, es la verdad. </text:p>
          </table:table-cell>
          <table:table-cell table:formula="of:=[.$A$1]&amp;[.B179]&amp;[.$A$1]" office:value-type="string" office:string-value="'Nunca creas que lo evidente, es la verdad. '" calcext:value-type="string">
            <text:p>'Nunca creas que lo evidente, es la verdad. '</text:p>
          </table:table-cell>
        </table:table-row>
        <table:table-row table:style-name="ro3">
          <table:table-cell/>
          <table:table-cell office:value-type="string" calcext:value-type="string">
            <text:p>Hay que recordar que a veces el agradecimiento es una virtud. </text:p>
          </table:table-cell>
          <table:table-cell table:formula="of:=[.$A$1]&amp;[.B180]&amp;[.$A$1]" office:value-type="string" office:string-value="'Hay que recordar que a veces el agradecimiento es una virtud. '" calcext:value-type="string">
            <text:p>'Hay que recordar que a veces el agradecimiento es una virtud. '</text:p>
          </table:table-cell>
        </table:table-row>
        <table:table-row table:style-name="ro3">
          <table:table-cell/>
          <table:table-cell office:value-type="string" calcext:value-type="string">
            <text:p>Una ilusión fracasada es una experiencia dolorosa; pero una vida sin ilusiones es una vida dolorosa.</text:p>
          </table:table-cell>
          <table:table-cell table:formula="of:=[.$A$1]&amp;[.B181]&amp;[.$A$1]" office:value-type="string" office:string-value="'Una ilusión fracasada es una experiencia dolorosa; pero una vida sin ilusiones es una vida dolorosa.'" calcext:value-type="string">
            <text:p>'Una ilusión fracasada es una experiencia dolorosa; pero una vida sin ilusiones es una vida dolorosa.'</text:p>
          </table:table-cell>
        </table:table-row>
        <table:table-row table:style-name="ro3">
          <table:table-cell/>
          <table:table-cell office:value-type="string" calcext:value-type="string">
            <text:p>Decir lo que pensamos ofrece un tema de conversación más amplio que recitar lo que sabemos.</text:p>
          </table:table-cell>
          <table:table-cell table:formula="of:=[.$A$1]&amp;[.B182]&amp;[.$A$1]" office:value-type="string" office:string-value="'Decir lo que pensamos ofrece un tema de conversación más amplio que recitar lo que sabemos.'" calcext:value-type="string">
            <text:p>'Decir lo que pensamos ofrece un tema de conversación más amplio que recitar lo que sabemos.'</text:p>
          </table:table-cell>
        </table:table-row>
        <table:table-row table:style-name="ro3">
          <table:table-cell/>
          <table:table-cell office:value-type="string" calcext:value-type="string">
            <text:p>La mayoría prefiere pagar por entretenerse que por instruirse. </text:p>
          </table:table-cell>
          <table:table-cell table:formula="of:=[.$A$1]&amp;[.B183]&amp;[.$A$1]" office:value-type="string" office:string-value="'La mayoría prefiere pagar por entretenerse que por instruirse. '" calcext:value-type="string">
            <text:p>'La mayoría prefiere pagar por entretenerse que por instruirse. '</text:p>
          </table:table-cell>
        </table:table-row>
        <table:table-row table:style-name="ro3">
          <table:table-cell/>
          <table:table-cell office:value-type="string" calcext:value-type="string">
            <text:p>Sin música, la vida es un viaje por el desierto. </text:p>
          </table:table-cell>
          <table:table-cell table:formula="of:=[.$A$1]&amp;[.B184]&amp;[.$A$1]" office:value-type="string" office:string-value="'Sin música, la vida es un viaje por el desierto. '" calcext:value-type="string">
            <text:p>'Sin música, la vida es un viaje por el desierto. '</text:p>
          </table:table-cell>
        </table:table-row>
        <table:table-row table:style-name="ro3">
          <table:table-cell/>
          <table:table-cell office:value-type="string" calcext:value-type="string">
            <text:p>Cuando se comprende que la condición humana es la imperfección del entendimiento, es vergonzoso persistir en el error.</text:p>
          </table:table-cell>
          <table:table-cell table:formula="of:=[.$A$1]&amp;[.B185]&amp;[.$A$1]" office:value-type="string" office:string-value="'Cuando se comprende que la condición humana es la imperfección del entendimiento, es vergonzoso persistir en el error.'" calcext:value-type="string">
            <text:p>'Cuando se comprende que la condición humana es la imperfección del entendimiento, es vergonzoso persistir en el error.'</text:p>
          </table:table-cell>
        </table:table-row>
        <table:table-row table:style-name="ro3">
          <table:table-cell/>
          <table:table-cell office:value-type="string" calcext:value-type="string">
            <text:p>Otro defecto de la naturaleza humana es que todos quieren construir, pero nadie quiere encargarse del mantenimiento.</text:p>
          </table:table-cell>
          <table:table-cell table:formula="of:=[.$A$1]&amp;[.B186]&amp;[.$A$1]" office:value-type="string" office:string-value="'Otro defecto de la naturaleza humana es que todos quieren construir, pero nadie quiere encargarse del mantenimiento.'" calcext:value-type="string">
            <text:p>'Otro defecto de la naturaleza humana es que todos quieren construir, pero nadie quiere encargarse del mantenimiento.'</text:p>
          </table:table-cell>
        </table:table-row>
        <table:table-row table:style-name="ro3">
          <table:table-cell/>
          <table:table-cell office:value-type="string" calcext:value-type="string">
            <text:p>El hombre que presume, al primero que quiere convencer de su valor, es a si mismo.</text:p>
          </table:table-cell>
          <table:table-cell table:formula="of:=[.$A$1]&amp;[.B187]&amp;[.$A$1]" office:value-type="string" office:string-value="'El hombre que presume, al primero que quiere convencer de su valor, es a si mismo.'" calcext:value-type="string">
            <text:p>'El hombre que presume, al primero que quiere convencer de su valor, es a si mismo.'</text:p>
          </table:table-cell>
        </table:table-row>
        <table:table-row table:style-name="ro3">
          <table:table-cell/>
          <table:table-cell office:value-type="string" calcext:value-type="string">
            <text:p>Los adultos, son niños obsoletos. <text:s/></text:p>
          </table:table-cell>
          <table:table-cell table:formula="of:=[.$A$1]&amp;[.B188]&amp;[.$A$1]" office:value-type="string" office:string-value="'Los adultos, son niños obsoletos.  '" calcext:value-type="string">
            <text:p>'Los adultos, son niños obsoletos. <text:s/>'</text:p>
          </table:table-cell>
        </table:table-row>
        <table:table-row table:style-name="ro3">
          <table:table-cell/>
          <table:table-cell office:value-type="string" calcext:value-type="string">
            <text:p>La habilidad es lo que permite hacer ciertas cosas. La motivación es la que lo hace. La actitud cuan bien se hace.</text:p>
          </table:table-cell>
          <table:table-cell table:formula="of:=[.$A$1]&amp;[.B189]&amp;[.$A$1]" office:value-type="string" office:string-value="'La habilidad es lo que permite hacer ciertas cosas. La motivación es la que lo hace. La actitud cuan bien se hace.'" calcext:value-type="string">
            <text:p>'La habilidad es lo que permite hacer ciertas cosas. La motivación es la que lo hace. La actitud cuan bien se hace.'</text:p>
          </table:table-cell>
        </table:table-row>
        <table:table-row table:style-name="ro3">
          <table:table-cell/>
          <table:table-cell office:value-type="string" calcext:value-type="string">
            <text:p>Por comprar barato, la gente esta dispuesta a pagar cualquier precio. </text:p>
          </table:table-cell>
          <table:table-cell table:formula="of:=[.$A$1]&amp;[.B190]&amp;[.$A$1]" office:value-type="string" office:string-value="'Por comprar barato, la gente esta dispuesta a pagar cualquier precio. '" calcext:value-type="string">
            <text:p>'Por comprar barato, la gente esta dispuesta a pagar cualquier precio. '</text:p>
          </table:table-cell>
        </table:table-row>
        <table:table-row table:style-name="ro3">
          <table:table-cell/>
          <table:table-cell office:value-type="string" calcext:value-type="string">
            <text:p>El tiempo crea héroes y destruye celebridades. </text:p>
          </table:table-cell>
          <table:table-cell table:formula="of:=[.$A$1]&amp;[.B191]&amp;[.$A$1]" office:value-type="string" office:string-value="'El tiempo crea héroes y destruye celebridades. '" calcext:value-type="string">
            <text:p>'El tiempo crea héroes y destruye celebridades. '</text:p>
          </table:table-cell>
        </table:table-row>
        <table:table-row table:style-name="ro3">
          <table:table-cell/>
          <table:table-cell office:value-type="string" calcext:value-type="string">
            <text:p>La venganza es tan eficaz para deshacer una ofensa, cómo el agua del mar para apagar la sed.</text:p>
          </table:table-cell>
          <table:table-cell table:formula="of:=[.$A$1]&amp;[.B192]&amp;[.$A$1]" office:value-type="string" office:string-value="'La venganza es tan eficaz para deshacer una ofensa, cómo el agua del mar para apagar la sed.'" calcext:value-type="string">
            <text:p>'La venganza es tan eficaz para deshacer una ofensa, cómo el agua del mar para apagar la sed.'</text:p>
          </table:table-cell>
        </table:table-row>
        <table:table-row table:style-name="ro3">
          <table:table-cell/>
          <table:table-cell office:value-type="string" calcext:value-type="string">
            <text:p>Si el hombre se encuentra a si mismo, posee una mansión donde morará con dignidad todos los días de su vida.</text:p>
          </table:table-cell>
          <table:table-cell table:formula="of:=[.$A$1]&amp;[.B193]&amp;[.$A$1]" office:value-type="string" office:string-value="'Si el hombre se encuentra a si mismo, posee una mansión donde morará con dignidad todos los días de su vida.'" calcext:value-type="string">
            <text:p>'Si el hombre se encuentra a si mismo, posee una mansión donde morará con dignidad todos los días de su vida.'</text:p>
          </table:table-cell>
        </table:table-row>
        <table:table-row table:style-name="ro3">
          <table:table-cell/>
          <table:table-cell office:value-type="string" calcext:value-type="string">
            <text:p>En un segundo, el sol libera más energia que la que ha consumido la humanidad en toda su existencia.</text:p>
          </table:table-cell>
          <table:table-cell table:formula="of:=[.$A$1]&amp;[.B194]&amp;[.$A$1]" office:value-type="string" office:string-value="'En un segundo, el sol libera más energia que la que ha consumido la humanidad en toda su existencia.'" calcext:value-type="string">
            <text:p>'En un segundo, el sol libera más energia que la que ha consumido la humanidad en toda su existencia.'</text:p>
          </table:table-cell>
        </table:table-row>
        <table:table-row table:style-name="ro3">
          <table:table-cell/>
          <table:table-cell office:value-type="string" calcext:value-type="string">
            <text:p>Los carnívoros tienen los ojos al frente los herbivoros tienen los ojos en los costados de la cabeza.</text:p>
          </table:table-cell>
          <table:table-cell table:formula="of:=[.$A$1]&amp;[.B195]&amp;[.$A$1]" office:value-type="string" office:string-value="'Los carnívoros tienen los ojos al frente los herbivoros tienen los ojos en los costados de la cabeza.'" calcext:value-type="string">
            <text:p>'Los carnívoros tienen los ojos al frente los herbivoros tienen los ojos en los costados de la cabeza.'</text:p>
          </table:table-cell>
        </table:table-row>
        <table:table-row table:style-name="ro3">
          <table:table-cell/>
          <table:table-cell office:value-type="string" calcext:value-type="string">
            <text:p>Los relampagos matan a más gente que las erupciones de los volcanes y los terremotos</text:p>
          </table:table-cell>
          <table:table-cell table:formula="of:=[.$A$1]&amp;[.B196]&amp;[.$A$1]" office:value-type="string" office:string-value="'Los relampagos matan a más gente que las erupciones de los volcanes y los terremotos'" calcext:value-type="string">
            <text:p>'Los relampagos matan a más gente que las erupciones de los volcanes y los terremotos'</text:p>
          </table:table-cell>
        </table:table-row>
        <table:table-row table:style-name="ro3">
          <table:table-cell/>
          <table:table-cell office:value-type="string" calcext:value-type="string">
            <text:p>La tela de la araña es el material más resistente creado por la naturaleza. </text:p>
          </table:table-cell>
          <table:table-cell table:formula="of:=[.$A$1]&amp;[.B197]&amp;[.$A$1]" office:value-type="string" office:string-value="'La tela de la araña es el material más resistente creado por la naturaleza. '" calcext:value-type="string">
            <text:p>'La tela de la araña es el material más resistente creado por la naturaleza. '</text:p>
          </table:table-cell>
        </table:table-row>
        <table:table-row table:style-name="ro3">
          <table:table-cell/>
          <table:table-cell office:value-type="string" calcext:value-type="string">
            <text:p>Escribir una carta sobre nuestra vida, a un ser querido, es un legado. "Que somos sino nuestra propia historia”</text:p>
          </table:table-cell>
          <table:table-cell table:formula="of:=[.$A$1]&amp;[.B198]&amp;[.$A$1]" office:value-type="string" office:string-value="'Escribir una carta sobre nuestra vida, a un ser querido, es un legado. &quot;Que somos sino nuestra propia historia”'" calcext:value-type="string">
            <text:p>'Escribir una carta sobre nuestra vida, a un ser querido, es un legado. "Que somos sino nuestra propia historia”'</text:p>
          </table:table-cell>
        </table:table-row>
        <table:table-row table:style-name="ro3">
          <table:table-cell/>
          <table:table-cell office:value-type="string" calcext:value-type="string">
            <text:p>Cuando nos vemos acozados por la vida, siempre es bueno rezar: "Padre nuestro… perdona nuestras ofensas”</text:p>
          </table:table-cell>
          <table:table-cell table:formula="of:=[.$A$1]&amp;[.B199]&amp;[.$A$1]" office:value-type="string" office:string-value="'Cuando nos vemos acozados por la vida, siempre es bueno rezar: &quot;Padre nuestro… perdona nuestras ofensas”'" calcext:value-type="string">
            <text:p>'Cuando nos vemos acozados por la vida, siempre es bueno rezar: "Padre nuestro… perdona nuestras ofensas”'</text:p>
          </table:table-cell>
        </table:table-row>
        <table:table-row table:style-name="ro3">
          <table:table-cell/>
          <table:table-cell office:value-type="string" calcext:value-type="string">
            <text:p>Cuando dos personas se aman con tanta vehemencia, son capaces de destruirse a si mismos.</text:p>
          </table:table-cell>
          <table:table-cell table:formula="of:=[.$A$1]&amp;[.B200]&amp;[.$A$1]" office:value-type="string" office:string-value="'Cuando dos personas se aman con tanta vehemencia, son capaces de destruirse a si mismos.'" calcext:value-type="string">
            <text:p>'Cuando dos personas se aman con tanta vehemencia, son capaces de destruirse a si mismos.'</text:p>
          </table:table-cell>
        </table:table-row>
        <table:table-row table:style-name="ro3">
          <table:table-cell/>
          <table:table-cell office:value-type="string" calcext:value-type="string">
            <text:p>No temas dejar a tus hijos cuando ya saben volar, al fin y al cabo ellos se iran. Es la ley de la vida.</text:p>
          </table:table-cell>
          <table:table-cell table:formula="of:=[.$A$1]&amp;[.B201]&amp;[.$A$1]" office:value-type="string" office:string-value="'No temas dejar a tus hijos cuando ya saben volar, al fin y al cabo ellos se iran. Es la ley de la vida.'" calcext:value-type="string">
            <text:p>'No temas dejar a tus hijos cuando ya saben volar, al fin y al cabo ellos se iran. Es la ley de la vida.'</text:p>
          </table:table-cell>
        </table:table-row>
        <table:table-row table:style-name="ro3">
          <table:table-cell/>
          <table:table-cell office:value-type="string" calcext:value-type="string">
            <text:p>Entre cada frase de una oración, hay una vida de por medio. </text:p>
          </table:table-cell>
          <table:table-cell table:formula="of:=[.$A$1]&amp;[.B202]&amp;[.$A$1]" office:value-type="string" office:string-value="'Entre cada frase de una oración, hay una vida de por medio. '" calcext:value-type="string">
            <text:p>'Entre cada frase de una oración, hay una vida de por medio. '</text:p>
          </table:table-cell>
        </table:table-row>
        <table:table-row table:style-name="ro3">
          <table:table-cell/>
          <table:table-cell office:value-type="string" calcext:value-type="string">
            <text:p>Los peor del complejo de inferioridad es que lo tienen las persona equivocadas. </text:p>
          </table:table-cell>
          <table:table-cell table:formula="of:=[.$A$1]&amp;[.B203]&amp;[.$A$1]" office:value-type="string" office:string-value="'Los peor del complejo de inferioridad es que lo tienen las persona equivocadas. '" calcext:value-type="string">
            <text:p>'Los peor del complejo de inferioridad es que lo tienen las persona equivocadas. '</text:p>
          </table:table-cell>
        </table:table-row>
        <table:table-row table:style-name="ro3">
          <table:table-cell/>
          <table:table-cell office:value-type="string" calcext:value-type="string">
            <text:p>El secreto de una buena vejez no es otra cosa que un pacto honrado con la soledad. </text:p>
          </table:table-cell>
          <table:table-cell table:formula="of:=[.$A$1]&amp;[.B204]&amp;[.$A$1]" office:value-type="string" office:string-value="'El secreto de una buena vejez no es otra cosa que un pacto honrado con la soledad. '" calcext:value-type="string">
            <text:p>'El secreto de una buena vejez no es otra cosa que un pacto honrado con la soledad. '</text:p>
          </table:table-cell>
        </table:table-row>
        <table:table-row table:style-name="ro3">
          <table:table-cell/>
          <table:table-cell office:value-type="string" calcext:value-type="string">
            <text:p>A menudo el comerse las palabras se convierte en una dieta equilibrada. </text:p>
          </table:table-cell>
          <table:table-cell table:formula="of:=[.$A$1]&amp;[.B205]&amp;[.$A$1]" office:value-type="string" office:string-value="'A menudo el comerse las palabras se convierte en una dieta equilibrada. '" calcext:value-type="string">
            <text:p>'A menudo el comerse las palabras se convierte en una dieta equilibrada. '</text:p>
          </table:table-cell>
        </table:table-row>
        <table:table-row table:style-name="ro3">
          <table:table-cell/>
          <table:table-cell office:value-type="string" calcext:value-type="string">
            <text:p>Uno de los graves riesgos de la vida es nunca atreverse a arriesgar </text:p>
          </table:table-cell>
          <table:table-cell table:formula="of:=[.$A$1]&amp;[.B206]&amp;[.$A$1]" office:value-type="string" office:string-value="'Uno de los graves riesgos de la vida es nunca atreverse a arriesgar '" calcext:value-type="string">
            <text:p>'Uno de los graves riesgos de la vida es nunca atreverse a arriesgar '</text:p>
          </table:table-cell>
        </table:table-row>
        <table:table-row table:style-name="ro3">
          <table:table-cell/>
          <table:table-cell office:value-type="string" calcext:value-type="string">
            <text:p>¿Quien dijo? "Es mejor dar que recibir" </text:p>
          </table:table-cell>
          <table:table-cell table:formula="of:=[.$A$1]&amp;[.B207]&amp;[.$A$1]" office:value-type="string" office:string-value="'¿Quien dijo? &quot;Es mejor dar que recibir&quot; '" calcext:value-type="string">
            <text:p>'¿Quien dijo? "Es mejor dar que recibir" '</text:p>
          </table:table-cell>
        </table:table-row>
        <table:table-row table:style-name="ro3">
          <table:table-cell/>
          <table:table-cell office:value-type="string" calcext:value-type="string">
            <text:p>¿Quien dijo? "Mi esposa tiene un gran físico" </text:p>
          </table:table-cell>
          <table:table-cell table:formula="of:=[.$A$1]&amp;[.B208]&amp;[.$A$1]" office:value-type="string" office:string-value="'¿Quien dijo? &quot;Mi esposa tiene un gran físico&quot; '" calcext:value-type="string">
            <text:p>'¿Quien dijo? "Mi esposa tiene un gran físico" '</text:p>
          </table:table-cell>
        </table:table-row>
        <table:table-row table:style-name="ro3">
          <table:table-cell/>
          <table:table-cell office:value-type="string" calcext:value-type="string">
            <text:p>¿Quien dijo? "Yo empece comiéndome las uñas" </text:p>
          </table:table-cell>
          <table:table-cell table:formula="of:=[.$A$1]&amp;[.B209]&amp;[.$A$1]" office:value-type="string" office:string-value="'¿Quien dijo? &quot;Yo empece comiéndome las uñas&quot; '" calcext:value-type="string">
            <text:p>'¿Quien dijo? "Yo empece comiéndome las uñas" '</text:p>
          </table:table-cell>
        </table:table-row>
        <table:table-row table:style-name="ro3">
          <table:table-cell/>
          <table:table-cell office:value-type="string" calcext:value-type="string">
            <text:p>¿Quien dijo? "NO, a la donación de organos" </text:p>
          </table:table-cell>
          <table:table-cell table:formula="of:=[.$A$1]&amp;[.B210]&amp;[.$A$1]" office:value-type="string" office:string-value="'¿Quien dijo? &quot;NO, a la donación de organos&quot; '" calcext:value-type="string">
            <text:p>'¿Quien dijo? "NO, a la donación de organos" '</text:p>
          </table:table-cell>
        </table:table-row>
        <table:table-row table:style-name="ro3">
          <table:table-cell/>
          <table:table-cell office:value-type="string" calcext:value-type="string">
            <text:p>¿Quien dijo? "La vida esta en constante movimiento" </text:p>
          </table:table-cell>
          <table:table-cell table:formula="of:=[.$A$1]&amp;[.B211]&amp;[.$A$1]" office:value-type="string" office:string-value="'¿Quien dijo? &quot;La vida esta en constante movimiento&quot; '" calcext:value-type="string">
            <text:p>'¿Quien dijo? "La vida esta en constante movimiento" '</text:p>
          </table:table-cell>
        </table:table-row>
        <table:table-row table:style-name="ro3">
          <table:table-cell/>
          <table:table-cell office:value-type="string" calcext:value-type="string">
            <text:p>Si los INFANTES disfrutan de su INFANCIA ¿Los ADULTOS disfrutan de su ADULTERIO? </text:p>
          </table:table-cell>
          <table:table-cell table:formula="of:=[.$A$1]&amp;[.B212]&amp;[.$A$1]" office:value-type="string" office:string-value="'Si los INFANTES disfrutan de su INFANCIA ¿Los ADULTOS disfrutan de su ADULTERIO? '" calcext:value-type="string">
            <text:p>'Si los INFANTES disfrutan de su INFANCIA ¿Los ADULTOS disfrutan de su ADULTERIO? '</text:p>
          </table:table-cell>
        </table:table-row>
        <table:table-row table:style-name="ro3">
          <table:table-cell/>
          <table:table-cell office:value-type="string" calcext:value-type="string">
            <text:p>Que el AMOR por el prójimo sea nuestra meta absoluta </text:p>
          </table:table-cell>
          <table:table-cell table:formula="of:=[.$A$1]&amp;[.B213]&amp;[.$A$1]" office:value-type="string" office:string-value="'Que el AMOR por el prójimo sea nuestra meta absoluta '" calcext:value-type="string">
            <text:p>'Que el AMOR por el prójimo sea nuestra meta absoluta '</text:p>
          </table:table-cell>
        </table:table-row>
        <table:table-row table:style-name="ro3">
          <table:table-cell/>
          <table:table-cell office:value-type="string" calcext:value-type="string">
            <text:p>Que todo lo que soñamos se transforme en realidad </text:p>
          </table:table-cell>
          <table:table-cell table:formula="of:=[.$A$1]&amp;[.B214]&amp;[.$A$1]" office:value-type="string" office:string-value="'Que todo lo que soñamos se transforme en realidad '" calcext:value-type="string">
            <text:p>'Que todo lo que soñamos se transforme en realidad '</text:p>
          </table:table-cell>
        </table:table-row>
        <table:table-row table:style-name="ro3">
          <table:table-cell/>
          <table:table-cell office:value-type="string" calcext:value-type="string">
            <text:p>Que este nuestro pequeño MUNDO virtual sea cada vez mas humano </text:p>
          </table:table-cell>
          <table:table-cell table:formula="of:=[.$A$1]&amp;[.B215]&amp;[.$A$1]" office:value-type="string" office:string-value="'Que este nuestro pequeño MUNDO virtual sea cada vez mas humano '" calcext:value-type="string">
            <text:p>'Que este nuestro pequeño MUNDO virtual sea cada vez mas humano '</text:p>
          </table:table-cell>
        </table:table-row>
        <table:table-row table:style-name="ro3">
          <table:table-cell/>
          <table:table-cell office:value-type="string" calcext:value-type="string">
            <text:p>Que el PERDON y la comprensión superen las amarguras y las desavenencias </text:p>
          </table:table-cell>
          <table:table-cell table:formula="of:=[.$A$1]&amp;[.B216]&amp;[.$A$1]" office:value-type="string" office:string-value="'Que el PERDON y la comprensión superen las amarguras y las desavenencias '" calcext:value-type="string">
            <text:p>'Que el PERDON y la comprensión superen las amarguras y las desavenencias '</text:p>
          </table:table-cell>
        </table:table-row>
        <table:table-row table:style-name="ro3">
          <table:table-cell/>
          <table:table-cell office:value-type="string" calcext:value-type="string">
            <text:p>Que la VERDAD siempre esté por encima todo </text:p>
          </table:table-cell>
          <table:table-cell table:formula="of:=[.$A$1]&amp;[.B217]&amp;[.$A$1]" office:value-type="string" office:string-value="'Que la VERDAD siempre esté por encima todo '" calcext:value-type="string">
            <text:p>'Que la VERDAD siempre esté por encima todo '</text:p>
          </table:table-cell>
        </table:table-row>
        <table:table-row table:style-name="ro3">
          <table:table-cell/>
          <table:table-cell office:value-type="string" calcext:value-type="string">
            <text:p>Que aquel que necesite ayuda encuentre en nosotros la reconfortante palabra del amigo</text:p>
          </table:table-cell>
          <table:table-cell table:formula="of:=[.$A$1]&amp;[.B218]&amp;[.$A$1]" office:value-type="string" office:string-value="'Que aquel que necesite ayuda encuentre en nosotros la reconfortante palabra del amigo'" calcext:value-type="string">
            <text:p>'Que aquel que necesite ayuda encuentre en nosotros la reconfortante palabra del amigo'</text:p>
          </table:table-cell>
        </table:table-row>
        <table:table-row table:style-name="ro3">
          <table:table-cell/>
          <table:table-cell office:value-type="string" calcext:value-type="string">
            <text:p>Que las cosas pequeñas como la envidia o el desamor sean sacadas de nuestra vida</text:p>
          </table:table-cell>
          <table:table-cell table:formula="of:=[.$A$1]&amp;[.B219]&amp;[.$A$1]" office:value-type="string" office:string-value="'Que las cosas pequeñas como la envidia o el desamor sean sacadas de nuestra vida'" calcext:value-type="string">
            <text:p>'Que las cosas pequeñas como la envidia o el desamor sean sacadas de nuestra vida'</text:p>
          </table:table-cell>
        </table:table-row>
        <table:table-row table:style-name="ro3">
          <table:table-cell/>
          <table:table-cell office:value-type="string" calcext:value-type="string">
            <text:p>Que DIOS esté siempre con su mano extendida apuntando el camino correcto </text:p>
          </table:table-cell>
          <table:table-cell table:formula="of:=[.$A$1]&amp;[.B220]&amp;[.$A$1]" office:value-type="string" office:string-value="'Que DIOS esté siempre con su mano extendida apuntando el camino correcto '" calcext:value-type="string">
            <text:p>'Que DIOS esté siempre con su mano extendida apuntando el camino correcto '</text:p>
          </table:table-cell>
        </table:table-row>
        <table:table-row table:style-name="ro3">
          <table:table-cell/>
          <table:table-cell office:value-type="string" calcext:value-type="string">
            <text:p>Que los CORAZONES estén siempre abiertos para nuevas amistades, nuevos amores y nuevas conquistas</text:p>
          </table:table-cell>
          <table:table-cell table:formula="of:=[.$A$1]&amp;[.B221]&amp;[.$A$1]" office:value-type="string" office:string-value="'Que los CORAZONES estén siempre abiertos para nuevas amistades, nuevos amores y nuevas conquistas'" calcext:value-type="string">
            <text:p>'Que los CORAZONES estén siempre abiertos para nuevas amistades, nuevos amores y nuevas conquistas'</text:p>
          </table:table-cell>
        </table:table-row>
        <table:table-row table:style-name="ro3">
          <table:table-cell/>
          <table:table-cell office:value-type="string" calcext:value-type="string">
            <text:p>Que el CARIÑO esté presente en un simple hola o en cualquier otra frase, o digitada rápidamente</text:p>
          </table:table-cell>
          <table:table-cell table:formula="of:=[.$A$1]&amp;[.B222]&amp;[.$A$1]" office:value-type="string" office:string-value="'Que el CARIÑO esté presente en un simple hola o en cualquier otra frase, o digitada rápidamente'" calcext:value-type="string">
            <text:p>'Que el CARIÑO esté presente en un simple hola o en cualquier otra frase, o digitada rápidamente'</text:p>
          </table:table-cell>
        </table:table-row>
        <table:table-row table:style-name="ro3">
          <table:table-cell/>
          <table:table-cell office:value-type="string" calcext:value-type="string">
            <text:p>Que las alegrías estén siempre presentes y sean festejadas por todos </text:p>
          </table:table-cell>
          <table:table-cell table:formula="of:=[.$A$1]&amp;[.B223]&amp;[.$A$1]" office:value-type="string" office:string-value="'Que las alegrías estén siempre presentes y sean festejadas por todos '" calcext:value-type="string">
            <text:p>'Que las alegrías estén siempre presentes y sean festejadas por todos '</text:p>
          </table:table-cell>
        </table:table-row>
        <table:table-row table:style-name="ro3">
          <table:table-cell/>
          <table:table-cell office:value-type="string" calcext:value-type="string">
            <text:p>Que las lágrimas sean pocas, y compartidas </text:p>
          </table:table-cell>
          <table:table-cell table:formula="of:=[.$A$1]&amp;[.B224]&amp;[.$A$1]" office:value-type="string" office:string-value="'Que las lágrimas sean pocas, y compartidas '" calcext:value-type="string">
            <text:p>'Que las lágrimas sean pocas, y compartidas '</text:p>
          </table:table-cell>
        </table:table-row>
        <table:table-row table:style-name="ro3">
          <table:table-cell/>
          <table:table-cell office:value-type="string" calcext:value-type="string">
            <text:p>Que las VERDADERAS AMISTADES continúen eternas y tengan siempre un lugar especial en nuestros corazones</text:p>
          </table:table-cell>
          <table:table-cell table:formula="of:=[.$A$1]&amp;[.B225]&amp;[.$A$1]" office:value-type="string" office:string-value="'Que las VERDADERAS AMISTADES continúen eternas y tengan siempre un lugar especial en nuestros corazones'" calcext:value-type="string">
            <text:p>'Que las VERDADERAS AMISTADES continúen eternas y tengan siempre un lugar especial en nuestros corazones'</text:p>
          </table:table-cell>
        </table:table-row>
        <table:table-row table:style-name="ro3">
          <table:table-cell/>
          <table:table-cell office:value-type="string" calcext:value-type="string">
            <text:p>Daría todo lo que sé, por la mitad de lo que ignoro. Descartes</text:p>
          </table:table-cell>
          <table:table-cell table:formula="of:=[.$A$1]&amp;[.B226]&amp;[.$A$1]" office:value-type="string" office:string-value="'Daría todo lo que sé, por la mitad de lo que ignoro. Descartes'" calcext:value-type="string">
            <text:p>'Daría todo lo que sé, por la mitad de lo que ignoro. Descartes'</text:p>
          </table:table-cell>
        </table:table-row>
        <table:table-row table:style-name="ro3">
          <table:table-cell/>
          <table:table-cell office:value-type="string" calcext:value-type="string">
            <text:p>Cuando uno vive cómo piensa, acaba pensando como vive. Gabriel Marcel</text:p>
          </table:table-cell>
          <table:table-cell table:formula="of:=[.$A$1]&amp;[.B227]&amp;[.$A$1]" office:value-type="string" office:string-value="'Cuando uno vive cómo piensa, acaba pensando como vive. Gabriel Marcel'" calcext:value-type="string">
            <text:p>'Cuando uno vive cómo piensa, acaba pensando como vive. Gabriel Marcel'</text:p>
          </table:table-cell>
        </table:table-row>
        <table:table-row table:style-name="ro3">
          <table:table-cell/>
          <table:table-cell office:value-type="string" calcext:value-type="string">
            <text:p>Cuando veas a un hombre bueno, trata de imitarlo; cuando veas a un hombre malo, examínate a tí mismo. Confucio</text:p>
          </table:table-cell>
          <table:table-cell table:formula="of:=[.$A$1]&amp;[.B228]&amp;[.$A$1]" office:value-type="string" office:string-value="'Cuando veas a un hombre bueno, trata de imitarlo; cuando veas a un hombre malo, examínate a tí mismo. Confucio'" calcext:value-type="string">
            <text:p>'Cuando veas a un hombre bueno, trata de imitarlo; cuando veas a un hombre malo, examínate a tí mismo. Confucio'</text:p>
          </table:table-cell>
        </table:table-row>
        <table:table-row table:style-name="ro3">
          <table:table-cell/>
          <table:table-cell office:value-type="string" calcext:value-type="string">
            <text:p>Cuando veas a un gigante, examina antes la posición del sol, no vaya a ser la sombra de un pigmeo. Von Hardemberg</text:p>
          </table:table-cell>
          <table:table-cell table:formula="of:=[.$A$1]&amp;[.B229]&amp;[.$A$1]" office:value-type="string" office:string-value="'Cuando veas a un gigante, examina antes la posición del sol, no vaya a ser la sombra de un pigmeo. Von Hardemberg'" calcext:value-type="string">
            <text:p>'Cuando veas a un gigante, examina antes la posición del sol, no vaya a ser la sombra de un pigmeo. Von Hardemberg'</text:p>
          </table:table-cell>
        </table:table-row>
        <table:table-row table:style-name="ro3">
          <table:table-cell/>
          <table:table-cell office:value-type="string" calcext:value-type="string">
            <text:p>Cuanto más pequeño es el corazón, más odio alberga. Victor Hugo</text:p>
          </table:table-cell>
          <table:table-cell table:formula="of:=[.$A$1]&amp;[.B230]&amp;[.$A$1]" office:value-type="string" office:string-value="'Cuanto más pequeño es el corazón, más odio alberga. Victor Hugo'" calcext:value-type="string">
            <text:p>'Cuanto más pequeño es el corazón, más odio alberga. Victor Hugo'</text:p>
          </table:table-cell>
        </table:table-row>
        <table:table-row table:style-name="ro3">
          <table:table-cell/>
          <table:table-cell office:value-type="string" calcext:value-type="string">
            <text:p>Con el puño cerrado no se puede intercambiar un apretón de manos Indira Gandhi</text:p>
          </table:table-cell>
          <table:table-cell table:formula="of:=[.$A$1]&amp;[.B231]&amp;[.$A$1]" office:value-type="string" office:string-value="'Con el puño cerrado no se puede intercambiar un apretón de manos Indira Gandhi'" calcext:value-type="string">
            <text:p>'Con el puño cerrado no se puede intercambiar un apretón de manos Indira Gandhi'</text:p>
          </table:table-cell>
        </table:table-row>
        <table:table-row table:style-name="ro3">
          <table:table-cell/>
          <table:table-cell office:value-type="string" calcext:value-type="string">
            <text:p>Cuando la vida te presente razones para llorar, demuéstrale que tienes mil y una razones para reír.</text:p>
          </table:table-cell>
          <table:table-cell table:formula="of:=[.$A$1]&amp;[.B232]&amp;[.$A$1]" office:value-type="string" office:string-value="'Cuando la vida te presente razones para llorar, demuéstrale que tienes mil y una razones para reír.'" calcext:value-type="string">
            <text:p>'Cuando la vida te presente razones para llorar, demuéstrale que tienes mil y una razones para reír.'</text:p>
          </table:table-cell>
        </table:table-row>
        <table:table-row table:style-name="ro3">
          <table:table-cell/>
          <table:table-cell office:value-type="string" calcext:value-type="string">
            <text:p>La verdadera sabiduría es reconocer la propia ignorancia Sócrates</text:p>
          </table:table-cell>
          <table:table-cell table:formula="of:=[.$A$1]&amp;[.B233]&amp;[.$A$1]" office:value-type="string" office:string-value="'La verdadera sabiduría es reconocer la propia ignorancia Sócrates'" calcext:value-type="string">
            <text:p>'La verdadera sabiduría es reconocer la propia ignorancia Sócrates'</text:p>
          </table:table-cell>
        </table:table-row>
        <table:table-row table:style-name="ro3">
          <table:table-cell/>
          <table:table-cell office:value-type="string" calcext:value-type="string">
            <text:p>La vida es aquello que te va sucediendo mientras te empeñas en hacer otros planes. John Lennon</text:p>
          </table:table-cell>
          <table:table-cell table:formula="of:=[.$A$1]&amp;[.B234]&amp;[.$A$1]" office:value-type="string" office:string-value="'La vida es aquello que te va sucediendo mientras te empeñas en hacer otros planes. John Lennon'" calcext:value-type="string">
            <text:p>'La vida es aquello que te va sucediendo mientras te empeñas en hacer otros planes. John Lennon'</text:p>
          </table:table-cell>
        </table:table-row>
        <table:table-row table:style-name="ro3">
          <table:table-cell/>
          <table:table-cell office:value-type="string" calcext:value-type="string">
            <text:p>Las grandes almas tienen voluntades, las débiles tan sólo deseos. Proverbio Chino</text:p>
          </table:table-cell>
          <table:table-cell table:formula="of:=[.$A$1]&amp;[.B235]&amp;[.$A$1]" office:value-type="string" office:string-value="'Las grandes almas tienen voluntades, las débiles tan sólo deseos. Proverbio Chino'" calcext:value-type="string">
            <text:p>'Las grandes almas tienen voluntades, las débiles tan sólo deseos. Proverbio Chino'</text:p>
          </table:table-cell>
        </table:table-row>
        <table:table-row table:style-name="ro3">
          <table:table-cell/>
          <table:table-cell office:value-type="string" calcext:value-type="string">
            <text:p>Quien no comprende una mirada, tampoco comprenderá una larga explicación. Proverbio Arabe</text:p>
          </table:table-cell>
          <table:table-cell table:formula="of:=[.$A$1]&amp;[.B236]&amp;[.$A$1]" office:value-type="string" office:string-value="'Quien no comprende una mirada, tampoco comprenderá una larga explicación. Proverbio Arabe'" calcext:value-type="string">
            <text:p>'Quien no comprende una mirada, tampoco comprenderá una larga explicación. Proverbio Arabe'</text:p>
          </table:table-cell>
        </table:table-row>
        <table:table-row table:style-name="ro3">
          <table:table-cell/>
          <table:table-cell office:value-type="string" calcext:value-type="string">
            <text:p>Los grandes hombres no son grandes a todas horas ni en todas las cosas. Federico II, Emperador de Prusia</text:p>
          </table:table-cell>
          <table:table-cell table:formula="of:=[.$A$1]&amp;[.B237]&amp;[.$A$1]" office:value-type="string" office:string-value="'Los grandes hombres no son grandes a todas horas ni en todas las cosas. Federico II, Emperador de Prusia'" calcext:value-type="string">
            <text:p>'Los grandes hombres no son grandes a todas horas ni en todas las cosas. Federico II, Emperador de Prusia'</text:p>
          </table:table-cell>
        </table:table-row>
        <table:table-row table:style-name="ro3">
          <table:table-cell/>
          <table:table-cell office:value-type="string" calcext:value-type="string">
            <text:p>La verdad cae por su propio peso <text:s/></text:p>
          </table:table-cell>
          <table:table-cell table:formula="of:=[.$A$1]&amp;[.B238]&amp;[.$A$1]" office:value-type="string" office:string-value="'La verdad cae por su propio peso  '" calcext:value-type="string">
            <text:p>'La verdad cae por su propio peso <text:s/>'</text:p>
          </table:table-cell>
        </table:table-row>
        <table:table-row table:style-name="ro3">
          <table:table-cell/>
          <table:table-cell office:value-type="string" calcext:value-type="string">
            <text:p>El camino más seguro, es el que acaban de asaltar </text:p>
          </table:table-cell>
          <table:table-cell table:formula="of:=[.$A$1]&amp;[.B239]&amp;[.$A$1]" office:value-type="string" office:string-value="'El camino más seguro, es el que acaban de asaltar '" calcext:value-type="string">
            <text:p>'El camino más seguro, es el que acaban de asaltar '</text:p>
          </table:table-cell>
        </table:table-row>
        <table:table-row table:style-name="ro3">
          <table:table-cell/>
          <table:table-cell office:value-type="string" calcext:value-type="string">
            <text:p>El ingenio puede superar al conocimiento <text:s/></text:p>
          </table:table-cell>
          <table:table-cell table:formula="of:=[.$A$1]&amp;[.B240]&amp;[.$A$1]" office:value-type="string" office:string-value="'El ingenio puede superar al conocimiento  '" calcext:value-type="string">
            <text:p>'El ingenio puede superar al conocimiento <text:s/>'</text:p>
          </table:table-cell>
        </table:table-row>
        <table:table-row table:style-name="ro3">
          <table:table-cell/>
          <table:table-cell office:value-type="string" calcext:value-type="string">
            <text:p>El que no hace nada No comete errores </text:p>
          </table:table-cell>
          <table:table-cell table:formula="of:=[.$A$1]&amp;[.B241]&amp;[.$A$1]" office:value-type="string" office:string-value="'El que no hace nada No comete errores '" calcext:value-type="string">
            <text:p>'El que no hace nada No comete errores '</text:p>
          </table:table-cell>
        </table:table-row>
        <table:table-row table:style-name="ro3">
          <table:table-cell/>
          <table:table-cell office:value-type="string" calcext:value-type="string">
            <text:p>Dios arroja un rayo cósmico que cambia las vías de nuestras vidas </text:p>
          </table:table-cell>
          <table:table-cell table:formula="of:=[.$A$1]&amp;[.B242]&amp;[.$A$1]" office:value-type="string" office:string-value="'Dios arroja un rayo cósmico que cambia las vías de nuestras vidas '" calcext:value-type="string">
            <text:p>'Dios arroja un rayo cósmico que cambia las vías de nuestras vidas '</text:p>
          </table:table-cell>
        </table:table-row>
        <table:table-row table:style-name="ro3">
          <table:table-cell/>
          <table:table-cell office:value-type="string" calcext:value-type="string">
            <text:p>La esperanza se aferra a cualquier objeto que flota. </text:p>
          </table:table-cell>
          <table:table-cell table:formula="of:=[.$A$1]&amp;[.B243]&amp;[.$A$1]" office:value-type="string" office:string-value="'La esperanza se aferra a cualquier objeto que flota. '" calcext:value-type="string">
            <text:p>'La esperanza se aferra a cualquier objeto que flota. '</text:p>
          </table:table-cell>
        </table:table-row>
        <table:table-row table:style-name="ro3">
          <table:table-cell/>
          <table:table-cell office:value-type="string" calcext:value-type="string">
            <text:p>No hay nadie más pobre que aquel que no reconoce las riquezas en su vida. </text:p>
          </table:table-cell>
          <table:table-cell table:formula="of:=[.$A$1]&amp;[.B244]&amp;[.$A$1]" office:value-type="string" office:string-value="'No hay nadie más pobre que aquel que no reconoce las riquezas en su vida. '" calcext:value-type="string">
            <text:p>'No hay nadie más pobre que aquel que no reconoce las riquezas en su vida. '</text:p>
          </table:table-cell>
        </table:table-row>
        <table:table-row table:style-name="ro3">
          <table:table-cell/>
          <table:table-cell office:value-type="string" calcext:value-type="string">
            <text:p>Dios mueve el cielo entero en aquello que nosotros somos incapaces de hacer </text:p>
          </table:table-cell>
          <table:table-cell table:formula="of:=[.$A$1]&amp;[.B245]&amp;[.$A$1]" office:value-type="string" office:string-value="'Dios mueve el cielo entero en aquello que nosotros somos incapaces de hacer '" calcext:value-type="string">
            <text:p>'Dios mueve el cielo entero en aquello que nosotros somos incapaces de hacer '</text:p>
          </table:table-cell>
        </table:table-row>
        <table:table-row table:style-name="ro3">
          <table:table-cell/>
          <table:table-cell office:value-type="string" calcext:value-type="string">
            <text:p>Dios no mueve una paja en aquello que nosotros podemos resolver </text:p>
          </table:table-cell>
          <table:table-cell table:formula="of:=[.$A$1]&amp;[.B246]&amp;[.$A$1]" office:value-type="string" office:string-value="'Dios no mueve una paja en aquello que nosotros podemos resolver '" calcext:value-type="string">
            <text:p>'Dios no mueve una paja en aquello que nosotros podemos resolver '</text:p>
          </table:table-cell>
        </table:table-row>
        <table:table-row table:style-name="ro3">
          <table:table-cell/>
          <table:table-cell office:value-type="string" calcext:value-type="string">
            <text:p>La gente que vibra, sabe lo que hay que hacer y lo hace, sin esperar a que le digan.</text:p>
          </table:table-cell>
          <table:table-cell table:formula="of:=[.$A$1]&amp;[.B247]&amp;[.$A$1]" office:value-type="string" office:string-value="'La gente que vibra, sabe lo que hay que hacer y lo hace, sin esperar a que le digan.'" calcext:value-type="string">
            <text:p>'La gente que vibra, sabe lo que hay que hacer y lo hace, sin esperar a que le digan.'</text:p>
          </table:table-cell>
        </table:table-row>
        <table:table-row table:style-name="ro3">
          <table:table-cell/>
          <table:table-cell office:value-type="string" calcext:value-type="string">
            <text:p>La gente justa sabe que todos somos humanos y que nos podemos equivocar. </text:p>
          </table:table-cell>
          <table:table-cell table:formula="of:=[.$A$1]&amp;[.B248]&amp;[.$A$1]" office:value-type="string" office:string-value="'La gente justa sabe que todos somos humanos y que nos podemos equivocar. '" calcext:value-type="string">
            <text:p>'La gente justa sabe que todos somos humanos y que nos podemos equivocar. '</text:p>
          </table:table-cell>
        </table:table-row>
        <table:table-row table:style-name="ro3">
          <table:table-cell/>
          <table:table-cell office:value-type="string" calcext:value-type="string">
            <text:p>Errar es humano. Colocar la culpa en otro es estratégico.</text:p>
          </table:table-cell>
          <table:table-cell table:formula="of:=[.$A$1]&amp;[.B249]&amp;[.$A$1]" office:value-type="string" office:string-value="'Errar es humano. Colocar la culpa en otro es estratégico.'" calcext:value-type="string">
            <text:p>'Errar es humano. Colocar la culpa en otro es estratégico.'</text:p>
          </table:table-cell>
        </table:table-row>
        <table:table-row table:style-name="ro3">
          <table:table-cell/>
          <table:table-cell office:value-type="string" calcext:value-type="string">
            <text:p>Tu creas tu propio universo durante el camino </text:p>
          </table:table-cell>
          <table:table-cell table:formula="of:=[.$A$1]&amp;[.B250]&amp;[.$A$1]" office:value-type="string" office:string-value="'Tu creas tu propio universo durante el camino '" calcext:value-type="string">
            <text:p>'Tu creas tu propio universo durante el camino '</text:p>
          </table:table-cell>
        </table:table-row>
        <table:table-row table:style-name="ro3">
          <table:table-cell/>
          <table:table-cell office:value-type="string" calcext:value-type="string">
            <text:p>Da tu primer paso con FE, no es necesario que veas la escalera completa. </text:p>
          </table:table-cell>
          <table:table-cell table:formula="of:=[.$A$1]&amp;[.B251]&amp;[.$A$1]" office:value-type="string" office:string-value="'Da tu primer paso con FE, no es necesario que veas la escalera completa. '" calcext:value-type="string">
            <text:p>'Da tu primer paso con FE, no es necesario que veas la escalera completa. '</text:p>
          </table:table-cell>
        </table:table-row>
        <table:table-row table:style-name="ro3">
          <table:table-cell/>
          <table:table-cell office:value-type="string" calcext:value-type="string">
            <text:p>Todo lo que somos es el resultado de nuestros pensamientos. </text:p>
          </table:table-cell>
          <table:table-cell table:formula="of:=[.$A$1]&amp;[.B252]&amp;[.$A$1]" office:value-type="string" office:string-value="'Todo lo que somos es el resultado de nuestros pensamientos. '" calcext:value-type="string">
            <text:p>'Todo lo que somos es el resultado de nuestros pensamientos. '</text:p>
          </table:table-cell>
        </table:table-row>
        <table:table-row table:style-name="ro3">
          <table:table-cell/>
          <table:table-cell office:value-type="string" calcext:value-type="string">
            <text:p>No sabrÍa decir que es este poder, todo lo que sé es que este poder existe. </text:p>
          </table:table-cell>
          <table:table-cell table:formula="of:=[.$A$1]&amp;[.B253]&amp;[.$A$1]" office:value-type="string" office:string-value="'No sabrÍa decir que es este poder, todo lo que sé es que este poder existe. '" calcext:value-type="string">
            <text:p>'No sabrÍa decir que es este poder, todo lo que sé es que este poder existe. '</text:p>
          </table:table-cell>
        </table:table-row>
        <table:table-row table:style-name="ro3">
          <table:table-cell/>
          <table:table-cell office:value-type="string" calcext:value-type="string">
            <text:p>La imaginación lo es todo, es una visiÓn anticipada de las atracciones de vida que vendrán.</text:p>
          </table:table-cell>
          <table:table-cell table:formula="of:=[.$A$1]&amp;[.B254]&amp;[.$A$1]" office:value-type="string" office:string-value="'La imaginación lo es todo, es una visiÓn anticipada de las atracciones de vida que vendrán.'" calcext:value-type="string">
            <text:p>'La imaginación lo es todo, es una visiÓn anticipada de las atracciones de vida que vendrán.'</text:p>
          </table:table-cell>
        </table:table-row>
        <table:table-row table:style-name="ro3">
          <table:table-cell/>
          <table:table-cell office:value-type="string" calcext:value-type="string">
            <text:p>Cualquier cosa que la mente del hombre pueda concebir, tambien la puede alcanzar.</text:p>
          </table:table-cell>
          <table:table-cell table:formula="of:=[.$A$1]&amp;[.B255]&amp;[.$A$1]" office:value-type="string" office:string-value="'Cualquier cosa que la mente del hombre pueda concebir, tambien la puede alcanzar.'" calcext:value-type="string">
            <text:p>'Cualquier cosa que la mente del hombre pueda concebir, tambien la puede alcanzar.'</text:p>
          </table:table-cell>
        </table:table-row>
        <table:table-row table:style-name="ro3">
          <table:table-cell/>
          <table:table-cell office:value-type="string" calcext:value-type="string">
            <text:p>La violencia es el miedo a los ideales de los demás Mahatma Gandhi</text:p>
          </table:table-cell>
          <table:table-cell table:formula="of:=[.$A$1]&amp;[.B256]&amp;[.$A$1]" office:value-type="string" office:string-value="'La violencia es el miedo a los ideales de los demás Mahatma Gandhi'" calcext:value-type="string">
            <text:p>'La violencia es el miedo a los ideales de los demás Mahatma Gandhi'</text:p>
          </table:table-cell>
        </table:table-row>
        <table:table-row table:style-name="ro3">
          <table:table-cell/>
          <table:table-cell office:value-type="string" calcext:value-type="string">
            <text:p>Nunca vayas a ver un médico que tenga plantas secas en su consultorio </text:p>
          </table:table-cell>
          <table:table-cell table:formula="of:=[.$A$1]&amp;[.B257]&amp;[.$A$1]" office:value-type="string" office:string-value="'Nunca vayas a ver un médico que tenga plantas secas en su consultorio '" calcext:value-type="string">
            <text:p>'Nunca vayas a ver un médico que tenga plantas secas en su consultorio '</text:p>
          </table:table-cell>
        </table:table-row>
        <table:table-row table:style-name="ro3">
          <table:table-cell/>
          <table:table-cell office:value-type="string" calcext:value-type="string">
            <text:p>Ningún pueblo cree en su gobierno. siempre están resignados Octavio Paz</text:p>
          </table:table-cell>
          <table:table-cell table:formula="of:=[.$A$1]&amp;[.B258]&amp;[.$A$1]" office:value-type="string" office:string-value="'Ningún pueblo cree en su gobierno. siempre están resignados Octavio Paz'" calcext:value-type="string">
            <text:p>'Ningún pueblo cree en su gobierno. siempre están resignados Octavio Paz'</text:p>
          </table:table-cell>
        </table:table-row>
        <table:table-row table:style-name="ro3">
          <table:table-cell/>
          <table:table-cell office:value-type="string" calcext:value-type="string">
            <text:p>Dicen que el futuro está en tus sueños. Así que, vete a dormir. </text:p>
          </table:table-cell>
          <table:table-cell table:formula="of:=[.$A$1]&amp;[.B259]&amp;[.$A$1]" office:value-type="string" office:string-value="'Dicen que el futuro está en tus sueños. Así que, vete a dormir. '" calcext:value-type="string">
            <text:p>'Dicen que el futuro está en tus sueños. Así que, vete a dormir. '</text:p>
          </table:table-cell>
        </table:table-row>
        <table:table-row table:style-name="ro3">
          <table:table-cell/>
          <table:table-cell office:value-type="string" calcext:value-type="string">
            <text:p>No se muestra el camino señalando con un dedo, asi que, camina siempre adelante </text:p>
          </table:table-cell>
          <table:table-cell table:formula="of:=[.$A$1]&amp;[.B260]&amp;[.$A$1]" office:value-type="string" office:string-value="'No se muestra el camino señalando con un dedo, asi que, camina siempre adelante '" calcext:value-type="string">
            <text:p>'No se muestra el camino señalando con un dedo, asi que, camina siempre adelante '</text:p>
          </table:table-cell>
        </table:table-row>
        <table:table-row table:style-name="ro3">
          <table:table-cell/>
          <table:table-cell office:value-type="string" calcext:value-type="string">
            <text:p>Los niños adivinan qué personas los aman es un don natural que con el tiempo se pierde.</text:p>
          </table:table-cell>
          <table:table-cell table:formula="of:=[.$A$1]&amp;[.B261]&amp;[.$A$1]" office:value-type="string" office:string-value="'Los niños adivinan qué personas los aman es un don natural que con el tiempo se pierde.'" calcext:value-type="string">
            <text:p>'Los niños adivinan qué personas los aman es un don natural que con el tiempo se pierde.'</text:p>
          </table:table-cell>
        </table:table-row>
        <table:table-row table:style-name="ro3">
          <table:table-cell/>
          <table:table-cell office:value-type="string" calcext:value-type="string">
            <text:p>Sé valiente, esfuérzate, da lo mejor de ti mismo y aparecerá en el LIBRO de tu vida.</text:p>
          </table:table-cell>
          <table:table-cell table:formula="of:=[.$A$1]&amp;[.B262]&amp;[.$A$1]" office:value-type="string" office:string-value="'Sé valiente, esfuérzate, da lo mejor de ti mismo y aparecerá en el LIBRO de tu vida.'" calcext:value-type="string">
            <text:p>'Sé valiente, esfuérzate, da lo mejor de ti mismo y aparecerá en el LIBRO de tu vida.'</text:p>
          </table:table-cell>
        </table:table-row>
        <table:table-row table:style-name="ro3">
          <table:table-cell/>
          <table:table-cell office:value-type="string" calcext:value-type="string">
            <text:p>Tu capacidad de servir a los demás, está en proporción a la grandeza de tu corazón y la nobleza de tus sentimientos</text:p>
          </table:table-cell>
          <table:table-cell table:formula="of:=[.$A$1]&amp;[.B263]&amp;[.$A$1]" office:value-type="string" office:string-value="'Tu capacidad de servir a los demás, está en proporción a la grandeza de tu corazón y la nobleza de tus sentimientos'" calcext:value-type="string">
            <text:p>'Tu capacidad de servir a los demás, está en proporción a la grandeza de tu corazón y la nobleza de tus sentimientos'</text:p>
          </table:table-cell>
        </table:table-row>
        <table:table-row table:style-name="ro3">
          <table:table-cell/>
          <table:table-cell office:value-type="string" calcext:value-type="string">
            <text:p>Es muy difícil determinar donde fijar el límite entre no herir los sentimientos de los demás y defender lo que creo.</text:p>
          </table:table-cell>
          <table:table-cell table:formula="of:=[.$A$1]&amp;[.B264]&amp;[.$A$1]" office:value-type="string" office:string-value="'Es muy difícil determinar donde fijar el límite entre no herir los sentimientos de los demás y defender lo que creo.'" calcext:value-type="string">
            <text:p>'Es muy difícil determinar donde fijar el límite entre no herir los sentimientos de los demás y defender lo que creo.'</text:p>
          </table:table-cell>
        </table:table-row>
        <table:table-row table:style-name="ro3">
          <table:table-cell/>
          <table:table-cell office:value-type="string" calcext:value-type="string">
            <text:p>No puedo compararme con lo mejor que hacen los demás, sino con lo mejor que hago yo mismo.</text:p>
          </table:table-cell>
          <table:table-cell table:formula="of:=[.$A$1]&amp;[.B265]&amp;[.$A$1]" office:value-type="string" office:string-value="'No puedo compararme con lo mejor que hacen los demás, sino con lo mejor que hago yo mismo.'" calcext:value-type="string">
            <text:p>'No puedo compararme con lo mejor que hacen los demás, sino con lo mejor que hago yo mismo.'</text:p>
          </table:table-cell>
        </table:table-row>
        <table:table-row table:style-name="ro3">
          <table:table-cell/>
          <table:table-cell office:value-type="string" calcext:value-type="string">
            <text:p>No puede hacer que alguien me ame, sino convertirme en alguien que debe amar. </text:p>
          </table:table-cell>
          <table:table-cell table:formula="of:=[.$A$1]&amp;[.B266]&amp;[.$A$1]" office:value-type="string" office:string-value="'No puede hacer que alguien me ame, sino convertirme en alguien que debe amar. '" calcext:value-type="string">
            <text:p>'No puede hacer que alguien me ame, sino convertirme en alguien que debe amar. '</text:p>
          </table:table-cell>
        </table:table-row>
        <table:table-row table:style-name="ro3">
          <table:table-cell/>
          <table:table-cell office:value-type="string" calcext:value-type="string">
            <text:p>Se pueden requerir años para construir la confianza y únicamente segundos para destruirla. Por eso debo cuidarla.</text:p>
          </table:table-cell>
          <table:table-cell table:formula="of:=[.$A$1]&amp;[.B267]&amp;[.$A$1]" office:value-type="string" office:string-value="'Se pueden requerir años para construir la confianza y únicamente segundos para destruirla. Por eso debo cuidarla.'" calcext:value-type="string">
            <text:p>'Se pueden requerir años para construir la confianza y únicamente segundos para destruirla. Por eso debo cuidarla.'</text:p>
          </table:table-cell>
        </table:table-row>
        <table:table-row table:style-name="ro3">
          <table:table-cell/>
          <table:table-cell office:value-type="string" calcext:value-type="string">
            <text:p>Dios le da comida a todas las aves, pero no se la pone en los nidos. </text:p>
          </table:table-cell>
          <table:table-cell table:formula="of:=[.$A$1]&amp;[.B268]&amp;[.$A$1]" office:value-type="string" office:string-value="'Dios le da comida a todas las aves, pero no se la pone en los nidos. '" calcext:value-type="string">
            <text:p>'Dios le da comida a todas las aves, pero no se la pone en los nidos. '</text:p>
          </table:table-cell>
        </table:table-row>
        <table:table-row table:style-name="ro3">
          <table:table-cell/>
          <table:table-cell office:value-type="string" calcext:value-type="string">
            <text:p>En esta vida todos hemos sido ganadores, contra millones de competidores </text:p>
          </table:table-cell>
          <table:table-cell table:formula="of:=[.$A$1]&amp;[.B269]&amp;[.$A$1]" office:value-type="string" office:string-value="'En esta vida todos hemos sido ganadores, contra millones de competidores '" calcext:value-type="string">
            <text:p>'En esta vida todos hemos sido ganadores, contra millones de competidores '</text:p>
          </table:table-cell>
        </table:table-row>
        <table:table-row table:style-name="ro3">
          <table:table-cell/>
          <table:table-cell office:value-type="string" calcext:value-type="string">
            <text:p>Todos se quejan de no tener lo que se merecen pero nadie se queja de tener lo que no se merecen</text:p>
          </table:table-cell>
          <table:table-cell table:formula="of:=[.$A$1]&amp;[.B270]&amp;[.$A$1]" office:value-type="string" office:string-value="'Todos se quejan de no tener lo que se merecen pero nadie se queja de tener lo que no se merecen'" calcext:value-type="string">
            <text:p>'Todos se quejan de no tener lo que se merecen pero nadie se queja de tener lo que no se merecen'</text:p>
          </table:table-cell>
        </table:table-row>
        <table:table-row table:style-name="ro3">
          <table:table-cell/>
          <table:table-cell office:value-type="string" calcext:value-type="string">
            <text:p>Todas las cosas ya fueron dichas pero como nadie escucha es preciso repetirlas </text:p>
          </table:table-cell>
          <table:table-cell table:formula="of:=[.$A$1]&amp;[.B271]&amp;[.$A$1]" office:value-type="string" office:string-value="'Todas las cosas ya fueron dichas pero como nadie escucha es preciso repetirlas '" calcext:value-type="string">
            <text:p>'Todas las cosas ya fueron dichas pero como nadie escucha es preciso repetirlas '</text:p>
          </table:table-cell>
        </table:table-row>
        <table:table-row table:style-name="ro3">
          <table:table-cell/>
          <table:table-cell office:value-type="string" calcext:value-type="string">
            <text:p>Sabías que la Luna llena se presenta c/ 29 días, 12 horas, 44 minutos y 2.8 seg. </text:p>
          </table:table-cell>
          <table:table-cell table:formula="of:=[.$A$1]&amp;[.B272]&amp;[.$A$1]" office:value-type="string" office:string-value="'Sabías que la Luna llena se presenta c/ 29 días, 12 horas, 44 minutos y 2.8 seg. '" calcext:value-type="string">
            <text:p>'Sabías que la Luna llena se presenta c/ 29 días, 12 horas, 44 minutos y 2.8 seg. '</text:p>
          </table:table-cell>
        </table:table-row>
        <table:table-row table:style-name="ro3">
          <table:table-cell/>
          <table:table-cell office:value-type="string" calcext:value-type="string">
            <text:p>Sea amable con el medio ambiente, no imprima los correos, a menos que sea completamente necesario.</text:p>
          </table:table-cell>
          <table:table-cell table:formula="of:=[.$A$1]&amp;[.B273]&amp;[.$A$1]" office:value-type="string" office:string-value="'Sea amable con el medio ambiente, no imprima los correos, a menos que sea completamente necesario.'" calcext:value-type="string">
            <text:p>'Sea amable con el medio ambiente, no imprima los correos, a menos que sea completamente necesario.'</text:p>
          </table:table-cell>
        </table:table-row>
        <table:table-row table:style-name="ro3">
          <table:table-cell/>
          <table:table-cell office:value-type="string" calcext:value-type="string">
            <text:p>Programa para hoy: espirar, inspirar, espirar Buda</text:p>
          </table:table-cell>
          <table:table-cell table:formula="of:=[.$A$1]&amp;[.B274]&amp;[.$A$1]" office:value-type="string" office:string-value="'Programa para hoy: espirar, inspirar, espirar Buda'" calcext:value-type="string">
            <text:p>'Programa para hoy: espirar, inspirar, espirar Buda'</text:p>
          </table:table-cell>
        </table:table-row>
        <table:table-row table:style-name="ro3">
          <table:table-cell/>
          <table:table-cell office:value-type="string" calcext:value-type="string">
            <text:p>La actividad vence al frío. La quietud vence al calor. Lao Tse</text:p>
          </table:table-cell>
          <table:table-cell table:formula="of:=[.$A$1]&amp;[.B275]&amp;[.$A$1]" office:value-type="string" office:string-value="'La actividad vence al frío. La quietud vence al calor. Lao Tse'" calcext:value-type="string">
            <text:p>'La actividad vence al frío. La quietud vence al calor. Lao Tse'</text:p>
          </table:table-cell>
        </table:table-row>
        <table:table-row table:style-name="ro3">
          <table:table-cell/>
          <table:table-cell office:value-type="string" calcext:value-type="string">
            <text:p>Todos estamos de visita en este mundo. Hemos venido a observar, aprender, crecer, amar y volver a casa.</text:p>
          </table:table-cell>
          <table:table-cell table:formula="of:=[.$A$1]&amp;[.B276]&amp;[.$A$1]" office:value-type="string" office:string-value="'Todos estamos de visita en este mundo. Hemos venido a observar, aprender, crecer, amar y volver a casa.'" calcext:value-type="string">
            <text:p>'Todos estamos de visita en este mundo. Hemos venido a observar, aprender, crecer, amar y volver a casa.'</text:p>
          </table:table-cell>
        </table:table-row>
        <table:table-row table:style-name="ro3">
          <table:table-cell/>
          <table:table-cell office:value-type="string" calcext:value-type="string">
            <text:p>El auténtico conservacionista es quien sabe que el mundo no es una herencia de sus padres, sino un préstamo de sus hijos</text:p>
          </table:table-cell>
          <table:table-cell table:formula="of:=[.$A$1]&amp;[.B277]&amp;[.$A$1]" office:value-type="string" office:string-value="'El auténtico conservacionista es quien sabe que el mundo no es una herencia de sus padres, sino un préstamo de sus hijos'" calcext:value-type="string">
            <text:p>'El auténtico conservacionista es quien sabe que el mundo no es una herencia de sus padres, sino un préstamo de sus hijos'</text:p>
          </table:table-cell>
        </table:table-row>
        <table:table-row table:style-name="ro3">
          <table:table-cell/>
          <table:table-cell office:value-type="string" calcext:value-type="string">
            <text:p>Ni con millones de oro se puede recobrar un solo instante de la vida. No desperdicies tiempo infructuasamente</text:p>
          </table:table-cell>
          <table:table-cell table:formula="of:=[.$A$1]&amp;[.B278]&amp;[.$A$1]" office:value-type="string" office:string-value="'Ni con millones de oro se puede recobrar un solo instante de la vida. No desperdicies tiempo infructuasamente'" calcext:value-type="string">
            <text:p>'Ni con millones de oro se puede recobrar un solo instante de la vida. No desperdicies tiempo infructuasamente'</text:p>
          </table:table-cell>
        </table:table-row>
        <table:table-row table:style-name="ro3">
          <table:table-cell/>
          <table:table-cell office:value-type="string" calcext:value-type="string">
            <text:p>La belleza, cuando está más adornada es cuando no lo está. </text:p>
          </table:table-cell>
          <table:table-cell table:formula="of:=[.$A$1]&amp;[.B279]&amp;[.$A$1]" office:value-type="string" office:string-value="'La belleza, cuando está más adornada es cuando no lo está. '" calcext:value-type="string">
            <text:p>'La belleza, cuando está más adornada es cuando no lo está. '</text:p>
          </table:table-cell>
        </table:table-row>
        <table:table-row table:style-name="ro3">
          <table:table-cell/>
          <table:table-cell office:value-type="string" calcext:value-type="string">
            <text:p>Primero son pequeños, luego se fortalece y una vez que empiezan ya no tienen vuelta. Así son los ríos, años y amistad</text:p>
          </table:table-cell>
          <table:table-cell table:formula="of:=[.$A$1]&amp;[.B280]&amp;[.$A$1]" office:value-type="string" office:string-value="'Primero son pequeños, luego se fortalece y una vez que empiezan ya no tienen vuelta. Así son los ríos, años y amistad'" calcext:value-type="string">
            <text:p>'Primero son pequeños, luego se fortalece y una vez que empiezan ya no tienen vuelta. Así son los ríos, años y amistad'</text:p>
          </table:table-cell>
        </table:table-row>
        <table:table-row table:style-name="ro3">
          <table:table-cell/>
          <table:table-cell office:value-type="string" calcext:value-type="string">
            <text:p>El mundo no te debe nada, estaba antes que tú. </text:p>
          </table:table-cell>
          <table:table-cell table:formula="of:=[.$A$1]&amp;[.B281]&amp;[.$A$1]" office:value-type="string" office:string-value="'El mundo no te debe nada, estaba antes que tú. '" calcext:value-type="string">
            <text:p>'El mundo no te debe nada, estaba antes que tú. '</text:p>
          </table:table-cell>
        </table:table-row>
        <table:table-row table:style-name="ro3">
          <table:table-cell/>
          <table:table-cell office:value-type="string" calcext:value-type="string">
            <text:p>El secreto de la salud mental y corporal no es arrepentirse del pasado o preocupar por el futuro sino vivir el presente.</text:p>
          </table:table-cell>
          <table:table-cell table:formula="of:=[.$A$1]&amp;[.B282]&amp;[.$A$1]" office:value-type="string" office:string-value="'El secreto de la salud mental y corporal no es arrepentirse del pasado o preocupar por el futuro sino vivir el presente.'" calcext:value-type="string">
            <text:p>'El secreto de la salud mental y corporal no es arrepentirse del pasado o preocupar por el futuro sino vivir el presente.'</text:p>
          </table:table-cell>
        </table:table-row>
        <table:table-row table:style-name="ro3">
          <table:table-cell/>
          <table:table-cell office:value-type="string" calcext:value-type="string">
            <text:p>Los pájaros también tienen la capacidad de construir, pero dejan el paisaje como estaba.</text:p>
          </table:table-cell>
          <table:table-cell table:formula="of:=[.$A$1]&amp;[.B283]&amp;[.$A$1]" office:value-type="string" office:string-value="'Los pájaros también tienen la capacidad de construir, pero dejan el paisaje como estaba.'" calcext:value-type="string">
            <text:p>'Los pájaros también tienen la capacidad de construir, pero dejan el paisaje como estaba.'</text:p>
          </table:table-cell>
        </table:table-row>
        <table:table-row table:style-name="ro3">
          <table:table-cell/>
          <table:table-cell office:value-type="string" calcext:value-type="string">
            <text:p>La belleza no es un atributo de las cosas en sí. <text:s/>Solo existe en la mente que las contempla.</text:p>
          </table:table-cell>
          <table:table-cell table:formula="of:=[.$A$1]&amp;[.B284]&amp;[.$A$1]" office:value-type="string" office:string-value="'La belleza no es un atributo de las cosas en sí.  Solo existe en la mente que las contempla.'" calcext:value-type="string">
            <text:p>'La belleza no es un atributo de las cosas en sí. <text:s/>Solo existe en la mente que las contempla.'</text:p>
          </table:table-cell>
        </table:table-row>
        <table:table-row table:style-name="ro3">
          <table:table-cell/>
          <table:table-cell office:value-type="string" calcext:value-type="string">
            <text:p>Los que sueñan de día tienen más conocimiento de las cosas, que los que sueñan de noche.</text:p>
          </table:table-cell>
          <table:table-cell table:formula="of:=[.$A$1]&amp;[.B285]&amp;[.$A$1]" office:value-type="string" office:string-value="'Los que sueñan de día tienen más conocimiento de las cosas, que los que sueñan de noche.'" calcext:value-type="string">
            <text:p>'Los que sueñan de día tienen más conocimiento de las cosas, que los que sueñan de noche.'</text:p>
          </table:table-cell>
        </table:table-row>
        <table:table-row table:style-name="ro3">
          <table:table-cell/>
          <table:table-cell office:value-type="string" calcext:value-type="string">
            <text:p>Una de las grandes enfermedades, es no ser nadie para nadie. </text:p>
          </table:table-cell>
          <table:table-cell table:formula="of:=[.$A$1]&amp;[.B286]&amp;[.$A$1]" office:value-type="string" office:string-value="'Una de las grandes enfermedades, es no ser nadie para nadie. '" calcext:value-type="string">
            <text:p>'Una de las grandes enfermedades, es no ser nadie para nadie. '</text:p>
          </table:table-cell>
        </table:table-row>
        <table:table-row table:style-name="ro3">
          <table:table-cell/>
          <table:table-cell office:value-type="string" calcext:value-type="string">
            <text:p>No temas arriesgarte; cuando un barco avanza puede balancearse y cambiar de rumbo.</text:p>
          </table:table-cell>
          <table:table-cell table:formula="of:=[.$A$1]&amp;[.B287]&amp;[.$A$1]" office:value-type="string" office:string-value="'No temas arriesgarte; cuando un barco avanza puede balancearse y cambiar de rumbo.'" calcext:value-type="string">
            <text:p>'No temas arriesgarte; cuando un barco avanza puede balancearse y cambiar de rumbo.'</text:p>
          </table:table-cell>
        </table:table-row>
        <table:table-row table:style-name="ro3">
          <table:table-cell/>
          <table:table-cell office:value-type="string" calcext:value-type="string">
            <text:p>La experiencia es un peine que te llega cuando te quedas calvo </text:p>
          </table:table-cell>
          <table:table-cell table:formula="of:=[.$A$1]&amp;[.B288]&amp;[.$A$1]" office:value-type="string" office:string-value="'La experiencia es un peine que te llega cuando te quedas calvo '" calcext:value-type="string">
            <text:p>'La experiencia es un peine que te llega cuando te quedas calvo '</text:p>
          </table:table-cell>
        </table:table-row>
        <table:table-row table:style-name="ro3">
          <table:table-cell/>
          <table:table-cell office:value-type="string" calcext:value-type="string">
            <text:p>La libertad es cómo la vida, sólo la merece quien sabe conquistarla todos los días</text:p>
          </table:table-cell>
          <table:table-cell table:formula="of:=[.$A$1]&amp;[.B289]&amp;[.$A$1]" office:value-type="string" office:string-value="'La libertad es cómo la vida, sólo la merece quien sabe conquistarla todos los días'" calcext:value-type="string">
            <text:p>'La libertad es cómo la vida, sólo la merece quien sabe conquistarla todos los días'</text:p>
          </table:table-cell>
        </table:table-row>
        <table:table-row table:style-name="ro3">
          <table:table-cell/>
          <table:table-cell office:value-type="string" calcext:value-type="string">
            <text:p>Lo difícil no es llegar a la cima, sino, jamas dejar de subir. </text:p>
          </table:table-cell>
          <table:table-cell table:formula="of:=[.$A$1]&amp;[.B290]&amp;[.$A$1]" office:value-type="string" office:string-value="'Lo difícil no es llegar a la cima, sino, jamas dejar de subir. '" calcext:value-type="string">
            <text:p>'Lo difícil no es llegar a la cima, sino, jamas dejar de subir. '</text:p>
          </table:table-cell>
        </table:table-row>
        <table:table-row table:style-name="ro3">
          <table:table-cell/>
          <table:table-cell office:value-type="string" calcext:value-type="string">
            <text:p>Cuando no puedas trotar, camina. Cuando no puedas caminar, usa el bastón, pero nunca te detengas.</text:p>
          </table:table-cell>
          <table:table-cell table:formula="of:=[.$A$1]&amp;[.B291]&amp;[.$A$1]" office:value-type="string" office:string-value="'Cuando no puedas trotar, camina. Cuando no puedas caminar, usa el bastón, pero nunca te detengas.'" calcext:value-type="string">
            <text:p>'Cuando no puedas trotar, camina. Cuando no puedas caminar, usa el bastón, pero nunca te detengas.'</text:p>
          </table:table-cell>
        </table:table-row>
        <table:table-row table:style-name="ro3">
          <table:table-cell/>
          <table:table-cell office:value-type="string" calcext:value-type="string">
            <text:p>Debo ser fuerte, sin ser rudo. <text:s/></text:p>
          </table:table-cell>
          <table:table-cell table:formula="of:=[.$A$1]&amp;[.B292]&amp;[.$A$1]" office:value-type="string" office:string-value="'Debo ser fuerte, sin ser rudo.  '" calcext:value-type="string">
            <text:p>'Debo ser fuerte, sin ser rudo. <text:s/>'</text:p>
          </table:table-cell>
        </table:table-row>
        <table:table-row table:style-name="ro3">
          <table:table-cell/>
          <table:table-cell office:value-type="string" calcext:value-type="string">
            <text:p>Debo ser amable, sin ser débil. <text:s/></text:p>
          </table:table-cell>
          <table:table-cell table:formula="of:=[.$A$1]&amp;[.B293]&amp;[.$A$1]" office:value-type="string" office:string-value="'Debo ser amable, sin ser débil.  '" calcext:value-type="string">
            <text:p>'Debo ser amable, sin ser débil. <text:s/>'</text:p>
          </table:table-cell>
        </table:table-row>
        <table:table-row table:style-name="ro3">
          <table:table-cell/>
          <table:table-cell office:value-type="string" calcext:value-type="string">
            <text:p>Debo aprender a ser gentil, sin ser suave. </text:p>
          </table:table-cell>
          <table:table-cell table:formula="of:=[.$A$1]&amp;[.B294]&amp;[.$A$1]" office:value-type="string" office:string-value="'Debo aprender a ser gentil, sin ser suave. '" calcext:value-type="string">
            <text:p>'Debo aprender a ser gentil, sin ser suave. '</text:p>
          </table:table-cell>
        </table:table-row>
        <table:table-row table:style-name="ro3">
          <table:table-cell/>
          <table:table-cell office:value-type="string" calcext:value-type="string">
            <text:p>Debo aprender con orgullo, sin arrogancia. </text:p>
          </table:table-cell>
          <table:table-cell table:formula="of:=[.$A$1]&amp;[.B295]&amp;[.$A$1]" office:value-type="string" office:string-value="'Debo aprender con orgullo, sin arrogancia. '" calcext:value-type="string">
            <text:p>'Debo aprender con orgullo, sin arrogancia. '</text:p>
          </table:table-cell>
        </table:table-row>
        <table:table-row table:style-name="ro3">
          <table:table-cell/>
          <table:table-cell office:value-type="string" calcext:value-type="string">
            <text:p>Debo ser humilde, sin ser tímido. <text:s/></text:p>
          </table:table-cell>
          <table:table-cell table:formula="of:=[.$A$1]&amp;[.B296]&amp;[.$A$1]" office:value-type="string" office:string-value="'Debo ser humilde, sin ser tímido.  '" calcext:value-type="string">
            <text:p>'Debo ser humilde, sin ser tímido. <text:s/>'</text:p>
          </table:table-cell>
        </table:table-row>
        <table:table-row table:style-name="ro3">
          <table:table-cell/>
          <table:table-cell office:value-type="string" calcext:value-type="string">
            <text:p>Debo ser valioso, sin ser agresivo. <text:s/></text:p>
          </table:table-cell>
          <table:table-cell table:formula="of:=[.$A$1]&amp;[.B297]&amp;[.$A$1]" office:value-type="string" office:string-value="'Debo ser valioso, sin ser agresivo.  '" calcext:value-type="string">
            <text:p>'Debo ser valioso, sin ser agresivo. <text:s/>'</text:p>
          </table:table-cell>
        </table:table-row>
        <table:table-row table:style-name="ro3">
          <table:table-cell/>
          <table:table-cell office:value-type="string" calcext:value-type="string">
            <text:p>Debo ser agradecido, sin ser servil. <text:s/></text:p>
          </table:table-cell>
          <table:table-cell table:formula="of:=[.$A$1]&amp;[.B298]&amp;[.$A$1]" office:value-type="string" office:string-value="'Debo ser agradecido, sin ser servil.  '" calcext:value-type="string">
            <text:p>'Debo ser agradecido, sin ser servil. <text:s/>'</text:p>
          </table:table-cell>
        </table:table-row>
        <table:table-row table:style-name="ro3">
          <table:table-cell/>
          <table:table-cell office:value-type="string" calcext:value-type="string">
            <text:p>Debo meditar, sin ser flojo. <text:s/></text:p>
          </table:table-cell>
          <table:table-cell table:formula="of:=[.$A$1]&amp;[.B299]&amp;[.$A$1]" office:value-type="string" office:string-value="'Debo meditar, sin ser flojo.  '" calcext:value-type="string">
            <text:p>'Debo meditar, sin ser flojo. <text:s/>'</text:p>
          </table:table-cell>
        </table:table-row>
        <table:table-row table:style-name="ro3">
          <table:table-cell/>
          <table:table-cell office:value-type="string" calcext:value-type="string">
            <text:p>Señor, dame grandeza para entender. <text:s/></text:p>
          </table:table-cell>
          <table:table-cell table:formula="of:=[.$A$1]&amp;[.B300]&amp;[.$A$1]" office:value-type="string" office:string-value="'Señor, dame grandeza para entender.  '" calcext:value-type="string">
            <text:p>'Señor, dame grandeza para entender. <text:s/>'</text:p>
          </table:table-cell>
        </table:table-row>
        <table:table-row table:style-name="ro3">
          <table:table-cell/>
          <table:table-cell office:value-type="string" calcext:value-type="string">
            <text:p>Señor, dame capacidad para retener. <text:s/></text:p>
          </table:table-cell>
          <table:table-cell table:formula="of:=[.$A$1]&amp;[.B301]&amp;[.$A$1]" office:value-type="string" office:string-value="'Señor, dame capacidad para retener.  '" calcext:value-type="string">
            <text:p>'Señor, dame capacidad para retener. <text:s/>'</text:p>
          </table:table-cell>
        </table:table-row>
        <table:table-row table:style-name="ro3">
          <table:table-cell/>
          <table:table-cell office:value-type="string" calcext:value-type="string">
            <text:p>Señor, dame método y facultad para aprender. </text:p>
          </table:table-cell>
          <table:table-cell table:formula="of:=[.$A$1]&amp;[.B302]&amp;[.$A$1]" office:value-type="string" office:string-value="'Señor, dame método y facultad para aprender. '" calcext:value-type="string">
            <text:p>'Señor, dame método y facultad para aprender. '</text:p>
          </table:table-cell>
        </table:table-row>
        <table:table-row table:style-name="ro3">
          <table:table-cell/>
          <table:table-cell office:value-type="string" calcext:value-type="string">
            <text:p>Señor, dame sutileza para interpretar. <text:s/></text:p>
          </table:table-cell>
          <table:table-cell table:formula="of:=[.$A$1]&amp;[.B303]&amp;[.$A$1]" office:value-type="string" office:string-value="'Señor, dame sutileza para interpretar.  '" calcext:value-type="string">
            <text:p>'Señor, dame sutileza para interpretar. <text:s/>'</text:p>
          </table:table-cell>
        </table:table-row>
        <table:table-row table:style-name="ro3">
          <table:table-cell/>
          <table:table-cell office:value-type="string" calcext:value-type="string">
            <text:p>Señor, dame gracia y abundancia para hablar. </text:p>
          </table:table-cell>
          <table:table-cell table:formula="of:=[.$A$1]&amp;[.B304]&amp;[.$A$1]" office:value-type="string" office:string-value="'Señor, dame gracia y abundancia para hablar. '" calcext:value-type="string">
            <text:p>'Señor, dame gracia y abundancia para hablar. '</text:p>
          </table:table-cell>
        </table:table-row>
        <table:table-row table:style-name="ro3">
          <table:table-cell/>
          <table:table-cell office:value-type="string" calcext:value-type="string">
            <text:p>Señor, dame acierto al empezar. <text:s/></text:p>
          </table:table-cell>
          <table:table-cell table:formula="of:=[.$A$1]&amp;[.B305]&amp;[.$A$1]" office:value-type="string" office:string-value="'Señor, dame acierto al empezar.  '" calcext:value-type="string">
            <text:p>'Señor, dame acierto al empezar. <text:s/>'</text:p>
          </table:table-cell>
        </table:table-row>
        <table:table-row table:style-name="ro3">
          <table:table-cell/>
          <table:table-cell office:value-type="string" calcext:value-type="string">
            <text:p>Señor, dame dirección al progresar y perfección al acabar. </text:p>
          </table:table-cell>
          <table:table-cell table:formula="of:=[.$A$1]&amp;[.B306]&amp;[.$A$1]" office:value-type="string" office:string-value="'Señor, dame dirección al progresar y perfección al acabar. '" calcext:value-type="string">
            <text:p>'Señor, dame dirección al progresar y perfección al acabar. '</text:p>
          </table:table-cell>
        </table:table-row>
        <table:table-row table:style-name="ro3">
          <table:table-cell/>
          <table:table-cell office:value-type="string" calcext:value-type="string">
            <text:p>Las puertas están siempre abiertas sólo para aquellos que creen en si mismos y el Poder de su Voluntad</text:p>
          </table:table-cell>
          <table:table-cell table:formula="of:=[.$A$1]&amp;[.B307]&amp;[.$A$1]" office:value-type="string" office:string-value="'Las puertas están siempre abiertas sólo para aquellos que creen en si mismos y el Poder de su Voluntad'" calcext:value-type="string">
            <text:p>'Las puertas están siempre abiertas sólo para aquellos que creen en si mismos y el Poder de su Voluntad'</text:p>
          </table:table-cell>
        </table:table-row>
        <table:table-row table:style-name="ro3">
          <table:table-cell/>
          <table:table-cell office:value-type="string" calcext:value-type="string">
            <text:p>Es bueno tener amigos, malos o inconsecuentes pero valientes y fieles, debe haber uno en quien confiar sin dudar.</text:p>
          </table:table-cell>
          <table:table-cell table:formula="of:=[.$A$1]&amp;[.B308]&amp;[.$A$1]" office:value-type="string" office:string-value="'Es bueno tener amigos, malos o inconsecuentes pero valientes y fieles, debe haber uno en quien confiar sin dudar.'" calcext:value-type="string">
            <text:p>'Es bueno tener amigos, malos o inconsecuentes pero valientes y fieles, debe haber uno en quien confiar sin dudar.'</text:p>
          </table:table-cell>
        </table:table-row>
        <table:table-row table:style-name="ro3">
          <table:table-cell/>
          <table:table-cell office:value-type="string" calcext:value-type="string">
            <text:p>Es bueno tener enemigos para que algunas veces te cuestiones tus propias certezas; habrá alguno que te haga reflexionar.</text:p>
          </table:table-cell>
          <table:table-cell table:formula="of:=[.$A$1]&amp;[.B309]&amp;[.$A$1]" office:value-type="string" office:string-value="'Es bueno tener enemigos para que algunas veces te cuestiones tus propias certezas; habrá alguno que te haga reflexionar.'" calcext:value-type="string">
            <text:p>'Es bueno tener enemigos para que algunas veces te cuestiones tus propias certezas; habrá alguno que te haga reflexionar.'</text:p>
          </table:table-cell>
        </table:table-row>
        <table:table-row table:style-name="ro3">
          <table:table-cell/>
          <table:table-cell office:value-type="string" calcext:value-type="string">
            <text:p>Es bueno ser útil más no insustituible, y cuando no quede más nada, esa utilidad sea suficiente para mantenerte en pie.</text:p>
          </table:table-cell>
          <table:table-cell table:formula="of:=[.$A$1]&amp;[.B310]&amp;[.$A$1]" office:value-type="string" office:string-value="'Es bueno ser útil más no insustituible, y cuando no quede más nada, esa utilidad sea suficiente para mantenerte en pie.'" calcext:value-type="string">
            <text:p>'Es bueno ser útil más no insustituible, y cuando no quede más nada, esa utilidad sea suficiente para mantenerte en pie.'</text:p>
          </table:table-cell>
        </table:table-row>
        <table:table-row table:style-name="ro3">
          <table:table-cell/>
          <table:table-cell office:value-type="string" calcext:value-type="string">
            <text:p>Es bueno ser tolerante, sobre todo con los que se equivocan mucho, para que esa tolerancia sirva de ejemplo a otros.</text:p>
          </table:table-cell>
          <table:table-cell table:formula="of:=[.$A$1]&amp;[.B311]&amp;[.$A$1]" office:value-type="string" office:string-value="'Es bueno ser tolerante, sobre todo con los que se equivocan mucho, para que esa tolerancia sirva de ejemplo a otros.'" calcext:value-type="string">
            <text:p>'Es bueno ser tolerante, sobre todo con los que se equivocan mucho, para que esa tolerancia sirva de ejemplo a otros.'</text:p>
          </table:table-cell>
        </table:table-row>
        <table:table-row table:style-name="ro3">
          <table:table-cell/>
          <table:table-cell office:value-type="string" calcext:value-type="string">
            <text:p>No madures de prisa, y que ya maduro no insistas en rejuvenecer, y siendo viejo no te desesperes. Cada edad tiene placer</text:p>
          </table:table-cell>
          <table:table-cell table:formula="of:=[.$A$1]&amp;[.B312]&amp;[.$A$1]" office:value-type="string" office:string-value="'No madures de prisa, y que ya maduro no insistas en rejuvenecer, y siendo viejo no te desesperes. Cada edad tiene placer'" calcext:value-type="string">
            <text:p>'No madures de prisa, y que ya maduro no insistas en rejuvenecer, y siendo viejo no te desesperes. Cada edad tiene placer'</text:p>
          </table:table-cell>
        </table:table-row>
        <table:table-row table:style-name="ro3">
          <table:table-cell/>
          <table:table-cell office:value-type="string" calcext:value-type="string">
            <text:p>Es bueno estar triste, pero solo un día al año, para que descubras que la risa constante es malsana. Sonríe a tristeza.</text:p>
          </table:table-cell>
          <table:table-cell table:formula="of:=[.$A$1]&amp;[.B313]&amp;[.$A$1]" office:value-type="string" office:string-value="'Es bueno estar triste, pero solo un día al año, para que descubras que la risa constante es malsana. Sonríe a tristeza.'" calcext:value-type="string">
            <text:p>'Es bueno estar triste, pero solo un día al año, para que descubras que la risa constante es malsana. Sonríe a tristeza.'</text:p>
          </table:table-cell>
        </table:table-row>
        <table:table-row table:style-name="ro3">
          <table:table-cell/>
          <table:table-cell office:value-type="string" calcext:value-type="string">
            <text:p>Existen seres oprimidos tratados con injusticia y seres infelices que no han descubierto la misión de la vida.</text:p>
          </table:table-cell>
          <table:table-cell table:formula="of:=[.$A$1]&amp;[.B314]&amp;[.$A$1]" office:value-type="string" office:string-value="'Existen seres oprimidos tratados con injusticia y seres infelices que no han descubierto la misión de la vida.'" calcext:value-type="string">
            <text:p>'Existen seres oprimidos tratados con injusticia y seres infelices que no han descubierto la misión de la vida.'</text:p>
          </table:table-cell>
        </table:table-row>
        <table:table-row table:style-name="ro3">
          <table:table-cell/>
          <table:table-cell office:value-type="string" calcext:value-type="string">
            <text:p>Cuando acarices un perro, alimentes un pájaro y oigas el canto de un jilquero, sentirás bien por nada.</text:p>
          </table:table-cell>
          <table:table-cell table:formula="of:=[.$A$1]&amp;[.B315]&amp;[.$A$1]" office:value-type="string" office:string-value="'Cuando acarices un perro, alimentes un pájaro y oigas el canto de un jilquero, sentirás bien por nada.'" calcext:value-type="string">
            <text:p>'Cuando acarices un perro, alimentes un pájaro y oigas el canto de un jilquero, sentirás bien por nada.'</text:p>
          </table:table-cell>
        </table:table-row>
        <table:table-row table:style-name="ro3">
          <table:table-cell/>
          <table:table-cell office:value-type="string" calcext:value-type="string">
            <text:p>Planta una semilla, por pequeña que sea, y acompañala en su crecimiento y sabrás de cuantas vidas esta hecho un árbol.</text:p>
          </table:table-cell>
          <table:table-cell table:formula="of:=[.$A$1]&amp;[.B316]&amp;[.$A$1]" office:value-type="string" office:string-value="'Planta una semilla, por pequeña que sea, y acompañala en su crecimiento y sabrás de cuantas vidas esta hecho un árbol.'" calcext:value-type="string">
            <text:p>'Planta una semilla, por pequeña que sea, y acompañala en su crecimiento y sabrás de cuantas vidas esta hecho un árbol.'</text:p>
          </table:table-cell>
        </table:table-row>
        <table:table-row table:style-name="ro3">
          <table:table-cell/>
          <table:table-cell office:value-type="string" calcext:value-type="string">
            <text:p>Si alguno de tus afectos muere, es bueno llorar sin lamentarte, y sufrir sin sentirte culpable.</text:p>
          </table:table-cell>
          <table:table-cell table:formula="of:=[.$A$1]&amp;[.B317]&amp;[.$A$1]" office:value-type="string" office:string-value="'Si alguno de tus afectos muere, es bueno llorar sin lamentarte, y sufrir sin sentirte culpable.'" calcext:value-type="string">
            <text:p>'Si alguno de tus afectos muere, es bueno llorar sin lamentarte, y sufrir sin sentirte culpable.'</text:p>
          </table:table-cell>
        </table:table-row>
        <table:table-row table:style-name="ro3">
          <table:table-cell/>
          <table:table-cell office:value-type="string" calcext:value-type="string">
            <text:p>Es bueno tener una buena pareja y que cuando esten exhaustos y sonrientes hablen sobre amor para recomenzar.</text:p>
          </table:table-cell>
          <table:table-cell table:formula="of:=[.$A$1]&amp;[.B318]&amp;[.$A$1]" office:value-type="string" office:string-value="'Es bueno tener una buena pareja y que cuando esten exhaustos y sonrientes hablen sobre amor para recomenzar.'" calcext:value-type="string">
            <text:p>'Es bueno tener una buena pareja y que cuando esten exhaustos y sonrientes hablen sobre amor para recomenzar.'</text:p>
          </table:table-cell>
        </table:table-row>
        <table:table-row table:style-name="ro3">
          <table:table-cell/>
          <table:table-cell office:value-type="string" calcext:value-type="string">
            <text:p>La persona más rica no es la que tiene más sino la que necesita menos. </text:p>
          </table:table-cell>
          <table:table-cell table:formula="of:=[.$A$1]&amp;[.B319]&amp;[.$A$1]" office:value-type="string" office:string-value="'La persona más rica no es la que tiene más sino la que necesita menos. '" calcext:value-type="string">
            <text:p>'La persona más rica no es la que tiene más sino la que necesita menos. '</text:p>
          </table:table-cell>
        </table:table-row>
        <table:table-row table:style-name="ro3">
          <table:table-cell/>
          <table:table-cell office:value-type="string" calcext:value-type="string">
            <text:p>El que no vive para servir, no sirve para vivir. </text:p>
          </table:table-cell>
          <table:table-cell table:formula="of:=[.$A$1]&amp;[.B320]&amp;[.$A$1]" office:value-type="string" office:string-value="'El que no vive para servir, no sirve para vivir. '" calcext:value-type="string">
            <text:p>'El que no vive para servir, no sirve para vivir. '</text:p>
          </table:table-cell>
        </table:table-row>
        <table:table-row table:style-name="ro3">
          <table:table-cell/>
          <table:table-cell office:value-type="string" calcext:value-type="string">
            <text:p>Ser flexible no significa ser débil, pues no importa cuan delicada sea una situación, siempre existen dos lados.</text:p>
          </table:table-cell>
          <table:table-cell table:formula="of:=[.$A$1]&amp;[.B321]&amp;[.$A$1]" office:value-type="string" office:string-value="'Ser flexible no significa ser débil, pues no importa cuan delicada sea una situación, siempre existen dos lados.'" calcext:value-type="string">
            <text:p>'Ser flexible no significa ser débil, pues no importa cuan delicada sea una situación, siempre existen dos lados.'</text:p>
          </table:table-cell>
        </table:table-row>
        <table:table-row table:style-name="ro3">
          <table:table-cell/>
          <table:table-cell office:value-type="string" calcext:value-type="string">
            <text:p>Actuar sin pensar es como disparar sin apuntar </text:p>
          </table:table-cell>
          <table:table-cell table:formula="of:=[.$A$1]&amp;[.B322]&amp;[.$A$1]" office:value-type="string" office:string-value="'Actuar sin pensar es como disparar sin apuntar '" calcext:value-type="string">
            <text:p>'Actuar sin pensar es como disparar sin apuntar '</text:p>
          </table:table-cell>
        </table:table-row>
        <table:table-row table:style-name="ro3">
          <table:table-cell/>
          <table:table-cell office:value-type="string" calcext:value-type="string">
            <text:p>Cuando hay un diálogo verdadero, ambos lados están dispuestos a cambiar </text:p>
          </table:table-cell>
          <table:table-cell table:formula="of:=[.$A$1]&amp;[.B323]&amp;[.$A$1]" office:value-type="string" office:string-value="'Cuando hay un diálogo verdadero, ambos lados están dispuestos a cambiar '" calcext:value-type="string">
            <text:p>'Cuando hay un diálogo verdadero, ambos lados están dispuestos a cambiar '</text:p>
          </table:table-cell>
        </table:table-row>
        <table:table-row table:style-name="ro3">
          <table:table-cell/>
          <table:table-cell office:value-type="string" calcext:value-type="string">
            <text:p>No hay malas hierbas ni hombres malos; sólo hay malos cultivadores </text:p>
          </table:table-cell>
          <table:table-cell table:formula="of:=[.$A$1]&amp;[.B324]&amp;[.$A$1]" office:value-type="string" office:string-value="'No hay malas hierbas ni hombres malos; sólo hay malos cultivadores '" calcext:value-type="string">
            <text:p>'No hay malas hierbas ni hombres malos; sólo hay malos cultivadores '</text:p>
          </table:table-cell>
        </table:table-row>
        <table:table-row table:style-name="ro3">
          <table:table-cell/>
          <table:table-cell office:value-type="string" calcext:value-type="string">
            <text:p>Señor: ayudame a ver la otra cara de la medalla, no me dejes inculpar de traición a los demás por no pensar igual que yo</text:p>
          </table:table-cell>
          <table:table-cell table:formula="of:=[.$A$1]&amp;[.B325]&amp;[.$A$1]" office:value-type="string" office:string-value="'Señor: ayudame a ver la otra cara de la medalla, no me dejes inculpar de traición a los demás por no pensar igual que yo'" calcext:value-type="string">
            <text:p>'Señor: ayudame a ver la otra cara de la medalla, no me dejes inculpar de traición a los demás por no pensar igual que yo'</text:p>
          </table:table-cell>
        </table:table-row>
        <table:table-row table:style-name="ro3">
          <table:table-cell/>
          <table:table-cell office:value-type="string" calcext:value-type="string">
            <text:p>La cooperación no es ausencia de conflictos, sino el medio para resolverlos.</text:p>
          </table:table-cell>
          <table:table-cell table:formula="of:=[.$A$1]&amp;[.B326]&amp;[.$A$1]" office:value-type="string" office:string-value="'La cooperación no es ausencia de conflictos, sino el medio para resolverlos.'" calcext:value-type="string">
            <text:p>'La cooperación no es ausencia de conflictos, sino el medio para resolverlos.'</text:p>
          </table:table-cell>
        </table:table-row>
        <table:table-row table:style-name="ro3">
          <table:table-cell/>
          <table:table-cell office:value-type="string" calcext:value-type="string">
            <text:p>La pobreza esta más cerca del amor porque el dinero nos distrae con muchas cosas y nos aleja; nos hace desconfiados</text:p>
          </table:table-cell>
          <table:table-cell table:formula="of:=[.$A$1]&amp;[.B327]&amp;[.$A$1]" office:value-type="string" office:string-value="'La pobreza esta más cerca del amor porque el dinero nos distrae con muchas cosas y nos aleja; nos hace desconfiados'" calcext:value-type="string">
            <text:p>'La pobreza esta más cerca del amor porque el dinero nos distrae con muchas cosas y nos aleja; nos hace desconfiados'</text:p>
          </table:table-cell>
        </table:table-row>
        <table:table-row table:style-name="ro3">
          <table:table-cell/>
          <table:table-cell office:value-type="string" calcext:value-type="string">
            <text:p>Hay tantas cosas por gozar y nuestro paso por la tierra es tan corto que sufrir o reñir es una pérdida de tiempo.</text:p>
          </table:table-cell>
          <table:table-cell table:formula="of:=[.$A$1]&amp;[.B328]&amp;[.$A$1]" office:value-type="string" office:string-value="'Hay tantas cosas por gozar y nuestro paso por la tierra es tan corto que sufrir o reñir es una pérdida de tiempo.'" calcext:value-type="string">
            <text:p>'Hay tantas cosas por gozar y nuestro paso por la tierra es tan corto que sufrir o reñir es una pérdida de tiempo.'</text:p>
          </table:table-cell>
        </table:table-row>
        <table:table-row table:style-name="ro3">
          <table:table-cell/>
          <table:table-cell office:value-type="string" calcext:value-type="string">
            <text:p>El bosque sería muy triste si solo cantasen los pájaros que mejor lo hacen </text:p>
          </table:table-cell>
          <table:table-cell table:formula="of:=[.$A$1]&amp;[.B329]&amp;[.$A$1]" office:value-type="string" office:string-value="'El bosque sería muy triste si solo cantasen los pájaros que mejor lo hacen '" calcext:value-type="string">
            <text:p>'El bosque sería muy triste si solo cantasen los pájaros que mejor lo hacen '</text:p>
          </table:table-cell>
        </table:table-row>
        <table:table-row table:style-name="ro3">
          <table:table-cell/>
          <table:table-cell office:value-type="string" calcext:value-type="string">
            <text:p>A los políticos y a los pañales hay que cambiarlos seguido… y por las mismas razones</text:p>
          </table:table-cell>
          <table:table-cell table:formula="of:=[.$A$1]&amp;[.B330]&amp;[.$A$1]" office:value-type="string" office:string-value="'A los políticos y a los pañales hay que cambiarlos seguido… y por las mismas razones'" calcext:value-type="string">
            <text:p>'A los políticos y a los pañales hay que cambiarlos seguido… y por las mismas razones'</text:p>
          </table:table-cell>
        </table:table-row>
        <table:table-row table:style-name="ro3">
          <table:table-cell/>
          <table:table-cell office:value-type="string" calcext:value-type="string">
            <text:p>Por corto que sea el camino… quien pisa fuerte deja huella </text:p>
          </table:table-cell>
          <table:table-cell table:formula="of:=[.$A$1]&amp;[.B331]&amp;[.$A$1]" office:value-type="string" office:string-value="'Por corto que sea el camino… quien pisa fuerte deja huella '" calcext:value-type="string">
            <text:p>'Por corto que sea el camino… quien pisa fuerte deja huella '</text:p>
          </table:table-cell>
        </table:table-row>
        <table:table-row table:style-name="ro3">
          <table:table-cell/>
          <table:table-cell office:value-type="string" calcext:value-type="string">
            <text:p>Lo que convierte la vida en bendición no es hacer lo que nos gusta sino que nos guste lo que hacemos. Goethe</text:p>
          </table:table-cell>
          <table:table-cell table:formula="of:=[.$A$1]&amp;[.B332]&amp;[.$A$1]" office:value-type="string" office:string-value="'Lo que convierte la vida en bendición no es hacer lo que nos gusta sino que nos guste lo que hacemos. Goethe'" calcext:value-type="string">
            <text:p>'Lo que convierte la vida en bendición no es hacer lo que nos gusta sino que nos guste lo que hacemos. Goethe'</text:p>
          </table:table-cell>
        </table:table-row>
        <table:table-row table:style-name="ro3">
          <table:table-cell/>
          <table:table-cell office:value-type="string" calcext:value-type="string">
            <text:p>A fin de que seas mejor, purifícate todos los dias. </text:p>
          </table:table-cell>
          <table:table-cell table:formula="of:=[.$A$1]&amp;[.B333]&amp;[.$A$1]" office:value-type="string" office:string-value="'A fin de que seas mejor, purifícate todos los dias. '" calcext:value-type="string">
            <text:p>'A fin de que seas mejor, purifícate todos los dias. '</text:p>
          </table:table-cell>
        </table:table-row>
        <table:table-row table:style-name="ro3">
          <table:table-cell/>
          <table:table-cell office:value-type="string" calcext:value-type="string">
            <text:p>A las flores les pedimos que tengan perfume, a los hombres educación. </text:p>
          </table:table-cell>
          <table:table-cell table:formula="of:=[.$A$1]&amp;[.B334]&amp;[.$A$1]" office:value-type="string" office:string-value="'A las flores les pedimos que tengan perfume, a los hombres educación. '" calcext:value-type="string">
            <text:p>'A las flores les pedimos que tengan perfume, a los hombres educación. '</text:p>
          </table:table-cell>
        </table:table-row>
        <table:table-row table:style-name="ro3">
          <table:table-cell/>
          <table:table-cell office:value-type="string" calcext:value-type="string">
            <text:p>A nadie le duele la cabeza cuando consuela a otro. </text:p>
          </table:table-cell>
          <table:table-cell table:formula="of:=[.$A$1]&amp;[.B335]&amp;[.$A$1]" office:value-type="string" office:string-value="'A nadie le duele la cabeza cuando consuela a otro. '" calcext:value-type="string">
            <text:p>'A nadie le duele la cabeza cuando consuela a otro. '</text:p>
          </table:table-cell>
        </table:table-row>
        <table:table-row table:style-name="ro3">
          <table:table-cell/>
          <table:table-cell office:value-type="string" calcext:value-type="string">
            <text:p>La vida no es justa, pero aún así es buena. </text:p>
          </table:table-cell>
          <table:table-cell table:formula="of:=[.$A$1]&amp;[.B336]&amp;[.$A$1]" office:value-type="string" office:string-value="'La vida no es justa, pero aún así es buena. '" calcext:value-type="string">
            <text:p>'La vida no es justa, pero aún así es buena. '</text:p>
          </table:table-cell>
        </table:table-row>
        <table:table-row table:style-name="ro3">
          <table:table-cell/>
          <table:table-cell office:value-type="string" calcext:value-type="string">
            <text:p>Cuando tengas duda, sólo toma el siguiente paso pequeño </text:p>
          </table:table-cell>
          <table:table-cell table:formula="of:=[.$A$1]&amp;[.B337]&amp;[.$A$1]" office:value-type="string" office:string-value="'Cuando tengas duda, sólo toma el siguiente paso pequeño '" calcext:value-type="string">
            <text:p>'Cuando tengas duda, sólo toma el siguiente paso pequeño '</text:p>
          </table:table-cell>
        </table:table-row>
        <table:table-row table:style-name="ro3">
          <table:table-cell/>
          <table:table-cell office:value-type="string" calcext:value-type="string">
            <text:p>La vida es demasiado corta para perder el tiempo odiando a alguien. </text:p>
          </table:table-cell>
          <table:table-cell table:formula="of:=[.$A$1]&amp;[.B338]&amp;[.$A$1]" office:value-type="string" office:string-value="'La vida es demasiado corta para perder el tiempo odiando a alguien. '" calcext:value-type="string">
            <text:p>'La vida es demasiado corta para perder el tiempo odiando a alguien. '</text:p>
          </table:table-cell>
        </table:table-row>
        <table:table-row table:style-name="ro3">
          <table:table-cell/>
          <table:table-cell office:value-type="string" calcext:value-type="string">
            <text:p>Tu trabajo no te cuidará cuando estés enfermo. Tus amigos y familia sí. Mantente en contacto.</text:p>
          </table:table-cell>
          <table:table-cell table:formula="of:=[.$A$1]&amp;[.B339]&amp;[.$A$1]" office:value-type="string" office:string-value="'Tu trabajo no te cuidará cuando estés enfermo. Tus amigos y familia sí. Mantente en contacto.'" calcext:value-type="string">
            <text:p>'Tu trabajo no te cuidará cuando estés enfermo. Tus amigos y familia sí. Mantente en contacto.'</text:p>
          </table:table-cell>
        </table:table-row>
        <table:table-row table:style-name="ro3">
          <table:table-cell/>
          <table:table-cell office:value-type="string" calcext:value-type="string">
            <text:p>Liquida tus tarjetas de crédito cada mes <text:s/></text:p>
          </table:table-cell>
          <table:table-cell table:formula="of:=[.$A$1]&amp;[.B340]&amp;[.$A$1]" office:value-type="string" office:string-value="'Liquida tus tarjetas de crédito cada mes  '" calcext:value-type="string">
            <text:p>'Liquida tus tarjetas de crédito cada mes <text:s/>'</text:p>
          </table:table-cell>
        </table:table-row>
        <table:table-row table:style-name="ro3">
          <table:table-cell/>
          <table:table-cell office:value-type="string" calcext:value-type="string">
            <text:p>No tienes que ganar cada discusión. Debes estar de acuerdo en no estar de acuerdo.</text:p>
          </table:table-cell>
          <table:table-cell table:formula="of:=[.$A$1]&amp;[.B341]&amp;[.$A$1]" office:value-type="string" office:string-value="'No tienes que ganar cada discusión. Debes estar de acuerdo en no estar de acuerdo.'" calcext:value-type="string">
            <text:p>'No tienes que ganar cada discusión. Debes estar de acuerdo en no estar de acuerdo.'</text:p>
          </table:table-cell>
        </table:table-row>
        <table:table-row table:style-name="ro3">
          <table:table-cell/>
          <table:table-cell office:value-type="string" calcext:value-type="string">
            <text:p>Llora con alguien. Alivia más que llorar solo. </text:p>
          </table:table-cell>
          <table:table-cell table:formula="of:=[.$A$1]&amp;[.B342]&amp;[.$A$1]" office:value-type="string" office:string-value="'Llora con alguien. Alivia más que llorar solo. '" calcext:value-type="string">
            <text:p>'Llora con alguien. Alivia más que llorar solo. '</text:p>
          </table:table-cell>
        </table:table-row>
        <table:table-row table:style-name="ro3">
          <table:table-cell/>
          <table:table-cell office:value-type="string" calcext:value-type="string">
            <text:p>Esta bien si te enojas con Dios. Él lo puede soportar. </text:p>
          </table:table-cell>
          <table:table-cell table:formula="of:=[.$A$1]&amp;[.B343]&amp;[.$A$1]" office:value-type="string" office:string-value="'Esta bien si te enojas con Dios. Él lo puede soportar. '" calcext:value-type="string">
            <text:p>'Esta bien si te enojas con Dios. Él lo puede soportar. '</text:p>
          </table:table-cell>
        </table:table-row>
        <table:table-row table:style-name="ro3">
          <table:table-cell/>
          <table:table-cell office:value-type="string" calcext:value-type="string">
            <text:p>Ahorra para el retiro comenzando con tu primer cheque de nómina. </text:p>
          </table:table-cell>
          <table:table-cell table:formula="of:=[.$A$1]&amp;[.B344]&amp;[.$A$1]" office:value-type="string" office:string-value="'Ahorra para el retiro comenzando con tu primer cheque de nómina. '" calcext:value-type="string">
            <text:p>'Ahorra para el retiro comenzando con tu primer cheque de nómina. '</text:p>
          </table:table-cell>
        </table:table-row>
        <table:table-row table:style-name="ro3">
          <table:table-cell/>
          <table:table-cell office:value-type="string" calcext:value-type="string">
            <text:p>Para alcanzar algo que nunca has tenido, tendras que hacer algo que nunca hiciste.</text:p>
          </table:table-cell>
          <table:table-cell table:formula="of:=[.$A$1]&amp;[.B345]&amp;[.$A$1]" office:value-type="string" office:string-value="'Para alcanzar algo que nunca has tenido, tendras que hacer algo que nunca hiciste.'" calcext:value-type="string">
            <text:p>'Para alcanzar algo que nunca has tenido, tendras que hacer algo que nunca hiciste.'</text:p>
          </table:table-cell>
        </table:table-row>
        <table:table-row table:style-name="ro3">
          <table:table-cell/>
          <table:table-cell office:value-type="string" calcext:value-type="string">
            <text:p>Cuando Dios te quita aquello que tenías agarrado, Él no esta castigándote, sino simplemente te prepara para algo mejor.</text:p>
          </table:table-cell>
          <table:table-cell table:formula="of:=[.$A$1]&amp;[.B346]&amp;[.$A$1]" office:value-type="string" office:string-value="'Cuando Dios te quita aquello que tenías agarrado, Él no esta castigándote, sino simplemente te prepara para algo mejor.'" calcext:value-type="string">
            <text:p>'Cuando Dios te quita aquello que tenías agarrado, Él no esta castigándote, sino simplemente te prepara para algo mejor.'</text:p>
          </table:table-cell>
        </table:table-row>
        <table:table-row table:style-name="ro3">
          <table:table-cell/>
          <table:table-cell office:value-type="string" calcext:value-type="string">
            <text:p>Cuantas puertas dejamos de abrir por el miedo de arriesgar </text:p>
          </table:table-cell>
          <table:table-cell table:formula="of:=[.$A$1]&amp;[.B347]&amp;[.$A$1]" office:value-type="string" office:string-value="'Cuantas puertas dejamos de abrir por el miedo de arriesgar '" calcext:value-type="string">
            <text:p>'Cuantas puertas dejamos de abrir por el miedo de arriesgar '</text:p>
          </table:table-cell>
        </table:table-row>
        <table:table-row table:style-name="ro3">
          <table:table-cell/>
          <table:table-cell office:value-type="string" calcext:value-type="string">
            <text:p>El amigo necesita ser honrado cuando esta, valorado cuando no esta y asistido cuando lo necesite.</text:p>
          </table:table-cell>
          <table:table-cell table:formula="of:=[.$A$1]&amp;[.B348]&amp;[.$A$1]" office:value-type="string" office:string-value="'El amigo necesita ser honrado cuando esta, valorado cuando no esta y asistido cuando lo necesite.'" calcext:value-type="string">
            <text:p>'El amigo necesita ser honrado cuando esta, valorado cuando no esta y asistido cuando lo necesite.'</text:p>
          </table:table-cell>
        </table:table-row>
        <table:table-row table:style-name="ro3">
          <table:table-cell/>
          <table:table-cell office:value-type="string" calcext:value-type="string">
            <text:p>Tener la conciencia limpia… Es signo de mala memoria </text:p>
          </table:table-cell>
          <table:table-cell table:formula="of:=[.$A$1]&amp;[.B349]&amp;[.$A$1]" office:value-type="string" office:string-value="'Tener la conciencia limpia… Es signo de mala memoria '" calcext:value-type="string">
            <text:p>'Tener la conciencia limpia… Es signo de mala memoria '</text:p>
          </table:table-cell>
        </table:table-row>
        <table:table-row table:style-name="ro3">
          <table:table-cell/>
          <table:table-cell office:value-type="string" calcext:value-type="string">
            <text:p>El dinero no hace la felicidad… la compra ya hecha. </text:p>
          </table:table-cell>
          <table:table-cell table:formula="of:=[.$A$1]&amp;[.B350]&amp;[.$A$1]" office:value-type="string" office:string-value="'El dinero no hace la felicidad… la compra ya hecha. '" calcext:value-type="string">
            <text:p>'El dinero no hace la felicidad… la compra ya hecha. '</text:p>
          </table:table-cell>
        </table:table-row>
        <table:table-row table:style-name="ro3">
          <table:table-cell/>
          <table:table-cell office:value-type="string" calcext:value-type="string">
            <text:p>El amor eterno dura tres meses… o cuatro. </text:p>
          </table:table-cell>
          <table:table-cell table:formula="of:=[.$A$1]&amp;[.B351]&amp;[.$A$1]" office:value-type="string" office:string-value="'El amor eterno dura tres meses… o cuatro. '" calcext:value-type="string">
            <text:p>'El amor eterno dura tres meses… o cuatro. '</text:p>
          </table:table-cell>
        </table:table-row>
        <table:table-row table:style-name="ro3">
          <table:table-cell/>
          <table:table-cell office:value-type="string" calcext:value-type="string">
            <text:p>Hay gente tan pobre que solamente tiene dinero </text:p>
          </table:table-cell>
          <table:table-cell table:formula="of:=[.$A$1]&amp;[.B352]&amp;[.$A$1]" office:value-type="string" office:string-value="'Hay gente tan pobre que solamente tiene dinero '" calcext:value-type="string">
            <text:p>'Hay gente tan pobre que solamente tiene dinero '</text:p>
          </table:table-cell>
        </table:table-row>
        <table:table-row table:style-name="ro3">
          <table:table-cell/>
          <table:table-cell office:value-type="string" calcext:value-type="string">
            <text:p>Un hombre sabio siempre piensa lo que dice y nunca dice lo que piensa. </text:p>
          </table:table-cell>
          <table:table-cell table:formula="of:=[.$A$1]&amp;[.B353]&amp;[.$A$1]" office:value-type="string" office:string-value="'Un hombre sabio siempre piensa lo que dice y nunca dice lo que piensa. '" calcext:value-type="string">
            <text:p>'Un hombre sabio siempre piensa lo que dice y nunca dice lo que piensa. '</text:p>
          </table:table-cell>
        </table:table-row>
        <table:table-row table:style-name="ro3">
          <table:table-cell/>
          <table:table-cell office:value-type="string" calcext:value-type="string">
            <text:p>Hay un mundo mejor… pero es carísimo. </text:p>
          </table:table-cell>
          <table:table-cell table:formula="of:=[.$A$1]&amp;[.B354]&amp;[.$A$1]" office:value-type="string" office:string-value="'Hay un mundo mejor… pero es carísimo. '" calcext:value-type="string">
            <text:p>'Hay un mundo mejor… pero es carísimo. '</text:p>
          </table:table-cell>
        </table:table-row>
        <table:table-row table:style-name="ro3">
          <table:table-cell/>
          <table:table-cell office:value-type="string" calcext:value-type="string">
            <text:p>La verdadera felicidad esta en las pequeñas cosas: Una pequeña mansión, un pequeño yate, una pequeña fortuna.</text:p>
          </table:table-cell>
          <table:table-cell table:formula="of:=[.$A$1]&amp;[.B355]&amp;[.$A$1]" office:value-type="string" office:string-value="'La verdadera felicidad esta en las pequeñas cosas: Una pequeña mansión, un pequeño yate, una pequeña fortuna.'" calcext:value-type="string">
            <text:p>'La verdadera felicidad esta en las pequeñas cosas: Una pequeña mansión, un pequeño yate, una pequeña fortuna.'</text:p>
          </table:table-cell>
        </table:table-row>
        <table:table-row table:style-name="ro3">
          <table:table-cell/>
          <table:table-cell office:value-type="string" calcext:value-type="string">
            <text:p>Si buscas una mano dispuesta a ayudarte la encontrarás al final de tu brazo. </text:p>
          </table:table-cell>
          <table:table-cell table:formula="of:=[.$A$1]&amp;[.B356]&amp;[.$A$1]" office:value-type="string" office:string-value="'Si buscas una mano dispuesta a ayudarte la encontrarás al final de tu brazo. '" calcext:value-type="string">
            <text:p>'Si buscas una mano dispuesta a ayudarte la encontrarás al final de tu brazo. '</text:p>
          </table:table-cell>
        </table:table-row>
        <table:table-row table:style-name="ro3">
          <table:table-cell/>
          <table:table-cell office:value-type="string" calcext:value-type="string">
            <text:p>La inteligencia me persigue, pero yo soy más rápido. </text:p>
          </table:table-cell>
          <table:table-cell table:formula="of:=[.$A$1]&amp;[.B357]&amp;[.$A$1]" office:value-type="string" office:string-value="'La inteligencia me persigue, pero yo soy más rápido. '" calcext:value-type="string">
            <text:p>'La inteligencia me persigue, pero yo soy más rápido. '</text:p>
          </table:table-cell>
        </table:table-row>
        <table:table-row table:style-name="ro3">
          <table:table-cell/>
          <table:table-cell office:value-type="string" calcext:value-type="string">
            <text:p>No te tomes la vida en serio, al fin y al cabo, no saldrás vivo de ella. </text:p>
          </table:table-cell>
          <table:table-cell table:formula="of:=[.$A$1]&amp;[.B358]&amp;[.$A$1]" office:value-type="string" office:string-value="'No te tomes la vida en serio, al fin y al cabo, no saldrás vivo de ella. '" calcext:value-type="string">
            <text:p>'No te tomes la vida en serio, al fin y al cabo, no saldrás vivo de ella. '</text:p>
          </table:table-cell>
        </table:table-row>
        <table:table-row table:style-name="ro3">
          <table:table-cell/>
          <table:table-cell office:value-type="string" calcext:value-type="string">
            <text:p>Lo triste no es ir al cementerio, sino quedarse en él. </text:p>
          </table:table-cell>
          <table:table-cell table:formula="of:=[.$A$1]&amp;[.B359]&amp;[.$A$1]" office:value-type="string" office:string-value="'Lo triste no es ir al cementerio, sino quedarse en él. '" calcext:value-type="string">
            <text:p>'Lo triste no es ir al cementerio, sino quedarse en él. '</text:p>
          </table:table-cell>
        </table:table-row>
        <table:table-row table:style-name="ro3">
          <table:table-cell/>
          <table:table-cell office:value-type="string" calcext:value-type="string">
            <text:p>El que nace pobre y feo, tiene grandes posibilidades de que se le desarrollen ambas condiciones.</text:p>
          </table:table-cell>
          <table:table-cell table:formula="of:=[.$A$1]&amp;[.B360]&amp;[.$A$1]" office:value-type="string" office:string-value="'El que nace pobre y feo, tiene grandes posibilidades de que se le desarrollen ambas condiciones.'" calcext:value-type="string">
            <text:p>'El que nace pobre y feo, tiene grandes posibilidades de que se le desarrollen ambas condiciones.'</text:p>
          </table:table-cell>
        </table:table-row>
        <table:table-row table:style-name="ro3">
          <table:table-cell/>
          <table:table-cell office:value-type="string" calcext:value-type="string">
            <text:p>Huye de las tentaciones, despacio, para que puedan alcanzarte. </text:p>
          </table:table-cell>
          <table:table-cell table:formula="of:=[.$A$1]&amp;[.B361]&amp;[.$A$1]" office:value-type="string" office:string-value="'Huye de las tentaciones, despacio, para que puedan alcanzarte. '" calcext:value-type="string">
            <text:p>'Huye de las tentaciones, despacio, para que puedan alcanzarte. '</text:p>
          </table:table-cell>
        </table:table-row>
        <table:table-row table:style-name="ro3">
          <table:table-cell/>
          <table:table-cell office:value-type="string" calcext:value-type="string">
            <text:p>No dejes que te afecten las palabras necias ni los prejuicios. No te compares con los demás.</text:p>
          </table:table-cell>
          <table:table-cell table:formula="of:=[.$A$1]&amp;[.B362]&amp;[.$A$1]" office:value-type="string" office:string-value="'No dejes que te afecten las palabras necias ni los prejuicios. No te compares con los demás.'" calcext:value-type="string">
            <text:p>'No dejes que te afecten las palabras necias ni los prejuicios. No te compares con los demás.'</text:p>
          </table:table-cell>
        </table:table-row>
        <table:table-row table:style-name="ro3">
          <table:table-cell/>
          <table:table-cell office:value-type="string" calcext:value-type="string">
            <text:p>Amar no es solamente querer, es, sobretodo, comprender. Françoise Sagan</text:p>
          </table:table-cell>
          <table:table-cell table:formula="of:=[.$A$1]&amp;[.B363]&amp;[.$A$1]" office:value-type="string" office:string-value="'Amar no es solamente querer, es, sobretodo, comprender. Françoise Sagan'" calcext:value-type="string">
            <text:p>'Amar no es solamente querer, es, sobretodo, comprender. Françoise Sagan'</text:p>
          </table:table-cell>
        </table:table-row>
        <table:table-row table:style-name="ro3">
          <table:table-cell/>
          <table:table-cell office:value-type="string" calcext:value-type="string">
            <text:p>No hay grandeza donde falta la sencillez la bondad y la verdad León Tolstoi</text:p>
          </table:table-cell>
          <table:table-cell table:formula="of:=[.$A$1]&amp;[.B364]&amp;[.$A$1]" office:value-type="string" office:string-value="'No hay grandeza donde falta la sencillez la bondad y la verdad León Tolstoi'" calcext:value-type="string">
            <text:p>'No hay grandeza donde falta la sencillez la bondad y la verdad León Tolstoi'</text:p>
          </table:table-cell>
        </table:table-row>
        <table:table-row table:style-name="ro3">
          <table:table-cell/>
          <table:table-cell office:value-type="string" calcext:value-type="string">
            <text:p>Vive tu vida de tal manera que cuando salgas de la cama, el diablo diga: ¡En la madre… ya se levantó!</text:p>
          </table:table-cell>
          <table:table-cell table:formula="of:=[.$A$1]&amp;[.B365]&amp;[.$A$1]" office:value-type="string" office:string-value="'Vive tu vida de tal manera que cuando salgas de la cama, el diablo diga: ¡En la madre… ya se levantó!'" calcext:value-type="string">
            <text:p>'Vive tu vida de tal manera que cuando salgas de la cama, el diablo diga: ¡En la madre… ya se levantó!'</text:p>
          </table:table-cell>
        </table:table-row>
        <table:table-row table:style-name="ro3">
          <table:table-cell/>
          <table:table-cell office:value-type="string" calcext:value-type="string">
            <text:p>Hay que vivir ligero porque el tiempo de morir está fijado. Ernest Hemingway</text:p>
          </table:table-cell>
          <table:table-cell table:formula="of:=[.$A$1]&amp;[.B366]&amp;[.$A$1]" office:value-type="string" office:string-value="'Hay que vivir ligero porque el tiempo de morir está fijado. Ernest Hemingway'" calcext:value-type="string">
            <text:p>'Hay que vivir ligero porque el tiempo de morir está fijado. Ernest Hemingway'</text:p>
          </table:table-cell>
        </table:table-row>
        <table:table-row table:style-name="ro3">
          <table:table-cell/>
          <table:table-cell office:value-type="string" calcext:value-type="string">
            <text:p>Hay que buscar caminos que no hayan sido transitados antes. Eduardo Chillida</text:p>
          </table:table-cell>
          <table:table-cell table:formula="of:=[.$A$1]&amp;[.B367]&amp;[.$A$1]" office:value-type="string" office:string-value="'Hay que buscar caminos que no hayan sido transitados antes. Eduardo Chillida'" calcext:value-type="string">
            <text:p>'Hay que buscar caminos que no hayan sido transitados antes. Eduardo Chillida'</text:p>
          </table:table-cell>
        </table:table-row>
        <table:table-row table:style-name="ro3">
          <table:table-cell/>
          <table:table-cell office:value-type="string" calcext:value-type="string">
            <text:p>Me gusta la gente que vibra, que no necesita que le digan que hacer, sino que sabe que tiene que hacer, y lo hace</text:p>
          </table:table-cell>
          <table:table-cell table:formula="of:=[.$A$1]&amp;[.B368]&amp;[.$A$1]" office:value-type="string" office:string-value="'Me gusta la gente que vibra, que no necesita que le digan que hacer, sino que sabe que tiene que hacer, y lo hace'" calcext:value-type="string">
            <text:p>'Me gusta la gente que vibra, que no necesita que le digan que hacer, sino que sabe que tiene que hacer, y lo hace'</text:p>
          </table:table-cell>
        </table:table-row>
        <table:table-row table:style-name="ro3">
          <table:table-cell/>
          <table:table-cell office:value-type="string" calcext:value-type="string">
            <text:p>Cuando un médico se equivoca, la solución es echarle tierra al asunto </text:p>
          </table:table-cell>
          <table:table-cell table:formula="of:=[.$A$1]&amp;[.B369]&amp;[.$A$1]" office:value-type="string" office:string-value="'Cuando un médico se equivoca, la solución es echarle tierra al asunto '" calcext:value-type="string">
            <text:p>'Cuando un médico se equivoca, la solución es echarle tierra al asunto '</text:p>
          </table:table-cell>
        </table:table-row>
        <table:table-row table:style-name="ro3">
          <table:table-cell/>
          <table:table-cell office:value-type="string" calcext:value-type="string">
            <text:p>La música japonesa es… una tortura china </text:p>
          </table:table-cell>
          <table:table-cell table:formula="of:=[.$A$1]&amp;[.B370]&amp;[.$A$1]" office:value-type="string" office:string-value="'La música japonesa es… una tortura china '" calcext:value-type="string">
            <text:p>'La música japonesa es… una tortura china '</text:p>
          </table:table-cell>
        </table:table-row>
        <table:table-row table:style-name="ro3">
          <table:table-cell/>
          <table:table-cell office:value-type="string" calcext:value-type="string">
            <text:p>El eco siempre dice la última palabra <text:s/></text:p>
          </table:table-cell>
          <table:table-cell table:formula="of:=[.$A$1]&amp;[.B371]&amp;[.$A$1]" office:value-type="string" office:string-value="'El eco siempre dice la última palabra  '" calcext:value-type="string">
            <text:p>'El eco siempre dice la última palabra <text:s/>'</text:p>
          </table:table-cell>
        </table:table-row>
        <table:table-row table:style-name="ro3">
          <table:table-cell/>
          <table:table-cell office:value-type="string" calcext:value-type="string">
            <text:p>En los aviones se pasa el tiempo volando <text:s/></text:p>
          </table:table-cell>
          <table:table-cell table:formula="of:=[.$A$1]&amp;[.B372]&amp;[.$A$1]" office:value-type="string" office:string-value="'En los aviones se pasa el tiempo volando  '" calcext:value-type="string">
            <text:p>'En los aviones se pasa el tiempo volando <text:s/>'</text:p>
          </table:table-cell>
        </table:table-row>
        <table:table-row table:style-name="ro3">
          <table:table-cell/>
          <table:table-cell office:value-type="string" calcext:value-type="string">
            <text:p>Los mosquitos mueren entre aplausos <text:s/></text:p>
          </table:table-cell>
          <table:table-cell table:formula="of:=[.$A$1]&amp;[.B373]&amp;[.$A$1]" office:value-type="string" office:string-value="'Los mosquitos mueren entre aplausos  '" calcext:value-type="string">
            <text:p>'Los mosquitos mueren entre aplausos <text:s/>'</text:p>
          </table:table-cell>
        </table:table-row>
        <table:table-row table:style-name="ro3">
          <table:table-cell/>
          <table:table-cell office:value-type="string" calcext:value-type="string">
            <text:p>Se vende la farmacia cuando ya no hay más remedio </text:p>
          </table:table-cell>
          <table:table-cell table:formula="of:=[.$A$1]&amp;[.B374]&amp;[.$A$1]" office:value-type="string" office:string-value="'Se vende la farmacia cuando ya no hay más remedio '" calcext:value-type="string">
            <text:p>'Se vende la farmacia cuando ya no hay más remedio '</text:p>
          </table:table-cell>
        </table:table-row>
        <table:table-row table:style-name="ro3">
          <table:table-cell/>
          <table:table-cell office:value-type="string" calcext:value-type="string">
            <text:p>Los japoneses quieren abrirle los ojos al mundo </text:p>
          </table:table-cell>
          <table:table-cell table:formula="of:=[.$A$1]&amp;[.B375]&amp;[.$A$1]" office:value-type="string" office:string-value="'Los japoneses quieren abrirle los ojos al mundo '" calcext:value-type="string">
            <text:p>'Los japoneses quieren abrirle los ojos al mundo '</text:p>
          </table:table-cell>
        </table:table-row>
        <table:table-row table:style-name="ro3">
          <table:table-cell/>
          <table:table-cell office:value-type="string" calcext:value-type="string">
            <text:p>Arreglar los problémas económicos es fácil, lo único que se necesita es dinero</text:p>
          </table:table-cell>
          <table:table-cell table:formula="of:=[.$A$1]&amp;[.B376]&amp;[.$A$1]" office:value-type="string" office:string-value="'Arreglar los problémas económicos es fácil, lo único que se necesita es dinero'" calcext:value-type="string">
            <text:p>'Arreglar los problémas económicos es fácil, lo único que se necesita es dinero'</text:p>
          </table:table-cell>
        </table:table-row>
        <table:table-row table:style-name="ro3">
          <table:table-cell/>
          <table:table-cell office:value-type="string" calcext:value-type="string">
            <text:p>Antes de poner en duda el buen juicio de tu mujer, fíjate con quien se ha casado ella.</text:p>
          </table:table-cell>
          <table:table-cell table:formula="of:=[.$A$1]&amp;[.B377]&amp;[.$A$1]" office:value-type="string" office:string-value="'Antes de poner en duda el buen juicio de tu mujer, fíjate con quien se ha casado ella.'" calcext:value-type="string">
            <text:p>'Antes de poner en duda el buen juicio de tu mujer, fíjate con quien se ha casado ella.'</text:p>
          </table:table-cell>
        </table:table-row>
        <table:table-row table:style-name="ro3">
          <table:table-cell/>
          <table:table-cell office:value-type="string" calcext:value-type="string">
            <text:p>Uno está enamorado cuando se da cuenta de que la otra persona es única. Jorge Luis Borges</text:p>
          </table:table-cell>
          <table:table-cell table:formula="of:=[.$A$1]&amp;[.B378]&amp;[.$A$1]" office:value-type="string" office:string-value="'Uno está enamorado cuando se da cuenta de que la otra persona es única. Jorge Luis Borges'" calcext:value-type="string">
            <text:p>'Uno está enamorado cuando se da cuenta de que la otra persona es única. Jorge Luis Borges'</text:p>
          </table:table-cell>
        </table:table-row>
        <table:table-row table:style-name="ro3">
          <table:table-cell/>
          <table:table-cell office:value-type="string" calcext:value-type="string">
            <text:p>No te compares con los demás porque siempre habrá alguien mas grande o más pequeño que tú.</text:p>
          </table:table-cell>
          <table:table-cell table:formula="of:=[.$A$1]&amp;[.B379]&amp;[.$A$1]" office:value-type="string" office:string-value="'No te compares con los demás porque siempre habrá alguien mas grande o más pequeño que tú.'" calcext:value-type="string">
            <text:p>'No te compares con los demás porque siempre habrá alguien mas grande o más pequeño que tú.'</text:p>
          </table:table-cell>
        </table:table-row>
        <table:table-row table:style-name="ro3">
          <table:table-cell/>
          <table:table-cell office:value-type="string" calcext:value-type="string">
            <text:p>Ríe con fuerza, ama con sinceridad y perdona rápidamente, ¡Quien sabe si tendrás otra oportunidad!</text:p>
          </table:table-cell>
          <table:table-cell table:formula="of:=[.$A$1]&amp;[.B380]&amp;[.$A$1]" office:value-type="string" office:string-value="'Ríe con fuerza, ama con sinceridad y perdona rápidamente, ¡Quien sabe si tendrás otra oportunidad!'" calcext:value-type="string">
            <text:p>'Ríe con fuerza, ama con sinceridad y perdona rápidamente, ¡Quien sabe si tendrás otra oportunidad!'</text:p>
          </table:table-cell>
        </table:table-row>
        <table:table-row table:style-name="ro3">
          <table:table-cell/>
          <table:table-cell office:value-type="string" calcext:value-type="string">
            <text:p>Vive mientras estés vivo, perdona ahora, a aquellos que te hacen llorar, ¡Quien sabe si tendrás otra oportunidad!</text:p>
          </table:table-cell>
          <table:table-cell table:formula="of:=[.$A$1]&amp;[.B381]&amp;[.$A$1]" office:value-type="string" office:string-value="'Vive mientras estés vivo, perdona ahora, a aquellos que te hacen llorar, ¡Quien sabe si tendrás otra oportunidad!'" calcext:value-type="string">
            <text:p>'Vive mientras estés vivo, perdona ahora, a aquellos que te hacen llorar, ¡Quien sabe si tendrás otra oportunidad!'</text:p>
          </table:table-cell>
        </table:table-row>
        <table:table-row table:style-name="ro3">
          <table:table-cell/>
          <table:table-cell office:value-type="string" calcext:value-type="string">
            <text:p>La vida es muy corta para hacer dramas por cosas sin importancia. </text:p>
          </table:table-cell>
          <table:table-cell table:formula="of:=[.$A$1]&amp;[.B382]&amp;[.$A$1]" office:value-type="string" office:string-value="'La vida es muy corta para hacer dramas por cosas sin importancia. '" calcext:value-type="string">
            <text:p>'La vida es muy corta para hacer dramas por cosas sin importancia. '</text:p>
          </table:table-cell>
        </table:table-row>
        <table:table-row table:style-name="ro3">
          <table:table-cell/>
          <table:table-cell office:value-type="string" calcext:value-type="string">
            <text:p>Las palabras que no van seguidas de hechos, no valen nada. </text:p>
          </table:table-cell>
          <table:table-cell table:formula="of:=[.$A$1]&amp;[.B383]&amp;[.$A$1]" office:value-type="string" office:string-value="'Las palabras que no van seguidas de hechos, no valen nada. '" calcext:value-type="string">
            <text:p>'Las palabras que no van seguidas de hechos, no valen nada. '</text:p>
          </table:table-cell>
        </table:table-row>
        <table:table-row table:style-name="ro3">
          <table:table-cell/>
          <table:table-cell office:value-type="string" calcext:value-type="string">
            <text:p>La perfección es una pulida colección de errores </text:p>
          </table:table-cell>
          <table:table-cell table:formula="of:=[.$A$1]&amp;[.B384]&amp;[.$A$1]" office:value-type="string" office:string-value="'La perfección es una pulida colección de errores '" calcext:value-type="string">
            <text:p>'La perfección es una pulida colección de errores '</text:p>
          </table:table-cell>
        </table:table-row>
        <table:table-row table:style-name="ro3">
          <table:table-cell/>
          <table:table-cell office:value-type="string" calcext:value-type="string">
            <text:p>Las ventajas del nudismo saltan a la vista </text:p>
          </table:table-cell>
          <table:table-cell table:formula="of:=[.$A$1]&amp;[.B385]&amp;[.$A$1]" office:value-type="string" office:string-value="'Las ventajas del nudismo saltan a la vista '" calcext:value-type="string">
            <text:p>'Las ventajas del nudismo saltan a la vista '</text:p>
          </table:table-cell>
        </table:table-row>
        <table:table-row table:style-name="ro3">
          <table:table-cell/>
          <table:table-cell office:value-type="string" calcext:value-type="string">
            <text:p>Sólo quien ha comido ajo puede darnos una palabra de aliento </text:p>
          </table:table-cell>
          <table:table-cell table:formula="of:=[.$A$1]&amp;[.B386]&amp;[.$A$1]" office:value-type="string" office:string-value="'Sólo quien ha comido ajo puede darnos una palabra de aliento '" calcext:value-type="string">
            <text:p>'Sólo quien ha comido ajo puede darnos una palabra de aliento '</text:p>
          </table:table-cell>
        </table:table-row>
        <table:table-row table:style-name="ro3">
          <table:table-cell/>
          <table:table-cell office:value-type="string" calcext:value-type="string">
            <text:p>Morir es como dormir pero sin levantarse a orinar </text:p>
          </table:table-cell>
          <table:table-cell table:formula="of:=[.$A$1]&amp;[.B387]&amp;[.$A$1]" office:value-type="string" office:string-value="'Morir es como dormir pero sin levantarse a orinar '" calcext:value-type="string">
            <text:p>'Morir es como dormir pero sin levantarse a orinar '</text:p>
          </table:table-cell>
        </table:table-row>
        <table:table-row table:style-name="ro3">
          <table:table-cell/>
          <table:table-cell office:value-type="string" calcext:value-type="string">
            <text:p>La inactividad sexual es peligrosa, produce cuernos </text:p>
          </table:table-cell>
          <table:table-cell table:formula="of:=[.$A$1]&amp;[.B388]&amp;[.$A$1]" office:value-type="string" office:string-value="'La inactividad sexual es peligrosa, produce cuernos '" calcext:value-type="string">
            <text:p>'La inactividad sexual es peligrosa, produce cuernos '</text:p>
          </table:table-cell>
        </table:table-row>
        <table:table-row table:style-name="ro3">
          <table:table-cell/>
          <table:table-cell office:value-type="string" calcext:value-type="string">
            <text:p>Hoy en día la fidelidad sólo se ve en los equipos de sonido </text:p>
          </table:table-cell>
          <table:table-cell table:formula="of:=[.$A$1]&amp;[.B389]&amp;[.$A$1]" office:value-type="string" office:string-value="'Hoy en día la fidelidad sólo se ve en los equipos de sonido '" calcext:value-type="string">
            <text:p>'Hoy en día la fidelidad sólo se ve en los equipos de sonido '</text:p>
          </table:table-cell>
        </table:table-row>
        <table:table-row table:style-name="ro3">
          <table:table-cell/>
          <table:table-cell office:value-type="string" calcext:value-type="string">
            <text:p>Hay estudiantes que les apena ir al hipódromo y ver que hasta los caballos logran terminar su carrera</text:p>
          </table:table-cell>
          <table:table-cell table:formula="of:=[.$A$1]&amp;[.B390]&amp;[.$A$1]" office:value-type="string" office:string-value="'Hay estudiantes que les apena ir al hipódromo y ver que hasta los caballos logran terminar su carrera'" calcext:value-type="string">
            <text:p>'Hay estudiantes que les apena ir al hipódromo y ver que hasta los caballos logran terminar su carrera'</text:p>
          </table:table-cell>
        </table:table-row>
        <table:table-row table:style-name="ro3">
          <table:table-cell/>
          <table:table-cell office:value-type="string" calcext:value-type="string">
            <text:p>El negocio más expuesto a la quiebra es la cristalería </text:p>
          </table:table-cell>
          <table:table-cell table:formula="of:=[.$A$1]&amp;[.B391]&amp;[.$A$1]" office:value-type="string" office:string-value="'El negocio más expuesto a la quiebra es la cristalería '" calcext:value-type="string">
            <text:p>'El negocio más expuesto a la quiebra es la cristalería '</text:p>
          </table:table-cell>
        </table:table-row>
        <table:table-row table:style-name="ro3">
          <table:table-cell/>
          <table:table-cell office:value-type="string" calcext:value-type="string">
            <text:p>El matrimonio es como las libretas de ahorro: De tanto meter y sacar se pierde el interés.</text:p>
          </table:table-cell>
          <table:table-cell table:formula="of:=[.$A$1]&amp;[.B392]&amp;[.$A$1]" office:value-type="string" office:string-value="'El matrimonio es como las libretas de ahorro: De tanto meter y sacar se pierde el interés.'" calcext:value-type="string">
            <text:p>'El matrimonio es como las libretas de ahorro: De tanto meter y sacar se pierde el interés.'</text:p>
          </table:table-cell>
        </table:table-row>
        <table:table-row table:style-name="ro3">
          <table:table-cell/>
          <table:table-cell office:value-type="string" calcext:value-type="string">
            <text:p>El diabético no puede ir de Luna de Miel </text:p>
          </table:table-cell>
          <table:table-cell table:formula="of:=[.$A$1]&amp;[.B393]&amp;[.$A$1]" office:value-type="string" office:string-value="'El diabético no puede ir de Luna de Miel '" calcext:value-type="string">
            <text:p>'El diabético no puede ir de Luna de Miel '</text:p>
          </table:table-cell>
        </table:table-row>
        <table:table-row table:style-name="ro3">
          <table:table-cell/>
          <table:table-cell office:value-type="string" calcext:value-type="string">
            <text:p>Cuando todo sube, lo único que baja es la ropa interior </text:p>
          </table:table-cell>
          <table:table-cell table:formula="of:=[.$A$1]&amp;[.B394]&amp;[.$A$1]" office:value-type="string" office:string-value="'Cuando todo sube, lo único que baja es la ropa interior '" calcext:value-type="string">
            <text:p>'Cuando todo sube, lo único que baja es la ropa interior '</text:p>
          </table:table-cell>
        </table:table-row>
        <table:table-row table:style-name="ro3">
          <table:table-cell/>
          <table:table-cell office:value-type="string" calcext:value-type="string">
            <text:p>Hay que trabajar ocho horas y dormir ocho, pero no las mismas </text:p>
          </table:table-cell>
          <table:table-cell table:formula="of:=[.$A$1]&amp;[.B395]&amp;[.$A$1]" office:value-type="string" office:string-value="'Hay que trabajar ocho horas y dormir ocho, pero no las mismas '" calcext:value-type="string">
            <text:p>'Hay que trabajar ocho horas y dormir ocho, pero no las mismas '</text:p>
          </table:table-cell>
        </table:table-row>
        <table:table-row table:style-name="ro3">
          <table:table-cell/>
          <table:table-cell office:value-type="string" calcext:value-type="string">
            <text:p>Los japoneses no miran, sospechan </text:p>
          </table:table-cell>
          <table:table-cell table:formula="of:=[.$A$1]&amp;[.B396]&amp;[.$A$1]" office:value-type="string" office:string-value="'Los japoneses no miran, sospechan '" calcext:value-type="string">
            <text:p>'Los japoneses no miran, sospechan '</text:p>
          </table:table-cell>
        </table:table-row>
        <table:table-row table:style-name="ro3">
          <table:table-cell/>
          <table:table-cell office:value-type="string" calcext:value-type="string">
            <text:p>¿Cuál es el animal que después de muerto dá muchas vueltas? El pollo rostizado</text:p>
          </table:table-cell>
          <table:table-cell table:formula="of:=[.$A$1]&amp;[.B397]&amp;[.$A$1]" office:value-type="string" office:string-value="'¿Cuál es el animal que después de muerto dá muchas vueltas? El pollo rostizado'" calcext:value-type="string">
            <text:p>'¿Cuál es el animal que después de muerto dá muchas vueltas? El pollo rostizado'</text:p>
          </table:table-cell>
        </table:table-row>
        <table:table-row table:style-name="ro3" table:number-rows-repeated="1048178">
          <table:table-cell table:number-columns-repeated="3"/>
        </table:table-row>
        <table:table-row table:style-name="ro3">
          <table:table-cell table:number-columns-repeated="3"/>
        </table:table-row>
      </table:table>
      <table:named-expressions>
        <table:named-range table:name="CITAS" table:base-cell-address="$CITAS.$A$1" table:cell-range-address="$CITAS.$A$1:.$D$41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Sans Serif" svg:font-family="'MS Sans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</number:number-style>
    <number:number-style style:name="N123">
      <number:text>-$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</number:number-style>
    <number:number-style style:name="N124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</number:number-style>
    <number:number-style style:name="N126">
      <number:text>-$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</number:number-style>
    <number:number-style style:name="N12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MS Sans Serif" fo:font-family="'MS Sans Serif'" style:font-name-asian="Source Han Sans CN Regular" style:font-family-asian="'Source Han Sans CN Regular'" style:font-family-generic-asian="system" style:font-pitch-asian="variable" style:font-name-complex="MS Sans Serif" style:font-family-complex="'MS Sans Serif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36pt" fo:margin-bottom="36pt" fo:margin-left="53.86pt" fo:margin-right="53.86pt" style:first-page-number="continue" style:writing-mode="lr-tb"/>
      <style:header-style>
        <style:header-footer-properties fo:min-height="21.26pt" fo:margin-left="0pt" fo:margin-right="0pt" fo:margin-bottom="24.86pt"/>
      </style:header-style>
      <style:footer-style>
        <style:header-footer-properties fo:min-height="21.26pt" fo:margin-left="0pt" fo:margin-right="0pt" fo:margin-top="24.86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0">00/00/0000</text:date>, <text:time style:data-style-name="N2" text:time-value="12:47:23.9625844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ITAS" style:display-name="PageStyle_CITA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.0$Linux_X86_64 LibreOffice_project/10$Build-2</meta:generator>
    <dc:date>2017-10-10T15:54:17.040780036</dc:date>
    <meta:editing-duration>PT2H10M18S</meta:editing-duration>
    <meta:editing-cycles>21</meta:editing-cycles>
    <meta:document-statistic meta:table-count="3" meta:cell-count="3106" meta:object-count="0"/>
  </office:meta>
</office:document-meta>
</file>